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1.3972in"/>
    </style:style>
    <style:style style:name="co13" style:family="table-column">
      <style:table-column-properties fo:break-before="auto" style:column-width="1.3862in"/>
    </style:style>
    <style:style style:name="co14" style:family="table-column">
      <style:table-column-properties fo:break-before="auto" style:column-width="1.557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sfootpad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2" table:number-columns-repeated="2" table:default-cell-style-name="Default"/>
        <table:table-column table:style-name="co11" table:number-columns-repeated="3" table:default-cell-style-name="Default"/>
        <table:table-column table:style-name="co12" table:number-columns-repeated="2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number-columns-repeated="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11" table:number-columns-repeated="8" table:default-cell-style-name="Default"/>
        <table:table-column table:style-name="co4" table:default-cell-style-name="Default"/>
        <table:table-column table:style-name="co11" table:number-columns-repeated="9" table:default-cell-style-name="Default"/>
        <table:table-column table:style-name="co12" table:number-columns-repeated="2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2" table:default-cell-style-name="Default"/>
        <table:table-column table:style-name="co11" table:number-columns-repeated="8" table:default-cell-style-name="Default"/>
        <table:table-column table:style-name="co4" table:default-cell-style-name="Default"/>
        <table:table-column table:style-name="co11" table:number-columns-repeated="17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8" table:default-cell-style-name="Default"/>
        <table:table-column table:style-name="co4" table:default-cell-style-name="Default"/>
        <table:table-column table:style-name="co12" table:number-columns-repeated="2" table:default-cell-style-name="Default"/>
        <table:table-column table:style-name="co11" table:number-columns-repeated="19" table:default-cell-style-name="Default"/>
        <table:table-column table:style-name="co13" table:default-cell-style-name="Default"/>
        <table:table-column table:style-name="co11" table:number-columns-repeated="15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4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1" table:number-columns-repeated="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5" table:number-columns-repeated="53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92891693115" calcext:value-type="float">
            <text:p>0.033359289169312</text:p>
          </table:table-cell>
          <table:table-cell office:value-type="float" office:value="0.100077629089355" calcext:value-type="float">
            <text:p>0.100077629089355</text:p>
          </table:table-cell>
          <table:table-cell office:value-type="float" office:value="0.133437156677246" calcext:value-type="float">
            <text:p>0.133437156677246</text:p>
          </table:table-cell>
          <table:table-cell office:value-type="float" office:value="0.166796207427979" calcext:value-type="float">
            <text:p>0.166796207427979</text:p>
          </table:table-cell>
          <table:table-cell office:value-type="float" office:value="0.20015549659729" calcext:value-type="float">
            <text:p>0.20015549659729</text:p>
          </table:table-cell>
          <table:table-cell office:value-type="float" office:value="0.233514785766602" calcext:value-type="float">
            <text:p>0.233514785766602</text:p>
          </table:table-cell>
          <table:table-cell office:value-type="float" office:value="0.266874074935913" calcext:value-type="float">
            <text:p>0.266874074935913</text:p>
          </table:table-cell>
          <table:table-cell office:value-type="float" office:value="0.333592653274536" calcext:value-type="float">
            <text:p>0.333592653274536</text:p>
          </table:table-cell>
          <table:table-cell office:value-type="float" office:value="0.366951942443848" calcext:value-type="float">
            <text:p>0.366951942443848</text:p>
          </table:table-cell>
          <table:table-cell office:value-type="float" office:value="0.400311470031738" calcext:value-type="float">
            <text:p>0.400311470031738</text:p>
          </table:table-cell>
          <table:table-cell office:value-type="float" office:value="0.43367075920105" calcext:value-type="float">
            <text:p>0.43367075920105</text:p>
          </table:table-cell>
          <table:table-cell office:value-type="float" office:value="0.467028141021729" calcext:value-type="float">
            <text:p>0.467028141021729</text:p>
          </table:table-cell>
          <table:table-cell office:value-type="float" office:value="0.500385522842407" calcext:value-type="float">
            <text:p>0.500385522842407</text:p>
          </table:table-cell>
          <table:table-cell office:value-type="float" office:value="0.533743143081665" calcext:value-type="float">
            <text:p>0.533743143081665</text:p>
          </table:table-cell>
          <table:table-cell office:value-type="float" office:value="0.567100763320923" calcext:value-type="float">
            <text:p>0.567100763320923</text:p>
          </table:table-cell>
          <table:table-cell office:value-type="float" office:value="0.600458145141602" calcext:value-type="float">
            <text:p>0.600458145141602</text:p>
          </table:table-cell>
          <table:table-cell office:value-type="float" office:value="0.63381552696228" calcext:value-type="float">
            <text:p>0.63381552696228</text:p>
          </table:table-cell>
          <table:table-cell office:value-type="float" office:value="0.700530529022217" calcext:value-type="float">
            <text:p>0.700530529022217</text:p>
          </table:table-cell>
          <table:table-cell office:value-type="float" office:value="0.733887910842896" calcext:value-type="float">
            <text:p>0.733887910842896</text:p>
          </table:table-cell>
          <table:table-cell office:value-type="float" office:value="0.767245769500732" calcext:value-type="float">
            <text:p>0.767245769500732</text:p>
          </table:table-cell>
          <table:table-cell office:value-type="float" office:value="0.83396053314209" calcext:value-type="float">
            <text:p>0.83396053314209</text:p>
          </table:table-cell>
          <table:table-cell office:value-type="float" office:value="0.867318153381348" calcext:value-type="float">
            <text:p>0.867318153381348</text:p>
          </table:table-cell>
          <table:table-cell office:value-type="float" office:value="0.900675535202026" calcext:value-type="float">
            <text:p>0.900675535202026</text:p>
          </table:table-cell>
          <table:table-cell office:value-type="float" office:value="0.934033155441284" calcext:value-type="float">
            <text:p>0.934033155441284</text:p>
          </table:table-cell>
          <table:table-cell office:value-type="float" office:value="1.00074815750122" calcext:value-type="float">
            <text:p>1.00074815750122</text:p>
          </table:table-cell>
          <table:table-cell office:value-type="float" office:value="1.06746292114258" calcext:value-type="float">
            <text:p>1.06746292114258</text:p>
          </table:table-cell>
          <table:table-cell office:value-type="float" office:value="1.13417816162109" calcext:value-type="float">
            <text:p>1.13417816162109</text:p>
          </table:table-cell>
          <table:table-cell office:value-type="float" office:value="1.20089316368103" calcext:value-type="float">
            <text:p>1.20089316368103</text:p>
          </table:table-cell>
          <table:table-cell office:value-type="float" office:value="1.23425054550171" calcext:value-type="float">
            <text:p>1.23425054550171</text:p>
          </table:table-cell>
          <table:table-cell office:value-type="float" office:value="1.26760792732239" calcext:value-type="float">
            <text:p>1.26760792732239</text:p>
          </table:table-cell>
          <table:table-cell office:value-type="float" office:value="1.3343231678009" calcext:value-type="float">
            <text:p>1.3343231678009</text:p>
          </table:table-cell>
          <table:table-cell office:value-type="float" office:value="1.36768054962158" calcext:value-type="float">
            <text:p>1.36768054962158</text:p>
          </table:table-cell>
          <table:table-cell office:value-type="float" office:value="1.40103793144226" calcext:value-type="float">
            <text:p>1.40103793144226</text:p>
          </table:table-cell>
          <table:table-cell office:value-type="float" office:value="1.46775364875793" calcext:value-type="float">
            <text:p>1.46775364875793</text:p>
          </table:table-cell>
          <table:table-cell office:value-type="float" office:value="1.50111222267151" calcext:value-type="float">
            <text:p>1.50111222267151</text:p>
          </table:table-cell>
          <table:table-cell office:value-type="float" office:value="1.53447031974792" calcext:value-type="float">
            <text:p>1.53447031974792</text:p>
          </table:table-cell>
          <table:table-cell office:value-type="float" office:value="1.60118675231934" calcext:value-type="float">
            <text:p>1.60118675231934</text:p>
          </table:table-cell>
          <table:table-cell office:value-type="float" office:value="1.66790342330933" calcext:value-type="float">
            <text:p>1.66790342330933</text:p>
          </table:table-cell>
          <table:table-cell office:value-type="float" office:value="1.70126175880432" calcext:value-type="float">
            <text:p>1.70126175880432</text:p>
          </table:table-cell>
          <table:table-cell office:value-type="float" office:value="1.73462009429932" calcext:value-type="float">
            <text:p>1.73462009429932</text:p>
          </table:table-cell>
          <table:table-cell office:value-type="float" office:value="1.76797842979431" calcext:value-type="float">
            <text:p>1.76797842979431</text:p>
          </table:table-cell>
          <table:table-cell office:value-type="float" office:value="1.80133676528931" calcext:value-type="float">
            <text:p>1.80133676528931</text:p>
          </table:table-cell>
          <table:table-cell office:value-type="float" office:value="1.90141177177429" calcext:value-type="float">
            <text:p>1.90141177177429</text:p>
          </table:table-cell>
          <table:table-cell office:value-type="float" office:value="1.96812844276428" calcext:value-type="float">
            <text:p>1.96812844276428</text:p>
          </table:table-cell>
          <table:table-cell office:value-type="float" office:value="2.03484511375427" calcext:value-type="float">
            <text:p>2.03484511375427</text:p>
          </table:table-cell>
          <table:table-cell office:value-type="float" office:value="2.10156178474426" calcext:value-type="float">
            <text:p>2.10156178474426</text:p>
          </table:table-cell>
          <table:table-cell office:value-type="float" office:value="2.16827845573425" calcext:value-type="float">
            <text:p>2.16827845573425</text:p>
          </table:table-cell>
          <table:table-cell office:value-type="float" office:value="2.20163679122925" calcext:value-type="float">
            <text:p>2.20163679122925</text:p>
          </table:table-cell>
          <table:table-cell office:value-type="float" office:value="2.23499512672424" calcext:value-type="float">
            <text:p>2.23499512672424</text:p>
          </table:table-cell>
          <table:table-cell office:value-type="float" office:value="2.30171203613281" calcext:value-type="float">
            <text:p>2.30171203613281</text:p>
          </table:table-cell>
          <table:table-cell office:value-type="float" office:value="2.33507037162781" calcext:value-type="float">
            <text:p>2.33507037162781</text:p>
          </table:table-cell>
          <table:table-cell office:value-type="float" office:value="2.3684287071228" calcext:value-type="float">
            <text:p>2.3684287071228</text:p>
          </table:table-cell>
          <table:table-cell office:value-type="float" office:value="2.40178728103638" calcext:value-type="float">
            <text:p>2.40178728103638</text:p>
          </table:table-cell>
          <table:table-cell office:value-type="float" office:value="2.46850371360779" calcext:value-type="float">
            <text:p>2.46850371360779</text:p>
          </table:table-cell>
          <table:table-cell office:value-type="float" office:value="2.5018618106842" calcext:value-type="float">
            <text:p>2.5018618106842</text:p>
          </table:table-cell>
          <table:table-cell office:value-type="float" office:value="2.5352201461792" calcext:value-type="float">
            <text:p>2.5352201461792</text:p>
          </table:table-cell>
          <table:table-cell office:value-type="float" office:value="2.63529467582703" calcext:value-type="float">
            <text:p>2.63529467582703</text:p>
          </table:table-cell>
          <table:table-cell office:value-type="float" office:value="2.80208611488342" calcext:value-type="float">
            <text:p>2.80208611488342</text:p>
          </table:table-cell>
          <table:table-cell office:value-type="float" office:value="2.86880254745483" calcext:value-type="float">
            <text:p>2.86880254745483</text:p>
          </table:table-cell>
          <table:table-cell office:value-type="float" office:value="2.93551921844482" calcext:value-type="float">
            <text:p>2.93551921844482</text:p>
          </table:table-cell>
          <table:table-cell office:value-type="float" office:value="2.96887755393982" calcext:value-type="float">
            <text:p>2.96887755393982</text:p>
          </table:table-cell>
          <table:table-cell office:value-type="float" office:value="3.00223588943481" calcext:value-type="float">
            <text:p>3.00223588943481</text:p>
          </table:table-cell>
          <table:table-cell office:value-type="float" office:value="3.06895279884338" calcext:value-type="float">
            <text:p>3.06895279884338</text:p>
          </table:table-cell>
          <table:table-cell office:value-type="float" office:value="3.13566923141479" calcext:value-type="float">
            <text:p>3.13566923141479</text:p>
          </table:table-cell>
          <table:table-cell office:value-type="float" office:value="3.20238614082336" calcext:value-type="float">
            <text:p>3.20238614082336</text:p>
          </table:table-cell>
          <table:table-cell office:value-type="float" office:value="3.23574447631836" calcext:value-type="float">
            <text:p>3.23574447631836</text:p>
          </table:table-cell>
          <table:table-cell office:value-type="float" office:value="3.53596615791321" calcext:value-type="float">
            <text:p>3.53596615791321</text:p>
          </table:table-cell>
          <table:table-cell office:value-type="float" office:value="3.60268020629883" calcext:value-type="float">
            <text:p>3.60268020629883</text:p>
          </table:table-cell>
          <table:table-cell office:value-type="float" office:value="3.63603711128235" calcext:value-type="float">
            <text:p>3.63603711128235</text:p>
          </table:table-cell>
          <table:table-cell office:value-type="float" office:value="3.66939425468445" calcext:value-type="float">
            <text:p>3.66939425468445</text:p>
          </table:table-cell>
          <table:table-cell office:value-type="float" office:value="4.30317664146423" calcext:value-type="float">
            <text:p>4.30317664146423</text:p>
          </table:table-cell>
          <table:table-cell office:value-type="float" office:value="4.36989045143127" calcext:value-type="float">
            <text:p>4.36989045143127</text:p>
          </table:table-cell>
          <table:table-cell office:value-type="float" office:value="4.5033175945282" calcext:value-type="float">
            <text:p>4.5033175945282</text:p>
          </table:table-cell>
          <table:table-cell office:value-type="float" office:value="4.67010092735291" calcext:value-type="float">
            <text:p>4.67010092735291</text:p>
          </table:table-cell>
          <table:table-cell office:value-type="float" office:value="4.73681426048279" calcext:value-type="float">
            <text:p>4.73681426048279</text:p>
          </table:table-cell>
          <table:table-cell office:value-type="float" office:value="4.77017092704773" calcext:value-type="float">
            <text:p>4.77017092704773</text:p>
          </table:table-cell>
          <table:table-cell office:value-type="float" office:value="4.83688402175903" calcext:value-type="float">
            <text:p>4.83688402175903</text:p>
          </table:table-cell>
          <table:table-cell office:value-type="float" office:value="4.9035975933075" calcext:value-type="float">
            <text:p>4.9035975933075</text:p>
          </table:table-cell>
          <table:table-cell office:value-type="float" office:value="4.9703106880188" calcext:value-type="float">
            <text:p>4.9703106880188</text:p>
          </table:table-cell>
          <table:table-cell office:value-type="float" office:value="5.0370237827301" calcext:value-type="float">
            <text:p>5.0370237827301</text:p>
          </table:table-cell>
          <table:table-cell office:value-type="float" office:value="5.10373687744141" calcext:value-type="float">
            <text:p>5.10373687744141</text:p>
          </table:table-cell>
          <table:table-cell office:value-type="float" office:value="5.23716306686401" calcext:value-type="float">
            <text:p>5.23716306686401</text:p>
          </table:table-cell>
          <table:table-cell office:value-type="float" office:value="5.33723282814026" calcext:value-type="float">
            <text:p>5.33723282814026</text:p>
          </table:table-cell>
          <table:table-cell office:value-type="float" office:value="5.53737354278564" calcext:value-type="float">
            <text:p>5.53737354278564</text:p>
          </table:table-cell>
          <table:table-cell office:value-type="float" office:value="5.57073068618774" calcext:value-type="float">
            <text:p>5.57073068618774</text:p>
          </table:table-cell>
          <table:table-cell office:value-type="float" office:value="5.60408806800842" calcext:value-type="float">
            <text:p>5.60408806800842</text:p>
          </table:table-cell>
          <table:table-cell office:value-type="float" office:value="5.67080235481262" calcext:value-type="float">
            <text:p>5.67080235481262</text:p>
          </table:table-cell>
          <table:table-cell office:value-type="float" office:value="5.70415949821472" calcext:value-type="float">
            <text:p>5.70415949821472</text:p>
          </table:table-cell>
          <table:table-cell office:value-type="float" office:value="5.77087378501892" calcext:value-type="float">
            <text:p>5.77087378501892</text:p>
          </table:table-cell>
          <table:table-cell office:value-type="float" office:value="5.90430235862732" calcext:value-type="float">
            <text:p>5.90430235862732</text:p>
          </table:table-cell>
          <table:table-cell office:value-type="float" office:value="5.93765950202942" calcext:value-type="float">
            <text:p>5.93765950202942</text:p>
          </table:table-cell>
          <table:table-cell office:value-type="float" office:value="6.00437355041504" calcext:value-type="float">
            <text:p>6.00437355041504</text:p>
          </table:table-cell>
          <table:table-cell office:value-type="float" office:value="6.23787331581116" calcext:value-type="float">
            <text:p>6.23787331581116</text:p>
          </table:table-cell>
          <table:table-cell office:value-type="float" office:value="6.30458760261536" calcext:value-type="float">
            <text:p>6.30458760261536</text:p>
          </table:table-cell>
          <table:table-cell office:value-type="float" office:value="6.43801593780518" calcext:value-type="float">
            <text:p>6.43801593780518</text:p>
          </table:table-cell>
          <table:table-cell office:value-type="float" office:value="6.57144570350647" calcext:value-type="float">
            <text:p>6.57144570350647</text:p>
          </table:table-cell>
          <table:table-cell office:value-type="float" office:value="6.73823285102844" calcext:value-type="float">
            <text:p>6.73823285102844</text:p>
          </table:table-cell>
          <table:table-cell office:value-type="float" office:value="6.8383047580719" calcext:value-type="float">
            <text:p>6.8383047580719</text:p>
          </table:table-cell>
          <table:table-cell office:value-type="float" office:value="6.90501952171326" calcext:value-type="float">
            <text:p>6.90501952171326</text:p>
          </table:table-cell>
          <table:table-cell office:value-type="float" office:value="6.97173452377319" calcext:value-type="float">
            <text:p>6.97173452377319</text:p>
          </table:table-cell>
          <table:table-cell office:value-type="float" office:value="7.10516381263733" calcext:value-type="float">
            <text:p>7.10516381263733</text:p>
          </table:table-cell>
          <table:table-cell office:value-type="float" office:value="7.3053081035614" calcext:value-type="float">
            <text:p>7.3053081035614</text:p>
          </table:table-cell>
          <table:table-cell office:value-type="float" office:value="7.33866572380066" calcext:value-type="float">
            <text:p>7.33866572380066</text:p>
          </table:table-cell>
          <table:table-cell office:value-type="float" office:value="7.40538048744202" calcext:value-type="float">
            <text:p>7.40538048744202</text:p>
          </table:table-cell>
          <table:table-cell office:value-type="float" office:value="7.43873763084412" calcext:value-type="float">
            <text:p>7.43873763084412</text:p>
          </table:table-cell>
          <table:table-cell office:value-type="float" office:value="7.50545215606689" calcext:value-type="float">
            <text:p>7.50545215606689</text:p>
          </table:table-cell>
          <table:table-cell office:value-type="float" office:value="7.57216691970825" calcext:value-type="float">
            <text:p>7.57216691970825</text:p>
          </table:table-cell>
          <table:table-cell office:value-type="float" office:value="7.60552430152893" calcext:value-type="float">
            <text:p>7.60552430152893</text:p>
          </table:table-cell>
          <table:table-cell office:value-type="float" office:value="7.63888144493103" calcext:value-type="float">
            <text:p>7.63888144493103</text:p>
          </table:table-cell>
          <table:table-cell office:value-type="float" office:value="7.70559597015381" calcext:value-type="float">
            <text:p>7.70559597015381</text:p>
          </table:table-cell>
          <table:table-cell office:value-type="float" office:value="7.83902502059937" calcext:value-type="float">
            <text:p>7.83902502059937</text:p>
          </table:table-cell>
          <table:table-cell office:value-type="float" office:value="7.90573954582214" calcext:value-type="float">
            <text:p>7.90573954582214</text:p>
          </table:table-cell>
          <table:table-cell office:value-type="float" office:value="7.93909668922424" calcext:value-type="float">
            <text:p>7.93909668922424</text:p>
          </table:table-cell>
          <table:table-cell office:value-type="float" office:value="8.0058114528656" calcext:value-type="float">
            <text:p>8.0058114528656</text:p>
          </table:table-cell>
          <table:table-cell office:value-type="float" office:value="8.17259740829468" calcext:value-type="float">
            <text:p>8.17259740829468</text:p>
          </table:table-cell>
          <table:table-cell office:value-type="float" office:value="8.20595479011536" calcext:value-type="float">
            <text:p>8.20595479011536</text:p>
          </table:table-cell>
          <table:table-cell office:value-type="float" office:value="8.27266931533814" calcext:value-type="float">
            <text:p>8.27266931533814</text:p>
          </table:table-cell>
          <table:table-cell office:value-type="float" office:value="8.30602645874023" calcext:value-type="float">
            <text:p>8.30602645874023</text:p>
          </table:table-cell>
          <table:table-cell office:value-type="float" office:value="8.37274074554443" calcext:value-type="float">
            <text:p>8.37274074554443</text:p>
          </table:table-cell>
          <table:table-cell office:value-type="float" office:value="8.40609788894653" calcext:value-type="float">
            <text:p>8.40609788894653</text:p>
          </table:table-cell>
          <table:table-cell office:value-type="float" office:value="8.60623693466187" calcext:value-type="float">
            <text:p>8.60623693466187</text:p>
          </table:table-cell>
          <table:table-cell office:value-type="float" office:value="8.67294931411743" calcext:value-type="float">
            <text:p>8.67294931411743</text:p>
          </table:table-cell>
          <table:table-cell office:value-type="float" office:value="8.73966193199158" calcext:value-type="float">
            <text:p>8.73966193199158</text:p>
          </table:table-cell>
          <table:table-cell office:value-type="float" office:value="8.80637431144714" calcext:value-type="float">
            <text:p>8.80637431144714</text:p>
          </table:table-cell>
          <table:table-cell office:value-type="float" office:value="8.90644288063049" calcext:value-type="float">
            <text:p>8.90644288063049</text:p>
          </table:table-cell>
          <table:table-cell office:value-type="float" office:value="8.97315526008606" calcext:value-type="float">
            <text:p>8.97315526008606</text:p>
          </table:table-cell>
          <table:table-cell office:value-type="float" office:value="9.03986763954163" calcext:value-type="float">
            <text:p>9.03986763954163</text:p>
          </table:table-cell>
          <table:table-cell office:value-type="float" office:value="9.07322406768799" calcext:value-type="float">
            <text:p>9.07322406768799</text:p>
          </table:table-cell>
          <table:table-cell office:value-type="float" office:value="9.10658001899719" calcext:value-type="float">
            <text:p>9.10658001899719</text:p>
          </table:table-cell>
          <table:table-cell office:value-type="float" office:value="9.13993620872498" calcext:value-type="float">
            <text:p>9.13993620872498</text:p>
          </table:table-cell>
          <table:table-cell office:value-type="float" office:value="9.44014120101929" calcext:value-type="float">
            <text:p>9.44014120101929</text:p>
          </table:table-cell>
          <table:table-cell office:value-type="float" office:value="9.50685596466064" calcext:value-type="float">
            <text:p>9.50685596466064</text:p>
          </table:table-cell>
          <table:table-cell office:value-type="float" office:value="9.57357120513916" calcext:value-type="float">
            <text:p>9.57357120513916</text:p>
          </table:table-cell>
          <table:table-cell office:value-type="float" office:value="9.64028596878052" calcext:value-type="float">
            <text:p>9.64028596878052</text:p>
          </table:table-cell>
          <table:table-cell office:value-type="float" office:value="9.67364358901978" calcext:value-type="float">
            <text:p>9.67364358901978</text:p>
          </table:table-cell>
          <table:table-cell office:value-type="float" office:value="9.74035859107971" calcext:value-type="float">
            <text:p>9.74035859107971</text:p>
          </table:table-cell>
          <table:table-cell office:value-type="float" office:value="9.90714573860168" calcext:value-type="float">
            <text:p>9.90714573860168</text:p>
          </table:table-cell>
          <table:table-cell office:value-type="float" office:value="9.97386074066162" calcext:value-type="float">
            <text:p>9.97386074066162</text:p>
          </table:table-cell>
          <table:table-cell office:value-type="float" office:value="10.0072181224823" calcext:value-type="float">
            <text:p>10.0072181224823</text:p>
          </table:table-cell>
          <table:table-cell office:value-type="float" office:value="10.0739331245422" calcext:value-type="float">
            <text:p>10.0739331245422</text:p>
          </table:table-cell>
          <table:table-cell office:value-type="float" office:value="10.1072905063629" calcext:value-type="float">
            <text:p>10.1072905063629</text:p>
          </table:table-cell>
          <table:table-cell office:value-type="float" office:value="10.1406481266022" calcext:value-type="float">
            <text:p>10.1406481266022</text:p>
          </table:table-cell>
          <table:table-cell office:value-type="float" office:value="10.2073628902435" calcext:value-type="float">
            <text:p>10.2073628902435</text:p>
          </table:table-cell>
          <table:table-cell office:value-type="float" office:value="10.2407202720642" calcext:value-type="float">
            <text:p>10.2407202720642</text:p>
          </table:table-cell>
          <table:table-cell office:value-type="float" office:value="10.4075076580048" calcext:value-type="float">
            <text:p>10.4075076580048</text:p>
          </table:table-cell>
          <table:table-cell office:value-type="float" office:value="10.5742914676666" calcext:value-type="float">
            <text:p>10.5742914676666</text:p>
          </table:table-cell>
          <table:table-cell office:value-type="float" office:value="10.7744309902191" calcext:value-type="float">
            <text:p>10.7744309902191</text:p>
          </table:table-cell>
          <table:table-cell office:value-type="float" office:value="10.8077874183655" calcext:value-type="float">
            <text:p>10.8077874183655</text:p>
          </table:table-cell>
          <table:table-cell office:value-type="float" office:value="10.8745005130768" calcext:value-type="float">
            <text:p>10.8745005130768</text:p>
          </table:table-cell>
          <table:table-cell office:value-type="float" office:value="10.9078569412231" calcext:value-type="float">
            <text:p>10.9078569412231</text:p>
          </table:table-cell>
          <table:table-cell office:value-type="float" office:value="10.9745697975159" calcext:value-type="float">
            <text:p>10.9745697975159</text:p>
          </table:table-cell>
          <table:table-cell office:value-type="float" office:value="11.3414907455444" calcext:value-type="float">
            <text:p>11.3414907455444</text:p>
          </table:table-cell>
          <table:table-cell office:value-type="float" office:value="11.4082036018372" calcext:value-type="float">
            <text:p>11.4082036018372</text:p>
          </table:table-cell>
          <table:table-cell office:value-type="float" office:value="11.4415597915649" calcext:value-type="float">
            <text:p>11.4415597915649</text:p>
          </table:table-cell>
          <table:table-cell office:value-type="float" office:value="11.4749166965485" calcext:value-type="float">
            <text:p>11.4749166965485</text:p>
          </table:table-cell>
          <table:table-cell office:value-type="float" office:value="11.5082731246948" calcext:value-type="float">
            <text:p>11.5082731246948</text:p>
          </table:table-cell>
          <table:table-cell office:value-type="float" office:value="11.5749862194061" calcext:value-type="float">
            <text:p>11.5749862194061</text:p>
          </table:table-cell>
          <table:table-cell office:value-type="float" office:value="11.6416993141174" calcext:value-type="float">
            <text:p>11.6416993141174</text:p>
          </table:table-cell>
          <table:table-cell office:value-type="float" office:value="11.7084121704102" calcext:value-type="float">
            <text:p>11.7084121704102</text:p>
          </table:table-cell>
          <table:table-cell office:value-type="float" office:value="12.0086205005646" calcext:value-type="float">
            <text:p>12.0086205005646</text:p>
          </table:table-cell>
          <table:table-cell office:value-type="float" office:value="12.0753331184387" calcext:value-type="float">
            <text:p>12.0753331184387</text:p>
          </table:table-cell>
          <table:table-cell office:value-type="float" office:value="12.1754021644592" calcext:value-type="float">
            <text:p>12.1754021644592</text:p>
          </table:table-cell>
          <table:table-cell office:value-type="float" office:value="12.242115020752" calcext:value-type="float">
            <text:p>12.242115020752</text:p>
          </table:table-cell>
          <table:table-cell office:value-type="float" office:value="12.3088276386261" calcext:value-type="float">
            <text:p>12.3088276386261</text:p>
          </table:table-cell>
          <table:table-cell office:value-type="float" office:value="12.3755402565002" calcext:value-type="float">
            <text:p>12.3755402565002</text:p>
          </table:table-cell>
          <table:table-cell office:value-type="float" office:value="12.5756833553314" calcext:value-type="float">
            <text:p>12.5756833553314</text:p>
          </table:table-cell>
          <table:table-cell office:value-type="float" office:value="12.6423988342285" calcext:value-type="float">
            <text:p>12.6423988342285</text:p>
          </table:table-cell>
          <table:table-cell office:value-type="float" office:value="12.7091138362885" calcext:value-type="float">
            <text:p>12.7091138362885</text:p>
          </table:table-cell>
          <table:table-cell office:value-type="float" office:value="12.775829076767" calcext:value-type="float">
            <text:p>12.775829076767</text:p>
          </table:table-cell>
          <table:table-cell office:value-type="float" office:value="12.8425445556641" calcext:value-type="float">
            <text:p>12.8425445556641</text:p>
          </table:table-cell>
          <table:table-cell office:value-type="float" office:value="12.9759755134583" calcext:value-type="float">
            <text:p>12.9759755134583</text:p>
          </table:table-cell>
          <table:table-cell office:value-type="float" office:value="13.1094062328339" calcext:value-type="float">
            <text:p>13.1094062328339</text:p>
          </table:table-cell>
          <table:table-cell office:value-type="float" office:value="13.1427640914917" calcext:value-type="float">
            <text:p>13.1427640914917</text:p>
          </table:table-cell>
          <table:table-cell office:value-type="float" office:value="13.176121711731" calcext:value-type="float">
            <text:p>13.176121711731</text:p>
          </table:table-cell>
          <table:table-cell office:value-type="float" office:value="13.2094795703888" calcext:value-type="float">
            <text:p>13.2094795703888</text:p>
          </table:table-cell>
          <table:table-cell office:value-type="float" office:value="13.2428371906281" calcext:value-type="float">
            <text:p>13.2428371906281</text:p>
          </table:table-cell>
          <table:table-cell office:value-type="float" office:value="13.3095529079437" calcext:value-type="float">
            <text:p>13.3095529079437</text:p>
          </table:table-cell>
          <table:table-cell office:value-type="float" office:value="13.3762683868408" calcext:value-type="float">
            <text:p>13.3762683868408</text:p>
          </table:table-cell>
          <table:table-cell office:value-type="float" office:value="13.4429838657379" calcext:value-type="float">
            <text:p>13.4429838657379</text:p>
          </table:table-cell>
          <table:table-cell office:value-type="float" office:value="13.4763405323029" calcext:value-type="float">
            <text:p>13.4763405323029</text:p>
          </table:table-cell>
          <table:table-cell office:value-type="float" office:value="13.5430536270142" calcext:value-type="float">
            <text:p>13.5430536270142</text:p>
          </table:table-cell>
          <table:table-cell office:value-type="float" office:value="13.5764102935791" calcext:value-type="float">
            <text:p>13.5764102935791</text:p>
          </table:table-cell>
          <table:table-cell office:value-type="float" office:value="13.6097667217255" calcext:value-type="float">
            <text:p>13.6097667217255</text:p>
          </table:table-cell>
          <table:table-cell office:value-type="float" office:value="14.5437512397766" calcext:value-type="float">
            <text:p>14.5437512397766</text:p>
          </table:table-cell>
          <table:table-cell office:value-type="float" office:value="14.610467672348" calcext:value-type="float">
            <text:p>14.610467672348</text:p>
          </table:table-cell>
          <table:table-cell office:value-type="float" office:value="14.6771838665009" calcext:value-type="float">
            <text:p>14.6771838665009</text:p>
          </table:table-cell>
          <table:table-cell office:value-type="float" office:value="14.7439002990723" calcext:value-type="float">
            <text:p>14.7439002990723</text:p>
          </table:table-cell>
          <table:table-cell office:value-type="float" office:value="14.7772583961487" calcext:value-type="float">
            <text:p>14.7772583961487</text:p>
          </table:table-cell>
          <table:table-cell office:value-type="float" office:value="14.8106164932251" calcext:value-type="float">
            <text:p>14.8106164932251</text:p>
          </table:table-cell>
          <table:table-cell office:value-type="float" office:value="14.8439745903015" calcext:value-type="float">
            <text:p>14.8439745903015</text:p>
          </table:table-cell>
          <table:table-cell office:value-type="float" office:value="14.8773331642151" calcext:value-type="float">
            <text:p>14.8773331642151</text:p>
          </table:table-cell>
          <table:table-cell office:value-type="float" office:value="14.9106912612915" calcext:value-type="float">
            <text:p>14.9106912612915</text:p>
          </table:table-cell>
          <table:table-cell office:value-type="float" office:value="14.9440493583679" calcext:value-type="float">
            <text:p>14.9440493583679</text:p>
          </table:table-cell>
          <table:table-cell office:value-type="float" office:value="15.0107657909393" calcext:value-type="float">
            <text:p>15.0107657909393</text:p>
          </table:table-cell>
          <table:table-cell office:value-type="float" office:value="15.0441241264343" calcext:value-type="float">
            <text:p>15.0441241264343</text:p>
          </table:table-cell>
          <table:table-cell office:value-type="float" office:value="15.0774822235107" calcext:value-type="float">
            <text:p>15.0774822235107</text:p>
          </table:table-cell>
          <table:table-cell office:value-type="float" office:value="15.1108403205872" calcext:value-type="float">
            <text:p>15.1108403205872</text:p>
          </table:table-cell>
          <table:table-cell office:value-type="float" office:value="15.1775569915771" calcext:value-type="float">
            <text:p>15.1775569915771</text:p>
          </table:table-cell>
          <table:table-cell office:value-type="float" office:value="15.2442734241486" calcext:value-type="float">
            <text:p>15.2442734241486</text:p>
          </table:table-cell>
          <table:table-cell office:value-type="float" office:value="15.31098985672" calcext:value-type="float">
            <text:p>15.31098985672</text:p>
          </table:table-cell>
          <table:table-cell office:value-type="float" office:value="15.3777062892914" calcext:value-type="float">
            <text:p>15.3777062892914</text:p>
          </table:table-cell>
          <table:table-cell office:value-type="float" office:value="15.4444229602814" calcext:value-type="float">
            <text:p>15.4444229602814</text:p>
          </table:table-cell>
          <table:table-cell office:value-type="float" office:value="15.511138677597" calcext:value-type="float">
            <text:p>15.511138677597</text:p>
          </table:table-cell>
          <table:table-cell office:value-type="float" office:value="15.6779284477234" calcext:value-type="float">
            <text:p>15.6779284477234</text:p>
          </table:table-cell>
          <table:table-cell office:value-type="float" office:value="15.7446444034576" calcext:value-type="float">
            <text:p>15.7446444034576</text:p>
          </table:table-cell>
          <table:table-cell office:value-type="float" office:value="15.7780022621155" calcext:value-type="float">
            <text:p>15.7780022621155</text:p>
          </table:table-cell>
          <table:table-cell office:value-type="float" office:value="15.8447184562683" calcext:value-type="float">
            <text:p>15.8447184562683</text:p>
          </table:table-cell>
          <table:table-cell office:value-type="float" office:value="15.8780763149261" calcext:value-type="float">
            <text:p>15.8780763149261</text:p>
          </table:table-cell>
          <table:table-cell office:value-type="float" office:value="15.9114344120026" calcext:value-type="float">
            <text:p>15.9114344120026</text:p>
          </table:table-cell>
          <table:table-cell office:value-type="float" office:value="16.4785213470459" calcext:value-type="float">
            <text:p>16.4785213470459</text:p>
          </table:table-cell>
          <table:table-cell office:value-type="float" office:value="16.5118792057037" calcext:value-type="float">
            <text:p>16.5118792057037</text:p>
          </table:table-cell>
          <table:table-cell office:value-type="float" office:value="16.578595161438" calcext:value-type="float">
            <text:p>16.578595161438</text:p>
          </table:table-cell>
          <table:table-cell office:value-type="float" office:value="16.6453106403351" calcext:value-type="float">
            <text:p>16.6453106403351</text:p>
          </table:table-cell>
          <table:table-cell office:value-type="float" office:value="16.6786684989929" calcext:value-type="float">
            <text:p>16.6786684989929</text:p>
          </table:table-cell>
          <table:table-cell office:value-type="float" office:value="16.7453844547272" calcext:value-type="float">
            <text:p>16.7453844547272</text:p>
          </table:table-cell>
          <table:table-cell office:value-type="float" office:value="16.8121001720428" calcext:value-type="float">
            <text:p>16.8121001720428</text:p>
          </table:table-cell>
          <table:table-cell office:value-type="float" office:value="16.8788158893585" calcext:value-type="float">
            <text:p>16.8788158893585</text:p>
          </table:table-cell>
          <table:table-cell office:value-type="float" office:value="16.9121739864349" calcext:value-type="float">
            <text:p>16.9121739864349</text:p>
          </table:table-cell>
          <table:table-cell office:value-type="float" office:value="16.9788897037506" calcext:value-type="float">
            <text:p>16.9788897037506</text:p>
          </table:table-cell>
          <table:table-cell office:value-type="float" office:value="17.012247800827" calcext:value-type="float">
            <text:p>17.012247800827</text:p>
          </table:table-cell>
          <table:table-cell office:value-type="float" office:value="17.0789637565613" calcext:value-type="float">
            <text:p>17.0789637565613</text:p>
          </table:table-cell>
          <table:table-cell office:value-type="float" office:value="17.1123216152191" calcext:value-type="float">
            <text:p>17.1123216152191</text:p>
          </table:table-cell>
          <table:table-cell office:value-type="float" office:value="17.145679473877" calcext:value-type="float">
            <text:p>17.145679473877</text:p>
          </table:table-cell>
          <table:table-cell office:value-type="float" office:value="17.2123954296112" calcext:value-type="float">
            <text:p>17.2123954296112</text:p>
          </table:table-cell>
          <table:table-cell office:value-type="float" office:value="17.2791113853455" calcext:value-type="float">
            <text:p>17.2791113853455</text:p>
          </table:table-cell>
          <table:table-cell office:value-type="float" office:value="17.3458273410797" calcext:value-type="float">
            <text:p>17.3458273410797</text:p>
          </table:table-cell>
          <table:table-cell office:value-type="float" office:value="17.4459011554718" calcext:value-type="float">
            <text:p>17.4459011554718</text:p>
          </table:table-cell>
          <table:table-cell office:value-type="float" office:value="17.4792590141296" calcext:value-type="float">
            <text:p>17.4792590141296</text:p>
          </table:table-cell>
          <table:table-cell office:value-type="float" office:value="17.5459749698639" calcext:value-type="float">
            <text:p>17.5459749698639</text:p>
          </table:table-cell>
          <table:table-cell office:value-type="float" office:value="17.5793328285217" calcext:value-type="float">
            <text:p>17.5793328285217</text:p>
          </table:table-cell>
          <table:table-cell office:value-type="float" office:value="17.646048784256" calcext:value-type="float">
            <text:p>17.646048784256</text:p>
          </table:table-cell>
          <table:table-cell office:value-type="float" office:value="17.6794068813324" calcext:value-type="float">
            <text:p>17.6794068813324</text:p>
          </table:table-cell>
          <table:table-cell office:value-type="float" office:value="17.7461225986481" calcext:value-type="float">
            <text:p>17.7461225986481</text:p>
          </table:table-cell>
          <table:table-cell office:value-type="float" office:value="17.8128387928009" calcext:value-type="float">
            <text:p>17.8128387928009</text:p>
          </table:table-cell>
          <table:table-cell office:value-type="float" office:value="17.8795545101166" calcext:value-type="float">
            <text:p>17.8795545101166</text:p>
          </table:table-cell>
          <table:table-cell office:value-type="float" office:value="17.9462707042694" calcext:value-type="float">
            <text:p>17.9462707042694</text:p>
          </table:table-cell>
          <table:table-cell office:value-type="float" office:value="18.0129866600037" calcext:value-type="float">
            <text:p>18.0129866600037</text:p>
          </table:table-cell>
          <table:table-cell office:value-type="float" office:value="18.1130609512329" calcext:value-type="float">
            <text:p>18.1130609512329</text:p>
          </table:table-cell>
          <table:table-cell office:value-type="float" office:value="18.1797769069672" calcext:value-type="float">
            <text:p>18.1797769069672</text:p>
          </table:table-cell>
          <table:table-cell office:value-type="float" office:value="18.24649310112" calcext:value-type="float">
            <text:p>18.24649310112</text:p>
          </table:table-cell>
          <table:table-cell office:value-type="float" office:value="18.3132092952728" calcext:value-type="float">
            <text:p>18.3132092952728</text:p>
          </table:table-cell>
          <table:table-cell office:value-type="float" office:value="18.3465673923492" calcext:value-type="float">
            <text:p>18.3465673923492</text:p>
          </table:table-cell>
          <table:table-cell office:value-type="float" office:value="18.4132835865021" calcext:value-type="float">
            <text:p>18.4132835865021</text:p>
          </table:table-cell>
          <table:table-cell office:value-type="float" office:value="18.4466416835785" calcext:value-type="float">
            <text:p>18.4466416835785</text:p>
          </table:table-cell>
          <table:table-cell office:value-type="float" office:value="18.5133557319641" calcext:value-type="float">
            <text:p>18.5133557319641</text:p>
          </table:table-cell>
          <table:table-cell office:value-type="float" office:value="18.5800700187683" calcext:value-type="float">
            <text:p>18.5800700187683</text:p>
          </table:table-cell>
          <table:table-cell office:value-type="float" office:value="18.6134271621704" calcext:value-type="float">
            <text:p>18.6134271621704</text:p>
          </table:table-cell>
          <table:table-cell office:value-type="float" office:value="18.680141210556" calcext:value-type="float">
            <text:p>18.680141210556</text:p>
          </table:table-cell>
          <table:table-cell office:value-type="float" office:value="18.7134981155396" calcext:value-type="float">
            <text:p>18.7134981155396</text:p>
          </table:table-cell>
          <table:table-cell office:value-type="float" office:value="18.7468552589417" calcext:value-type="float">
            <text:p>18.7468552589417</text:p>
          </table:table-cell>
          <table:table-cell office:value-type="float" office:value="18.8135693073273" calcext:value-type="float">
            <text:p>18.8135693073273</text:p>
          </table:table-cell>
          <table:table-cell office:value-type="float" office:value="18.8802835941315" calcext:value-type="float">
            <text:p>18.8802835941315</text:p>
          </table:table-cell>
          <table:table-cell office:value-type="float" office:value="18.913640499115" calcext:value-type="float">
            <text:p>18.913640499115</text:p>
          </table:table-cell>
          <table:table-cell office:value-type="float" office:value="18.9803545475006" calcext:value-type="float">
            <text:p>18.9803545475006</text:p>
          </table:table-cell>
          <table:table-cell office:value-type="float" office:value="19.0137116909027" calcext:value-type="float">
            <text:p>19.0137116909027</text:p>
          </table:table-cell>
          <table:table-cell office:value-type="float" office:value="19.1137828826904" calcext:value-type="float">
            <text:p>19.1137828826904</text:p>
          </table:table-cell>
          <table:table-cell office:value-type="float" office:value="19.147139787674" calcext:value-type="float">
            <text:p>19.147139787674</text:p>
          </table:table-cell>
          <table:table-cell office:value-type="float" office:value="19.2138538360596" calcext:value-type="float">
            <text:p>19.2138538360596</text:p>
          </table:table-cell>
          <table:table-cell office:value-type="float" office:value="19.2805678844452" calcext:value-type="float">
            <text:p>19.2805678844452</text:p>
          </table:table-cell>
          <table:table-cell office:value-type="float" office:value="19.3472821712494" calcext:value-type="float">
            <text:p>19.3472821712494</text:p>
          </table:table-cell>
          <table:table-cell office:value-type="float" office:value="19.3806390762329" calcext:value-type="float">
            <text:p>19.3806390762329</text:p>
          </table:table-cell>
          <table:table-cell office:value-type="float" office:value="19.4473531246185" calcext:value-type="float">
            <text:p>19.4473531246185</text:p>
          </table:table-cell>
          <table:table-cell office:value-type="float" office:value="19.4807097911835" calcext:value-type="float">
            <text:p>19.4807097911835</text:p>
          </table:table-cell>
          <table:table-cell office:value-type="float" office:value="19.5474231243134" calcext:value-type="float">
            <text:p>19.5474231243134</text:p>
          </table:table-cell>
          <table:table-cell office:value-type="float" office:value="19.5807797908783" calcext:value-type="float">
            <text:p>19.5807797908783</text:p>
          </table:table-cell>
          <table:table-cell office:value-type="float" office:value="19.6141366958618" calcext:value-type="float">
            <text:p>19.6141366958618</text:p>
          </table:table-cell>
          <table:table-cell office:value-type="float" office:value="19.7142069339752" calcext:value-type="float">
            <text:p>19.7142069339752</text:p>
          </table:table-cell>
          <table:table-cell office:value-type="float" office:value="19.7809202671051" calcext:value-type="float">
            <text:p>19.7809202671051</text:p>
          </table:table-cell>
          <table:table-cell office:value-type="float" office:value="19.81427693367" calcext:value-type="float">
            <text:p>19.81427693367</text:p>
          </table:table-cell>
          <table:table-cell office:value-type="float" office:value="19.847633600235" calcext:value-type="float">
            <text:p>19.847633600235</text:p>
          </table:table-cell>
          <table:table-cell office:value-type="float" office:value="19.8809902667999" calcext:value-type="float">
            <text:p>19.8809902667999</text:p>
          </table:table-cell>
          <table:table-cell office:value-type="float" office:value="19.9477035999298" calcext:value-type="float">
            <text:p>19.9477035999298</text:p>
          </table:table-cell>
          <table:table-cell office:value-type="float" office:value="19.9810602664948" calcext:value-type="float">
            <text:p>19.9810602664948</text:p>
          </table:table-cell>
          <table:table-cell office:value-type="float" office:value="20.0477735996246" calcext:value-type="float">
            <text:p>20.0477735996246</text:p>
          </table:table-cell>
          <table:table-cell office:value-type="float" office:value="20.1144869327545" calcext:value-type="float">
            <text:p>20.1144869327545</text:p>
          </table:table-cell>
          <table:table-cell office:value-type="float" office:value="20.1812000274658" calcext:value-type="float">
            <text:p>20.1812000274658</text:p>
          </table:table-cell>
          <table:table-cell office:value-type="float" office:value="20.2479133605957" calcext:value-type="float">
            <text:p>20.2479133605957</text:p>
          </table:table-cell>
          <table:table-cell office:value-type="float" office:value="20.314626455307" calcext:value-type="float">
            <text:p>20.314626455307</text:p>
          </table:table-cell>
          <table:table-cell office:value-type="float" office:value="20.3813400268555" calcext:value-type="float">
            <text:p>20.3813400268555</text:p>
          </table:table-cell>
          <table:table-cell office:value-type="float" office:value="20.4480531215668" calcext:value-type="float">
            <text:p>20.4480531215668</text:p>
          </table:table-cell>
          <table:table-cell office:value-type="float" office:value="20.5481245517731" calcext:value-type="float">
            <text:p>20.5481245517731</text:p>
          </table:table-cell>
          <table:table-cell office:value-type="float" office:value="20.6148388385773" calcext:value-type="float">
            <text:p>20.6148388385773</text:p>
          </table:table-cell>
          <table:table-cell office:value-type="float" office:value="20.6815533638" calcext:value-type="float">
            <text:p>20.6815533638</text:p>
          </table:table-cell>
          <table:table-cell office:value-type="float" office:value="20.7482676506042" calcext:value-type="float">
            <text:p>20.7482676506042</text:p>
          </table:table-cell>
          <table:table-cell office:value-type="float" office:value="20.7816247940063" calcext:value-type="float">
            <text:p>20.7816247940063</text:p>
          </table:table-cell>
          <table:table-cell office:value-type="float" office:value="20.8483390808105" calcext:value-type="float">
            <text:p>20.8483390808105</text:p>
          </table:table-cell>
          <table:table-cell office:value-type="float" office:value="20.8816962242126" calcext:value-type="float">
            <text:p>20.8816962242126</text:p>
          </table:table-cell>
          <table:table-cell office:value-type="float" office:value="20.9150533676147" calcext:value-type="float">
            <text:p>20.9150533676147</text:p>
          </table:table-cell>
          <table:table-cell office:value-type="float" office:value="20.9484105110168" calcext:value-type="float">
            <text:p>20.9484105110168</text:p>
          </table:table-cell>
          <table:table-cell office:value-type="float" office:value="20.9817676544189" calcext:value-type="float">
            <text:p>20.9817676544189</text:p>
          </table:table-cell>
          <table:table-cell office:value-type="float" office:value="21.015124797821" calcext:value-type="float">
            <text:p>21.015124797821</text:p>
          </table:table-cell>
          <table:table-cell office:value-type="float" office:value="21.0484819412231" calcext:value-type="float">
            <text:p>21.0484819412231</text:p>
          </table:table-cell>
          <table:table-cell office:value-type="float" office:value="21.1151962280273" calcext:value-type="float">
            <text:p>21.1151962280273</text:p>
          </table:table-cell>
          <table:table-cell office:value-type="float" office:value="21.1819105148315" calcext:value-type="float">
            <text:p>21.1819105148315</text:p>
          </table:table-cell>
          <table:table-cell office:value-type="float" office:value="21.2486245632172" calcext:value-type="float">
            <text:p>21.2486245632172</text:p>
          </table:table-cell>
          <table:table-cell office:value-type="float" office:value="21.3153388500214" calcext:value-type="float">
            <text:p>21.3153388500214</text:p>
          </table:table-cell>
          <table:table-cell office:value-type="float" office:value="21.3820531368256" calcext:value-type="float">
            <text:p>21.3820531368256</text:p>
          </table:table-cell>
          <table:table-cell office:value-type="float" office:value="21.4154102802277" calcext:value-type="float">
            <text:p>21.4154102802277</text:p>
          </table:table-cell>
          <table:table-cell office:value-type="float" office:value="21.4487674236298" calcext:value-type="float">
            <text:p>21.4487674236298</text:p>
          </table:table-cell>
          <table:table-cell office:value-type="float" office:value="21.515483379364" calcext:value-type="float">
            <text:p>21.515483379364</text:p>
          </table:table-cell>
          <table:table-cell office:value-type="float" office:value="21.5488414764404" calcext:value-type="float">
            <text:p>21.5488414764404</text:p>
          </table:table-cell>
          <table:table-cell office:value-type="float" office:value="21.5821995735168" calcext:value-type="float">
            <text:p>21.5821995735168</text:p>
          </table:table-cell>
          <table:table-cell office:value-type="float" office:value="21.6155576705933" calcext:value-type="float">
            <text:p>21.6155576705933</text:p>
          </table:table-cell>
          <table:table-cell office:value-type="float" office:value="21.6489155292511" calcext:value-type="float">
            <text:p>21.6489155292511</text:p>
          </table:table-cell>
          <table:table-cell office:value-type="float" office:value="21.6822738647461" calcext:value-type="float">
            <text:p>21.6822738647461</text:p>
          </table:table-cell>
          <table:table-cell table:number-columns-repeated="537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7575530098905" calcext:value-type="float">
            <text:p>0.157575530098905</text:p>
          </table:table-cell>
          <table:table-cell office:value-type="float" office:value="0.157512160620195" calcext:value-type="float">
            <text:p>0.157512160620195</text:p>
          </table:table-cell>
          <table:table-cell office:value-type="float" office:value="0.157647184989301" calcext:value-type="float">
            <text:p>0.157647184989301</text:p>
          </table:table-cell>
          <table:table-cell office:value-type="float" office:value="0.157715538302874" calcext:value-type="float">
            <text:p>0.157715538302874</text:p>
          </table:table-cell>
          <table:table-cell office:value-type="float" office:value="0.157719894302224" calcext:value-type="float">
            <text:p>0.157719894302224</text:p>
          </table:table-cell>
          <table:table-cell office:value-type="float" office:value="0.157574000714473" calcext:value-type="float">
            <text:p>0.157574000714473</text:p>
          </table:table-cell>
          <table:table-cell office:value-type="float" office:value="0.157601390467404" calcext:value-type="float">
            <text:p>0.157601390467404</text:p>
          </table:table-cell>
          <table:table-cell office:value-type="float" office:value="0.157600213956983" calcext:value-type="float">
            <text:p>0.157600213956983</text:p>
          </table:table-cell>
          <table:table-cell office:value-type="float" office:value="0.15752677916692" calcext:value-type="float">
            <text:p>0.15752677916692</text:p>
          </table:table-cell>
          <table:table-cell office:value-type="float" office:value="0.157446575908212" calcext:value-type="float">
            <text:p>0.157446575908212</text:p>
          </table:table-cell>
          <table:table-cell office:value-type="float" office:value="0.157609153848135" calcext:value-type="float">
            <text:p>0.157609153848135</text:p>
          </table:table-cell>
          <table:table-cell office:value-type="float" office:value="0.157589297076091" calcext:value-type="float">
            <text:p>0.157589297076091</text:p>
          </table:table-cell>
          <table:table-cell office:value-type="float" office:value="0.15769020447317" calcext:value-type="float">
            <text:p>0.15769020447317</text:p>
          </table:table-cell>
          <table:table-cell office:value-type="float" office:value="0.15759560915602" calcext:value-type="float">
            <text:p>0.15759560915602</text:p>
          </table:table-cell>
          <table:table-cell office:value-type="float" office:value="0.157581794415842" calcext:value-type="float">
            <text:p>0.157581794415842</text:p>
          </table:table-cell>
          <table:table-cell office:value-type="float" office:value="0.157527243700793" calcext:value-type="float">
            <text:p>0.157527243700793</text:p>
          </table:table-cell>
          <table:table-cell office:value-type="float" office:value="0.157621867320752" calcext:value-type="float">
            <text:p>0.157621867320752</text:p>
          </table:table-cell>
          <table:table-cell office:value-type="float" office:value="0.157714625272964" calcext:value-type="float">
            <text:p>0.157714625272964</text:p>
          </table:table-cell>
          <table:table-cell office:value-type="float" office:value="0.157551125562221" calcext:value-type="float">
            <text:p>0.157551125562221</text:p>
          </table:table-cell>
          <table:table-cell office:value-type="float" office:value="0.15766976062215" calcext:value-type="float">
            <text:p>0.15766976062215</text:p>
          </table:table-cell>
          <table:table-cell office:value-type="float" office:value="0.157624737319952" calcext:value-type="float">
            <text:p>0.157624737319952</text:p>
          </table:table-cell>
          <table:table-cell office:value-type="float" office:value="0.157576002789302" calcext:value-type="float">
            <text:p>0.157576002789302</text:p>
          </table:table-cell>
          <table:table-cell office:value-type="float" office:value="0.157598101618356" calcext:value-type="float">
            <text:p>0.157598101618356</text:p>
          </table:table-cell>
          <table:table-cell office:value-type="float" office:value="0.15764459423841" calcext:value-type="float">
            <text:p>0.15764459423841</text:p>
          </table:table-cell>
          <table:table-cell office:value-type="float" office:value="0.157607769199537" calcext:value-type="float">
            <text:p>0.157607769199537</text:p>
          </table:table-cell>
          <table:table-cell office:value-type="float" office:value="0.157534218445047" calcext:value-type="float">
            <text:p>0.157534218445047</text:p>
          </table:table-cell>
          <table:table-cell office:value-type="float" office:value="0.157506832191168" calcext:value-type="float">
            <text:p>0.157506832191168</text:p>
          </table:table-cell>
          <table:table-cell office:value-type="float" office:value="0.157593774406552" calcext:value-type="float">
            <text:p>0.157593774406552</text:p>
          </table:table-cell>
          <table:table-cell office:value-type="float" office:value="0.157720310044949" calcext:value-type="float">
            <text:p>0.157720310044949</text:p>
          </table:table-cell>
          <table:table-cell office:value-type="float" office:value="0.157599759207427" calcext:value-type="float">
            <text:p>0.157599759207427</text:p>
          </table:table-cell>
          <table:table-cell office:value-type="float" office:value="0.157544315388049" calcext:value-type="float">
            <text:p>0.157544315388049</text:p>
          </table:table-cell>
          <table:table-cell office:value-type="float" office:value="0.157661217372257" calcext:value-type="float">
            <text:p>0.157661217372257</text:p>
          </table:table-cell>
          <table:table-cell office:value-type="float" office:value="0.157570563018532" calcext:value-type="float">
            <text:p>0.157570563018532</text:p>
          </table:table-cell>
          <table:table-cell office:value-type="float" office:value="0.157629302624514" calcext:value-type="float">
            <text:p>0.157629302624514</text:p>
          </table:table-cell>
          <table:table-cell office:value-type="float" office:value="0.157622577720886" calcext:value-type="float">
            <text:p>0.157622577720886</text:p>
          </table:table-cell>
          <table:table-cell office:value-type="float" office:value="0.157716401083035" calcext:value-type="float">
            <text:p>0.157716401083035</text:p>
          </table:table-cell>
          <table:table-cell office:value-type="float" office:value="0.157720408686323" calcext:value-type="float">
            <text:p>0.157720408686323</text:p>
          </table:table-cell>
          <table:table-cell office:value-type="float" office:value="0.157526677714341" calcext:value-type="float">
            <text:p>0.157526677714341</text:p>
          </table:table-cell>
          <table:table-cell office:value-type="float" office:value="0.157615117510565" calcext:value-type="float">
            <text:p>0.157615117510565</text:p>
          </table:table-cell>
          <table:table-cell office:value-type="float" office:value="0.157681046418535" calcext:value-type="float">
            <text:p>0.157681046418535</text:p>
          </table:table-cell>
          <table:table-cell office:value-type="float" office:value="0.157555281170684" calcext:value-type="float">
            <text:p>0.157555281170684</text:p>
          </table:table-cell>
          <table:table-cell office:value-type="float" office:value="0.157558032759502" calcext:value-type="float">
            <text:p>0.157558032759502</text:p>
          </table:table-cell>
          <table:table-cell office:value-type="float" office:value="0.157733729597394" calcext:value-type="float">
            <text:p>0.157733729597394</text:p>
          </table:table-cell>
          <table:table-cell office:value-type="float" office:value="0.157531007312512" calcext:value-type="float">
            <text:p>0.157531007312512</text:p>
          </table:table-cell>
          <table:table-cell office:value-type="float" office:value="0.157412788433598" calcext:value-type="float">
            <text:p>0.157412788433598</text:p>
          </table:table-cell>
          <table:table-cell office:value-type="float" office:value="0.157173892307495" calcext:value-type="float">
            <text:p>0.157173892307495</text:p>
          </table:table-cell>
          <table:table-cell office:value-type="float" office:value="0.157539208466997" calcext:value-type="float">
            <text:p>0.157539208466997</text:p>
          </table:table-cell>
          <table:table-cell office:value-type="float" office:value="0.159921933080548" calcext:value-type="float">
            <text:p>0.159921933080548</text:p>
          </table:table-cell>
          <table:table-cell office:value-type="float" office:value="0.16176254432373" calcext:value-type="float">
            <text:p>0.16176254432373</text:p>
          </table:table-cell>
          <table:table-cell office:value-type="float" office:value="0.163414684363179" calcext:value-type="float">
            <text:p>0.163414684363179</text:p>
          </table:table-cell>
          <table:table-cell office:value-type="float" office:value="0.164219992633192" calcext:value-type="float">
            <text:p>0.164219992633192</text:p>
          </table:table-cell>
          <table:table-cell office:value-type="float" office:value="0.163684123442658" calcext:value-type="float">
            <text:p>0.163684123442658</text:p>
          </table:table-cell>
          <table:table-cell office:value-type="float" office:value="0.163207399093173" calcext:value-type="float">
            <text:p>0.163207399093173</text:p>
          </table:table-cell>
          <table:table-cell office:value-type="float" office:value="0.162847902875628" calcext:value-type="float">
            <text:p>0.162847902875628</text:p>
          </table:table-cell>
          <table:table-cell office:value-type="float" office:value="0.16033790225972" calcext:value-type="float">
            <text:p>0.16033790225972</text:p>
          </table:table-cell>
          <table:table-cell office:value-type="float" office:value="0.160331639764187" calcext:value-type="float">
            <text:p>0.160331639764187</text:p>
          </table:table-cell>
          <table:table-cell office:value-type="float" office:value="0.166915121143989" calcext:value-type="float">
            <text:p>0.166915121143989</text:p>
          </table:table-cell>
          <table:table-cell office:value-type="float" office:value="0.179875958055168" calcext:value-type="float">
            <text:p>0.179875958055168</text:p>
          </table:table-cell>
          <table:table-cell office:value-type="float" office:value="0.212182849460291" calcext:value-type="float">
            <text:p>0.212182849460291</text:p>
          </table:table-cell>
          <table:table-cell office:value-type="float" office:value="0.217701182260971" calcext:value-type="float">
            <text:p>0.217701182260971</text:p>
          </table:table-cell>
          <table:table-cell office:value-type="float" office:value="0.210495085561694" calcext:value-type="float">
            <text:p>0.210495085561694</text:p>
          </table:table-cell>
          <table:table-cell office:value-type="float" office:value="0.204727506602307" calcext:value-type="float">
            <text:p>0.204727506602307</text:p>
          </table:table-cell>
          <table:table-cell office:value-type="float" office:value="0.202397726112281" calcext:value-type="float">
            <text:p>0.202397726112281</text:p>
          </table:table-cell>
          <table:table-cell office:value-type="float" office:value="0.207834003399899" calcext:value-type="float">
            <text:p>0.207834003399899</text:p>
          </table:table-cell>
          <table:table-cell office:value-type="float" office:value="0.209790243286789" calcext:value-type="float">
            <text:p>0.209790243286789</text:p>
          </table:table-cell>
          <table:table-cell office:value-type="float" office:value="0.205756899865906" calcext:value-type="float">
            <text:p>0.205756899865906</text:p>
          </table:table-cell>
          <table:table-cell office:value-type="float" office:value="0.207904674778389" calcext:value-type="float">
            <text:p>0.207904674778389</text:p>
          </table:table-cell>
          <table:table-cell office:value-type="float" office:value="0.21115967747614" calcext:value-type="float">
            <text:p>0.21115967747614</text:p>
          </table:table-cell>
          <table:table-cell office:value-type="float" office:value="0.208855387845591" calcext:value-type="float">
            <text:p>0.208855387845591</text:p>
          </table:table-cell>
          <table:table-cell office:value-type="float" office:value="0.209308584590442" calcext:value-type="float">
            <text:p>0.209308584590442</text:p>
          </table:table-cell>
          <table:table-cell office:value-type="float" office:value="0.210985257932341" calcext:value-type="float">
            <text:p>0.210985257932341</text:p>
          </table:table-cell>
          <table:table-cell office:value-type="float" office:value="0.141364534145576" calcext:value-type="float">
            <text:p>0.141364534145576</text:p>
          </table:table-cell>
          <table:table-cell office:value-type="float" office:value="0.139847874680267" calcext:value-type="float">
            <text:p>0.139847874680267</text:p>
          </table:table-cell>
          <table:table-cell office:value-type="float" office:value="0.139569509226086" calcext:value-type="float">
            <text:p>0.139569509226086</text:p>
          </table:table-cell>
          <table:table-cell office:value-type="float" office:value="0.166701293336263" calcext:value-type="float">
            <text:p>0.166701293336263</text:p>
          </table:table-cell>
          <table:table-cell office:value-type="float" office:value="0.1727807915823" calcext:value-type="float">
            <text:p>0.1727807915823</text:p>
          </table:table-cell>
          <table:table-cell office:value-type="float" office:value="0.180247318154106" calcext:value-type="float">
            <text:p>0.180247318154106</text:p>
          </table:table-cell>
          <table:table-cell office:value-type="float" office:value="0.19318133220866" calcext:value-type="float">
            <text:p>0.19318133220866</text:p>
          </table:table-cell>
          <table:table-cell office:value-type="float" office:value="0.193805363042882" calcext:value-type="float">
            <text:p>0.193805363042882</text:p>
          </table:table-cell>
          <table:table-cell office:value-type="float" office:value="0.184977830414624" calcext:value-type="float">
            <text:p>0.184977830414624</text:p>
          </table:table-cell>
          <table:table-cell office:value-type="float" office:value="0.18184056952979" calcext:value-type="float">
            <text:p>0.18184056952979</text:p>
          </table:table-cell>
          <table:table-cell office:value-type="float" office:value="0.181232195718615" calcext:value-type="float">
            <text:p>0.181232195718615</text:p>
          </table:table-cell>
          <table:table-cell office:value-type="float" office:value="0.190377036308213" calcext:value-type="float">
            <text:p>0.190377036308213</text:p>
          </table:table-cell>
          <table:table-cell office:value-type="float" office:value="0.197794353988691" calcext:value-type="float">
            <text:p>0.197794353988691</text:p>
          </table:table-cell>
          <table:table-cell office:value-type="float" office:value="0.201110102770493" calcext:value-type="float">
            <text:p>0.201110102770493</text:p>
          </table:table-cell>
          <table:table-cell office:value-type="float" office:value="0.199027706063528" calcext:value-type="float">
            <text:p>0.199027706063528</text:p>
          </table:table-cell>
          <table:table-cell office:value-type="float" office:value="0.197590541015383" calcext:value-type="float">
            <text:p>0.197590541015383</text:p>
          </table:table-cell>
          <table:table-cell office:value-type="float" office:value="0.198124447446376" calcext:value-type="float">
            <text:p>0.198124447446376</text:p>
          </table:table-cell>
          <table:table-cell office:value-type="float" office:value="0.199794830182868" calcext:value-type="float">
            <text:p>0.199794830182868</text:p>
          </table:table-cell>
          <table:table-cell office:value-type="float" office:value="0.204185103689853" calcext:value-type="float">
            <text:p>0.204185103689853</text:p>
          </table:table-cell>
          <table:table-cell office:value-type="float" office:value="0.212633341538997" calcext:value-type="float">
            <text:p>0.212633341538997</text:p>
          </table:table-cell>
          <table:table-cell office:value-type="float" office:value="0.211814006176669" calcext:value-type="float">
            <text:p>0.211814006176669</text:p>
          </table:table-cell>
          <table:table-cell office:value-type="float" office:value="0.202462172083186" calcext:value-type="float">
            <text:p>0.202462172083186</text:p>
          </table:table-cell>
          <table:table-cell office:value-type="float" office:value="0.142441701791201" calcext:value-type="float">
            <text:p>0.142441701791201</text:p>
          </table:table-cell>
          <table:table-cell office:value-type="float" office:value="0.147191443765983" calcext:value-type="float">
            <text:p>0.147191443765983</text:p>
          </table:table-cell>
          <table:table-cell office:value-type="float" office:value="0.151822631340768" calcext:value-type="float">
            <text:p>0.151822631340768</text:p>
          </table:table-cell>
          <table:table-cell office:value-type="float" office:value="0.146557322441437" calcext:value-type="float">
            <text:p>0.146557322441437</text:p>
          </table:table-cell>
          <table:table-cell office:value-type="float" office:value="0.119532944674337" calcext:value-type="float">
            <text:p>0.119532944674337</text:p>
          </table:table-cell>
          <table:table-cell office:value-type="float" office:value="0.114633315033676" calcext:value-type="float">
            <text:p>0.114633315033676</text:p>
          </table:table-cell>
          <table:table-cell office:value-type="float" office:value="0.115189083248568" calcext:value-type="float">
            <text:p>0.115189083248568</text:p>
          </table:table-cell>
          <table:table-cell office:value-type="float" office:value="0.110740446315906" calcext:value-type="float">
            <text:p>0.110740446315906</text:p>
          </table:table-cell>
          <table:table-cell office:value-type="float" office:value="0.12610711144932" calcext:value-type="float">
            <text:p>0.12610711144932</text:p>
          </table:table-cell>
          <table:table-cell office:value-type="float" office:value="0.148213296785074" calcext:value-type="float">
            <text:p>0.148213296785074</text:p>
          </table:table-cell>
          <table:table-cell office:value-type="float" office:value="0.152282078026668" calcext:value-type="float">
            <text:p>0.152282078026668</text:p>
          </table:table-cell>
          <table:table-cell office:value-type="float" office:value="0.167694565498159" calcext:value-type="float">
            <text:p>0.167694565498159</text:p>
          </table:table-cell>
          <table:table-cell office:value-type="float" office:value="0.175012386531316" calcext:value-type="float">
            <text:p>0.175012386531316</text:p>
          </table:table-cell>
          <table:table-cell office:value-type="float" office:value="0.185642887243194" calcext:value-type="float">
            <text:p>0.185642887243194</text:p>
          </table:table-cell>
          <table:table-cell office:value-type="float" office:value="0.183520273574144" calcext:value-type="float">
            <text:p>0.183520273574144</text:p>
          </table:table-cell>
          <table:table-cell office:value-type="float" office:value="0.182872237841217" calcext:value-type="float">
            <text:p>0.182872237841217</text:p>
          </table:table-cell>
          <table:table-cell office:value-type="float" office:value="0.179804248817794" calcext:value-type="float">
            <text:p>0.179804248817794</text:p>
          </table:table-cell>
          <table:table-cell office:value-type="float" office:value="0.177425150769607" calcext:value-type="float">
            <text:p>0.177425150769607</text:p>
          </table:table-cell>
          <table:table-cell office:value-type="float" office:value="0.181804941126852" calcext:value-type="float">
            <text:p>0.181804941126852</text:p>
          </table:table-cell>
          <table:table-cell office:value-type="float" office:value="0.187824002259989" calcext:value-type="float">
            <text:p>0.187824002259989</text:p>
          </table:table-cell>
          <table:table-cell office:value-type="float" office:value="0.190090388583475" calcext:value-type="float">
            <text:p>0.190090388583475</text:p>
          </table:table-cell>
          <table:table-cell office:value-type="float" office:value="0.203489063827668" calcext:value-type="float">
            <text:p>0.203489063827668</text:p>
          </table:table-cell>
          <table:table-cell office:value-type="float" office:value="0.190983801902871" calcext:value-type="float">
            <text:p>0.190983801902871</text:p>
          </table:table-cell>
          <table:table-cell office:value-type="float" office:value="0.191446264626419" calcext:value-type="float">
            <text:p>0.191446264626419</text:p>
          </table:table-cell>
          <table:table-cell office:value-type="float" office:value="0.194572736514207" calcext:value-type="float">
            <text:p>0.194572736514207</text:p>
          </table:table-cell>
          <table:table-cell office:value-type="float" office:value="0.195469230104385" calcext:value-type="float">
            <text:p>0.195469230104385</text:p>
          </table:table-cell>
          <table:table-cell office:value-type="float" office:value="0.195866782474996" calcext:value-type="float">
            <text:p>0.195866782474996</text:p>
          </table:table-cell>
          <table:table-cell office:value-type="float" office:value="0.198565329710431" calcext:value-type="float">
            <text:p>0.198565329710431</text:p>
          </table:table-cell>
          <table:table-cell office:value-type="float" office:value="0.20594666782731" calcext:value-type="float">
            <text:p>0.20594666782731</text:p>
          </table:table-cell>
          <table:table-cell office:value-type="float" office:value="0.20296701396643" calcext:value-type="float">
            <text:p>0.20296701396643</text:p>
          </table:table-cell>
          <table:table-cell office:value-type="float" office:value="0.204491209385714" calcext:value-type="float">
            <text:p>0.204491209385714</text:p>
          </table:table-cell>
          <table:table-cell office:value-type="float" office:value="0.205641994307271" calcext:value-type="float">
            <text:p>0.205641994307271</text:p>
          </table:table-cell>
          <table:table-cell office:value-type="float" office:value="0.206585878599665" calcext:value-type="float">
            <text:p>0.206585878599665</text:p>
          </table:table-cell>
          <table:table-cell office:value-type="float" office:value="0.207089146426981" calcext:value-type="float">
            <text:p>0.207089146426981</text:p>
          </table:table-cell>
          <table:table-cell office:value-type="float" office:value="0.207154590117155" calcext:value-type="float">
            <text:p>0.207154590117155</text:p>
          </table:table-cell>
          <table:table-cell office:value-type="float" office:value="0.207104647764203" calcext:value-type="float">
            <text:p>0.207104647764203</text:p>
          </table:table-cell>
          <table:table-cell office:value-type="float" office:value="0.20496868970006" calcext:value-type="float">
            <text:p>0.20496868970006</text:p>
          </table:table-cell>
          <table:table-cell office:value-type="float" office:value="0.206324492069622" calcext:value-type="float">
            <text:p>0.206324492069622</text:p>
          </table:table-cell>
          <table:table-cell office:value-type="float" office:value="0.13018992501458" calcext:value-type="float">
            <text:p>0.13018992501458</text:p>
          </table:table-cell>
          <table:table-cell office:value-type="float" office:value="0.121479785147524" calcext:value-type="float">
            <text:p>0.121479785147524</text:p>
          </table:table-cell>
          <table:table-cell office:value-type="float" office:value="0.109616889056393" calcext:value-type="float">
            <text:p>0.109616889056393</text:p>
          </table:table-cell>
          <table:table-cell office:value-type="float" office:value="0.113226786357985" calcext:value-type="float">
            <text:p>0.113226786357985</text:p>
          </table:table-cell>
          <table:table-cell office:value-type="float" office:value="0.11402324084229" calcext:value-type="float">
            <text:p>0.11402324084229</text:p>
          </table:table-cell>
          <table:table-cell office:value-type="float" office:value="0.11875090588149" calcext:value-type="float">
            <text:p>0.11875090588149</text:p>
          </table:table-cell>
          <table:table-cell office:value-type="float" office:value="0.13797252758299" calcext:value-type="float">
            <text:p>0.13797252758299</text:p>
          </table:table-cell>
          <table:table-cell office:value-type="float" office:value="0.150278158869641" calcext:value-type="float">
            <text:p>0.150278158869641</text:p>
          </table:table-cell>
          <table:table-cell office:value-type="float" office:value="0.15600370144009" calcext:value-type="float">
            <text:p>0.15600370144009</text:p>
          </table:table-cell>
          <table:table-cell office:value-type="float" office:value="0.159955418462402" calcext:value-type="float">
            <text:p>0.159955418462402</text:p>
          </table:table-cell>
          <table:table-cell office:value-type="float" office:value="0.160715015700434" calcext:value-type="float">
            <text:p>0.160715015700434</text:p>
          </table:table-cell>
          <table:table-cell office:value-type="float" office:value="0.159180880091802" calcext:value-type="float">
            <text:p>0.159180880091802</text:p>
          </table:table-cell>
          <table:table-cell office:value-type="float" office:value="0.150409038984753" calcext:value-type="float">
            <text:p>0.150409038984753</text:p>
          </table:table-cell>
          <table:table-cell office:value-type="float" office:value="0.144542828885998" calcext:value-type="float">
            <text:p>0.144542828885998</text:p>
          </table:table-cell>
          <table:table-cell office:value-type="float" office:value="0.140731359387304" calcext:value-type="float">
            <text:p>0.140731359387304</text:p>
          </table:table-cell>
          <table:table-cell office:value-type="float" office:value="0.189631298190105" calcext:value-type="float">
            <text:p>0.189631298190105</text:p>
          </table:table-cell>
          <table:table-cell office:value-type="float" office:value="0.183425702257101" calcext:value-type="float">
            <text:p>0.183425702257101</text:p>
          </table:table-cell>
          <table:table-cell office:value-type="float" office:value="0.185503324115644" calcext:value-type="float">
            <text:p>0.185503324115644</text:p>
          </table:table-cell>
          <table:table-cell office:value-type="float" office:value="0.1862882633854" calcext:value-type="float">
            <text:p>0.1862882633854</text:p>
          </table:table-cell>
          <table:table-cell office:value-type="float" office:value="0.182268909266607" calcext:value-type="float">
            <text:p>0.182268909266607</text:p>
          </table:table-cell>
          <table:table-cell office:value-type="float" office:value="0.181154149291336" calcext:value-type="float">
            <text:p>0.181154149291336</text:p>
          </table:table-cell>
          <table:table-cell office:value-type="float" office:value="0.195795469915568" calcext:value-type="float">
            <text:p>0.195795469915568</text:p>
          </table:table-cell>
          <table:table-cell office:value-type="float" office:value="0.198168647243908" calcext:value-type="float">
            <text:p>0.198168647243908</text:p>
          </table:table-cell>
          <table:table-cell office:value-type="float" office:value="0.200130933199263" calcext:value-type="float">
            <text:p>0.200130933199263</text:p>
          </table:table-cell>
          <table:table-cell office:value-type="float" office:value="0.198250723838185" calcext:value-type="float">
            <text:p>0.198250723838185</text:p>
          </table:table-cell>
          <table:table-cell office:value-type="float" office:value="0.199072025217743" calcext:value-type="float">
            <text:p>0.199072025217743</text:p>
          </table:table-cell>
          <table:table-cell office:value-type="float" office:value="0.198004295753929" calcext:value-type="float">
            <text:p>0.198004295753929</text:p>
          </table:table-cell>
          <table:table-cell office:value-type="float" office:value="0.194592155508897" calcext:value-type="float">
            <text:p>0.194592155508897</text:p>
          </table:table-cell>
          <table:table-cell office:value-type="float" office:value="0.192229180225126" calcext:value-type="float">
            <text:p>0.192229180225126</text:p>
          </table:table-cell>
          <table:table-cell office:value-type="float" office:value="0.118217384915884" calcext:value-type="float">
            <text:p>0.118217384915884</text:p>
          </table:table-cell>
          <table:table-cell office:value-type="float" office:value="0.107483707221052" calcext:value-type="float">
            <text:p>0.107483707221052</text:p>
          </table:table-cell>
          <table:table-cell office:value-type="float" office:value="0.0952889529297964" calcext:value-type="float">
            <text:p>0.095288952929796</text:p>
          </table:table-cell>
          <table:table-cell office:value-type="float" office:value="0.0987128299982255" calcext:value-type="float">
            <text:p>0.098712829998226</text:p>
          </table:table-cell>
          <table:table-cell office:value-type="float" office:value="0.103096023817736" calcext:value-type="float">
            <text:p>0.103096023817736</text:p>
          </table:table-cell>
          <table:table-cell office:value-type="float" office:value="0.110110115104821" calcext:value-type="float">
            <text:p>0.110110115104821</text:p>
          </table:table-cell>
          <table:table-cell office:value-type="float" office:value="0.139015872749247" calcext:value-type="float">
            <text:p>0.139015872749247</text:p>
          </table:table-cell>
          <table:table-cell office:value-type="float" office:value="0.151257131072852" calcext:value-type="float">
            <text:p>0.151257131072852</text:p>
          </table:table-cell>
          <table:table-cell office:value-type="float" office:value="0.154833872012926" calcext:value-type="float">
            <text:p>0.154833872012926</text:p>
          </table:table-cell>
          <table:table-cell office:value-type="float" office:value="0.15289859607173" calcext:value-type="float">
            <text:p>0.15289859607173</text:p>
          </table:table-cell>
          <table:table-cell office:value-type="float" office:value="0.146716663912313" calcext:value-type="float">
            <text:p>0.146716663912313</text:p>
          </table:table-cell>
          <table:table-cell office:value-type="float" office:value="0.147452276488074" calcext:value-type="float">
            <text:p>0.147452276488074</text:p>
          </table:table-cell>
          <table:table-cell office:value-type="float" office:value="0.175172738594637" calcext:value-type="float">
            <text:p>0.175172738594637</text:p>
          </table:table-cell>
          <table:table-cell office:value-type="float" office:value="0.18480745873864" calcext:value-type="float">
            <text:p>0.18480745873864</text:p>
          </table:table-cell>
          <table:table-cell office:value-type="float" office:value="0.186511266591372" calcext:value-type="float">
            <text:p>0.186511266591372</text:p>
          </table:table-cell>
          <table:table-cell office:value-type="float" office:value="0.191515547626814" calcext:value-type="float">
            <text:p>0.191515547626814</text:p>
          </table:table-cell>
          <table:table-cell office:value-type="float" office:value="0.195908751173493" calcext:value-type="float">
            <text:p>0.195908751173493</text:p>
          </table:table-cell>
          <table:table-cell office:value-type="float" office:value="0.197702488698988" calcext:value-type="float">
            <text:p>0.197702488698988</text:p>
          </table:table-cell>
          <table:table-cell office:value-type="float" office:value="0.200130335677873" calcext:value-type="float">
            <text:p>0.200130335677873</text:p>
          </table:table-cell>
          <table:table-cell office:value-type="float" office:value="0.202298230047606" calcext:value-type="float">
            <text:p>0.202298230047606</text:p>
          </table:table-cell>
          <table:table-cell office:value-type="float" office:value="0.200534376865191" calcext:value-type="float">
            <text:p>0.200534376865191</text:p>
          </table:table-cell>
          <table:table-cell office:value-type="float" office:value="0.199811689310166" calcext:value-type="float">
            <text:p>0.199811689310166</text:p>
          </table:table-cell>
          <table:table-cell office:value-type="float" office:value="0.201725178418104" calcext:value-type="float">
            <text:p>0.201725178418104</text:p>
          </table:table-cell>
          <table:table-cell office:value-type="float" office:value="0.202144847078195" calcext:value-type="float">
            <text:p>0.202144847078195</text:p>
          </table:table-cell>
          <table:table-cell office:value-type="float" office:value="0.137322941445412" calcext:value-type="float">
            <text:p>0.137322941445412</text:p>
          </table:table-cell>
          <table:table-cell office:value-type="float" office:value="0.129650342407519" calcext:value-type="float">
            <text:p>0.129650342407519</text:p>
          </table:table-cell>
          <table:table-cell office:value-type="float" office:value="0.125401302884997" calcext:value-type="float">
            <text:p>0.125401302884997</text:p>
          </table:table-cell>
          <table:table-cell office:value-type="float" office:value="0.115014653585622" calcext:value-type="float">
            <text:p>0.115014653585622</text:p>
          </table:table-cell>
          <table:table-cell office:value-type="float" office:value="0.111510135197449" calcext:value-type="float">
            <text:p>0.111510135197449</text:p>
          </table:table-cell>
          <table:table-cell office:value-type="float" office:value="0.117438835108864" calcext:value-type="float">
            <text:p>0.117438835108864</text:p>
          </table:table-cell>
          <table:table-cell office:value-type="float" office:value="0.112383962340048" calcext:value-type="float">
            <text:p>0.112383962340048</text:p>
          </table:table-cell>
          <table:table-cell office:value-type="float" office:value="0.115232548474842" calcext:value-type="float">
            <text:p>0.115232548474842</text:p>
          </table:table-cell>
          <table:table-cell office:value-type="float" office:value="0.113506890475477" calcext:value-type="float">
            <text:p>0.113506890475477</text:p>
          </table:table-cell>
          <table:table-cell office:value-type="float" office:value="0.116927938711285" calcext:value-type="float">
            <text:p>0.116927938711285</text:p>
          </table:table-cell>
          <table:table-cell office:value-type="float" office:value="0.12276364413831" calcext:value-type="float">
            <text:p>0.12276364413831</text:p>
          </table:table-cell>
          <table:table-cell office:value-type="float" office:value="0.126565846424956" calcext:value-type="float">
            <text:p>0.126565846424956</text:p>
          </table:table-cell>
          <table:table-cell office:value-type="float" office:value="0.133288816075558" calcext:value-type="float">
            <text:p>0.133288816075558</text:p>
          </table:table-cell>
          <table:table-cell office:value-type="float" office:value="0.140115034306135" calcext:value-type="float">
            <text:p>0.140115034306135</text:p>
          </table:table-cell>
          <table:table-cell office:value-type="float" office:value="0.146558420492847" calcext:value-type="float">
            <text:p>0.146558420492847</text:p>
          </table:table-cell>
          <table:table-cell office:value-type="float" office:value="0.147736209469324" calcext:value-type="float">
            <text:p>0.147736209469324</text:p>
          </table:table-cell>
          <table:table-cell office:value-type="float" office:value="0.140235386341632" calcext:value-type="float">
            <text:p>0.140235386341632</text:p>
          </table:table-cell>
          <table:table-cell office:value-type="float" office:value="0.129431050468843" calcext:value-type="float">
            <text:p>0.129431050468843</text:p>
          </table:table-cell>
          <table:table-cell office:value-type="float" office:value="0.132938673128683" calcext:value-type="float">
            <text:p>0.132938673128683</text:p>
          </table:table-cell>
          <table:table-cell office:value-type="float" office:value="0.150527163981932" calcext:value-type="float">
            <text:p>0.150527163981932</text:p>
          </table:table-cell>
          <table:table-cell office:value-type="float" office:value="0.190994305540161" calcext:value-type="float">
            <text:p>0.190994305540161</text:p>
          </table:table-cell>
          <table:table-cell office:value-type="float" office:value="0.200475198741965" calcext:value-type="float">
            <text:p>0.200475198741965</text:p>
          </table:table-cell>
          <table:table-cell office:value-type="float" office:value="0.204041180476277" calcext:value-type="float">
            <text:p>0.204041180476277</text:p>
          </table:table-cell>
          <table:table-cell office:value-type="float" office:value="0.211139941662814" calcext:value-type="float">
            <text:p>0.211139941662814</text:p>
          </table:table-cell>
          <table:table-cell office:value-type="float" office:value="0.211958950871712" calcext:value-type="float">
            <text:p>0.211958950871712</text:p>
          </table:table-cell>
          <table:table-cell office:value-type="float" office:value="0.214836907811881" calcext:value-type="float">
            <text:p>0.214836907811881</text:p>
          </table:table-cell>
          <table:table-cell office:value-type="float" office:value="0.173322518651528" calcext:value-type="float">
            <text:p>0.173322518651528</text:p>
          </table:table-cell>
          <table:table-cell office:value-type="float" office:value="0.173360276536564" calcext:value-type="float">
            <text:p>0.173360276536564</text:p>
          </table:table-cell>
          <table:table-cell office:value-type="float" office:value="0.17736407387684" calcext:value-type="float">
            <text:p>0.17736407387684</text:p>
          </table:table-cell>
          <table:table-cell office:value-type="float" office:value="0.177091800041888" calcext:value-type="float">
            <text:p>0.177091800041888</text:p>
          </table:table-cell>
          <table:table-cell office:value-type="float" office:value="0.176429206052078" calcext:value-type="float">
            <text:p>0.176429206052078</text:p>
          </table:table-cell>
          <table:table-cell office:value-type="float" office:value="0.177433527731896" calcext:value-type="float">
            <text:p>0.177433527731896</text:p>
          </table:table-cell>
          <table:table-cell office:value-type="float" office:value="0.17742161574564" calcext:value-type="float">
            <text:p>0.17742161574564</text:p>
          </table:table-cell>
          <table:table-cell office:value-type="float" office:value="0.176922064644776" calcext:value-type="float">
            <text:p>0.176922064644776</text:p>
          </table:table-cell>
          <table:table-cell office:value-type="float" office:value="0.177314186973422" calcext:value-type="float">
            <text:p>0.177314186973422</text:p>
          </table:table-cell>
          <table:table-cell office:value-type="float" office:value="0.176598137681962" calcext:value-type="float">
            <text:p>0.176598137681962</text:p>
          </table:table-cell>
          <table:table-cell office:value-type="float" office:value="0.176363600533879" calcext:value-type="float">
            <text:p>0.176363600533879</text:p>
          </table:table-cell>
          <table:table-cell office:value-type="float" office:value="0.176138431504465" calcext:value-type="float">
            <text:p>0.176138431504465</text:p>
          </table:table-cell>
          <table:table-cell office:value-type="float" office:value="0.175712425037729" calcext:value-type="float">
            <text:p>0.175712425037729</text:p>
          </table:table-cell>
          <table:table-cell office:value-type="float" office:value="0.175961813309076" calcext:value-type="float">
            <text:p>0.175961813309076</text:p>
          </table:table-cell>
          <table:table-cell office:value-type="float" office:value="0.175797811184023" calcext:value-type="float">
            <text:p>0.175797811184023</text:p>
          </table:table-cell>
          <table:table-cell office:value-type="float" office:value="0.175662635129201" calcext:value-type="float">
            <text:p>0.175662635129201</text:p>
          </table:table-cell>
          <table:table-cell office:value-type="float" office:value="0.175955332048366" calcext:value-type="float">
            <text:p>0.175955332048366</text:p>
          </table:table-cell>
          <table:table-cell office:value-type="float" office:value="0.176301233553662" calcext:value-type="float">
            <text:p>0.176301233553662</text:p>
          </table:table-cell>
          <table:table-cell office:value-type="float" office:value="0.176995229358916" calcext:value-type="float">
            <text:p>0.176995229358916</text:p>
          </table:table-cell>
          <table:table-cell office:value-type="float" office:value="0.177104577409734" calcext:value-type="float">
            <text:p>0.177104577409734</text:p>
          </table:table-cell>
          <table:table-cell office:value-type="float" office:value="0.177442472554434" calcext:value-type="float">
            <text:p>0.177442472554434</text:p>
          </table:table-cell>
          <table:table-cell office:value-type="float" office:value="0.177711062869936" calcext:value-type="float">
            <text:p>0.177711062869936</text:p>
          </table:table-cell>
          <table:table-cell office:value-type="float" office:value="0.177708133339215" calcext:value-type="float">
            <text:p>0.177708133339215</text:p>
          </table:table-cell>
          <table:table-cell office:value-type="float" office:value="0.177743033321121" calcext:value-type="float">
            <text:p>0.177743033321121</text:p>
          </table:table-cell>
          <table:table-cell office:value-type="float" office:value="0.177718716909691" calcext:value-type="float">
            <text:p>0.177718716909691</text:p>
          </table:table-cell>
          <table:table-cell office:value-type="float" office:value="0.177661159429677" calcext:value-type="float">
            <text:p>0.177661159429677</text:p>
          </table:table-cell>
          <table:table-cell office:value-type="float" office:value="0.17770534242774" calcext:value-type="float">
            <text:p>0.17770534242774</text:p>
          </table:table-cell>
          <table:table-cell office:value-type="float" office:value="0.177596866685709" calcext:value-type="float">
            <text:p>0.177596866685709</text:p>
          </table:table-cell>
          <table:table-cell office:value-type="float" office:value="0.177634872101594" calcext:value-type="float">
            <text:p>0.177634872101594</text:p>
          </table:table-cell>
          <table:table-cell office:value-type="float" office:value="0.177717075277136" calcext:value-type="float">
            <text:p>0.177717075277136</text:p>
          </table:table-cell>
          <table:table-cell office:value-type="float" office:value="0.177661352224194" calcext:value-type="float">
            <text:p>0.177661352224194</text:p>
          </table:table-cell>
          <table:table-cell office:value-type="float" office:value="0.177730684377193" calcext:value-type="float">
            <text:p>0.177730684377193</text:p>
          </table:table-cell>
          <table:table-cell office:value-type="float" office:value="0.177531323299459" calcext:value-type="float">
            <text:p>0.177531323299459</text:p>
          </table:table-cell>
          <table:table-cell office:value-type="float" office:value="0.177825044195935" calcext:value-type="float">
            <text:p>0.177825044195935</text:p>
          </table:table-cell>
          <table:table-cell office:value-type="float" office:value="0.177799946961045" calcext:value-type="float">
            <text:p>0.177799946961045</text:p>
          </table:table-cell>
          <table:table-cell office:value-type="float" office:value="0.177829527489186" calcext:value-type="float">
            <text:p>0.177829527489186</text:p>
          </table:table-cell>
          <table:table-cell office:value-type="float" office:value="0.177711121207373" calcext:value-type="float">
            <text:p>0.177711121207373</text:p>
          </table:table-cell>
          <table:table-cell office:value-type="float" office:value="0.177814526675518" calcext:value-type="float">
            <text:p>0.177814526675518</text:p>
          </table:table-cell>
          <table:table-cell office:value-type="float" office:value="0.177792321798153" calcext:value-type="float">
            <text:p>0.177792321798153</text:p>
          </table:table-cell>
          <table:table-cell office:value-type="float" office:value="0.177670115679986" calcext:value-type="float">
            <text:p>0.177670115679986</text:p>
          </table:table-cell>
          <table:table-cell office:value-type="float" office:value="0.177834877872871" calcext:value-type="float">
            <text:p>0.177834877872871</text:p>
          </table:table-cell>
          <table:table-cell office:value-type="float" office:value="0.177958264565697" calcext:value-type="float">
            <text:p>0.177958264565697</text:p>
          </table:table-cell>
          <table:table-cell office:value-type="float" office:value="0.177507883779817" calcext:value-type="float">
            <text:p>0.177507883779817</text:p>
          </table:table-cell>
          <table:table-cell office:value-type="float" office:value="0.177671709511201" calcext:value-type="float">
            <text:p>0.177671709511201</text:p>
          </table:table-cell>
          <table:table-cell office:value-type="float" office:value="0.177685829590804" calcext:value-type="float">
            <text:p>0.177685829590804</text:p>
          </table:table-cell>
          <table:table-cell office:value-type="float" office:value="0.177675310580879" calcext:value-type="float">
            <text:p>0.177675310580879</text:p>
          </table:table-cell>
          <table:table-cell office:value-type="float" office:value="0.177578848364623" calcext:value-type="float">
            <text:p>0.177578848364623</text:p>
          </table:table-cell>
          <table:table-cell office:value-type="float" office:value="0.177738766947558" calcext:value-type="float">
            <text:p>0.177738766947558</text:p>
          </table:table-cell>
          <table:table-cell office:value-type="float" office:value="0.177716374763511" calcext:value-type="float">
            <text:p>0.177716374763511</text:p>
          </table:table-cell>
          <table:table-cell office:value-type="float" office:value="0.177830080780231" calcext:value-type="float">
            <text:p>0.177830080780231</text:p>
          </table:table-cell>
          <table:table-cell office:value-type="float" office:value="0.178031293264844" calcext:value-type="float">
            <text:p>0.178031293264844</text:p>
          </table:table-cell>
          <table:table-cell office:value-type="float" office:value="0.177816478849822" calcext:value-type="float">
            <text:p>0.177816478849822</text:p>
          </table:table-cell>
          <table:table-cell office:value-type="float" office:value="0.177761237490615" calcext:value-type="float">
            <text:p>0.177761237490615</text:p>
          </table:table-cell>
          <table:table-cell office:value-type="float" office:value="0.177677336727227" calcext:value-type="float">
            <text:p>0.177677336727227</text:p>
          </table:table-cell>
          <table:table-cell office:value-type="float" office:value="0.177678908120514" calcext:value-type="float">
            <text:p>0.177678908120514</text:p>
          </table:table-cell>
          <table:table-cell office:value-type="float" office:value="0.177666760933375" calcext:value-type="float">
            <text:p>0.177666760933375</text:p>
          </table:table-cell>
          <table:table-cell office:value-type="float" office:value="0.177707569105297" calcext:value-type="float">
            <text:p>0.177707569105297</text:p>
          </table:table-cell>
          <table:table-cell office:value-type="float" office:value="0.177672350371271" calcext:value-type="float">
            <text:p>0.177672350371271</text:p>
          </table:table-cell>
          <table:table-cell office:value-type="float" office:value="0.177655363590949" calcext:value-type="float">
            <text:p>0.177655363590949</text:p>
          </table:table-cell>
          <table:table-cell office:value-type="float" office:value="0.177726732980882" calcext:value-type="float">
            <text:p>0.177726732980882</text:p>
          </table:table-cell>
          <table:table-cell office:value-type="float" office:value="0.177741859370793" calcext:value-type="float">
            <text:p>0.177741859370793</text:p>
          </table:table-cell>
          <table:table-cell office:value-type="float" office:value="0.177696278945254" calcext:value-type="float">
            <text:p>0.177696278945254</text:p>
          </table:table-cell>
          <table:table-cell office:value-type="float" office:value="0.17769472378055" calcext:value-type="float">
            <text:p>0.17769472378055</text:p>
          </table:table-cell>
          <table:table-cell office:value-type="float" office:value="0.177656226210954" calcext:value-type="float">
            <text:p>0.177656226210954</text:p>
          </table:table-cell>
          <table:table-cell office:value-type="float" office:value="0.177519766055476" calcext:value-type="float">
            <text:p>0.177519766055476</text:p>
          </table:table-cell>
          <table:table-cell office:value-type="float" office:value="0.177656336444315" calcext:value-type="float">
            <text:p>0.177656336444315</text:p>
          </table:table-cell>
          <table:table-cell office:value-type="float" office:value="0.17772462169848" calcext:value-type="float">
            <text:p>0.17772462169848</text:p>
          </table:table-cell>
          <table:table-cell office:value-type="float" office:value="0.177595218711826" calcext:value-type="float">
            <text:p>0.177595218711826</text:p>
          </table:table-cell>
          <table:table-cell office:value-type="float" office:value="0.177676345936848" calcext:value-type="float">
            <text:p>0.177676345936848</text:p>
          </table:table-cell>
          <table:table-cell office:value-type="float" office:value="0.177557679081376" calcext:value-type="float">
            <text:p>0.177557679081376</text:p>
          </table:table-cell>
          <table:table-cell office:value-type="float" office:value="0.177608978378275" calcext:value-type="float">
            <text:p>0.177608978378275</text:p>
          </table:table-cell>
          <table:table-cell office:value-type="float" office:value="0.177667612079237" calcext:value-type="float">
            <text:p>0.177667612079237</text:p>
          </table:table-cell>
          <table:table-cell office:value-type="float" office:value="0.177589348029343" calcext:value-type="float">
            <text:p>0.177589348029343</text:p>
          </table:table-cell>
          <table:table-cell office:value-type="float" office:value="0.177459096926741" calcext:value-type="float">
            <text:p>0.177459096926741</text:p>
          </table:table-cell>
          <table:table-cell office:value-type="float" office:value="0.177721989823318" calcext:value-type="float">
            <text:p>0.177721989823318</text:p>
          </table:table-cell>
          <table:table-cell office:value-type="float" office:value="0.177604868366034" calcext:value-type="float">
            <text:p>0.177604868366034</text:p>
          </table:table-cell>
          <table:table-cell office:value-type="float" office:value="0.177785024526753" calcext:value-type="float">
            <text:p>0.177785024526753</text:p>
          </table:table-cell>
          <table:table-cell office:value-type="float" office:value="0.177639415769887" calcext:value-type="float">
            <text:p>0.177639415769887</text:p>
          </table:table-cell>
          <table:table-cell office:value-type="float" office:value="0.177552788090925" calcext:value-type="float">
            <text:p>0.177552788090925</text:p>
          </table:table-cell>
          <table:table-cell office:value-type="float" office:value="0.177568670046988" calcext:value-type="float">
            <text:p>0.177568670046988</text:p>
          </table:table-cell>
          <table:table-cell office:value-type="float" office:value="0.177675353865693" calcext:value-type="float">
            <text:p>0.177675353865693</text:p>
          </table:table-cell>
          <table:table-cell office:value-type="float" office:value="0.177435699253857" calcext:value-type="float">
            <text:p>0.177435699253857</text:p>
          </table:table-cell>
          <table:table-cell office:value-type="float" office:value="0.17781294374282" calcext:value-type="float">
            <text:p>0.17781294374282</text:p>
          </table:table-cell>
          <table:table-cell office:value-type="float" office:value="0.177930696092972" calcext:value-type="float">
            <text:p>0.177930696092972</text:p>
          </table:table-cell>
          <table:table-cell office:value-type="float" office:value="0.177544869650047" calcext:value-type="float">
            <text:p>0.177544869650047</text:p>
          </table:table-cell>
          <table:table-cell office:value-type="float" office:value="0.17766246705069" calcext:value-type="float">
            <text:p>0.17766246705069</text:p>
          </table:table-cell>
          <table:table-cell office:value-type="float" office:value="0.177756251292562" calcext:value-type="float">
            <text:p>0.177756251292562</text:p>
          </table:table-cell>
          <table:table-cell office:value-type="float" office:value="0.177654284956027" calcext:value-type="float">
            <text:p>0.177654284956027</text:p>
          </table:table-cell>
          <table:table-cell office:value-type="float" office:value="0.177482833784185" calcext:value-type="float">
            <text:p>0.177482833784185</text:p>
          </table:table-cell>
          <table:table-cell office:value-type="float" office:value="0.177366268812078" calcext:value-type="float">
            <text:p>0.177366268812078</text:p>
          </table:table-cell>
          <table:table-cell office:value-type="float" office:value="0.177781934747794" calcext:value-type="float">
            <text:p>0.177781934747794</text:p>
          </table:table-cell>
          <table:table-cell office:value-type="float" office:value="0.177785791862181" calcext:value-type="float">
            <text:p>0.177785791862181</text:p>
          </table:table-cell>
          <table:table-cell office:value-type="float" office:value="0.177729798110178" calcext:value-type="float">
            <text:p>0.177729798110178</text:p>
          </table:table-cell>
          <table:table-cell office:value-type="float" office:value="0.177797223536827" calcext:value-type="float">
            <text:p>0.177797223536827</text:p>
          </table:table-cell>
          <table:table-cell office:value-type="float" office:value="0.177826188261054" calcext:value-type="float">
            <text:p>0.177826188261054</text:p>
          </table:table-cell>
          <table:table-cell office:value-type="float" office:value="0.177666904369266" calcext:value-type="float">
            <text:p>0.177666904369266</text:p>
          </table:table-cell>
          <table:table-cell table:number-columns-repeated="537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1501227690869" calcext:value-type="float">
            <text:p>-0.011501227690869</text:p>
          </table:table-cell>
          <table:table-cell office:value-type="float" office:value="-0.0114994149728254" calcext:value-type="float">
            <text:p>-0.011499414972826</text:p>
          </table:table-cell>
          <table:table-cell office:value-type="float" office:value="-0.0114925979512014" calcext:value-type="float">
            <text:p>-0.011492597951201</text:p>
          </table:table-cell>
          <table:table-cell office:value-type="float" office:value="-0.0114999401775102" calcext:value-type="float">
            <text:p>-0.01149994017751</text:p>
          </table:table-cell>
          <table:table-cell office:value-type="float" office:value="-0.0114994393416293" calcext:value-type="float">
            <text:p>-0.011499439341629</text:p>
          </table:table-cell>
          <table:table-cell office:value-type="float" office:value="-0.0114939708451838" calcext:value-type="float">
            <text:p>-0.011493970845184</text:p>
          </table:table-cell>
          <table:table-cell office:value-type="float" office:value="-0.0115027972516518" calcext:value-type="float">
            <text:p>-0.011502797251652</text:p>
          </table:table-cell>
          <table:table-cell office:value-type="float" office:value="-0.0115054958389642" calcext:value-type="float">
            <text:p>-0.011505495838964</text:p>
          </table:table-cell>
          <table:table-cell office:value-type="float" office:value="-0.0115004915710562" calcext:value-type="float">
            <text:p>-0.011500491571056</text:p>
          </table:table-cell>
          <table:table-cell office:value-type="float" office:value="-0.0114871781263955" calcext:value-type="float">
            <text:p>-0.011487178126396</text:p>
          </table:table-cell>
          <table:table-cell office:value-type="float" office:value="-0.0115084206035476" calcext:value-type="float">
            <text:p>-0.011508420603548</text:p>
          </table:table-cell>
          <table:table-cell office:value-type="float" office:value="-0.0115050039096147" calcext:value-type="float">
            <text:p>-0.011505003909615</text:p>
          </table:table-cell>
          <table:table-cell office:value-type="float" office:value="-0.0115086319734131" calcext:value-type="float">
            <text:p>-0.011508631973413</text:p>
          </table:table-cell>
          <table:table-cell office:value-type="float" office:value="-0.0114903319341321" calcext:value-type="float">
            <text:p>-0.011490331934132</text:p>
          </table:table-cell>
          <table:table-cell office:value-type="float" office:value="-0.0114989476973685" calcext:value-type="float">
            <text:p>-0.011498947697369</text:p>
          </table:table-cell>
          <table:table-cell office:value-type="float" office:value="-0.0114929517980028" calcext:value-type="float">
            <text:p>-0.011492951798003</text:p>
          </table:table-cell>
          <table:table-cell office:value-type="float" office:value="-0.0115068807987105" calcext:value-type="float">
            <text:p>-0.011506880798711</text:p>
          </table:table-cell>
          <table:table-cell office:value-type="float" office:value="-0.0114965141234303" calcext:value-type="float">
            <text:p>-0.01149651412343</text:p>
          </table:table-cell>
          <table:table-cell office:value-type="float" office:value="-0.0115004238016648" calcext:value-type="float">
            <text:p>-0.011500423801665</text:p>
          </table:table-cell>
          <table:table-cell office:value-type="float" office:value="-0.0114973895147603" calcext:value-type="float">
            <text:p>-0.01149738951476</text:p>
          </table:table-cell>
          <table:table-cell office:value-type="float" office:value="-0.0115087051317909" calcext:value-type="float">
            <text:p>-0.011508705131791</text:p>
          </table:table-cell>
          <table:table-cell office:value-type="float" office:value="-0.0114967018268692" calcext:value-type="float">
            <text:p>-0.011496701826869</text:p>
          </table:table-cell>
          <table:table-cell office:value-type="float" office:value="-0.0114945473218412" calcext:value-type="float">
            <text:p>-0.011494547321841</text:p>
          </table:table-cell>
          <table:table-cell office:value-type="float" office:value="-0.0114972272762199" calcext:value-type="float">
            <text:p>-0.01149722727622</text:p>
          </table:table-cell>
          <table:table-cell office:value-type="float" office:value="-0.0115043785352522" calcext:value-type="float">
            <text:p>-0.011504378535252</text:p>
          </table:table-cell>
          <table:table-cell office:value-type="float" office:value="-0.0115053939834357" calcext:value-type="float">
            <text:p>-0.011505393983436</text:p>
          </table:table-cell>
          <table:table-cell office:value-type="float" office:value="-0.0115071112894414" calcext:value-type="float">
            <text:p>-0.011507111289441</text:p>
          </table:table-cell>
          <table:table-cell office:value-type="float" office:value="-0.0114990324980363" calcext:value-type="float">
            <text:p>-0.011499032498036</text:p>
          </table:table-cell>
          <table:table-cell office:value-type="float" office:value="-0.0114994811322563" calcext:value-type="float">
            <text:p>-0.011499481132256</text:p>
          </table:table-cell>
          <table:table-cell office:value-type="float" office:value="-0.0115057250372182" calcext:value-type="float">
            <text:p>-0.011505725037218</text:p>
          </table:table-cell>
          <table:table-cell office:value-type="float" office:value="-0.0115078445776055" calcext:value-type="float">
            <text:p>-0.011507844577606</text:p>
          </table:table-cell>
          <table:table-cell office:value-type="float" office:value="-0.0115066143190268" calcext:value-type="float">
            <text:p>-0.011506614319027</text:p>
          </table:table-cell>
          <table:table-cell office:value-type="float" office:value="-0.0114976385154934" calcext:value-type="float">
            <text:p>-0.011497638515493</text:p>
          </table:table-cell>
          <table:table-cell office:value-type="float" office:value="-0.0115078509015436" calcext:value-type="float">
            <text:p>-0.011507850901544</text:p>
          </table:table-cell>
          <table:table-cell office:value-type="float" office:value="-0.0115135051807384" calcext:value-type="float">
            <text:p>-0.011513505180738</text:p>
          </table:table-cell>
          <table:table-cell office:value-type="float" office:value="-0.0114994748898376" calcext:value-type="float">
            <text:p>-0.011499474889838</text:p>
          </table:table-cell>
          <table:table-cell office:value-type="float" office:value="-0.0114951038567503" calcext:value-type="float">
            <text:p>-0.01149510385675</text:p>
          </table:table-cell>
          <table:table-cell office:value-type="float" office:value="-0.0114963117049064" calcext:value-type="float">
            <text:p>-0.011496311704906</text:p>
          </table:table-cell>
          <table:table-cell office:value-type="float" office:value="-0.0115061005389832" calcext:value-type="float">
            <text:p>-0.011506100538983</text:p>
          </table:table-cell>
          <table:table-cell office:value-type="float" office:value="-0.0115198300063068" calcext:value-type="float">
            <text:p>-0.011519830006307</text:p>
          </table:table-cell>
          <table:table-cell office:value-type="float" office:value="-0.0114968340359816" calcext:value-type="float">
            <text:p>-0.011496834035982</text:p>
          </table:table-cell>
          <table:table-cell office:value-type="float" office:value="-0.0114857146592044" calcext:value-type="float">
            <text:p>-0.011485714659204</text:p>
          </table:table-cell>
          <table:table-cell office:value-type="float" office:value="-0.0115061818655829" calcext:value-type="float">
            <text:p>-0.011506181865583</text:p>
          </table:table-cell>
          <table:table-cell office:value-type="float" office:value="-0.0115065441680019" calcext:value-type="float">
            <text:p>-0.011506544168002</text:p>
          </table:table-cell>
          <table:table-cell office:value-type="float" office:value="-0.0112559410140595" calcext:value-type="float">
            <text:p>-0.01125594101406</text:p>
          </table:table-cell>
          <table:table-cell office:value-type="float" office:value="-0.0112316837464681" calcext:value-type="float">
            <text:p>-0.011231683746468</text:p>
          </table:table-cell>
          <table:table-cell office:value-type="float" office:value="-0.0108223581090136" calcext:value-type="float">
            <text:p>-0.010822358109014</text:p>
          </table:table-cell>
          <table:table-cell office:value-type="float" office:value="-0.0113655154819485" calcext:value-type="float">
            <text:p>-0.011365515481949</text:p>
          </table:table-cell>
          <table:table-cell office:value-type="float" office:value="-0.0122354438770465" calcext:value-type="float">
            <text:p>-0.012235443877047</text:p>
          </table:table-cell>
          <table:table-cell office:value-type="float" office:value="-0.0130003502050361" calcext:value-type="float">
            <text:p>-0.013000350205036</text:p>
          </table:table-cell>
          <table:table-cell office:value-type="float" office:value="-0.0140069376329559" calcext:value-type="float">
            <text:p>-0.014006937632956</text:p>
          </table:table-cell>
          <table:table-cell office:value-type="float" office:value="-0.0140590306723315" calcext:value-type="float">
            <text:p>-0.014059030672332</text:p>
          </table:table-cell>
          <table:table-cell office:value-type="float" office:value="-0.0141625621357428" calcext:value-type="float">
            <text:p>-0.014162562135743</text:p>
          </table:table-cell>
          <table:table-cell office:value-type="float" office:value="-0.0137317932468706" calcext:value-type="float">
            <text:p>-0.013731793246871</text:p>
          </table:table-cell>
          <table:table-cell office:value-type="float" office:value="-0.0125171737006282" calcext:value-type="float">
            <text:p>-0.012517173700628</text:p>
          </table:table-cell>
          <table:table-cell office:value-type="float" office:value="-0.0127596522056691" calcext:value-type="float">
            <text:p>-0.012759652205669</text:p>
          </table:table-cell>
          <table:table-cell office:value-type="float" office:value="-0.0154840951103205" calcext:value-type="float">
            <text:p>-0.015484095110321</text:p>
          </table:table-cell>
          <table:table-cell office:value-type="float" office:value="-0.0343593127309104" calcext:value-type="float">
            <text:p>-0.034359312730911</text:p>
          </table:table-cell>
          <table:table-cell office:value-type="float" office:value="-0.0431955691383988" calcext:value-type="float">
            <text:p>-0.043195569138399</text:p>
          </table:table-cell>
          <table:table-cell office:value-type="float" office:value="-0.0535070682320526" calcext:value-type="float">
            <text:p>-0.053507068232053</text:p>
          </table:table-cell>
          <table:table-cell office:value-type="float" office:value="-0.0617419398748984" calcext:value-type="float">
            <text:p>-0.061741939874898</text:p>
          </table:table-cell>
          <table:table-cell office:value-type="float" office:value="-0.0643515878279732" calcext:value-type="float">
            <text:p>-0.064351587827973</text:p>
          </table:table-cell>
          <table:table-cell office:value-type="float" office:value="-0.0644698054263106" calcext:value-type="float">
            <text:p>-0.064469805426311</text:p>
          </table:table-cell>
          <table:table-cell office:value-type="float" office:value="-0.0642633817694501" calcext:value-type="float">
            <text:p>-0.06426338176945</text:p>
          </table:table-cell>
          <table:table-cell office:value-type="float" office:value="-0.0649148343742396" calcext:value-type="float">
            <text:p>-0.06491483437424</text:p>
          </table:table-cell>
          <table:table-cell office:value-type="float" office:value="-0.0659438741653318" calcext:value-type="float">
            <text:p>-0.065943874165332</text:p>
          </table:table-cell>
          <table:table-cell office:value-type="float" office:value="-0.0651903470767432" calcext:value-type="float">
            <text:p>-0.065190347076743</text:p>
          </table:table-cell>
          <table:table-cell office:value-type="float" office:value="-0.0252641030494757" calcext:value-type="float">
            <text:p>-0.025264103049476</text:p>
          </table:table-cell>
          <table:table-cell office:value-type="float" office:value="-0.022898665017173" calcext:value-type="float">
            <text:p>-0.022898665017173</text:p>
          </table:table-cell>
          <table:table-cell office:value-type="float" office:value="-0.0225995477037443" calcext:value-type="float">
            <text:p>-0.022599547703744</text:p>
          </table:table-cell>
          <table:table-cell office:value-type="float" office:value="-0.022381442851429" calcext:value-type="float">
            <text:p>-0.022381442851429</text:p>
          </table:table-cell>
          <table:table-cell office:value-type="float" office:value="-0.0486843566091136" calcext:value-type="float">
            <text:p>-0.048684356609114</text:p>
          </table:table-cell>
          <table:table-cell office:value-type="float" office:value="-0.0453110086497928" calcext:value-type="float">
            <text:p>-0.045311008649793</text:p>
          </table:table-cell>
          <table:table-cell office:value-type="float" office:value="-0.0209798799561111" calcext:value-type="float">
            <text:p>-0.020979879956111</text:p>
          </table:table-cell>
          <table:table-cell office:value-type="float" office:value="-0.0239463575091343" calcext:value-type="float">
            <text:p>-0.023946357509134</text:p>
          </table:table-cell>
          <table:table-cell office:value-type="float" office:value="-0.0300054098407414" calcext:value-type="float">
            <text:p>-0.030005409840742</text:p>
          </table:table-cell>
          <table:table-cell office:value-type="float" office:value="-0.0299696900940008" calcext:value-type="float">
            <text:p>-0.029969690094001</text:p>
          </table:table-cell>
          <table:table-cell office:value-type="float" office:value="-0.0237753434378954" calcext:value-type="float">
            <text:p>-0.023775343437896</text:p>
          </table:table-cell>
          <table:table-cell office:value-type="float" office:value="-0.0266006036945348" calcext:value-type="float">
            <text:p>-0.026600603694535</text:p>
          </table:table-cell>
          <table:table-cell office:value-type="float" office:value="-0.0273269715302553" calcext:value-type="float">
            <text:p>-0.027326971530255</text:p>
          </table:table-cell>
          <table:table-cell office:value-type="float" office:value="-0.0262281664900872" calcext:value-type="float">
            <text:p>-0.026228166490087</text:p>
          </table:table-cell>
          <table:table-cell office:value-type="float" office:value="-0.0220393673164202" calcext:value-type="float">
            <text:p>-0.02203936731642</text:p>
          </table:table-cell>
          <table:table-cell office:value-type="float" office:value="-0.0377083798310091" calcext:value-type="float">
            <text:p>-0.037708379831009</text:p>
          </table:table-cell>
          <table:table-cell office:value-type="float" office:value="-0.0382537846380121" calcext:value-type="float">
            <text:p>-0.038253784638012</text:p>
          </table:table-cell>
          <table:table-cell office:value-type="float" office:value="-0.0604532740371838" calcext:value-type="float">
            <text:p>-0.060453274037184</text:p>
          </table:table-cell>
          <table:table-cell office:value-type="float" office:value="-0.0604434257180305" calcext:value-type="float">
            <text:p>-0.060443425718031</text:p>
          </table:table-cell>
          <table:table-cell office:value-type="float" office:value="-0.0585455039239232" calcext:value-type="float">
            <text:p>-0.058545503923923</text:p>
          </table:table-cell>
          <table:table-cell office:value-type="float" office:value="-0.0558085348991856" calcext:value-type="float">
            <text:p>-0.055808534899186</text:p>
          </table:table-cell>
          <table:table-cell office:value-type="float" office:value="-0.0555538277865226" calcext:value-type="float">
            <text:p>-0.055553827786523</text:p>
          </table:table-cell>
          <table:table-cell office:value-type="float" office:value="-0.0546774464397189" calcext:value-type="float">
            <text:p>-0.054677446439719</text:p>
          </table:table-cell>
          <table:table-cell office:value-type="float" office:value="-0.0266679129959553" calcext:value-type="float">
            <text:p>-0.026667912995955</text:p>
          </table:table-cell>
          <table:table-cell office:value-type="float" office:value="-0.0288769389735382" calcext:value-type="float">
            <text:p>-0.028876938973538</text:p>
          </table:table-cell>
          <table:table-cell office:value-type="float" office:value="-0.0273552030490764" calcext:value-type="float">
            <text:p>-0.027355203049077</text:p>
          </table:table-cell>
          <table:table-cell office:value-type="float" office:value="-0.024540513136414" calcext:value-type="float">
            <text:p>-0.024540513136414</text:p>
          </table:table-cell>
          <table:table-cell office:value-type="float" office:value="-0.0221265621633438" calcext:value-type="float">
            <text:p>-0.022126562163344</text:p>
          </table:table-cell>
          <table:table-cell office:value-type="float" office:value="-0.011592163601732" calcext:value-type="float">
            <text:p>-0.011592163601732</text:p>
          </table:table-cell>
          <table:table-cell office:value-type="float" office:value="-0.0141399037241115" calcext:value-type="float">
            <text:p>-0.014139903724112</text:p>
          </table:table-cell>
          <table:table-cell office:value-type="float" office:value="-0.0507144193158943" calcext:value-type="float">
            <text:p>-0.050714419315894</text:p>
          </table:table-cell>
          <table:table-cell office:value-type="float" office:value="-0.0563384326449351" calcext:value-type="float">
            <text:p>-0.056338432644935</text:p>
          </table:table-cell>
          <table:table-cell office:value-type="float" office:value="-0.0543879714241032" calcext:value-type="float">
            <text:p>-0.054387971424103</text:p>
          </table:table-cell>
          <table:table-cell office:value-type="float" office:value="-0.0440222728507545" calcext:value-type="float">
            <text:p>-0.044022272850755</text:p>
          </table:table-cell>
          <table:table-cell office:value-type="float" office:value="-0.0272668207815156" calcext:value-type="float">
            <text:p>-0.027266820781516</text:p>
          </table:table-cell>
          <table:table-cell office:value-type="float" office:value="-0.0291737266760179" calcext:value-type="float">
            <text:p>-0.029173726676018</text:p>
          </table:table-cell>
          <table:table-cell office:value-type="float" office:value="-0.0289125114156455" calcext:value-type="float">
            <text:p>-0.028912511415646</text:p>
          </table:table-cell>
          <table:table-cell office:value-type="float" office:value="-0.0244275004458405" calcext:value-type="float">
            <text:p>-0.024427500445841</text:p>
          </table:table-cell>
          <table:table-cell office:value-type="float" office:value="-0.0238180717107818" calcext:value-type="float">
            <text:p>-0.023818071710782</text:p>
          </table:table-cell>
          <table:table-cell office:value-type="float" office:value="-0.029442654117323" calcext:value-type="float">
            <text:p>-0.029442654117323</text:p>
          </table:table-cell>
          <table:table-cell office:value-type="float" office:value="-0.0318814500871286" calcext:value-type="float">
            <text:p>-0.031881450087129</text:p>
          </table:table-cell>
          <table:table-cell office:value-type="float" office:value="-0.0327798496523562" calcext:value-type="float">
            <text:p>-0.032779849652356</text:p>
          </table:table-cell>
          <table:table-cell office:value-type="float" office:value="-0.0321540888893664" calcext:value-type="float">
            <text:p>-0.032154088889367</text:p>
          </table:table-cell>
          <table:table-cell office:value-type="float" office:value="-0.0279572163664207" calcext:value-type="float">
            <text:p>-0.027957216366421</text:p>
          </table:table-cell>
          <table:table-cell office:value-type="float" office:value="-0.0443957464047885" calcext:value-type="float">
            <text:p>-0.044395746404789</text:p>
          </table:table-cell>
          <table:table-cell office:value-type="float" office:value="-0.0417352196379372" calcext:value-type="float">
            <text:p>-0.041735219637937</text:p>
          </table:table-cell>
          <table:table-cell office:value-type="float" office:value="-0.0410035899342773" calcext:value-type="float">
            <text:p>-0.041003589934277</text:p>
          </table:table-cell>
          <table:table-cell office:value-type="float" office:value="-0.0528028503224201" calcext:value-type="float">
            <text:p>-0.05280285032242</text:p>
          </table:table-cell>
          <table:table-cell office:value-type="float" office:value="-0.0618387345097517" calcext:value-type="float">
            <text:p>-0.061838734509752</text:p>
          </table:table-cell>
          <table:table-cell office:value-type="float" office:value="-0.0606082721002745" calcext:value-type="float">
            <text:p>-0.060608272100275</text:p>
          </table:table-cell>
          <table:table-cell office:value-type="float" office:value="-0.0607983517323174" calcext:value-type="float">
            <text:p>-0.060798351732318</text:p>
          </table:table-cell>
          <table:table-cell office:value-type="float" office:value="-0.0614656655759573" calcext:value-type="float">
            <text:p>-0.061465665575957</text:p>
          </table:table-cell>
          <table:table-cell office:value-type="float" office:value="-0.0599442370429413" calcext:value-type="float">
            <text:p>-0.059944237042941</text:p>
          </table:table-cell>
          <table:table-cell office:value-type="float" office:value="-0.0569649883130322" calcext:value-type="float">
            <text:p>-0.056964988313032</text:p>
          </table:table-cell>
          <table:table-cell office:value-type="float" office:value="-0.0264113478063473" calcext:value-type="float">
            <text:p>-0.026411347806347</text:p>
          </table:table-cell>
          <table:table-cell office:value-type="float" office:value="-0.0244721043715622" calcext:value-type="float">
            <text:p>-0.024472104371562</text:p>
          </table:table-cell>
          <table:table-cell office:value-type="float" office:value="-0.0240240636791709" calcext:value-type="float">
            <text:p>-0.024024063679171</text:p>
          </table:table-cell>
          <table:table-cell office:value-type="float" office:value="-0.0241719795801613" calcext:value-type="float">
            <text:p>-0.024171979580161</text:p>
          </table:table-cell>
          <table:table-cell office:value-type="float" office:value="-0.023293947944535" calcext:value-type="float">
            <text:p>-0.023293947944535</text:p>
          </table:table-cell>
          <table:table-cell office:value-type="float" office:value="-0.0219695032895505" calcext:value-type="float">
            <text:p>-0.021969503289551</text:p>
          </table:table-cell>
          <table:table-cell office:value-type="float" office:value="-0.0193780858725576" calcext:value-type="float">
            <text:p>-0.019378085872558</text:p>
          </table:table-cell>
          <table:table-cell office:value-type="float" office:value="-0.0175607832939889" calcext:value-type="float">
            <text:p>-0.017560783293989</text:p>
          </table:table-cell>
          <table:table-cell office:value-type="float" office:value="-0.0165085921806863" calcext:value-type="float">
            <text:p>-0.016508592180686</text:p>
          </table:table-cell>
          <table:table-cell office:value-type="float" office:value="-0.0164270875855702" calcext:value-type="float">
            <text:p>-0.01642708758557</text:p>
          </table:table-cell>
          <table:table-cell office:value-type="float" office:value="-0.0539922737362061" calcext:value-type="float">
            <text:p>-0.053992273736206</text:p>
          </table:table-cell>
          <table:table-cell office:value-type="float" office:value="-0.0514442926268828" calcext:value-type="float">
            <text:p>-0.051444292626883</text:p>
          </table:table-cell>
          <table:table-cell office:value-type="float" office:value="-0.0440412487760613" calcext:value-type="float">
            <text:p>-0.044041248776061</text:p>
          </table:table-cell>
          <table:table-cell office:value-type="float" office:value="-0.039832004217723" calcext:value-type="float">
            <text:p>-0.039832004217723</text:p>
          </table:table-cell>
          <table:table-cell office:value-type="float" office:value="-0.038725408032781" calcext:value-type="float">
            <text:p>-0.038725408032781</text:p>
          </table:table-cell>
          <table:table-cell office:value-type="float" office:value="-0.0365783485710741" calcext:value-type="float">
            <text:p>-0.036578348571074</text:p>
          </table:table-cell>
          <table:table-cell office:value-type="float" office:value="-0.027135192447576" calcext:value-type="float">
            <text:p>-0.027135192447576</text:p>
          </table:table-cell>
          <table:table-cell office:value-type="float" office:value="-0.0254327969213441" calcext:value-type="float">
            <text:p>-0.025432796921344</text:p>
          </table:table-cell>
          <table:table-cell office:value-type="float" office:value="-0.025285509823426" calcext:value-type="float">
            <text:p>-0.025285509823426</text:p>
          </table:table-cell>
          <table:table-cell office:value-type="float" office:value="-0.0268017960304099" calcext:value-type="float">
            <text:p>-0.02680179603041</text:p>
          </table:table-cell>
          <table:table-cell office:value-type="float" office:value="-0.0273199861330642" calcext:value-type="float">
            <text:p>-0.027319986133064</text:p>
          </table:table-cell>
          <table:table-cell office:value-type="float" office:value="-0.0277706815147084" calcext:value-type="float">
            <text:p>-0.027770681514709</text:p>
          </table:table-cell>
          <table:table-cell office:value-type="float" office:value="-0.0272084784414216" calcext:value-type="float">
            <text:p>-0.027208478441422</text:p>
          </table:table-cell>
          <table:table-cell office:value-type="float" office:value="-0.0249791648434926" calcext:value-type="float">
            <text:p>-0.024979164843493</text:p>
          </table:table-cell>
          <table:table-cell office:value-type="float" office:value="-0.0477697167315921" calcext:value-type="float">
            <text:p>-0.047769716731592</text:p>
          </table:table-cell>
          <table:table-cell office:value-type="float" office:value="-0.0540468045913679" calcext:value-type="float">
            <text:p>-0.054046804591368</text:p>
          </table:table-cell>
          <table:table-cell office:value-type="float" office:value="-0.0654659652357008" calcext:value-type="float">
            <text:p>-0.065465965235701</text:p>
          </table:table-cell>
          <table:table-cell office:value-type="float" office:value="-0.0655568348015923" calcext:value-type="float">
            <text:p>-0.065556834801592</text:p>
          </table:table-cell>
          <table:table-cell office:value-type="float" office:value="-0.0680795738254776" calcext:value-type="float">
            <text:p>-0.068079573825478</text:p>
          </table:table-cell>
          <table:table-cell office:value-type="float" office:value="-0.0685991988145496" calcext:value-type="float">
            <text:p>-0.06859919881455</text:p>
          </table:table-cell>
          <table:table-cell office:value-type="float" office:value="-0.0681648190952656" calcext:value-type="float">
            <text:p>-0.068164819095266</text:p>
          </table:table-cell>
          <table:table-cell office:value-type="float" office:value="-0.0392916987986438" calcext:value-type="float">
            <text:p>-0.039291698798644</text:p>
          </table:table-cell>
          <table:table-cell office:value-type="float" office:value="-0.0340366185006209" calcext:value-type="float">
            <text:p>-0.034036618500621</text:p>
          </table:table-cell>
          <table:table-cell office:value-type="float" office:value="-0.0305630039562134" calcext:value-type="float">
            <text:p>-0.030563003956213</text:p>
          </table:table-cell>
          <table:table-cell office:value-type="float" office:value="-0.0273616388889069" calcext:value-type="float">
            <text:p>-0.027361638888907</text:p>
          </table:table-cell>
          <table:table-cell office:value-type="float" office:value="-0.0250206386608522" calcext:value-type="float">
            <text:p>-0.025020638660852</text:p>
          </table:table-cell>
          <table:table-cell office:value-type="float" office:value="-0.0205340079054984" calcext:value-type="float">
            <text:p>-0.020534007905499</text:p>
          </table:table-cell>
          <table:table-cell office:value-type="float" office:value="-0.016442451755101" calcext:value-type="float">
            <text:p>-0.016442451755101</text:p>
          </table:table-cell>
          <table:table-cell office:value-type="float" office:value="-0.0163954285188191" calcext:value-type="float">
            <text:p>-0.016395428518819</text:p>
          </table:table-cell>
          <table:table-cell office:value-type="float" office:value="-0.0554414364583303" calcext:value-type="float">
            <text:p>-0.05544143645833</text:p>
          </table:table-cell>
          <table:table-cell office:value-type="float" office:value="-0.0545076431357101" calcext:value-type="float">
            <text:p>-0.05450764313571</text:p>
          </table:table-cell>
          <table:table-cell office:value-type="float" office:value="-0.0505268329329902" calcext:value-type="float">
            <text:p>-0.05052683293299</text:p>
          </table:table-cell>
          <table:table-cell office:value-type="float" office:value="-0.0524346179512492" calcext:value-type="float">
            <text:p>-0.052434617951249</text:p>
          </table:table-cell>
          <table:table-cell office:value-type="float" office:value="-0.0546973766129783" calcext:value-type="float">
            <text:p>-0.054697376612978</text:p>
          </table:table-cell>
          <table:table-cell office:value-type="float" office:value="-0.0500221480735882" calcext:value-type="float">
            <text:p>-0.050022148073588</text:p>
          </table:table-cell>
          <table:table-cell office:value-type="float" office:value="-0.0250406749367703" calcext:value-type="float">
            <text:p>-0.02504067493677</text:p>
          </table:table-cell>
          <table:table-cell office:value-type="float" office:value="-0.0248108494655368" calcext:value-type="float">
            <text:p>-0.024810849465537</text:p>
          </table:table-cell>
          <table:table-cell office:value-type="float" office:value="-0.0263953799417958" calcext:value-type="float">
            <text:p>-0.026395379941796</text:p>
          </table:table-cell>
          <table:table-cell office:value-type="float" office:value="-0.0285665090215436" calcext:value-type="float">
            <text:p>-0.028566509021544</text:p>
          </table:table-cell>
          <table:table-cell office:value-type="float" office:value="-0.0265789498874819" calcext:value-type="float">
            <text:p>-0.026578949887482</text:p>
          </table:table-cell>
          <table:table-cell office:value-type="float" office:value="-0.0461922442172004" calcext:value-type="float">
            <text:p>-0.0461922442172</text:p>
          </table:table-cell>
          <table:table-cell office:value-type="float" office:value="-0.0451775410501907" calcext:value-type="float">
            <text:p>-0.045177541050191</text:p>
          </table:table-cell>
          <table:table-cell office:value-type="float" office:value="-0.050519490044217" calcext:value-type="float">
            <text:p>-0.050519490044217</text:p>
          </table:table-cell>
          <table:table-cell office:value-type="float" office:value="-0.0538969085145976" calcext:value-type="float">
            <text:p>-0.053896908514598</text:p>
          </table:table-cell>
          <table:table-cell office:value-type="float" office:value="-0.0574588375222766" calcext:value-type="float">
            <text:p>-0.057458837522277</text:p>
          </table:table-cell>
          <table:table-cell office:value-type="float" office:value="-0.0610057429627681" calcext:value-type="float">
            <text:p>-0.061005742962768</text:p>
          </table:table-cell>
          <table:table-cell office:value-type="float" office:value="-0.0616027766560829" calcext:value-type="float">
            <text:p>-0.061602776656083</text:p>
          </table:table-cell>
          <table:table-cell office:value-type="float" office:value="-0.0594786816257916" calcext:value-type="float">
            <text:p>-0.059478681625792</text:p>
          </table:table-cell>
          <table:table-cell office:value-type="float" office:value="-0.0613616000400084" calcext:value-type="float">
            <text:p>-0.061361600040008</text:p>
          </table:table-cell>
          <table:table-cell office:value-type="float" office:value="-0.0620739229988716" calcext:value-type="float">
            <text:p>-0.062073922998872</text:p>
          </table:table-cell>
          <table:table-cell office:value-type="float" office:value="-0.0611396113468977" calcext:value-type="float">
            <text:p>-0.061139611346898</text:p>
          </table:table-cell>
          <table:table-cell office:value-type="float" office:value="-0.0595002623499796" calcext:value-type="float">
            <text:p>-0.05950026234998</text:p>
          </table:table-cell>
          <table:table-cell office:value-type="float" office:value="-0.0572028968696578" calcext:value-type="float">
            <text:p>-0.057202896869658</text:p>
          </table:table-cell>
          <table:table-cell office:value-type="float" office:value="-0.0527062590434211" calcext:value-type="float">
            <text:p>-0.052706259043421</text:p>
          </table:table-cell>
          <table:table-cell office:value-type="float" office:value="-0.0490574287970605" calcext:value-type="float">
            <text:p>-0.049057428797061</text:p>
          </table:table-cell>
          <table:table-cell office:value-type="float" office:value="-0.0464294095852749" calcext:value-type="float">
            <text:p>-0.046429409585275</text:p>
          </table:table-cell>
          <table:table-cell office:value-type="float" office:value="-0.0349271637954849" calcext:value-type="float">
            <text:p>-0.034927163795485</text:p>
          </table:table-cell>
          <table:table-cell office:value-type="float" office:value="-0.0303290292476804" calcext:value-type="float">
            <text:p>-0.03032902924768</text:p>
          </table:table-cell>
          <table:table-cell office:value-type="float" office:value="-0.0287698645680115" calcext:value-type="float">
            <text:p>-0.028769864568012</text:p>
          </table:table-cell>
          <table:table-cell office:value-type="float" office:value="-0.0264633687858214" calcext:value-type="float">
            <text:p>-0.026463368785822</text:p>
          </table:table-cell>
          <table:table-cell office:value-type="float" office:value="-0.0245323214599513" calcext:value-type="float">
            <text:p>-0.024532321459951</text:p>
          </table:table-cell>
          <table:table-cell office:value-type="float" office:value="-0.01896191414049" calcext:value-type="float">
            <text:p>-0.01896191414049</text:p>
          </table:table-cell>
          <table:table-cell office:value-type="float" office:value="-0.0169636541264395" calcext:value-type="float">
            <text:p>-0.01696365412644</text:p>
          </table:table-cell>
          <table:table-cell office:value-type="float" office:value="-0.0248142571730887" calcext:value-type="float">
            <text:p>-0.024814257173089</text:p>
          </table:table-cell>
          <table:table-cell office:value-type="float" office:value="-0.0252769842092957" calcext:value-type="float">
            <text:p>-0.025276984209296</text:p>
          </table:table-cell>
          <table:table-cell office:value-type="float" office:value="-0.0246268710929932" calcext:value-type="float">
            <text:p>-0.024626871092993</text:p>
          </table:table-cell>
          <table:table-cell office:value-type="float" office:value="-0.0246183296657851" calcext:value-type="float">
            <text:p>-0.024618329665785</text:p>
          </table:table-cell>
          <table:table-cell office:value-type="float" office:value="-0.0235678205960593" calcext:value-type="float">
            <text:p>-0.023567820596059</text:p>
          </table:table-cell>
          <table:table-cell office:value-type="float" office:value="-0.0230342125637623" calcext:value-type="float">
            <text:p>-0.023034212563762</text:p>
          </table:table-cell>
          <table:table-cell office:value-type="float" office:value="-0.0201128769489782" calcext:value-type="float">
            <text:p>-0.020112876948978</text:p>
          </table:table-cell>
          <table:table-cell office:value-type="float" office:value="-0.0168309341116187" calcext:value-type="float">
            <text:p>-0.016830934111619</text:p>
          </table:table-cell>
          <table:table-cell office:value-type="float" office:value="-0.0203917630545471" calcext:value-type="float">
            <text:p>-0.020391763054547</text:p>
          </table:table-cell>
          <table:table-cell office:value-type="float" office:value="-0.0316460250085417" calcext:value-type="float">
            <text:p>-0.031646025008542</text:p>
          </table:table-cell>
          <table:table-cell office:value-type="float" office:value="-0.038002174781131" calcext:value-type="float">
            <text:p>-0.038002174781131</text:p>
          </table:table-cell>
          <table:table-cell office:value-type="float" office:value="-0.0476535863477178" calcext:value-type="float">
            <text:p>-0.047653586347718</text:p>
          </table:table-cell>
          <table:table-cell office:value-type="float" office:value="-0.052136788787949" calcext:value-type="float">
            <text:p>-0.052136788787949</text:p>
          </table:table-cell>
          <table:table-cell office:value-type="float" office:value="-0.05655000318413" calcext:value-type="float">
            <text:p>-0.05655000318413</text:p>
          </table:table-cell>
          <table:table-cell office:value-type="float" office:value="-0.0556922878397593" calcext:value-type="float">
            <text:p>-0.055692287839759</text:p>
          </table:table-cell>
          <table:table-cell office:value-type="float" office:value="-0.0537034623276337" calcext:value-type="float">
            <text:p>-0.053703462327634</text:p>
          </table:table-cell>
          <table:table-cell office:value-type="float" office:value="-0.0233767492752782" calcext:value-type="float">
            <text:p>-0.023376749275278</text:p>
          </table:table-cell>
          <table:table-cell office:value-type="float" office:value="-0.0225468204715295" calcext:value-type="float">
            <text:p>-0.02254682047153</text:p>
          </table:table-cell>
          <table:table-cell office:value-type="float" office:value="-0.0210552329880683" calcext:value-type="float">
            <text:p>-0.021055232988068</text:p>
          </table:table-cell>
          <table:table-cell office:value-type="float" office:value="-0.0213729164049477" calcext:value-type="float">
            <text:p>-0.021372916404948</text:p>
          </table:table-cell>
          <table:table-cell office:value-type="float" office:value="-0.0216346534255675" calcext:value-type="float">
            <text:p>-0.021634653425568</text:p>
          </table:table-cell>
          <table:table-cell office:value-type="float" office:value="-0.0219396195000175" calcext:value-type="float">
            <text:p>-0.021939619500018</text:p>
          </table:table-cell>
          <table:table-cell office:value-type="float" office:value="-0.021889639396941" calcext:value-type="float">
            <text:p>-0.021889639396941</text:p>
          </table:table-cell>
          <table:table-cell office:value-type="float" office:value="-0.0222257594883244" calcext:value-type="float">
            <text:p>-0.022225759488324</text:p>
          </table:table-cell>
          <table:table-cell office:value-type="float" office:value="-0.0223411936649982" calcext:value-type="float">
            <text:p>-0.022341193664998</text:p>
          </table:table-cell>
          <table:table-cell office:value-type="float" office:value="-0.0223422213495322" calcext:value-type="float">
            <text:p>-0.022342221349532</text:p>
          </table:table-cell>
          <table:table-cell office:value-type="float" office:value="-0.0224010413106061" calcext:value-type="float">
            <text:p>-0.022401041310606</text:p>
          </table:table-cell>
          <table:table-cell office:value-type="float" office:value="-0.0225785687104463" calcext:value-type="float">
            <text:p>-0.022578568710446</text:p>
          </table:table-cell>
          <table:table-cell office:value-type="float" office:value="-0.0227078492956831" calcext:value-type="float">
            <text:p>-0.022707849295683</text:p>
          </table:table-cell>
          <table:table-cell office:value-type="float" office:value="-0.0227772425901209" calcext:value-type="float">
            <text:p>-0.022777242590121</text:p>
          </table:table-cell>
          <table:table-cell office:value-type="float" office:value="-0.0229596200702667" calcext:value-type="float">
            <text:p>-0.022959620070267</text:p>
          </table:table-cell>
          <table:table-cell office:value-type="float" office:value="-0.0231248096781706" calcext:value-type="float">
            <text:p>-0.023124809678171</text:p>
          </table:table-cell>
          <table:table-cell office:value-type="float" office:value="-0.0234190401672067" calcext:value-type="float">
            <text:p>-0.023419040167207</text:p>
          </table:table-cell>
          <table:table-cell office:value-type="float" office:value="-0.0235608021507418" calcext:value-type="float">
            <text:p>-0.023560802150742</text:p>
          </table:table-cell>
          <table:table-cell office:value-type="float" office:value="-0.0236749173470414" calcext:value-type="float">
            <text:p>-0.023674917347041</text:p>
          </table:table-cell>
          <table:table-cell office:value-type="float" office:value="-0.0237770194270111" calcext:value-type="float">
            <text:p>-0.023777019427011</text:p>
          </table:table-cell>
          <table:table-cell office:value-type="float" office:value="-0.0238553910559789" calcext:value-type="float">
            <text:p>-0.023855391055979</text:p>
          </table:table-cell>
          <table:table-cell office:value-type="float" office:value="-0.0239208420227458" calcext:value-type="float">
            <text:p>-0.023920842022746</text:p>
          </table:table-cell>
          <table:table-cell office:value-type="float" office:value="-0.0239259954674067" calcext:value-type="float">
            <text:p>-0.023925995467407</text:p>
          </table:table-cell>
          <table:table-cell office:value-type="float" office:value="-0.0238601434418289" calcext:value-type="float">
            <text:p>-0.023860143441829</text:p>
          </table:table-cell>
          <table:table-cell office:value-type="float" office:value="-0.0238319390753461" calcext:value-type="float">
            <text:p>-0.023831939075346</text:p>
          </table:table-cell>
          <table:table-cell office:value-type="float" office:value="-0.0238732011717097" calcext:value-type="float">
            <text:p>-0.02387320117171</text:p>
          </table:table-cell>
          <table:table-cell office:value-type="float" office:value="-0.0238608984965111" calcext:value-type="float">
            <text:p>-0.023860898496511</text:p>
          </table:table-cell>
          <table:table-cell office:value-type="float" office:value="-0.0238394382048969" calcext:value-type="float">
            <text:p>-0.023839438204897</text:p>
          </table:table-cell>
          <table:table-cell office:value-type="float" office:value="-0.0238713546388291" calcext:value-type="float">
            <text:p>-0.023871354638829</text:p>
          </table:table-cell>
          <table:table-cell office:value-type="float" office:value="-0.0238641857970606" calcext:value-type="float">
            <text:p>-0.023864185797061</text:p>
          </table:table-cell>
          <table:table-cell office:value-type="float" office:value="-0.0238495522415291" calcext:value-type="float">
            <text:p>-0.023849552241529</text:p>
          </table:table-cell>
          <table:table-cell office:value-type="float" office:value="-0.0238748079842481" calcext:value-type="float">
            <text:p>-0.023874807984248</text:p>
          </table:table-cell>
          <table:table-cell office:value-type="float" office:value="-0.0238436840190291" calcext:value-type="float">
            <text:p>-0.023843684019029</text:p>
          </table:table-cell>
          <table:table-cell office:value-type="float" office:value="-0.0238738477134707" calcext:value-type="float">
            <text:p>-0.023873847713471</text:p>
          </table:table-cell>
          <table:table-cell office:value-type="float" office:value="-0.0238544821954675" calcext:value-type="float">
            <text:p>-0.023854482195468</text:p>
          </table:table-cell>
          <table:table-cell office:value-type="float" office:value="-0.0238965517523409" calcext:value-type="float">
            <text:p>-0.023896551752341</text:p>
          </table:table-cell>
          <table:table-cell office:value-type="float" office:value="-0.023850611218623" calcext:value-type="float">
            <text:p>-0.023850611218623</text:p>
          </table:table-cell>
          <table:table-cell office:value-type="float" office:value="-0.0238633546588872" calcext:value-type="float">
            <text:p>-0.023863354658887</text:p>
          </table:table-cell>
          <table:table-cell office:value-type="float" office:value="-0.0238761828207527" calcext:value-type="float">
            <text:p>-0.023876182820753</text:p>
          </table:table-cell>
          <table:table-cell office:value-type="float" office:value="-0.0238628630116545" calcext:value-type="float">
            <text:p>-0.023862863011655</text:p>
          </table:table-cell>
          <table:table-cell office:value-type="float" office:value="-0.0238780956629364" calcext:value-type="float">
            <text:p>-0.023878095662937</text:p>
          </table:table-cell>
          <table:table-cell office:value-type="float" office:value="-0.0238982963368931" calcext:value-type="float">
            <text:p>-0.023898296336893</text:p>
          </table:table-cell>
          <table:table-cell office:value-type="float" office:value="-0.0238399356283824" calcext:value-type="float">
            <text:p>-0.023839935628382</text:p>
          </table:table-cell>
          <table:table-cell office:value-type="float" office:value="-0.0238591840474846" calcext:value-type="float">
            <text:p>-0.023859184047485</text:p>
          </table:table-cell>
          <table:table-cell office:value-type="float" office:value="-0.0238576960576895" calcext:value-type="float">
            <text:p>-0.02385769605769</text:p>
          </table:table-cell>
          <table:table-cell office:value-type="float" office:value="-0.0238583611550055" calcext:value-type="float">
            <text:p>-0.023858361155006</text:p>
          </table:table-cell>
          <table:table-cell office:value-type="float" office:value="-0.0238661851444889" calcext:value-type="float">
            <text:p>-0.023866185144489</text:p>
          </table:table-cell>
          <table:table-cell office:value-type="float" office:value="-0.0238687644120577" calcext:value-type="float">
            <text:p>-0.023868764412058</text:p>
          </table:table-cell>
          <table:table-cell office:value-type="float" office:value="-0.0238622192187236" calcext:value-type="float">
            <text:p>-0.023862219218724</text:p>
          </table:table-cell>
          <table:table-cell office:value-type="float" office:value="-0.0238881544319798" calcext:value-type="float">
            <text:p>-0.02388815443198</text:p>
          </table:table-cell>
          <table:table-cell office:value-type="float" office:value="-0.0239099493388565" calcext:value-type="float">
            <text:p>-0.023909949338857</text:p>
          </table:table-cell>
          <table:table-cell office:value-type="float" office:value="-0.0238770299952743" calcext:value-type="float">
            <text:p>-0.023877029995274</text:p>
          </table:table-cell>
          <table:table-cell office:value-type="float" office:value="-0.023873870067986" calcext:value-type="float">
            <text:p>-0.023873870067986</text:p>
          </table:table-cell>
          <table:table-cell office:value-type="float" office:value="-0.0238590017322042" calcext:value-type="float">
            <text:p>-0.023859001732204</text:p>
          </table:table-cell>
          <table:table-cell office:value-type="float" office:value="-0.023852866652594" calcext:value-type="float">
            <text:p>-0.023852866652594</text:p>
          </table:table-cell>
          <table:table-cell office:value-type="float" office:value="-0.023859576945374" calcext:value-type="float">
            <text:p>-0.023859576945374</text:p>
          </table:table-cell>
          <table:table-cell office:value-type="float" office:value="-0.0238481412960955" calcext:value-type="float">
            <text:p>-0.023848141296096</text:p>
          </table:table-cell>
          <table:table-cell office:value-type="float" office:value="-0.023863075115042" calcext:value-type="float">
            <text:p>-0.023863075115042</text:p>
          </table:table-cell>
          <table:table-cell office:value-type="float" office:value="-0.0238538566114657" calcext:value-type="float">
            <text:p>-0.023853856611466</text:p>
          </table:table-cell>
          <table:table-cell office:value-type="float" office:value="-0.0238529858202815" calcext:value-type="float">
            <text:p>-0.023852985820282</text:p>
          </table:table-cell>
          <table:table-cell office:value-type="float" office:value="-0.0238545406531721" calcext:value-type="float">
            <text:p>-0.023854540653172</text:p>
          </table:table-cell>
          <table:table-cell office:value-type="float" office:value="-0.0238657447901075" calcext:value-type="float">
            <text:p>-0.023865744790108</text:p>
          </table:table-cell>
          <table:table-cell office:value-type="float" office:value="-0.0238637437764294" calcext:value-type="float">
            <text:p>-0.02386374377643</text:p>
          </table:table-cell>
          <table:table-cell office:value-type="float" office:value="-0.0238520736283822" calcext:value-type="float">
            <text:p>-0.023852073628382</text:p>
          </table:table-cell>
          <table:table-cell office:value-type="float" office:value="-0.0238321962104291" calcext:value-type="float">
            <text:p>-0.023832196210429</text:p>
          </table:table-cell>
          <table:table-cell office:value-type="float" office:value="-0.0238500825491295" calcext:value-type="float">
            <text:p>-0.02385008254913</text:p>
          </table:table-cell>
          <table:table-cell office:value-type="float" office:value="-0.0238719304495564" calcext:value-type="float">
            <text:p>-0.023871930449556</text:p>
          </table:table-cell>
          <table:table-cell office:value-type="float" office:value="-0.0238484586282461" calcext:value-type="float">
            <text:p>-0.023848458628246</text:p>
          </table:table-cell>
          <table:table-cell office:value-type="float" office:value="-0.0238635959889979" calcext:value-type="float">
            <text:p>-0.023863595988998</text:p>
          </table:table-cell>
          <table:table-cell office:value-type="float" office:value="-0.0238340536331665" calcext:value-type="float">
            <text:p>-0.023834053633167</text:p>
          </table:table-cell>
          <table:table-cell office:value-type="float" office:value="-0.0238454041387138" calcext:value-type="float">
            <text:p>-0.023845404138714</text:p>
          </table:table-cell>
          <table:table-cell office:value-type="float" office:value="-0.0238501907261683" calcext:value-type="float">
            <text:p>-0.023850190726168</text:p>
          </table:table-cell>
          <table:table-cell office:value-type="float" office:value="-0.023832879009409" calcext:value-type="float">
            <text:p>-0.023832879009409</text:p>
          </table:table-cell>
          <table:table-cell office:value-type="float" office:value="-0.023835886889293" calcext:value-type="float">
            <text:p>-0.023835886889293</text:p>
          </table:table-cell>
          <table:table-cell office:value-type="float" office:value="-0.0238590953371659" calcext:value-type="float">
            <text:p>-0.023859095337166</text:p>
          </table:table-cell>
          <table:table-cell office:value-type="float" office:value="-0.0238522147871719" calcext:value-type="float">
            <text:p>-0.023852214787172</text:p>
          </table:table-cell>
          <table:table-cell office:value-type="float" office:value="-0.0238751586627015" calcext:value-type="float">
            <text:p>-0.023875158662702</text:p>
          </table:table-cell>
          <table:table-cell office:value-type="float" office:value="-0.02385550299209" calcext:value-type="float">
            <text:p>-0.02385550299209</text:p>
          </table:table-cell>
          <table:table-cell office:value-type="float" office:value="-0.0238589981789242" calcext:value-type="float">
            <text:p>-0.023858998178924</text:p>
          </table:table-cell>
          <table:table-cell office:value-type="float" office:value="-0.0238337006121722" calcext:value-type="float">
            <text:p>-0.023833700612172</text:p>
          </table:table-cell>
          <table:table-cell office:value-type="float" office:value="-0.0238778529114068" calcext:value-type="float">
            <text:p>-0.023877852911407</text:p>
          </table:table-cell>
          <table:table-cell office:value-type="float" office:value="-0.0238323087409747" calcext:value-type="float">
            <text:p>-0.023832308740975</text:p>
          </table:table-cell>
          <table:table-cell office:value-type="float" office:value="-0.0238774937050295" calcext:value-type="float">
            <text:p>-0.02387749370503</text:p>
          </table:table-cell>
          <table:table-cell office:value-type="float" office:value="-0.0238912438414212" calcext:value-type="float">
            <text:p>-0.023891243841421</text:p>
          </table:table-cell>
          <table:table-cell office:value-type="float" office:value="-0.0238405516268258" calcext:value-type="float">
            <text:p>-0.023840551626826</text:p>
          </table:table-cell>
          <table:table-cell office:value-type="float" office:value="-0.0238580960752398" calcext:value-type="float">
            <text:p>-0.02385809607524</text:p>
          </table:table-cell>
          <table:table-cell office:value-type="float" office:value="-0.0238692249451551" calcext:value-type="float">
            <text:p>-0.023869224945155</text:p>
          </table:table-cell>
          <table:table-cell office:value-type="float" office:value="-0.0238522894590351" calcext:value-type="float">
            <text:p>-0.023852289459035</text:p>
          </table:table-cell>
          <table:table-cell office:value-type="float" office:value="-0.0238320321048624" calcext:value-type="float">
            <text:p>-0.023832032104862</text:p>
          </table:table-cell>
          <table:table-cell office:value-type="float" office:value="-0.0238321284409444" calcext:value-type="float">
            <text:p>-0.023832128440945</text:p>
          </table:table-cell>
          <table:table-cell office:value-type="float" office:value="-0.0238609367756015" calcext:value-type="float">
            <text:p>-0.023860936775602</text:p>
          </table:table-cell>
          <table:table-cell office:value-type="float" office:value="-0.0238705312266259" calcext:value-type="float">
            <text:p>-0.023870531226626</text:p>
          </table:table-cell>
          <table:table-cell office:value-type="float" office:value="-0.0238725536331459" calcext:value-type="float">
            <text:p>-0.023872553633146</text:p>
          </table:table-cell>
          <table:table-cell office:value-type="float" office:value="-0.0238678311837939" calcext:value-type="float">
            <text:p>-0.023867831183794</text:p>
          </table:table-cell>
          <table:table-cell office:value-type="float" office:value="-0.0238707963953172" calcext:value-type="float">
            <text:p>-0.023870796395317</text:p>
          </table:table-cell>
          <table:table-cell office:value-type="float" office:value="-0.0238522532295344" calcext:value-type="float">
            <text:p>-0.023852253229534</text:p>
          </table:table-cell>
          <table:table-cell table:number-columns-repeated="537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25008517811672" calcext:value-type="float">
            <text:p>0.525008517811672</text:p>
          </table:table-cell>
          <table:table-cell office:value-type="float" office:value="0.524810856079893" calcext:value-type="float">
            <text:p>0.524810856079893</text:p>
          </table:table-cell>
          <table:table-cell office:value-type="float" office:value="0.525226564471456" calcext:value-type="float">
            <text:p>0.525226564471456</text:p>
          </table:table-cell>
          <table:table-cell office:value-type="float" office:value="0.525472958868436" calcext:value-type="float">
            <text:p>0.525472958868436</text:p>
          </table:table-cell>
          <table:table-cell office:value-type="float" office:value="0.525490665641111" calcext:value-type="float">
            <text:p>0.525490665641111</text:p>
          </table:table-cell>
          <table:table-cell office:value-type="float" office:value="0.524950372417099" calcext:value-type="float">
            <text:p>0.524950372417099</text:p>
          </table:table-cell>
          <table:table-cell office:value-type="float" office:value="0.525074767031194" calcext:value-type="float">
            <text:p>0.525074767031194</text:p>
          </table:table-cell>
          <table:table-cell office:value-type="float" office:value="0.525081280008596" calcext:value-type="float">
            <text:p>0.525081280008596</text:p>
          </table:table-cell>
          <table:table-cell office:value-type="float" office:value="0.524847228277737" calcext:value-type="float">
            <text:p>0.524847228277737</text:p>
          </table:table-cell>
          <table:table-cell office:value-type="float" office:value="0.524569194837339" calcext:value-type="float">
            <text:p>0.524569194837339</text:p>
          </table:table-cell>
          <table:table-cell office:value-type="float" office:value="0.525068415922783" calcext:value-type="float">
            <text:p>0.525068415922783</text:p>
          </table:table-cell>
          <table:table-cell office:value-type="float" office:value="0.525034243880685" calcext:value-type="float">
            <text:p>0.525034243880685</text:p>
          </table:table-cell>
          <table:table-cell office:value-type="float" office:value="0.525367612519876" calcext:value-type="float">
            <text:p>0.525367612519876</text:p>
          </table:table-cell>
          <table:table-cell office:value-type="float" office:value="0.525041418016336" calcext:value-type="float">
            <text:p>0.525041418016336</text:p>
          </table:table-cell>
          <table:table-cell office:value-type="float" office:value="0.525035116829087" calcext:value-type="float">
            <text:p>0.525035116829087</text:p>
          </table:table-cell>
          <table:table-cell office:value-type="float" office:value="0.524860975262552" calcext:value-type="float">
            <text:p>0.524860975262552</text:p>
          </table:table-cell>
          <table:table-cell office:value-type="float" office:value="0.525112912997836" calcext:value-type="float">
            <text:p>0.525112912997836</text:p>
          </table:table-cell>
          <table:table-cell office:value-type="float" office:value="0.52546801773475" calcext:value-type="float">
            <text:p>0.52546801773475</text:p>
          </table:table-cell>
          <table:table-cell office:value-type="float" office:value="0.524892976993121" calcext:value-type="float">
            <text:p>0.524892976993121</text:p>
          </table:table-cell>
          <table:table-cell office:value-type="float" office:value="0.525325888268281" calcext:value-type="float">
            <text:p>0.525325888268281</text:p>
          </table:table-cell>
          <table:table-cell office:value-type="float" office:value="0.52518255213409" calcext:value-type="float">
            <text:p>0.52518255213409</text:p>
          </table:table-cell>
          <table:table-cell office:value-type="float" office:value="0.524967421852386" calcext:value-type="float">
            <text:p>0.524967421852386</text:p>
          </table:table-cell>
          <table:table-cell office:value-type="float" office:value="0.525070092311193" calcext:value-type="float">
            <text:p>0.525070092311193</text:p>
          </table:table-cell>
          <table:table-cell office:value-type="float" office:value="0.525223764712721" calcext:value-type="float">
            <text:p>0.525223764712721</text:p>
          </table:table-cell>
          <table:table-cell office:value-type="float" office:value="0.525092694602398" calcext:value-type="float">
            <text:p>0.525092694602398</text:p>
          </table:table-cell>
          <table:table-cell office:value-type="float" office:value="0.524843662757862" calcext:value-type="float">
            <text:p>0.524843662757862</text:p>
          </table:table-cell>
          <table:table-cell office:value-type="float" office:value="0.52472787859958" calcext:value-type="float">
            <text:p>0.52472787859958</text:p>
          </table:table-cell>
          <table:table-cell office:value-type="float" office:value="0.52504263916142" calcext:value-type="float">
            <text:p>0.52504263916142</text:p>
          </table:table-cell>
          <table:table-cell office:value-type="float" office:value="0.525454542004686" calcext:value-type="float">
            <text:p>0.525454542004686</text:p>
          </table:table-cell>
          <table:table-cell office:value-type="float" office:value="0.525089515486677" calcext:value-type="float">
            <text:p>0.525089515486677</text:p>
          </table:table-cell>
          <table:table-cell office:value-type="float" office:value="0.524937423486198" calcext:value-type="float">
            <text:p>0.524937423486198</text:p>
          </table:table-cell>
          <table:table-cell office:value-type="float" office:value="0.525281205220825" calcext:value-type="float">
            <text:p>0.525281205220825</text:p>
          </table:table-cell>
          <table:table-cell office:value-type="float" office:value="0.524958439325636" calcext:value-type="float">
            <text:p>0.524958439325636</text:p>
          </table:table-cell>
          <table:table-cell office:value-type="float" office:value="0.525163596528975" calcext:value-type="float">
            <text:p>0.525163596528975</text:p>
          </table:table-cell>
          <table:table-cell office:value-type="float" office:value="0.52518210183373" calcext:value-type="float">
            <text:p>0.52518210183373</text:p>
          </table:table-cell>
          <table:table-cell office:value-type="float" office:value="0.525496167384494" calcext:value-type="float">
            <text:p>0.525496167384494</text:p>
          </table:table-cell>
          <table:table-cell office:value-type="float" office:value="0.525492504661842" calcext:value-type="float">
            <text:p>0.525492504661842</text:p>
          </table:table-cell>
          <table:table-cell office:value-type="float" office:value="0.524841909167484" calcext:value-type="float">
            <text:p>0.524841909167484</text:p>
          </table:table-cell>
          <table:table-cell office:value-type="float" office:value="0.525115109044879" calcext:value-type="float">
            <text:p>0.525115109044879</text:p>
          </table:table-cell>
          <table:table-cell office:value-type="float" office:value="0.525356686994552" calcext:value-type="float">
            <text:p>0.525356686994552</text:p>
          </table:table-cell>
          <table:table-cell office:value-type="float" office:value="0.524905769602569" calcext:value-type="float">
            <text:p>0.524905769602569</text:p>
          </table:table-cell>
          <table:table-cell office:value-type="float" office:value="0.524926216081562" calcext:value-type="float">
            <text:p>0.524926216081562</text:p>
          </table:table-cell>
          <table:table-cell office:value-type="float" office:value="0.525512173797661" calcext:value-type="float">
            <text:p>0.525512173797661</text:p>
          </table:table-cell>
          <table:table-cell office:value-type="float" office:value="0.524835920232728" calcext:value-type="float">
            <text:p>0.524835920232728</text:p>
          </table:table-cell>
          <table:table-cell office:value-type="float" office:value="0.524597704673352" calcext:value-type="float">
            <text:p>0.524597704673352</text:p>
          </table:table-cell>
          <table:table-cell office:value-type="float" office:value="0.525531753957545" calcext:value-type="float">
            <text:p>0.525531753957545</text:p>
          </table:table-cell>
          <table:table-cell office:value-type="float" office:value="0.527388121630888" calcext:value-type="float">
            <text:p>0.527388121630888</text:p>
          </table:table-cell>
          <table:table-cell office:value-type="float" office:value="0.534128005994654" calcext:value-type="float">
            <text:p>0.534128005994654</text:p>
          </table:table-cell>
          <table:table-cell office:value-type="float" office:value="0.538981422627926" calcext:value-type="float">
            <text:p>0.538981422627926</text:p>
          </table:table-cell>
          <table:table-cell office:value-type="float" office:value="0.543624256806477" calcext:value-type="float">
            <text:p>0.543624256806477</text:p>
          </table:table-cell>
          <table:table-cell office:value-type="float" office:value="0.548544956464425" calcext:value-type="float">
            <text:p>0.548544956464425</text:p>
          </table:table-cell>
          <table:table-cell office:value-type="float" office:value="0.547181730546195" calcext:value-type="float">
            <text:p>0.547181730546195</text:p>
          </table:table-cell>
          <table:table-cell office:value-type="float" office:value="0.543308411549845" calcext:value-type="float">
            <text:p>0.543308411549845</text:p>
          </table:table-cell>
          <table:table-cell office:value-type="float" office:value="0.539671826680634" calcext:value-type="float">
            <text:p>0.539671826680634</text:p>
          </table:table-cell>
          <table:table-cell office:value-type="float" office:value="0.52767093346486" calcext:value-type="float">
            <text:p>0.52767093346486</text:p>
          </table:table-cell>
          <table:table-cell office:value-type="float" office:value="0.525234507789795" calcext:value-type="float">
            <text:p>0.525234507789795</text:p>
          </table:table-cell>
          <table:table-cell office:value-type="float" office:value="0.542178080166204" calcext:value-type="float">
            <text:p>0.542178080166204</text:p>
          </table:table-cell>
          <table:table-cell office:value-type="float" office:value="0.548490467969924" calcext:value-type="float">
            <text:p>0.548490467969924</text:p>
          </table:table-cell>
          <table:table-cell office:value-type="float" office:value="0.549159357097642" calcext:value-type="float">
            <text:p>0.549159357097642</text:p>
          </table:table-cell>
          <table:table-cell office:value-type="float" office:value="0.570173423997686" calcext:value-type="float">
            <text:p>0.570173423997686</text:p>
          </table:table-cell>
          <table:table-cell office:value-type="float" office:value="0.576044003998269" calcext:value-type="float">
            <text:p>0.576044003998269</text:p>
          </table:table-cell>
          <table:table-cell office:value-type="float" office:value="0.571762561980476" calcext:value-type="float">
            <text:p>0.571762561980476</text:p>
          </table:table-cell>
          <table:table-cell office:value-type="float" office:value="0.565151351296352" calcext:value-type="float">
            <text:p>0.565151351296352</text:p>
          </table:table-cell>
          <table:table-cell office:value-type="float" office:value="0.571032846129519" calcext:value-type="float">
            <text:p>0.571032846129519</text:p>
          </table:table-cell>
          <table:table-cell office:value-type="float" office:value="0.578479715890874" calcext:value-type="float">
            <text:p>0.578479715890874</text:p>
          </table:table-cell>
          <table:table-cell office:value-type="float" office:value="0.573862377957199" calcext:value-type="float">
            <text:p>0.573862377957199</text:p>
          </table:table-cell>
          <table:table-cell office:value-type="float" office:value="0.577633647735018" calcext:value-type="float">
            <text:p>0.577633647735018</text:p>
          </table:table-cell>
          <table:table-cell office:value-type="float" office:value="0.477621523632202" calcext:value-type="float">
            <text:p>0.477621523632202</text:p>
          </table:table-cell>
          <table:table-cell office:value-type="float" office:value="0.47627352628885" calcext:value-type="float">
            <text:p>0.47627352628885</text:p>
          </table:table-cell>
          <table:table-cell office:value-type="float" office:value="0.481743228914672" calcext:value-type="float">
            <text:p>0.481743228914672</text:p>
          </table:table-cell>
          <table:table-cell office:value-type="float" office:value="0.485175608743747" calcext:value-type="float">
            <text:p>0.485175608743747</text:p>
          </table:table-cell>
          <table:table-cell office:value-type="float" office:value="0.565249275759884" calcext:value-type="float">
            <text:p>0.565249275759884</text:p>
          </table:table-cell>
          <table:table-cell office:value-type="float" office:value="0.563763861069913" calcext:value-type="float">
            <text:p>0.563763861069913</text:p>
          </table:table-cell>
          <table:table-cell office:value-type="float" office:value="0.521371442592915" calcext:value-type="float">
            <text:p>0.521371442592915</text:p>
          </table:table-cell>
          <table:table-cell office:value-type="float" office:value="0.507441660812672" calcext:value-type="float">
            <text:p>0.507441660812672</text:p>
          </table:table-cell>
          <table:table-cell office:value-type="float" office:value="0.492184458457696" calcext:value-type="float">
            <text:p>0.492184458457696</text:p>
          </table:table-cell>
          <table:table-cell office:value-type="float" office:value="0.499834866685831" calcext:value-type="float">
            <text:p>0.499834866685831</text:p>
          </table:table-cell>
          <table:table-cell office:value-type="float" office:value="0.52148250507989" calcext:value-type="float">
            <text:p>0.52148250507989</text:p>
          </table:table-cell>
          <table:table-cell office:value-type="float" office:value="0.542659206803315" calcext:value-type="float">
            <text:p>0.542659206803315</text:p>
          </table:table-cell>
          <table:table-cell office:value-type="float" office:value="0.534767505879345" calcext:value-type="float">
            <text:p>0.534767505879345</text:p>
          </table:table-cell>
          <table:table-cell office:value-type="float" office:value="0.518435468161847" calcext:value-type="float">
            <text:p>0.518435468161847</text:p>
          </table:table-cell>
          <table:table-cell office:value-type="float" office:value="0.491193418501293" calcext:value-type="float">
            <text:p>0.491193418501293</text:p>
          </table:table-cell>
          <table:table-cell office:value-type="float" office:value="0.479372192212887" calcext:value-type="float">
            <text:p>0.479372192212887</text:p>
          </table:table-cell>
          <table:table-cell office:value-type="float" office:value="0.478116695770102" calcext:value-type="float">
            <text:p>0.478116695770102</text:p>
          </table:table-cell>
          <table:table-cell office:value-type="float" office:value="0.575041879821102" calcext:value-type="float">
            <text:p>0.575041879821102</text:p>
          </table:table-cell>
          <table:table-cell office:value-type="float" office:value="0.579179149065079" calcext:value-type="float">
            <text:p>0.579179149065079</text:p>
          </table:table-cell>
          <table:table-cell office:value-type="float" office:value="0.580782736823887" calcext:value-type="float">
            <text:p>0.580782736823887</text:p>
          </table:table-cell>
          <table:table-cell office:value-type="float" office:value="0.581428380313403" calcext:value-type="float">
            <text:p>0.581428380313403</text:p>
          </table:table-cell>
          <table:table-cell office:value-type="float" office:value="0.581173573416567" calcext:value-type="float">
            <text:p>0.581173573416567</text:p>
          </table:table-cell>
          <table:table-cell office:value-type="float" office:value="0.577211536211751" calcext:value-type="float">
            <text:p>0.577211536211751</text:p>
          </table:table-cell>
          <table:table-cell office:value-type="float" office:value="0.52358090032029" calcext:value-type="float">
            <text:p>0.52358090032029</text:p>
          </table:table-cell>
          <table:table-cell office:value-type="float" office:value="0.524090033747616" calcext:value-type="float">
            <text:p>0.524090033747616</text:p>
          </table:table-cell>
          <table:table-cell office:value-type="float" office:value="0.52523207936226" calcext:value-type="float">
            <text:p>0.52523207936226</text:p>
          </table:table-cell>
          <table:table-cell office:value-type="float" office:value="0.540471732706477" calcext:value-type="float">
            <text:p>0.540471732706477</text:p>
          </table:table-cell>
          <table:table-cell office:value-type="float" office:value="0.545337141201537" calcext:value-type="float">
            <text:p>0.545337141201537</text:p>
          </table:table-cell>
          <table:table-cell office:value-type="float" office:value="0.504337023944761" calcext:value-type="float">
            <text:p>0.504337023944761</text:p>
          </table:table-cell>
          <table:table-cell office:value-type="float" office:value="0.572576777137171" calcext:value-type="float">
            <text:p>0.572576777137171</text:p>
          </table:table-cell>
          <table:table-cell office:value-type="float" office:value="0.626069005622569" calcext:value-type="float">
            <text:p>0.626069005622569</text:p>
          </table:table-cell>
          <table:table-cell office:value-type="float" office:value="0.623839961428467" calcext:value-type="float">
            <text:p>0.623839961428467</text:p>
          </table:table-cell>
          <table:table-cell office:value-type="float" office:value="0.597117318554491" calcext:value-type="float">
            <text:p>0.597117318554491</text:p>
          </table:table-cell>
          <table:table-cell office:value-type="float" office:value="0.578711840256945" calcext:value-type="float">
            <text:p>0.578711840256945</text:p>
          </table:table-cell>
          <table:table-cell office:value-type="float" office:value="0.546201194408267" calcext:value-type="float">
            <text:p>0.546201194408267</text:p>
          </table:table-cell>
          <table:table-cell office:value-type="float" office:value="0.502197621730341" calcext:value-type="float">
            <text:p>0.502197621730341</text:p>
          </table:table-cell>
          <table:table-cell office:value-type="float" office:value="0.500952698090283" calcext:value-type="float">
            <text:p>0.500952698090283</text:p>
          </table:table-cell>
          <table:table-cell office:value-type="float" office:value="0.524650077715161" calcext:value-type="float">
            <text:p>0.524650077715161</text:p>
          </table:table-cell>
          <table:table-cell office:value-type="float" office:value="0.537218261516519" calcext:value-type="float">
            <text:p>0.537218261516519</text:p>
          </table:table-cell>
          <table:table-cell office:value-type="float" office:value="0.555255403963943" calcext:value-type="float">
            <text:p>0.555255403963943</text:p>
          </table:table-cell>
          <table:table-cell office:value-type="float" office:value="0.543228203787859" calcext:value-type="float">
            <text:p>0.543228203787859</text:p>
          </table:table-cell>
          <table:table-cell office:value-type="float" office:value="0.538572549716124" calcext:value-type="float">
            <text:p>0.538572549716124</text:p>
          </table:table-cell>
          <table:table-cell office:value-type="float" office:value="0.52644042225269" calcext:value-type="float">
            <text:p>0.52644042225269</text:p>
          </table:table-cell>
          <table:table-cell office:value-type="float" office:value="0.507818049285975" calcext:value-type="float">
            <text:p>0.507818049285975</text:p>
          </table:table-cell>
          <table:table-cell office:value-type="float" office:value="0.500357884805935" calcext:value-type="float">
            <text:p>0.500357884805935</text:p>
          </table:table-cell>
          <table:table-cell office:value-type="float" office:value="0.50500497434485" calcext:value-type="float">
            <text:p>0.50500497434485</text:p>
          </table:table-cell>
          <table:table-cell office:value-type="float" office:value="0.511951634168693" calcext:value-type="float">
            <text:p>0.511951634168693</text:p>
          </table:table-cell>
          <table:table-cell office:value-type="float" office:value="0.564737824281538" calcext:value-type="float">
            <text:p>0.564737824281538</text:p>
          </table:table-cell>
          <table:table-cell office:value-type="float" office:value="0.592261138911588" calcext:value-type="float">
            <text:p>0.592261138911588</text:p>
          </table:table-cell>
          <table:table-cell office:value-type="float" office:value="0.590009073099338" calcext:value-type="float">
            <text:p>0.590009073099338</text:p>
          </table:table-cell>
          <table:table-cell office:value-type="float" office:value="0.592649521974797" calcext:value-type="float">
            <text:p>0.592649521974797</text:p>
          </table:table-cell>
          <table:table-cell office:value-type="float" office:value="0.591491840029309" calcext:value-type="float">
            <text:p>0.591491840029309</text:p>
          </table:table-cell>
          <table:table-cell office:value-type="float" office:value="0.583529319849903" calcext:value-type="float">
            <text:p>0.583529319849903</text:p>
          </table:table-cell>
          <table:table-cell office:value-type="float" office:value="0.581731700698062" calcext:value-type="float">
            <text:p>0.581731700698062</text:p>
          </table:table-cell>
          <table:table-cell office:value-type="float" office:value="0.503060335094669" calcext:value-type="float">
            <text:p>0.503060335094669</text:p>
          </table:table-cell>
          <table:table-cell office:value-type="float" office:value="0.494505619393146" calcext:value-type="float">
            <text:p>0.494505619393146</text:p>
          </table:table-cell>
          <table:table-cell office:value-type="float" office:value="0.497391548348201" calcext:value-type="float">
            <text:p>0.497391548348201</text:p>
          </table:table-cell>
          <table:table-cell office:value-type="float" office:value="0.500070550285491" calcext:value-type="float">
            <text:p>0.500070550285491</text:p>
          </table:table-cell>
          <table:table-cell office:value-type="float" office:value="0.498530457822054" calcext:value-type="float">
            <text:p>0.498530457822054</text:p>
          </table:table-cell>
          <table:table-cell office:value-type="float" office:value="0.499541671842307" calcext:value-type="float">
            <text:p>0.499541671842307</text:p>
          </table:table-cell>
          <table:table-cell office:value-type="float" office:value="0.502185563237153" calcext:value-type="float">
            <text:p>0.502185563237153</text:p>
          </table:table-cell>
          <table:table-cell office:value-type="float" office:value="0.503617070797833" calcext:value-type="float">
            <text:p>0.503617070797833</text:p>
          </table:table-cell>
          <table:table-cell office:value-type="float" office:value="0.50098566577937" calcext:value-type="float">
            <text:p>0.50098566577937</text:p>
          </table:table-cell>
          <table:table-cell office:value-type="float" office:value="0.508103044666536" calcext:value-type="float">
            <text:p>0.508103044666536</text:p>
          </table:table-cell>
          <table:table-cell office:value-type="float" office:value="0.569020738457651" calcext:value-type="float">
            <text:p>0.569020738457651</text:p>
          </table:table-cell>
          <table:table-cell office:value-type="float" office:value="0.560029683602797" calcext:value-type="float">
            <text:p>0.560029683602797</text:p>
          </table:table-cell>
          <table:table-cell office:value-type="float" office:value="0.531124522819896" calcext:value-type="float">
            <text:p>0.531124522819896</text:p>
          </table:table-cell>
          <table:table-cell office:value-type="float" office:value="0.532358610185747" calcext:value-type="float">
            <text:p>0.532358610185747</text:p>
          </table:table-cell>
          <table:table-cell office:value-type="float" office:value="0.511494719066527" calcext:value-type="float">
            <text:p>0.511494719066527</text:p>
          </table:table-cell>
          <table:table-cell office:value-type="float" office:value="0.492668820300316" calcext:value-type="float">
            <text:p>0.492668820300316</text:p>
          </table:table-cell>
          <table:table-cell office:value-type="float" office:value="0.455136052274295" calcext:value-type="float">
            <text:p>0.455136052274295</text:p>
          </table:table-cell>
          <table:table-cell office:value-type="float" office:value="0.467780420611702" calcext:value-type="float">
            <text:p>0.467780420611702</text:p>
          </table:table-cell>
          <table:table-cell office:value-type="float" office:value="0.474857432276088" calcext:value-type="float">
            <text:p>0.474857432276088</text:p>
          </table:table-cell>
          <table:table-cell office:value-type="float" office:value="0.480199433982402" calcext:value-type="float">
            <text:p>0.480199433982402</text:p>
          </table:table-cell>
          <table:table-cell office:value-type="float" office:value="0.485269615345078" calcext:value-type="float">
            <text:p>0.485269615345078</text:p>
          </table:table-cell>
          <table:table-cell office:value-type="float" office:value="0.486585672884266" calcext:value-type="float">
            <text:p>0.486585672884266</text:p>
          </table:table-cell>
          <table:table-cell office:value-type="float" office:value="0.478958230350938" calcext:value-type="float">
            <text:p>0.478958230350938</text:p>
          </table:table-cell>
          <table:table-cell office:value-type="float" office:value="0.474044011537249" calcext:value-type="float">
            <text:p>0.474044011537249</text:p>
          </table:table-cell>
          <table:table-cell office:value-type="float" office:value="0.476753143833978" calcext:value-type="float">
            <text:p>0.476753143833978</text:p>
          </table:table-cell>
          <table:table-cell office:value-type="float" office:value="0.528016764474713" calcext:value-type="float">
            <text:p>0.528016764474713</text:p>
          </table:table-cell>
          <table:table-cell office:value-type="float" office:value="0.569512990504196" calcext:value-type="float">
            <text:p>0.569512990504196</text:p>
          </table:table-cell>
          <table:table-cell office:value-type="float" office:value="0.573968639760681" calcext:value-type="float">
            <text:p>0.573968639760681</text:p>
          </table:table-cell>
          <table:table-cell office:value-type="float" office:value="0.583965888012104" calcext:value-type="float">
            <text:p>0.583965888012104</text:p>
          </table:table-cell>
          <table:table-cell office:value-type="float" office:value="0.578585237936575" calcext:value-type="float">
            <text:p>0.578585237936575</text:p>
          </table:table-cell>
          <table:table-cell office:value-type="float" office:value="0.574986393012912" calcext:value-type="float">
            <text:p>0.574986393012912</text:p>
          </table:table-cell>
          <table:table-cell office:value-type="float" office:value="0.497870302746726" calcext:value-type="float">
            <text:p>0.497870302746726</text:p>
          </table:table-cell>
          <table:table-cell office:value-type="float" office:value="0.491713071967619" calcext:value-type="float">
            <text:p>0.491713071967619</text:p>
          </table:table-cell>
          <table:table-cell office:value-type="float" office:value="0.486278123945049" calcext:value-type="float">
            <text:p>0.486278123945049</text:p>
          </table:table-cell>
          <table:table-cell office:value-type="float" office:value="0.479470631527324" calcext:value-type="float">
            <text:p>0.479470631527324</text:p>
          </table:table-cell>
          <table:table-cell office:value-type="float" office:value="0.477353418211689" calcext:value-type="float">
            <text:p>0.477353418211689</text:p>
          </table:table-cell>
          <table:table-cell office:value-type="float" office:value="0.474820445734193" calcext:value-type="float">
            <text:p>0.474820445734193</text:p>
          </table:table-cell>
          <table:table-cell office:value-type="float" office:value="0.469054438416635" calcext:value-type="float">
            <text:p>0.469054438416635</text:p>
          </table:table-cell>
          <table:table-cell office:value-type="float" office:value="0.479182994416154" calcext:value-type="float">
            <text:p>0.479182994416154</text:p>
          </table:table-cell>
          <table:table-cell office:value-type="float" office:value="0.563949682421988" calcext:value-type="float">
            <text:p>0.563949682421988</text:p>
          </table:table-cell>
          <table:table-cell office:value-type="float" office:value="0.546162573774818" calcext:value-type="float">
            <text:p>0.546162573774818</text:p>
          </table:table-cell>
          <table:table-cell office:value-type="float" office:value="0.519260729130968" calcext:value-type="float">
            <text:p>0.519260729130968</text:p>
          </table:table-cell>
          <table:table-cell office:value-type="float" office:value="0.512594470957605" calcext:value-type="float">
            <text:p>0.512594470957605</text:p>
          </table:table-cell>
          <table:table-cell office:value-type="float" office:value="0.501806428770373" calcext:value-type="float">
            <text:p>0.501806428770373</text:p>
          </table:table-cell>
          <table:table-cell office:value-type="float" office:value="0.493509261406711" calcext:value-type="float">
            <text:p>0.493509261406711</text:p>
          </table:table-cell>
          <table:table-cell office:value-type="float" office:value="0.451220819301649" calcext:value-type="float">
            <text:p>0.451220819301649</text:p>
          </table:table-cell>
          <table:table-cell office:value-type="float" office:value="0.464613515885291" calcext:value-type="float">
            <text:p>0.464613515885291</text:p>
          </table:table-cell>
          <table:table-cell office:value-type="float" office:value="0.472169849343772" calcext:value-type="float">
            <text:p>0.472169849343772</text:p>
          </table:table-cell>
          <table:table-cell office:value-type="float" office:value="0.471140871789949" calcext:value-type="float">
            <text:p>0.471140871789949</text:p>
          </table:table-cell>
          <table:table-cell office:value-type="float" office:value="0.467240977089586" calcext:value-type="float">
            <text:p>0.467240977089586</text:p>
          </table:table-cell>
          <table:table-cell office:value-type="float" office:value="0.478866692892461" calcext:value-type="float">
            <text:p>0.478866692892461</text:p>
          </table:table-cell>
          <table:table-cell office:value-type="float" office:value="0.48532301845551" calcext:value-type="float">
            <text:p>0.48532301845551</text:p>
          </table:table-cell>
          <table:table-cell office:value-type="float" office:value="0.505552900234922" calcext:value-type="float">
            <text:p>0.505552900234922</text:p>
          </table:table-cell>
          <table:table-cell office:value-type="float" office:value="0.50637641616706" calcext:value-type="float">
            <text:p>0.50637641616706</text:p>
          </table:table-cell>
          <table:table-cell office:value-type="float" office:value="0.519151175493287" calcext:value-type="float">
            <text:p>0.519151175493287</text:p>
          </table:table-cell>
          <table:table-cell office:value-type="float" office:value="0.536662812977572" calcext:value-type="float">
            <text:p>0.536662812977572</text:p>
          </table:table-cell>
          <table:table-cell office:value-type="float" office:value="0.545404790649896" calcext:value-type="float">
            <text:p>0.545404790649896</text:p>
          </table:table-cell>
          <table:table-cell office:value-type="float" office:value="0.547862748560809" calcext:value-type="float">
            <text:p>0.547862748560809</text:p>
          </table:table-cell>
          <table:table-cell office:value-type="float" office:value="0.553690106185268" calcext:value-type="float">
            <text:p>0.553690106185268</text:p>
          </table:table-cell>
          <table:table-cell office:value-type="float" office:value="0.550264450135248" calcext:value-type="float">
            <text:p>0.550264450135248</text:p>
          </table:table-cell>
          <table:table-cell office:value-type="float" office:value="0.54704323626281" calcext:value-type="float">
            <text:p>0.54704323626281</text:p>
          </table:table-cell>
          <table:table-cell office:value-type="float" office:value="0.546595552784339" calcext:value-type="float">
            <text:p>0.546595552784339</text:p>
          </table:table-cell>
          <table:table-cell office:value-type="float" office:value="0.538387238226059" calcext:value-type="float">
            <text:p>0.538387238226059</text:p>
          </table:table-cell>
          <table:table-cell office:value-type="float" office:value="0.546255271305134" calcext:value-type="float">
            <text:p>0.546255271305134</text:p>
          </table:table-cell>
          <table:table-cell office:value-type="float" office:value="0.5384231756106" calcext:value-type="float">
            <text:p>0.5384231756106</text:p>
          </table:table-cell>
          <table:table-cell office:value-type="float" office:value="0.534378072043322" calcext:value-type="float">
            <text:p>0.534378072043322</text:p>
          </table:table-cell>
          <table:table-cell office:value-type="float" office:value="0.506045137329835" calcext:value-type="float">
            <text:p>0.506045137329835</text:p>
          </table:table-cell>
          <table:table-cell office:value-type="float" office:value="0.48892523447697" calcext:value-type="float">
            <text:p>0.48892523447697</text:p>
          </table:table-cell>
          <table:table-cell office:value-type="float" office:value="0.498540117075689" calcext:value-type="float">
            <text:p>0.498540117075689</text:p>
          </table:table-cell>
          <table:table-cell office:value-type="float" office:value="0.465554291189542" calcext:value-type="float">
            <text:p>0.465554291189542</text:p>
          </table:table-cell>
          <table:table-cell office:value-type="float" office:value="0.470065919795445" calcext:value-type="float">
            <text:p>0.470065919795445</text:p>
          </table:table-cell>
          <table:table-cell office:value-type="float" office:value="0.458075435357415" calcext:value-type="float">
            <text:p>0.458075435357415</text:p>
          </table:table-cell>
          <table:table-cell office:value-type="float" office:value="0.467428556647424" calcext:value-type="float">
            <text:p>0.467428556647424</text:p>
          </table:table-cell>
          <table:table-cell office:value-type="float" office:value="0.474055329621498" calcext:value-type="float">
            <text:p>0.474055329621498</text:p>
          </table:table-cell>
          <table:table-cell office:value-type="float" office:value="0.476085717052309" calcext:value-type="float">
            <text:p>0.476085717052309</text:p>
          </table:table-cell>
          <table:table-cell office:value-type="float" office:value="0.489644526357564" calcext:value-type="float">
            <text:p>0.489644526357564</text:p>
          </table:table-cell>
          <table:table-cell office:value-type="float" office:value="0.503506829874758" calcext:value-type="float">
            <text:p>0.503506829874758</text:p>
          </table:table-cell>
          <table:table-cell office:value-type="float" office:value="0.512252147073656" calcext:value-type="float">
            <text:p>0.512252147073656</text:p>
          </table:table-cell>
          <table:table-cell office:value-type="float" office:value="0.523197983042283" calcext:value-type="float">
            <text:p>0.523197983042283</text:p>
          </table:table-cell>
          <table:table-cell office:value-type="float" office:value="0.521004309359535" calcext:value-type="float">
            <text:p>0.521004309359535</text:p>
          </table:table-cell>
          <table:table-cell office:value-type="float" office:value="0.503072418300709" calcext:value-type="float">
            <text:p>0.503072418300709</text:p>
          </table:table-cell>
          <table:table-cell office:value-type="float" office:value="0.507230987934471" calcext:value-type="float">
            <text:p>0.507230987934471</text:p>
          </table:table-cell>
          <table:table-cell office:value-type="float" office:value="0.533047133902165" calcext:value-type="float">
            <text:p>0.533047133902165</text:p>
          </table:table-cell>
          <table:table-cell office:value-type="float" office:value="0.534466374997279" calcext:value-type="float">
            <text:p>0.534466374997279</text:p>
          </table:table-cell>
          <table:table-cell office:value-type="float" office:value="0.545995276831872" calcext:value-type="float">
            <text:p>0.545995276831872</text:p>
          </table:table-cell>
          <table:table-cell office:value-type="float" office:value="0.549431898160774" calcext:value-type="float">
            <text:p>0.549431898160774</text:p>
          </table:table-cell>
          <table:table-cell office:value-type="float" office:value="0.551698369306463" calcext:value-type="float">
            <text:p>0.551698369306463</text:p>
          </table:table-cell>
          <table:table-cell office:value-type="float" office:value="0.542781262173857" calcext:value-type="float">
            <text:p>0.542781262173857</text:p>
          </table:table-cell>
          <table:table-cell office:value-type="float" office:value="0.539641612915775" calcext:value-type="float">
            <text:p>0.539641612915775</text:p>
          </table:table-cell>
          <table:table-cell office:value-type="float" office:value="0.532933731681446" calcext:value-type="float">
            <text:p>0.532933731681446</text:p>
          </table:table-cell>
          <table:table-cell office:value-type="float" office:value="0.530273291318143" calcext:value-type="float">
            <text:p>0.530273291318143</text:p>
          </table:table-cell>
          <table:table-cell office:value-type="float" office:value="0.525443458296699" calcext:value-type="float">
            <text:p>0.525443458296699</text:p>
          </table:table-cell>
          <table:table-cell office:value-type="float" office:value="0.526602901664817" calcext:value-type="float">
            <text:p>0.526602901664817</text:p>
          </table:table-cell>
          <table:table-cell office:value-type="float" office:value="0.529212214462195" calcext:value-type="float">
            <text:p>0.529212214462195</text:p>
          </table:table-cell>
          <table:table-cell office:value-type="float" office:value="0.530159166780362" calcext:value-type="float">
            <text:p>0.530159166780362</text:p>
          </table:table-cell>
          <table:table-cell office:value-type="float" office:value="0.529693838290424" calcext:value-type="float">
            <text:p>0.529693838290424</text:p>
          </table:table-cell>
          <table:table-cell office:value-type="float" office:value="0.531586314425649" calcext:value-type="float">
            <text:p>0.531586314425649</text:p>
          </table:table-cell>
          <table:table-cell office:value-type="float" office:value="0.532848740337162" calcext:value-type="float">
            <text:p>0.532848740337162</text:p>
          </table:table-cell>
          <table:table-cell office:value-type="float" office:value="0.533088194541276" calcext:value-type="float">
            <text:p>0.533088194541276</text:p>
          </table:table-cell>
          <table:table-cell office:value-type="float" office:value="0.533268501362361" calcext:value-type="float">
            <text:p>0.533268501362361</text:p>
          </table:table-cell>
          <table:table-cell office:value-type="float" office:value="0.533661984397386" calcext:value-type="float">
            <text:p>0.533661984397386</text:p>
          </table:table-cell>
          <table:table-cell office:value-type="float" office:value="0.533183336272474" calcext:value-type="float">
            <text:p>0.533183336272474</text:p>
          </table:table-cell>
          <table:table-cell office:value-type="float" office:value="0.533759411142376" calcext:value-type="float">
            <text:p>0.533759411142376</text:p>
          </table:table-cell>
          <table:table-cell office:value-type="float" office:value="0.533314225721377" calcext:value-type="float">
            <text:p>0.533314225721377</text:p>
          </table:table-cell>
          <table:table-cell office:value-type="float" office:value="0.532240308716713" calcext:value-type="float">
            <text:p>0.532240308716713</text:p>
          </table:table-cell>
          <table:table-cell office:value-type="float" office:value="0.531634531946963" calcext:value-type="float">
            <text:p>0.531634531946963</text:p>
          </table:table-cell>
          <table:table-cell office:value-type="float" office:value="0.528477997851106" calcext:value-type="float">
            <text:p>0.528477997851106</text:p>
          </table:table-cell>
          <table:table-cell office:value-type="float" office:value="0.528765353385931" calcext:value-type="float">
            <text:p>0.528765353385931</text:p>
          </table:table-cell>
          <table:table-cell office:value-type="float" office:value="0.526560852274575" calcext:value-type="float">
            <text:p>0.526560852274575</text:p>
          </table:table-cell>
          <table:table-cell office:value-type="float" office:value="0.527749437761386" calcext:value-type="float">
            <text:p>0.527749437761386</text:p>
          </table:table-cell>
          <table:table-cell office:value-type="float" office:value="0.527524847909198" calcext:value-type="float">
            <text:p>0.527524847909198</text:p>
          </table:table-cell>
          <table:table-cell office:value-type="float" office:value="0.526720151653225" calcext:value-type="float">
            <text:p>0.526720151653225</text:p>
          </table:table-cell>
          <table:table-cell office:value-type="float" office:value="0.526889672565034" calcext:value-type="float">
            <text:p>0.526889672565034</text:p>
          </table:table-cell>
          <table:table-cell office:value-type="float" office:value="0.526840202021323" calcext:value-type="float">
            <text:p>0.526840202021323</text:p>
          </table:table-cell>
          <table:table-cell office:value-type="float" office:value="0.526594039841994" calcext:value-type="float">
            <text:p>0.526594039841994</text:p>
          </table:table-cell>
          <table:table-cell office:value-type="float" office:value="0.526735149047529" calcext:value-type="float">
            <text:p>0.526735149047529</text:p>
          </table:table-cell>
          <table:table-cell office:value-type="float" office:value="0.526443550385055" calcext:value-type="float">
            <text:p>0.526443550385055</text:p>
          </table:table-cell>
          <table:table-cell office:value-type="float" office:value="0.526592970098736" calcext:value-type="float">
            <text:p>0.526592970098736</text:p>
          </table:table-cell>
          <table:table-cell office:value-type="float" office:value="0.526825633814727" calcext:value-type="float">
            <text:p>0.526825633814727</text:p>
          </table:table-cell>
          <table:table-cell office:value-type="float" office:value="0.526614211295526" calcext:value-type="float">
            <text:p>0.526614211295526</text:p>
          </table:table-cell>
          <table:table-cell office:value-type="float" office:value="0.526809626684262" calcext:value-type="float">
            <text:p>0.526809626684262</text:p>
          </table:table-cell>
          <table:table-cell office:value-type="float" office:value="0.526201013058236" calcext:value-type="float">
            <text:p>0.526201013058236</text:p>
          </table:table-cell>
          <table:table-cell office:value-type="float" office:value="0.52708425096963" calcext:value-type="float">
            <text:p>0.52708425096963</text:p>
          </table:table-cell>
          <table:table-cell office:value-type="float" office:value="0.527020026399588" calcext:value-type="float">
            <text:p>0.527020026399588</text:p>
          </table:table-cell>
          <table:table-cell office:value-type="float" office:value="0.527090863920746" calcext:value-type="float">
            <text:p>0.527090863920746</text:p>
          </table:table-cell>
          <table:table-cell office:value-type="float" office:value="0.526738785760768" calcext:value-type="float">
            <text:p>0.526738785760768</text:p>
          </table:table-cell>
          <table:table-cell office:value-type="float" office:value="0.527044661422561" calcext:value-type="float">
            <text:p>0.527044661422561</text:p>
          </table:table-cell>
          <table:table-cell office:value-type="float" office:value="0.52698842272347" calcext:value-type="float">
            <text:p>0.52698842272347</text:p>
          </table:table-cell>
          <table:table-cell office:value-type="float" office:value="0.526590577656737" calcext:value-type="float">
            <text:p>0.526590577656737</text:p>
          </table:table-cell>
          <table:table-cell office:value-type="float" office:value="0.527125870050004" calcext:value-type="float">
            <text:p>0.527125870050004</text:p>
          </table:table-cell>
          <table:table-cell office:value-type="float" office:value="0.52748882055609" calcext:value-type="float">
            <text:p>0.52748882055609</text:p>
          </table:table-cell>
          <table:table-cell office:value-type="float" office:value="0.526201429264479" calcext:value-type="float">
            <text:p>0.526201429264479</text:p>
          </table:table-cell>
          <table:table-cell office:value-type="float" office:value="0.526588695002598" calcext:value-type="float">
            <text:p>0.526588695002598</text:p>
          </table:table-cell>
          <table:table-cell office:value-type="float" office:value="0.526655510964887" calcext:value-type="float">
            <text:p>0.526655510964887</text:p>
          </table:table-cell>
          <table:table-cell office:value-type="float" office:value="0.526631111329389" calcext:value-type="float">
            <text:p>0.526631111329389</text:p>
          </table:table-cell>
          <table:table-cell office:value-type="float" office:value="0.526312141061411" calcext:value-type="float">
            <text:p>0.526312141061411</text:p>
          </table:table-cell>
          <table:table-cell office:value-type="float" office:value="0.526748432089018" calcext:value-type="float">
            <text:p>0.526748432089018</text:p>
          </table:table-cell>
          <table:table-cell office:value-type="float" office:value="0.526731878702028" calcext:value-type="float">
            <text:p>0.526731878702028</text:p>
          </table:table-cell>
          <table:table-cell office:value-type="float" office:value="0.52707089262809" calcext:value-type="float">
            <text:p>0.52707089262809</text:p>
          </table:table-cell>
          <table:table-cell office:value-type="float" office:value="0.527665360357325" calcext:value-type="float">
            <text:p>0.527665360357325</text:p>
          </table:table-cell>
          <table:table-cell office:value-type="float" office:value="0.52702097074536" calcext:value-type="float">
            <text:p>0.52702097074536</text:p>
          </table:table-cell>
          <table:table-cell office:value-type="float" office:value="0.52683622760401" calcext:value-type="float">
            <text:p>0.52683622760401</text:p>
          </table:table-cell>
          <table:table-cell office:value-type="float" office:value="0.526593152851424" calcext:value-type="float">
            <text:p>0.526593152851424</text:p>
          </table:table-cell>
          <table:table-cell office:value-type="float" office:value="0.526566190523644" calcext:value-type="float">
            <text:p>0.526566190523644</text:p>
          </table:table-cell>
          <table:table-cell office:value-type="float" office:value="0.526558649766115" calcext:value-type="float">
            <text:p>0.526558649766115</text:p>
          </table:table-cell>
          <table:table-cell office:value-type="float" office:value="0.526690477619373" calcext:value-type="float">
            <text:p>0.526690477619373</text:p>
          </table:table-cell>
          <table:table-cell office:value-type="float" office:value="0.526613601472922" calcext:value-type="float">
            <text:p>0.526613601472922</text:p>
          </table:table-cell>
          <table:table-cell office:value-type="float" office:value="0.526493462529143" calcext:value-type="float">
            <text:p>0.526493462529143</text:p>
          </table:table-cell>
          <table:table-cell office:value-type="float" office:value="0.526698614548883" calcext:value-type="float">
            <text:p>0.526698614548883</text:p>
          </table:table-cell>
          <table:table-cell office:value-type="float" office:value="0.526752480182485" calcext:value-type="float">
            <text:p>0.526752480182485</text:p>
          </table:table-cell>
          <table:table-cell office:value-type="float" office:value="0.5266663187176" calcext:value-type="float">
            <text:p>0.5266663187176</text:p>
          </table:table-cell>
          <table:table-cell office:value-type="float" office:value="0.526700527916465" calcext:value-type="float">
            <text:p>0.526700527916465</text:p>
          </table:table-cell>
          <table:table-cell office:value-type="float" office:value="0.526517627412099" calcext:value-type="float">
            <text:p>0.526517627412099</text:p>
          </table:table-cell>
          <table:table-cell office:value-type="float" office:value="0.526130223418266" calcext:value-type="float">
            <text:p>0.526130223418266</text:p>
          </table:table-cell>
          <table:table-cell office:value-type="float" office:value="0.526506699474387" calcext:value-type="float">
            <text:p>0.526506699474387</text:p>
          </table:table-cell>
          <table:table-cell office:value-type="float" office:value="0.526693538964294" calcext:value-type="float">
            <text:p>0.526693538964294</text:p>
          </table:table-cell>
          <table:table-cell office:value-type="float" office:value="0.526334107139978" calcext:value-type="float">
            <text:p>0.526334107139978</text:p>
          </table:table-cell>
          <table:table-cell office:value-type="float" office:value="0.526558649169743" calcext:value-type="float">
            <text:p>0.526558649169743</text:p>
          </table:table-cell>
          <table:table-cell office:value-type="float" office:value="0.526244415878612" calcext:value-type="float">
            <text:p>0.526244415878612</text:p>
          </table:table-cell>
          <table:table-cell office:value-type="float" office:value="0.526365038365416" calcext:value-type="float">
            <text:p>0.526365038365416</text:p>
          </table:table-cell>
          <table:table-cell office:value-type="float" office:value="0.526550494117659" calcext:value-type="float">
            <text:p>0.526550494117659</text:p>
          </table:table-cell>
          <table:table-cell office:value-type="float" office:value="0.52631627710872" calcext:value-type="float">
            <text:p>0.52631627710872</text:p>
          </table:table-cell>
          <table:table-cell office:value-type="float" office:value="0.525900532120928" calcext:value-type="float">
            <text:p>0.525900532120928</text:p>
          </table:table-cell>
          <table:table-cell office:value-type="float" office:value="0.526718842590896" calcext:value-type="float">
            <text:p>0.526718842590896</text:p>
          </table:table-cell>
          <table:table-cell office:value-type="float" office:value="0.526345327632611" calcext:value-type="float">
            <text:p>0.526345327632611</text:p>
          </table:table-cell>
          <table:table-cell office:value-type="float" office:value="0.526841869087695" calcext:value-type="float">
            <text:p>0.526841869087695</text:p>
          </table:table-cell>
          <table:table-cell office:value-type="float" office:value="0.526486779943542" calcext:value-type="float">
            <text:p>0.526486779943542</text:p>
          </table:table-cell>
          <table:table-cell office:value-type="float" office:value="0.526229781262712" calcext:value-type="float">
            <text:p>0.526229781262712</text:p>
          </table:table-cell>
          <table:table-cell office:value-type="float" office:value="0.526247633032729" calcext:value-type="float">
            <text:p>0.526247633032729</text:p>
          </table:table-cell>
          <table:table-cell office:value-type="float" office:value="0.526565432693296" calcext:value-type="float">
            <text:p>0.526565432693296</text:p>
          </table:table-cell>
          <table:table-cell office:value-type="float" office:value="0.525843801185376" calcext:value-type="float">
            <text:p>0.525843801185376</text:p>
          </table:table-cell>
          <table:table-cell office:value-type="float" office:value="0.526961392003211" calcext:value-type="float">
            <text:p>0.526961392003211</text:p>
          </table:table-cell>
          <table:table-cell office:value-type="float" office:value="0.527293008172494" calcext:value-type="float">
            <text:p>0.527293008172494</text:p>
          </table:table-cell>
          <table:table-cell office:value-type="float" office:value="0.526172523505463" calcext:value-type="float">
            <text:p>0.526172523505463</text:p>
          </table:table-cell>
          <table:table-cell office:value-type="float" office:value="0.52654333005424" calcext:value-type="float">
            <text:p>0.52654333005424</text:p>
          </table:table-cell>
          <table:table-cell office:value-type="float" office:value="0.526827961495975" calcext:value-type="float">
            <text:p>0.526827961495975</text:p>
          </table:table-cell>
          <table:table-cell office:value-type="float" office:value="0.526484824242548" calcext:value-type="float">
            <text:p>0.526484824242548</text:p>
          </table:table-cell>
          <table:table-cell office:value-type="float" office:value="0.526003726392416" calcext:value-type="float">
            <text:p>0.526003726392416</text:p>
          </table:table-cell>
          <table:table-cell office:value-type="float" office:value="0.52562040208363" calcext:value-type="float">
            <text:p>0.52562040208363</text:p>
          </table:table-cell>
          <table:table-cell office:value-type="float" office:value="0.5268855464063" calcext:value-type="float">
            <text:p>0.5268855464063</text:p>
          </table:table-cell>
          <table:table-cell office:value-type="float" office:value="0.526875695694878" calcext:value-type="float">
            <text:p>0.526875695694878</text:p>
          </table:table-cell>
          <table:table-cell office:value-type="float" office:value="0.526721429504057" calcext:value-type="float">
            <text:p>0.526721429504057</text:p>
          </table:table-cell>
          <table:table-cell office:value-type="float" office:value="0.526929208408155" calcext:value-type="float">
            <text:p>0.526929208408155</text:p>
          </table:table-cell>
          <table:table-cell office:value-type="float" office:value="0.527008937754365" calcext:value-type="float">
            <text:p>0.527008937754365</text:p>
          </table:table-cell>
          <table:table-cell office:value-type="float" office:value="0.52651770918913" calcext:value-type="float">
            <text:p>0.52651770918913</text:p>
          </table:table-cell>
          <table:table-cell table:number-columns-repeated="537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2486212222205" calcext:value-type="float">
            <text:p>-0.222486212222205</text:p>
          </table:table-cell>
          <table:table-cell office:value-type="float" office:value="-0.222420129285993" calcext:value-type="float">
            <text:p>-0.222420129285993</text:p>
          </table:table-cell>
          <table:table-cell office:value-type="float" office:value="-0.222553616688925" calcext:value-type="float">
            <text:p>-0.222553616688925</text:p>
          </table:table-cell>
          <table:table-cell office:value-type="float" office:value="-0.222618936898279" calcext:value-type="float">
            <text:p>-0.222618936898279</text:p>
          </table:table-cell>
          <table:table-cell office:value-type="float" office:value="-0.222646490721341" calcext:value-type="float">
            <text:p>-0.222646490721341</text:p>
          </table:table-cell>
          <table:table-cell office:value-type="float" office:value="-0.222476764626388" calcext:value-type="float">
            <text:p>-0.222476764626388</text:p>
          </table:table-cell>
          <table:table-cell office:value-type="float" office:value="-0.222504616529298" calcext:value-type="float">
            <text:p>-0.222504616529298</text:p>
          </table:table-cell>
          <table:table-cell office:value-type="float" office:value="-0.22251088338876" calcext:value-type="float">
            <text:p>-0.22251088338876</text:p>
          </table:table-cell>
          <table:table-cell office:value-type="float" office:value="-0.222456967454556" calcext:value-type="float">
            <text:p>-0.222456967454556</text:p>
          </table:table-cell>
          <table:table-cell office:value-type="float" office:value="-0.222359975581957" calcext:value-type="float">
            <text:p>-0.222359975581957</text:p>
          </table:table-cell>
          <table:table-cell office:value-type="float" office:value="-0.222513701334074" calcext:value-type="float">
            <text:p>-0.222513701334074</text:p>
          </table:table-cell>
          <table:table-cell office:value-type="float" office:value="-0.222495301690416" calcext:value-type="float">
            <text:p>-0.222495301690416</text:p>
          </table:table-cell>
          <table:table-cell office:value-type="float" office:value="-0.222600903599933" calcext:value-type="float">
            <text:p>-0.222600903599933</text:p>
          </table:table-cell>
          <table:table-cell office:value-type="float" office:value="-0.22250898810965" calcext:value-type="float">
            <text:p>-0.22250898810965</text:p>
          </table:table-cell>
          <table:table-cell office:value-type="float" office:value="-0.222519579965198" calcext:value-type="float">
            <text:p>-0.222519579965198</text:p>
          </table:table-cell>
          <table:table-cell office:value-type="float" office:value="-0.22243861094926" calcext:value-type="float">
            <text:p>-0.22243861094926</text:p>
          </table:table-cell>
          <table:table-cell office:value-type="float" office:value="-0.222542528421789" calcext:value-type="float">
            <text:p>-0.222542528421789</text:p>
          </table:table-cell>
          <table:table-cell office:value-type="float" office:value="-0.222632275221289" calcext:value-type="float">
            <text:p>-0.222632275221289</text:p>
          </table:table-cell>
          <table:table-cell office:value-type="float" office:value="-0.222482381448713" calcext:value-type="float">
            <text:p>-0.222482381448713</text:p>
          </table:table-cell>
          <table:table-cell office:value-type="float" office:value="-0.222582914512201" calcext:value-type="float">
            <text:p>-0.222582914512201</text:p>
          </table:table-cell>
          <table:table-cell office:value-type="float" office:value="-0.22255460421143" calcext:value-type="float">
            <text:p>-0.22255460421143</text:p>
          </table:table-cell>
          <table:table-cell office:value-type="float" office:value="-0.222473531955062" calcext:value-type="float">
            <text:p>-0.222473531955062</text:p>
          </table:table-cell>
          <table:table-cell office:value-type="float" office:value="-0.222510255316455" calcext:value-type="float">
            <text:p>-0.222510255316455</text:p>
          </table:table-cell>
          <table:table-cell office:value-type="float" office:value="-0.222552613037544" calcext:value-type="float">
            <text:p>-0.222552613037544</text:p>
          </table:table-cell>
          <table:table-cell office:value-type="float" office:value="-0.222529492258754" calcext:value-type="float">
            <text:p>-0.222529492258754</text:p>
          </table:table-cell>
          <table:table-cell office:value-type="float" office:value="-0.222440776823543" calcext:value-type="float">
            <text:p>-0.222440776823543</text:p>
          </table:table-cell>
          <table:table-cell office:value-type="float" office:value="-0.222408482585462" calcext:value-type="float">
            <text:p>-0.222408482585462</text:p>
          </table:table-cell>
          <table:table-cell office:value-type="float" office:value="-0.222502858041528" calcext:value-type="float">
            <text:p>-0.222502858041528</text:p>
          </table:table-cell>
          <table:table-cell office:value-type="float" office:value="-0.222635078089332" calcext:value-type="float">
            <text:p>-0.222635078089332</text:p>
          </table:table-cell>
          <table:table-cell office:value-type="float" office:value="-0.222497760895236" calcext:value-type="float">
            <text:p>-0.222497760895236</text:p>
          </table:table-cell>
          <table:table-cell office:value-type="float" office:value="-0.22246728393655" calcext:value-type="float">
            <text:p>-0.22246728393655</text:p>
          </table:table-cell>
          <table:table-cell office:value-type="float" office:value="-0.222578780996158" calcext:value-type="float">
            <text:p>-0.222578780996158</text:p>
          </table:table-cell>
          <table:table-cell office:value-type="float" office:value="-0.222472423921777" calcext:value-type="float">
            <text:p>-0.222472423921777</text:p>
          </table:table-cell>
          <table:table-cell office:value-type="float" office:value="-0.222531771245948" calcext:value-type="float">
            <text:p>-0.222531771245948</text:p>
          </table:table-cell>
          <table:table-cell office:value-type="float" office:value="-0.22255363237182" calcext:value-type="float">
            <text:p>-0.22255363237182</text:p>
          </table:table-cell>
          <table:table-cell office:value-type="float" office:value="-0.222608386567994" calcext:value-type="float">
            <text:p>-0.222608386567994</text:p>
          </table:table-cell>
          <table:table-cell office:value-type="float" office:value="-0.222642904364514" calcext:value-type="float">
            <text:p>-0.222642904364514</text:p>
          </table:table-cell>
          <table:table-cell office:value-type="float" office:value="-0.22244678442134" calcext:value-type="float">
            <text:p>-0.22244678442134</text:p>
          </table:table-cell>
          <table:table-cell office:value-type="float" office:value="-0.222534930497271" calcext:value-type="float">
            <text:p>-0.222534930497271</text:p>
          </table:table-cell>
          <table:table-cell office:value-type="float" office:value="-0.222571418655273" calcext:value-type="float">
            <text:p>-0.222571418655273</text:p>
          </table:table-cell>
          <table:table-cell office:value-type="float" office:value="-0.222462063483966" calcext:value-type="float">
            <text:p>-0.222462063483966</text:p>
          </table:table-cell>
          <table:table-cell office:value-type="float" office:value="-0.222478873334783" calcext:value-type="float">
            <text:p>-0.222478873334783</text:p>
          </table:table-cell>
          <table:table-cell office:value-type="float" office:value="-0.222641888519228" calcext:value-type="float">
            <text:p>-0.222641888519228</text:p>
          </table:table-cell>
          <table:table-cell office:value-type="float" office:value="-0.222433496873032" calcext:value-type="float">
            <text:p>-0.222433496873032</text:p>
          </table:table-cell>
          <table:table-cell office:value-type="float" office:value="-0.222318805660182" calcext:value-type="float">
            <text:p>-0.222318805660182</text:p>
          </table:table-cell>
          <table:table-cell office:value-type="float" office:value="-0.222094167455112" calcext:value-type="float">
            <text:p>-0.222094167455112</text:p>
          </table:table-cell>
          <table:table-cell office:value-type="float" office:value="-0.222472969371555" calcext:value-type="float">
            <text:p>-0.222472969371555</text:p>
          </table:table-cell>
          <table:table-cell office:value-type="float" office:value="-0.224849240530666" calcext:value-type="float">
            <text:p>-0.224849240530666</text:p>
          </table:table-cell>
          <table:table-cell office:value-type="float" office:value="-0.22669171277219" calcext:value-type="float">
            <text:p>-0.22669171277219</text:p>
          </table:table-cell>
          <table:table-cell office:value-type="float" office:value="-0.228329708621282" calcext:value-type="float">
            <text:p>-0.228329708621282</text:p>
          </table:table-cell>
          <table:table-cell office:value-type="float" office:value="-0.229142364225966" calcext:value-type="float">
            <text:p>-0.229142364225966</text:p>
          </table:table-cell>
          <table:table-cell office:value-type="float" office:value="-0.228604262654984" calcext:value-type="float">
            <text:p>-0.228604262654984</text:p>
          </table:table-cell>
          <table:table-cell office:value-type="float" office:value="-0.228125018215451" calcext:value-type="float">
            <text:p>-0.228125018215451</text:p>
          </table:table-cell>
          <table:table-cell office:value-type="float" office:value="-0.227741413356514" calcext:value-type="float">
            <text:p>-0.227741413356514</text:p>
          </table:table-cell>
          <table:table-cell office:value-type="float" office:value="-0.225238013058358" calcext:value-type="float">
            <text:p>-0.225238013058358</text:p>
          </table:table-cell>
          <table:table-cell office:value-type="float" office:value="-0.225255545977059" calcext:value-type="float">
            <text:p>-0.225255545977059</text:p>
          </table:table-cell>
          <table:table-cell office:value-type="float" office:value="-0.231821554019677" calcext:value-type="float">
            <text:p>-0.231821554019677</text:p>
          </table:table-cell>
          <table:table-cell office:value-type="float" office:value="-0.244788048260548" calcext:value-type="float">
            <text:p>-0.244788048260548</text:p>
          </table:table-cell>
          <table:table-cell office:value-type="float" office:value="-0.277121993734466" calcext:value-type="float">
            <text:p>-0.277121993734466</text:p>
          </table:table-cell>
          <table:table-cell office:value-type="float" office:value="-0.282647453696769" calcext:value-type="float">
            <text:p>-0.282647453696769</text:p>
          </table:table-cell>
          <table:table-cell office:value-type="float" office:value="-0.27541857236204" calcext:value-type="float">
            <text:p>-0.27541857236204</text:p>
          </table:table-cell>
          <table:table-cell office:value-type="float" office:value="-0.269653738214576" calcext:value-type="float">
            <text:p>-0.269653738214576</text:p>
          </table:table-cell>
          <table:table-cell office:value-type="float" office:value="-0.267351134851305" calcext:value-type="float">
            <text:p>-0.267351134851305</text:p>
          </table:table-cell>
          <table:table-cell office:value-type="float" office:value="-0.272767381694497" calcext:value-type="float">
            <text:p>-0.272767381694497</text:p>
          </table:table-cell>
          <table:table-cell office:value-type="float" office:value="-0.274725948256716" calcext:value-type="float">
            <text:p>-0.274725948256716</text:p>
          </table:table-cell>
          <table:table-cell office:value-type="float" office:value="-0.270670770140203" calcext:value-type="float">
            <text:p>-0.270670770140203</text:p>
          </table:table-cell>
          <table:table-cell office:value-type="float" office:value="-0.27284934545819" calcext:value-type="float">
            <text:p>-0.27284934545819</text:p>
          </table:table-cell>
          <table:table-cell office:value-type="float" office:value="-0.276049582261678" calcext:value-type="float">
            <text:p>-0.276049582261678</text:p>
          </table:table-cell>
          <table:table-cell office:value-type="float" office:value="-0.273775040346292" calcext:value-type="float">
            <text:p>-0.273775040346292</text:p>
          </table:table-cell>
          <table:table-cell office:value-type="float" office:value="-0.274213485707458" calcext:value-type="float">
            <text:p>-0.274213485707458</text:p>
          </table:table-cell>
          <table:table-cell office:value-type="float" office:value="-0.275906807648281" calcext:value-type="float">
            <text:p>-0.275906807648281</text:p>
          </table:table-cell>
          <table:table-cell office:value-type="float" office:value="-0.20626315621202" calcext:value-type="float">
            <text:p>-0.20626315621202</text:p>
          </table:table-cell>
          <table:table-cell office:value-type="float" office:value="-0.204746119154405" calcext:value-type="float">
            <text:p>-0.204746119154405</text:p>
          </table:table-cell>
          <table:table-cell office:value-type="float" office:value="-0.204472018730392" calcext:value-type="float">
            <text:p>-0.204472018730392</text:p>
          </table:table-cell>
          <table:table-cell office:value-type="float" office:value="-0.231622445559274" calcext:value-type="float">
            <text:p>-0.231622445559274</text:p>
          </table:table-cell>
          <table:table-cell office:value-type="float" office:value="-0.237688989051966" calcext:value-type="float">
            <text:p>-0.237688989051966</text:p>
          </table:table-cell>
          <table:table-cell office:value-type="float" office:value="-0.245165925582514" calcext:value-type="float">
            <text:p>-0.245165925582514</text:p>
          </table:table-cell>
          <table:table-cell office:value-type="float" office:value="-0.258083111916937" calcext:value-type="float">
            <text:p>-0.258083111916937</text:p>
          </table:table-cell>
          <table:table-cell office:value-type="float" office:value="-0.258727600706886" calcext:value-type="float">
            <text:p>-0.258727600706886</text:p>
          </table:table-cell>
          <table:table-cell office:value-type="float" office:value="-0.249874393373225" calcext:value-type="float">
            <text:p>-0.249874393373225</text:p>
          </table:table-cell>
          <table:table-cell office:value-type="float" office:value="-0.246740215339397" calcext:value-type="float">
            <text:p>-0.246740215339397</text:p>
          </table:table-cell>
          <table:table-cell office:value-type="float" office:value="-0.246129610278105" calcext:value-type="float">
            <text:p>-0.246129610278105</text:p>
          </table:table-cell>
          <table:table-cell office:value-type="float" office:value="-0.255279631818741" calcext:value-type="float">
            <text:p>-0.255279631818741</text:p>
          </table:table-cell>
          <table:table-cell office:value-type="float" office:value="-0.262662840886037" calcext:value-type="float">
            <text:p>-0.262662840886037</text:p>
          </table:table-cell>
          <table:table-cell office:value-type="float" office:value="-0.266015615829715" calcext:value-type="float">
            <text:p>-0.266015615829715</text:p>
          </table:table-cell>
          <table:table-cell office:value-type="float" office:value="-0.263935092403536" calcext:value-type="float">
            <text:p>-0.263935092403536</text:p>
          </table:table-cell>
          <table:table-cell office:value-type="float" office:value="-0.262502837366498" calcext:value-type="float">
            <text:p>-0.262502837366498</text:p>
          </table:table-cell>
          <table:table-cell office:value-type="float" office:value="-0.263000595088713" calcext:value-type="float">
            <text:p>-0.263000595088713</text:p>
          </table:table-cell>
          <table:table-cell office:value-type="float" office:value="-0.264660982909328" calcext:value-type="float">
            <text:p>-0.264660982909328</text:p>
          </table:table-cell>
          <table:table-cell office:value-type="float" office:value="-0.269067030588322" calcext:value-type="float">
            <text:p>-0.269067030588322</text:p>
          </table:table-cell>
          <table:table-cell office:value-type="float" office:value="-0.277514633207476" calcext:value-type="float">
            <text:p>-0.277514633207476</text:p>
          </table:table-cell>
          <table:table-cell office:value-type="float" office:value="-0.276692545535249" calcext:value-type="float">
            <text:p>-0.276692545535249</text:p>
          </table:table-cell>
          <table:table-cell office:value-type="float" office:value="-0.267336312094316" calcext:value-type="float">
            <text:p>-0.267336312094316</text:p>
          </table:table-cell>
          <table:table-cell office:value-type="float" office:value="-0.20728991630164" calcext:value-type="float">
            <text:p>-0.20728991630164</text:p>
          </table:table-cell>
          <table:table-cell office:value-type="float" office:value="-0.212060434840738" calcext:value-type="float">
            <text:p>-0.212060434840738</text:p>
          </table:table-cell>
          <table:table-cell office:value-type="float" office:value="-0.216668761338857" calcext:value-type="float">
            <text:p>-0.216668761338857</text:p>
          </table:table-cell>
          <table:table-cell office:value-type="float" office:value="-0.211402849798605" calcext:value-type="float">
            <text:p>-0.211402849798605</text:p>
          </table:table-cell>
          <table:table-cell office:value-type="float" office:value="-0.18439298441112" calcext:value-type="float">
            <text:p>-0.18439298441112</text:p>
          </table:table-cell>
          <table:table-cell office:value-type="float" office:value="-0.179492263931432" calcext:value-type="float">
            <text:p>-0.179492263931432</text:p>
          </table:table-cell>
          <table:table-cell office:value-type="float" office:value="-0.180031552806855" calcext:value-type="float">
            <text:p>-0.180031552806855</text:p>
          </table:table-cell>
          <table:table-cell office:value-type="float" office:value="-0.175585161622418" calcext:value-type="float">
            <text:p>-0.175585161622418</text:p>
          </table:table-cell>
          <table:table-cell office:value-type="float" office:value="-0.190979666132934" calcext:value-type="float">
            <text:p>-0.190979666132934</text:p>
          </table:table-cell>
          <table:table-cell office:value-type="float" office:value="-0.21306617601777" calcext:value-type="float">
            <text:p>-0.21306617601777</text:p>
          </table:table-cell>
          <table:table-cell office:value-type="float" office:value="-0.21714063695966" calcext:value-type="float">
            <text:p>-0.21714063695966</text:p>
          </table:table-cell>
          <table:table-cell office:value-type="float" office:value="-0.232538137756102" calcext:value-type="float">
            <text:p>-0.232538137756102</text:p>
          </table:table-cell>
          <table:table-cell office:value-type="float" office:value="-0.239848799826372" calcext:value-type="float">
            <text:p>-0.239848799826372</text:p>
          </table:table-cell>
          <table:table-cell office:value-type="float" office:value="-0.250501108785429" calcext:value-type="float">
            <text:p>-0.250501108785429</text:p>
          </table:table-cell>
          <table:table-cell office:value-type="float" office:value="-0.248346355229895" calcext:value-type="float">
            <text:p>-0.248346355229895</text:p>
          </table:table-cell>
          <table:table-cell office:value-type="float" office:value="-0.247718171400753" calcext:value-type="float">
            <text:p>-0.247718171400753</text:p>
          </table:table-cell>
          <table:table-cell office:value-type="float" office:value="-0.244624478843146" calcext:value-type="float">
            <text:p>-0.244624478843146</text:p>
          </table:table-cell>
          <table:table-cell office:value-type="float" office:value="-0.242266082690966" calcext:value-type="float">
            <text:p>-0.242266082690966</text:p>
          </table:table-cell>
          <table:table-cell office:value-type="float" office:value="-0.246645377000308" calcext:value-type="float">
            <text:p>-0.246645377000308</text:p>
          </table:table-cell>
          <table:table-cell office:value-type="float" office:value="-0.252664168214112" calcext:value-type="float">
            <text:p>-0.252664168214112</text:p>
          </table:table-cell>
          <table:table-cell office:value-type="float" office:value="-0.254923049144292" calcext:value-type="float">
            <text:p>-0.254923049144292</text:p>
          </table:table-cell>
          <table:table-cell office:value-type="float" office:value="-0.268329301942057" calcext:value-type="float">
            <text:p>-0.268329301942057</text:p>
          </table:table-cell>
          <table:table-cell office:value-type="float" office:value="-0.255829464968799" calcext:value-type="float">
            <text:p>-0.255829464968799</text:p>
          </table:table-cell>
          <table:table-cell office:value-type="float" office:value="-0.256310846826972" calcext:value-type="float">
            <text:p>-0.256310846826972</text:p>
          </table:table-cell>
          <table:table-cell office:value-type="float" office:value="-0.259428976298787" calcext:value-type="float">
            <text:p>-0.259428976298787</text:p>
          </table:table-cell>
          <table:table-cell office:value-type="float" office:value="-0.260344219604561" calcext:value-type="float">
            <text:p>-0.260344219604561</text:p>
          </table:table-cell>
          <table:table-cell office:value-type="float" office:value="-0.260732179041957" calcext:value-type="float">
            <text:p>-0.260732179041957</text:p>
          </table:table-cell>
          <table:table-cell office:value-type="float" office:value="-0.263423953694775" calcext:value-type="float">
            <text:p>-0.263423953694775</text:p>
          </table:table-cell>
          <table:table-cell office:value-type="float" office:value="-0.270804685011212" calcext:value-type="float">
            <text:p>-0.270804685011212</text:p>
          </table:table-cell>
          <table:table-cell office:value-type="float" office:value="-0.267828137973617" calcext:value-type="float">
            <text:p>-0.267828137973617</text:p>
          </table:table-cell>
          <table:table-cell office:value-type="float" office:value="-0.269339093744871" calcext:value-type="float">
            <text:p>-0.269339093744871</text:p>
          </table:table-cell>
          <table:table-cell office:value-type="float" office:value="-0.270499931061184" calcext:value-type="float">
            <text:p>-0.270499931061184</text:p>
          </table:table-cell>
          <table:table-cell office:value-type="float" office:value="-0.27144711634677" calcext:value-type="float">
            <text:p>-0.27144711634677</text:p>
          </table:table-cell>
          <table:table-cell office:value-type="float" office:value="-0.2719347090507" calcext:value-type="float">
            <text:p>-0.2719347090507</text:p>
          </table:table-cell>
          <table:table-cell office:value-type="float" office:value="-0.271991667205166" calcext:value-type="float">
            <text:p>-0.271991667205166</text:p>
          </table:table-cell>
          <table:table-cell office:value-type="float" office:value="-0.271963658012962" calcext:value-type="float">
            <text:p>-0.271963658012962</text:p>
          </table:table-cell>
          <table:table-cell office:value-type="float" office:value="-0.269821910067409" calcext:value-type="float">
            <text:p>-0.269821910067409</text:p>
          </table:table-cell>
          <table:table-cell office:value-type="float" office:value="-0.271186871830363" calcext:value-type="float">
            <text:p>-0.271186871830363</text:p>
          </table:table-cell>
          <table:table-cell office:value-type="float" office:value="-0.195050695388723" calcext:value-type="float">
            <text:p>-0.195050695388723</text:p>
          </table:table-cell>
          <table:table-cell office:value-type="float" office:value="-0.186335592171122" calcext:value-type="float">
            <text:p>-0.186335592171122</text:p>
          </table:table-cell>
          <table:table-cell office:value-type="float" office:value="-0.174459100326572" calcext:value-type="float">
            <text:p>-0.174459100326572</text:p>
          </table:table-cell>
          <table:table-cell office:value-type="float" office:value="-0.178078083088096" calcext:value-type="float">
            <text:p>-0.178078083088096</text:p>
          </table:table-cell>
          <table:table-cell office:value-type="float" office:value="-0.178890081606131" calcext:value-type="float">
            <text:p>-0.178890081606131</text:p>
          </table:table-cell>
          <table:table-cell office:value-type="float" office:value="-0.183584961104515" calcext:value-type="float">
            <text:p>-0.183584961104515</text:p>
          </table:table-cell>
          <table:table-cell office:value-type="float" office:value="-0.202825505373586" calcext:value-type="float">
            <text:p>-0.202825505373586</text:p>
          </table:table-cell>
          <table:table-cell office:value-type="float" office:value="-0.215145445934025" calcext:value-type="float">
            <text:p>-0.215145445934025</text:p>
          </table:table-cell>
          <table:table-cell office:value-type="float" office:value="-0.220855316464072" calcext:value-type="float">
            <text:p>-0.220855316464072</text:p>
          </table:table-cell>
          <table:table-cell office:value-type="float" office:value="-0.224799050877445" calcext:value-type="float">
            <text:p>-0.224799050877445</text:p>
          </table:table-cell>
          <table:table-cell office:value-type="float" office:value="-0.22556166179203" calcext:value-type="float">
            <text:p>-0.22556166179203</text:p>
          </table:table-cell>
          <table:table-cell office:value-type="float" office:value="-0.224010362725197" calcext:value-type="float">
            <text:p>-0.224010362725197</text:p>
          </table:table-cell>
          <table:table-cell office:value-type="float" office:value="-0.215241948765179" calcext:value-type="float">
            <text:p>-0.215241948765179</text:p>
          </table:table-cell>
          <table:table-cell office:value-type="float" office:value="-0.20938858484136" calcext:value-type="float">
            <text:p>-0.20938858484136</text:p>
          </table:table-cell>
          <table:table-cell office:value-type="float" office:value="-0.205579837784496" calcext:value-type="float">
            <text:p>-0.205579837784496</text:p>
          </table:table-cell>
          <table:table-cell office:value-type="float" office:value="-0.254473290397435" calcext:value-type="float">
            <text:p>-0.254473290397435</text:p>
          </table:table-cell>
          <table:table-cell office:value-type="float" office:value="-0.248277435752429" calcext:value-type="float">
            <text:p>-0.248277435752429</text:p>
          </table:table-cell>
          <table:table-cell office:value-type="float" office:value="-0.250385140727354" calcext:value-type="float">
            <text:p>-0.250385140727354</text:p>
          </table:table-cell>
          <table:table-cell office:value-type="float" office:value="-0.251169303997531" calcext:value-type="float">
            <text:p>-0.251169303997531</text:p>
          </table:table-cell>
          <table:table-cell office:value-type="float" office:value="-0.247162061149849" calcext:value-type="float">
            <text:p>-0.247162061149849</text:p>
          </table:table-cell>
          <table:table-cell office:value-type="float" office:value="-0.246029704412042" calcext:value-type="float">
            <text:p>-0.246029704412042</text:p>
          </table:table-cell>
          <table:table-cell office:value-type="float" office:value="-0.260685590022601" calcext:value-type="float">
            <text:p>-0.260685590022601</text:p>
          </table:table-cell>
          <table:table-cell office:value-type="float" office:value="-0.263053627893512" calcext:value-type="float">
            <text:p>-0.263053627893512</text:p>
          </table:table-cell>
          <table:table-cell office:value-type="float" office:value="-0.265010742178819" calcext:value-type="float">
            <text:p>-0.265010742178819</text:p>
          </table:table-cell>
          <table:table-cell office:value-type="float" office:value="-0.263111247994491" calcext:value-type="float">
            <text:p>-0.263111247994491</text:p>
          </table:table-cell>
          <table:table-cell office:value-type="float" office:value="-0.263945096833177" calcext:value-type="float">
            <text:p>-0.263945096833177</text:p>
          </table:table-cell>
          <table:table-cell office:value-type="float" office:value="-0.262867738999918" calcext:value-type="float">
            <text:p>-0.262867738999918</text:p>
          </table:table-cell>
          <table:table-cell office:value-type="float" office:value="-0.259458165581956" calcext:value-type="float">
            <text:p>-0.259458165581956</text:p>
          </table:table-cell>
          <table:table-cell office:value-type="float" office:value="-0.257100077406576" calcext:value-type="float">
            <text:p>-0.257100077406576</text:p>
          </table:table-cell>
          <table:table-cell office:value-type="float" office:value="-0.1830893410631" calcext:value-type="float">
            <text:p>-0.1830893410631</text:p>
          </table:table-cell>
          <table:table-cell office:value-type="float" office:value="-0.172335135636311" calcext:value-type="float">
            <text:p>-0.172335135636311</text:p>
          </table:table-cell>
          <table:table-cell office:value-type="float" office:value="-0.160140403433754" calcext:value-type="float">
            <text:p>-0.160140403433754</text:p>
          </table:table-cell>
          <table:table-cell office:value-type="float" office:value="-0.163560329575976" calcext:value-type="float">
            <text:p>-0.163560329575976</text:p>
          </table:table-cell>
          <table:table-cell office:value-type="float" office:value="-0.167950578478494" calcext:value-type="float">
            <text:p>-0.167950578478494</text:p>
          </table:table-cell>
          <table:table-cell office:value-type="float" office:value="-0.174955145413864" calcext:value-type="float">
            <text:p>-0.174955145413864</text:p>
          </table:table-cell>
          <table:table-cell office:value-type="float" office:value="-0.203864074459769" calcext:value-type="float">
            <text:p>-0.203864074459769</text:p>
          </table:table-cell>
          <table:table-cell office:value-type="float" office:value="-0.216100099424441" calcext:value-type="float">
            <text:p>-0.216100099424441</text:p>
          </table:table-cell>
          <table:table-cell office:value-type="float" office:value="-0.219695051392077" calcext:value-type="float">
            <text:p>-0.219695051392077</text:p>
          </table:table-cell>
          <table:table-cell office:value-type="float" office:value="-0.217757975492441" calcext:value-type="float">
            <text:p>-0.217757975492441</text:p>
          </table:table-cell>
          <table:table-cell office:value-type="float" office:value="-0.21155852282024" calcext:value-type="float">
            <text:p>-0.21155852282024</text:p>
          </table:table-cell>
          <table:table-cell office:value-type="float" office:value="-0.212312224361756" calcext:value-type="float">
            <text:p>-0.212312224361756</text:p>
          </table:table-cell>
          <table:table-cell office:value-type="float" office:value="-0.240021067063451" calcext:value-type="float">
            <text:p>-0.240021067063451</text:p>
          </table:table-cell>
          <table:table-cell office:value-type="float" office:value="-0.249684210940672" calcext:value-type="float">
            <text:p>-0.249684210940672</text:p>
          </table:table-cell>
          <table:table-cell office:value-type="float" office:value="-0.251355211045866" calcext:value-type="float">
            <text:p>-0.251355211045866</text:p>
          </table:table-cell>
          <table:table-cell office:value-type="float" office:value="-0.256363735711411" calcext:value-type="float">
            <text:p>-0.256363735711411</text:p>
          </table:table-cell>
          <table:table-cell office:value-type="float" office:value="-0.260753839686252" calcext:value-type="float">
            <text:p>-0.260753839686252</text:p>
          </table:table-cell>
          <table:table-cell office:value-type="float" office:value="-0.262558575369205" calcext:value-type="float">
            <text:p>-0.262558575369205</text:p>
          </table:table-cell>
          <table:table-cell office:value-type="float" office:value="-0.264978919934719" calcext:value-type="float">
            <text:p>-0.264978919934719</text:p>
          </table:table-cell>
          <table:table-cell office:value-type="float" office:value="-0.267146207871506" calcext:value-type="float">
            <text:p>-0.267146207871506</text:p>
          </table:table-cell>
          <table:table-cell office:value-type="float" office:value="-0.265396349390507" calcext:value-type="float">
            <text:p>-0.265396349390507</text:p>
          </table:table-cell>
          <table:table-cell office:value-type="float" office:value="-0.264677032410122" calcext:value-type="float">
            <text:p>-0.264677032410122</text:p>
          </table:table-cell>
          <table:table-cell office:value-type="float" office:value="-0.266589896227016" calcext:value-type="float">
            <text:p>-0.266589896227016</text:p>
          </table:table-cell>
          <table:table-cell office:value-type="float" office:value="-0.267010721296078" calcext:value-type="float">
            <text:p>-0.267010721296078</text:p>
          </table:table-cell>
          <table:table-cell office:value-type="float" office:value="-0.202171298381826" calcext:value-type="float">
            <text:p>-0.202171298381826</text:p>
          </table:table-cell>
          <table:table-cell office:value-type="float" office:value="-0.194486090289145" calcext:value-type="float">
            <text:p>-0.194486090289145</text:p>
          </table:table-cell>
          <table:table-cell office:value-type="float" office:value="-0.190243154717622" calcext:value-type="float">
            <text:p>-0.190243154717622</text:p>
          </table:table-cell>
          <table:table-cell office:value-type="float" office:value="-0.179860781440959" calcext:value-type="float">
            <text:p>-0.179860781440959</text:p>
          </table:table-cell>
          <table:table-cell office:value-type="float" office:value="-0.176330680254873" calcext:value-type="float">
            <text:p>-0.176330680254873</text:p>
          </table:table-cell>
          <table:table-cell office:value-type="float" office:value="-0.182272922212535" calcext:value-type="float">
            <text:p>-0.182272922212535</text:p>
          </table:table-cell>
          <table:table-cell office:value-type="float" office:value="-0.177221313268644" calcext:value-type="float">
            <text:p>-0.177221313268644</text:p>
          </table:table-cell>
          <table:table-cell office:value-type="float" office:value="-0.180084590978668" calcext:value-type="float">
            <text:p>-0.180084590978668</text:p>
          </table:table-cell>
          <table:table-cell office:value-type="float" office:value="-0.17836185502727" calcext:value-type="float">
            <text:p>-0.17836185502727</text:p>
          </table:table-cell>
          <table:table-cell office:value-type="float" office:value="-0.181764926125764" calcext:value-type="float">
            <text:p>-0.181764926125764</text:p>
          </table:table-cell>
          <table:table-cell office:value-type="float" office:value="-0.187634045163108" calcext:value-type="float">
            <text:p>-0.187634045163108</text:p>
          </table:table-cell>
          <table:table-cell office:value-type="float" office:value="-0.191436293485863" calcext:value-type="float">
            <text:p>-0.191436293485863</text:p>
          </table:table-cell>
          <table:table-cell office:value-type="float" office:value="-0.198142531671551" calcext:value-type="float">
            <text:p>-0.198142531671551</text:p>
          </table:table-cell>
          <table:table-cell office:value-type="float" office:value="-0.204979952369848" calcext:value-type="float">
            <text:p>-0.204979952369848</text:p>
          </table:table-cell>
          <table:table-cell office:value-type="float" office:value="-0.211395009518846" calcext:value-type="float">
            <text:p>-0.211395009518846</text:p>
          </table:table-cell>
          <table:table-cell office:value-type="float" office:value="-0.212592652079168" calcext:value-type="float">
            <text:p>-0.212592652079168</text:p>
          </table:table-cell>
          <table:table-cell office:value-type="float" office:value="-0.205078923992849" calcext:value-type="float">
            <text:p>-0.205078923992849</text:p>
          </table:table-cell>
          <table:table-cell office:value-type="float" office:value="-0.194275792027068" calcext:value-type="float">
            <text:p>-0.194275792027068</text:p>
          </table:table-cell>
          <table:table-cell office:value-type="float" office:value="-0.19777793837883" calcext:value-type="float">
            <text:p>-0.19777793837883</text:p>
          </table:table-cell>
          <table:table-cell office:value-type="float" office:value="-0.215395412934754" calcext:value-type="float">
            <text:p>-0.215395412934754</text:p>
          </table:table-cell>
          <table:table-cell office:value-type="float" office:value="-0.255863399084821" calcext:value-type="float">
            <text:p>-0.255863399084821</text:p>
          </table:table-cell>
          <table:table-cell office:value-type="float" office:value="-0.265310015568574" calcext:value-type="float">
            <text:p>-0.265310015568574</text:p>
          </table:table-cell>
          <table:table-cell office:value-type="float" office:value="-0.268896487526871" calcext:value-type="float">
            <text:p>-0.268896487526871</text:p>
          </table:table-cell>
          <table:table-cell office:value-type="float" office:value="-0.276008498281327" calcext:value-type="float">
            <text:p>-0.276008498281327</text:p>
          </table:table-cell>
          <table:table-cell office:value-type="float" office:value="-0.276792096288691" calcext:value-type="float">
            <text:p>-0.276792096288691</text:p>
          </table:table-cell>
          <table:table-cell office:value-type="float" office:value="-0.279667747987144" calcext:value-type="float">
            <text:p>-0.279667747987144</text:p>
          </table:table-cell>
          <table:table-cell office:value-type="float" office:value="-0.238162550107738" calcext:value-type="float">
            <text:p>-0.238162550107738</text:p>
          </table:table-cell>
          <table:table-cell office:value-type="float" office:value="-0.238211646624314" calcext:value-type="float">
            <text:p>-0.238211646624314</text:p>
          </table:table-cell>
          <table:table-cell office:value-type="float" office:value="-0.242195773560728" calcext:value-type="float">
            <text:p>-0.242195773560728</text:p>
          </table:table-cell>
          <table:table-cell office:value-type="float" office:value="-0.241932209319829" calcext:value-type="float">
            <text:p>-0.241932209319829</text:p>
          </table:table-cell>
          <table:table-cell office:value-type="float" office:value="-0.241278036380771" calcext:value-type="float">
            <text:p>-0.241278036380771</text:p>
          </table:table-cell>
          <table:table-cell office:value-type="float" office:value="-0.2422604600191" calcext:value-type="float">
            <text:p>-0.2422604600191</text:p>
          </table:table-cell>
          <table:table-cell office:value-type="float" office:value="-0.242239530551545" calcext:value-type="float">
            <text:p>-0.242239530551545</text:p>
          </table:table-cell>
          <table:table-cell office:value-type="float" office:value="-0.241757062723508" calcext:value-type="float">
            <text:p>-0.241757062723508</text:p>
          </table:table-cell>
          <table:table-cell office:value-type="float" office:value="-0.242156584957563" calcext:value-type="float">
            <text:p>-0.242156584957563</text:p>
          </table:table-cell>
          <table:table-cell office:value-type="float" office:value="-0.241438866306544" calcext:value-type="float">
            <text:p>-0.241438866306544</text:p>
          </table:table-cell>
          <table:table-cell office:value-type="float" office:value="-0.241196185783725" calcext:value-type="float">
            <text:p>-0.241196185783725</text:p>
          </table:table-cell>
          <table:table-cell office:value-type="float" office:value="-0.240970504183464" calcext:value-type="float">
            <text:p>-0.240970504183464</text:p>
          </table:table-cell>
          <table:table-cell office:value-type="float" office:value="-0.240539017069915" calcext:value-type="float">
            <text:p>-0.240539017069915</text:p>
          </table:table-cell>
          <table:table-cell office:value-type="float" office:value="-0.240794135860086" calcext:value-type="float">
            <text:p>-0.240794135860086</text:p>
          </table:table-cell>
          <table:table-cell office:value-type="float" office:value="-0.240636133894933" calcext:value-type="float">
            <text:p>-0.240636133894933</text:p>
          </table:table-cell>
          <table:table-cell office:value-type="float" office:value="-0.240498494749026" calcext:value-type="float">
            <text:p>-0.240498494749026</text:p>
          </table:table-cell>
          <table:table-cell office:value-type="float" office:value="-0.240798019255684" calcext:value-type="float">
            <text:p>-0.240798019255684</text:p>
          </table:table-cell>
          <table:table-cell office:value-type="float" office:value="-0.241147341593291" calcext:value-type="float">
            <text:p>-0.241147341593291</text:p>
          </table:table-cell>
          <table:table-cell office:value-type="float" office:value="-0.241805845959185" calcext:value-type="float">
            <text:p>-0.241805845959185</text:p>
          </table:table-cell>
          <table:table-cell office:value-type="float" office:value="-0.241926570918289" calcext:value-type="float">
            <text:p>-0.241926570918289</text:p>
          </table:table-cell>
          <table:table-cell office:value-type="float" office:value="-0.24226479720981" calcext:value-type="float">
            <text:p>-0.24226479720981</text:p>
          </table:table-cell>
          <table:table-cell office:value-type="float" office:value="-0.242552066366235" calcext:value-type="float">
            <text:p>-0.242552066366235</text:p>
          </table:table-cell>
          <table:table-cell office:value-type="float" office:value="-0.24252951154997" calcext:value-type="float">
            <text:p>-0.24252951154997</text:p>
          </table:table-cell>
          <table:table-cell office:value-type="float" office:value="-0.242584677799455" calcext:value-type="float">
            <text:p>-0.242584677799455</text:p>
          </table:table-cell>
          <table:table-cell office:value-type="float" office:value="-0.242554333462486" calcext:value-type="float">
            <text:p>-0.242554333462486</text:p>
          </table:table-cell>
          <table:table-cell office:value-type="float" office:value="-0.242491160419771" calcext:value-type="float">
            <text:p>-0.242491160419771</text:p>
          </table:table-cell>
          <table:table-cell office:value-type="float" office:value="-0.242535391454069" calcext:value-type="float">
            <text:p>-0.242535391454069</text:p>
          </table:table-cell>
          <table:table-cell office:value-type="float" office:value="-0.242435543270134" calcext:value-type="float">
            <text:p>-0.242435543270134</text:p>
          </table:table-cell>
          <table:table-cell office:value-type="float" office:value="-0.242469099926195" calcext:value-type="float">
            <text:p>-0.242469099926195</text:p>
          </table:table-cell>
          <table:table-cell office:value-type="float" office:value="-0.242555164474351" calcext:value-type="float">
            <text:p>-0.242555164474351</text:p>
          </table:table-cell>
          <table:table-cell office:value-type="float" office:value="-0.242516297524877" calcext:value-type="float">
            <text:p>-0.242516297524877</text:p>
          </table:table-cell>
          <table:table-cell office:value-type="float" office:value="-0.242568299714983" calcext:value-type="float">
            <text:p>-0.242568299714983</text:p>
          </table:table-cell>
          <table:table-cell office:value-type="float" office:value="-0.242376833162696" calcext:value-type="float">
            <text:p>-0.242376833162696</text:p>
          </table:table-cell>
          <table:table-cell office:value-type="float" office:value="-0.24267340091017" calcext:value-type="float">
            <text:p>-0.24267340091017</text:p>
          </table:table-cell>
          <table:table-cell office:value-type="float" office:value="-0.242640354569804" calcext:value-type="float">
            <text:p>-0.242640354569804</text:p>
          </table:table-cell>
          <table:table-cell office:value-type="float" office:value="-0.24266302795035" calcext:value-type="float">
            <text:p>-0.24266302795035</text:p>
          </table:table-cell>
          <table:table-cell office:value-type="float" office:value="-0.242546139959706" calcext:value-type="float">
            <text:p>-0.242546139959706</text:p>
          </table:table-cell>
          <table:table-cell office:value-type="float" office:value="-0.242649252693405" calcext:value-type="float">
            <text:p>-0.242649252693405</text:p>
          </table:table-cell>
          <table:table-cell office:value-type="float" office:value="-0.242635157073594" calcext:value-type="float">
            <text:p>-0.242635157073594</text:p>
          </table:table-cell>
          <table:table-cell office:value-type="float" office:value="-0.242519031566035" calcext:value-type="float">
            <text:p>-0.242519031566035</text:p>
          </table:table-cell>
          <table:table-cell office:value-type="float" office:value="-0.242688783260314" calcext:value-type="float">
            <text:p>-0.242688783260314</text:p>
          </table:table-cell>
          <table:table-cell office:value-type="float" office:value="-0.242792892060641" calcext:value-type="float">
            <text:p>-0.242792892060641</text:p>
          </table:table-cell>
          <table:table-cell office:value-type="float" office:value="-0.242315449515474" calcext:value-type="float">
            <text:p>-0.242315449515474</text:p>
          </table:table-cell>
          <table:table-cell office:value-type="float" office:value="-0.242499479204681" calcext:value-type="float">
            <text:p>-0.242499479204681</text:p>
          </table:table-cell>
          <table:table-cell office:value-type="float" office:value="-0.242539165635081" calcext:value-type="float">
            <text:p>-0.242539165635081</text:p>
          </table:table-cell>
          <table:table-cell office:value-type="float" office:value="-0.242520007703157" calcext:value-type="float">
            <text:p>-0.242520007703157</text:p>
          </table:table-cell>
          <table:table-cell office:value-type="float" office:value="-0.242414766358317" calcext:value-type="float">
            <text:p>-0.242414766358317</text:p>
          </table:table-cell>
          <table:table-cell office:value-type="float" office:value="-0.242563589176221" calcext:value-type="float">
            <text:p>-0.242563589176221</text:p>
          </table:table-cell>
          <table:table-cell office:value-type="float" office:value="-0.242537312451316" calcext:value-type="float">
            <text:p>-0.242537312451316</text:p>
          </table:table-cell>
          <table:table-cell office:value-type="float" office:value="-0.242678818193623" calcext:value-type="float">
            <text:p>-0.242678818193623</text:p>
          </table:table-cell>
          <table:table-cell office:value-type="float" office:value="-0.24287167865464" calcext:value-type="float">
            <text:p>-0.24287167865464</text:p>
          </table:table-cell>
          <table:table-cell office:value-type="float" office:value="-0.242661196911233" calcext:value-type="float">
            <text:p>-0.242661196911233</text:p>
          </table:table-cell>
          <table:table-cell office:value-type="float" office:value="-0.242590601176918" calcext:value-type="float">
            <text:p>-0.242590601176918</text:p>
          </table:table-cell>
          <table:table-cell office:value-type="float" office:value="-0.24250127535911" calcext:value-type="float">
            <text:p>-0.24250127535911</text:p>
          </table:table-cell>
          <table:table-cell office:value-type="float" office:value="-0.242516254626237" calcext:value-type="float">
            <text:p>-0.242516254626237</text:p>
          </table:table-cell>
          <table:table-cell office:value-type="float" office:value="-0.242497944080081" calcext:value-type="float">
            <text:p>-0.242497944080081</text:p>
          </table:table-cell>
          <table:table-cell office:value-type="float" office:value="-0.242543089037011" calcext:value-type="float">
            <text:p>-0.242543089037011</text:p>
          </table:table-cell>
          <table:table-cell office:value-type="float" office:value="-0.242513247721458" calcext:value-type="float">
            <text:p>-0.242513247721458</text:p>
          </table:table-cell>
          <table:table-cell office:value-type="float" office:value="-0.242498222798099" calcext:value-type="float">
            <text:p>-0.242498222798099</text:p>
          </table:table-cell>
          <table:table-cell office:value-type="float" office:value="-0.24255962226842" calcext:value-type="float">
            <text:p>-0.24255962226842</text:p>
          </table:table-cell>
          <table:table-cell office:value-type="float" office:value="-0.242562462417705" calcext:value-type="float">
            <text:p>-0.242562462417705</text:p>
          </table:table-cell>
          <table:table-cell office:value-type="float" office:value="-0.242523000186143" calcext:value-type="float">
            <text:p>-0.242523000186143</text:p>
          </table:table-cell>
          <table:table-cell office:value-type="float" office:value="-0.242525353629567" calcext:value-type="float">
            <text:p>-0.242525353629567</text:p>
          </table:table-cell>
          <table:table-cell office:value-type="float" office:value="-0.242488002265993" calcext:value-type="float">
            <text:p>-0.242488002265993</text:p>
          </table:table-cell>
          <table:table-cell office:value-type="float" office:value="-0.242344433247179" calcext:value-type="float">
            <text:p>-0.242344433247179</text:p>
          </table:table-cell>
          <table:table-cell office:value-type="float" office:value="-0.242488628894891" calcext:value-type="float">
            <text:p>-0.242488628894891</text:p>
          </table:table-cell>
          <table:table-cell office:value-type="float" office:value="-0.242553466209751" calcext:value-type="float">
            <text:p>-0.242553466209751</text:p>
          </table:table-cell>
          <table:table-cell office:value-type="float" office:value="-0.24242885322876" calcext:value-type="float">
            <text:p>-0.24242885322876</text:p>
          </table:table-cell>
          <table:table-cell office:value-type="float" office:value="-0.242500527468088" calcext:value-type="float">
            <text:p>-0.242500527468088</text:p>
          </table:table-cell>
          <table:table-cell office:value-type="float" office:value="-0.242376677098902" calcext:value-type="float">
            <text:p>-0.242376677098902</text:p>
          </table:table-cell>
          <table:table-cell office:value-type="float" office:value="-0.242434917433432" calcext:value-type="float">
            <text:p>-0.242434917433432</text:p>
          </table:table-cell>
          <table:table-cell office:value-type="float" office:value="-0.242488909633842" calcext:value-type="float">
            <text:p>-0.242488909633842</text:p>
          </table:table-cell>
          <table:table-cell office:value-type="float" office:value="-0.242419803313797" calcext:value-type="float">
            <text:p>-0.242419803313797</text:p>
          </table:table-cell>
          <table:table-cell office:value-type="float" office:value="-0.242280781301233" calcext:value-type="float">
            <text:p>-0.242280781301233</text:p>
          </table:table-cell>
          <table:table-cell office:value-type="float" office:value="-0.242539416291198" calcext:value-type="float">
            <text:p>-0.242539416291198</text:p>
          </table:table-cell>
          <table:table-cell office:value-type="float" office:value="-0.242435314302146" calcext:value-type="float">
            <text:p>-0.242435314302146</text:p>
          </table:table-cell>
          <table:table-cell office:value-type="float" office:value="-0.242610284987234" calcext:value-type="float">
            <text:p>-0.242610284987234</text:p>
          </table:table-cell>
          <table:table-cell office:value-type="float" office:value="-0.242471311323438" calcext:value-type="float">
            <text:p>-0.242471311323438</text:p>
          </table:table-cell>
          <table:table-cell office:value-type="float" office:value="-0.242374977008101" calcext:value-type="float">
            <text:p>-0.242374977008101</text:p>
          </table:table-cell>
          <table:table-cell office:value-type="float" office:value="-0.242387841659053" calcext:value-type="float">
            <text:p>-0.242387841659053</text:p>
          </table:table-cell>
          <table:table-cell office:value-type="float" office:value="-0.242477644778129" calcext:value-type="float">
            <text:p>-0.242477644778129</text:p>
          </table:table-cell>
          <table:table-cell office:value-type="float" office:value="-0.242263001373664" calcext:value-type="float">
            <text:p>-0.242263001373664</text:p>
          </table:table-cell>
          <table:table-cell office:value-type="float" office:value="-0.242633379034188" calcext:value-type="float">
            <text:p>-0.242633379034188</text:p>
          </table:table-cell>
          <table:table-cell office:value-type="float" office:value="-0.242753342169214" calcext:value-type="float">
            <text:p>-0.242753342169214</text:p>
          </table:table-cell>
          <table:table-cell office:value-type="float" office:value="-0.24237893034677" calcext:value-type="float">
            <text:p>-0.24237893034677</text:p>
          </table:table-cell>
          <table:table-cell office:value-type="float" office:value="-0.24248008707351" calcext:value-type="float">
            <text:p>-0.24248008707351</text:p>
          </table:table-cell>
          <table:table-cell office:value-type="float" office:value="-0.242591074970296" calcext:value-type="float">
            <text:p>-0.242591074970296</text:p>
          </table:table-cell>
          <table:table-cell office:value-type="float" office:value="-0.242466693491847" calcext:value-type="float">
            <text:p>-0.242466693491847</text:p>
          </table:table-cell>
          <table:table-cell office:value-type="float" office:value="-0.242318430790456" calcext:value-type="float">
            <text:p>-0.242318430790456</text:p>
          </table:table-cell>
          <table:table-cell office:value-type="float" office:value="-0.242206428490184" calcext:value-type="float">
            <text:p>-0.242206428490184</text:p>
          </table:table-cell>
          <table:table-cell office:value-type="float" office:value="-0.242593454316452" calcext:value-type="float">
            <text:p>-0.242593454316452</text:p>
          </table:table-cell>
          <table:table-cell office:value-type="float" office:value="-0.242609952103048" calcext:value-type="float">
            <text:p>-0.242609952103048</text:p>
          </table:table-cell>
          <table:table-cell office:value-type="float" office:value="-0.242561838157854" calcext:value-type="float">
            <text:p>-0.242561838157854</text:p>
          </table:table-cell>
          <table:table-cell office:value-type="float" office:value="-0.242627290077345" calcext:value-type="float">
            <text:p>-0.242627290077345</text:p>
          </table:table-cell>
          <table:table-cell office:value-type="float" office:value="-0.242656229585499" calcext:value-type="float">
            <text:p>-0.242656229585499</text:p>
          </table:table-cell>
          <table:table-cell office:value-type="float" office:value="-0.242488789713454" calcext:value-type="float">
            <text:p>-0.242488789713454</text:p>
          </table:table-cell>
          <table:table-cell table:number-columns-repeated="537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6836373191705" calcext:value-type="float">
            <text:p>0.296836373191705</text:p>
          </table:table-cell>
          <table:table-cell office:value-type="float" office:value="0.296830309880545" calcext:value-type="float">
            <text:p>0.296830309880545</text:p>
          </table:table-cell>
          <table:table-cell office:value-type="float" office:value="0.29683554213436" calcext:value-type="float">
            <text:p>0.29683554213436</text:p>
          </table:table-cell>
          <table:table-cell office:value-type="float" office:value="0.296834344858923" calcext:value-type="float">
            <text:p>0.296834344858923</text:p>
          </table:table-cell>
          <table:table-cell office:value-type="float" office:value="0.296843970540274" calcext:value-type="float">
            <text:p>0.296843970540274</text:p>
          </table:table-cell>
          <table:table-cell office:value-type="float" office:value="0.296824979910521" calcext:value-type="float">
            <text:p>0.296824979910521</text:p>
          </table:table-cell>
          <table:table-cell office:value-type="float" office:value="0.296827369907488" calcext:value-type="float">
            <text:p>0.296827369907488</text:p>
          </table:table-cell>
          <table:table-cell office:value-type="float" office:value="0.296844439458797" calcext:value-type="float">
            <text:p>0.296844439458797</text:p>
          </table:table-cell>
          <table:table-cell office:value-type="float" office:value="0.296840279305942" calcext:value-type="float">
            <text:p>0.296840279305942</text:p>
          </table:table-cell>
          <table:table-cell office:value-type="float" office:value="0.296821269460055" calcext:value-type="float">
            <text:p>0.296821269460055</text:p>
          </table:table-cell>
          <table:table-cell office:value-type="float" office:value="0.296841874725829" calcext:value-type="float">
            <text:p>0.296841874725829</text:p>
          </table:table-cell>
          <table:table-cell office:value-type="float" office:value="0.296830354611703" calcext:value-type="float">
            <text:p>0.296830354611703</text:p>
          </table:table-cell>
          <table:table-cell office:value-type="float" office:value="0.296851417893785" calcext:value-type="float">
            <text:p>0.296851417893785</text:p>
          </table:table-cell>
          <table:table-cell office:value-type="float" office:value="0.296822125643836" calcext:value-type="float">
            <text:p>0.296822125643836</text:p>
          </table:table-cell>
          <table:table-cell office:value-type="float" office:value="0.296843889971193" calcext:value-type="float">
            <text:p>0.296843889971193</text:p>
          </table:table-cell>
          <table:table-cell office:value-type="float" office:value="0.296830491370486" calcext:value-type="float">
            <text:p>0.296830491370486</text:p>
          </table:table-cell>
          <table:table-cell office:value-type="float" office:value="0.296837195614276" calcext:value-type="float">
            <text:p>0.296837195614276</text:p>
          </table:table-cell>
          <table:table-cell office:value-type="float" office:value="0.296832626284628" calcext:value-type="float">
            <text:p>0.296832626284628</text:p>
          </table:table-cell>
          <table:table-cell office:value-type="float" office:value="0.296842353458761" calcext:value-type="float">
            <text:p>0.296842353458761</text:p>
          </table:table-cell>
          <table:table-cell office:value-type="float" office:value="0.296827217947847" calcext:value-type="float">
            <text:p>0.296827217947847</text:p>
          </table:table-cell>
          <table:table-cell office:value-type="float" office:value="0.296854270153758" calcext:value-type="float">
            <text:p>0.296854270153758</text:p>
          </table:table-cell>
          <table:table-cell office:value-type="float" office:value="0.296821066381613" calcext:value-type="float">
            <text:p>0.296821066381613</text:p>
          </table:table-cell>
          <table:table-cell office:value-type="float" office:value="0.296830571405816" calcext:value-type="float">
            <text:p>0.296830571405816</text:p>
          </table:table-cell>
          <table:table-cell office:value-type="float" office:value="0.296829350630301" calcext:value-type="float">
            <text:p>0.296829350630301</text:p>
          </table:table-cell>
          <table:table-cell office:value-type="float" office:value="0.296841162084441" calcext:value-type="float">
            <text:p>0.296841162084441</text:p>
          </table:table-cell>
          <table:table-cell office:value-type="float" office:value="0.296837770362838" calcext:value-type="float">
            <text:p>0.296837770362838</text:p>
          </table:table-cell>
          <table:table-cell office:value-type="float" office:value="0.296830806761691" calcext:value-type="float">
            <text:p>0.296830806761691</text:p>
          </table:table-cell>
          <table:table-cell office:value-type="float" office:value="0.296830683457422" calcext:value-type="float">
            <text:p>0.296830683457422</text:p>
          </table:table-cell>
          <table:table-cell office:value-type="float" office:value="0.2968358915996" calcext:value-type="float">
            <text:p>0.2968358915996</text:p>
          </table:table-cell>
          <table:table-cell office:value-type="float" office:value="0.296830342162512" calcext:value-type="float">
            <text:p>0.296830342162512</text:p>
          </table:table-cell>
          <table:table-cell office:value-type="float" office:value="0.296843852862097" calcext:value-type="float">
            <text:p>0.296843852862097</text:p>
          </table:table-cell>
          <table:table-cell office:value-type="float" office:value="0.296839803133712" calcext:value-type="float">
            <text:p>0.296839803133712</text:p>
          </table:table-cell>
          <table:table-cell office:value-type="float" office:value="0.296832443481497" calcext:value-type="float">
            <text:p>0.296832443481497</text:p>
          </table:table-cell>
          <table:table-cell office:value-type="float" office:value="0.296839084468208" calcext:value-type="float">
            <text:p>0.296839084468208</text:p>
          </table:table-cell>
          <table:table-cell office:value-type="float" office:value="0.296858280507153" calcext:value-type="float">
            <text:p>0.296858280507153</text:p>
          </table:table-cell>
          <table:table-cell office:value-type="float" office:value="0.296833265359419" calcext:value-type="float">
            <text:p>0.296833265359419</text:p>
          </table:table-cell>
          <table:table-cell office:value-type="float" office:value="0.296828115225089" calcext:value-type="float">
            <text:p>0.296828115225089</text:p>
          </table:table-cell>
          <table:table-cell office:value-type="float" office:value="0.296827934234164" calcext:value-type="float">
            <text:p>0.296827934234164</text:p>
          </table:table-cell>
          <table:table-cell office:value-type="float" office:value="0.296845741145218" calcext:value-type="float">
            <text:p>0.296845741145218</text:p>
          </table:table-cell>
          <table:table-cell office:value-type="float" office:value="0.296837708089902" calcext:value-type="float">
            <text:p>0.296837708089902</text:p>
          </table:table-cell>
          <table:table-cell office:value-type="float" office:value="0.296828543712254" calcext:value-type="float">
            <text:p>0.296828543712254</text:p>
          </table:table-cell>
          <table:table-cell office:value-type="float" office:value="0.2968327385068" calcext:value-type="float">
            <text:p>0.2968327385068</text:p>
          </table:table-cell>
          <table:table-cell office:value-type="float" office:value="0.296835426433234" calcext:value-type="float">
            <text:p>0.296835426433234</text:p>
          </table:table-cell>
          <table:table-cell office:value-type="float" office:value="0.296830247603274" calcext:value-type="float">
            <text:p>0.296830247603274</text:p>
          </table:table-cell>
          <table:table-cell office:value-type="float" office:value="0.29659168727205" calcext:value-type="float">
            <text:p>0.29659168727205</text:p>
          </table:table-cell>
          <table:table-cell office:value-type="float" office:value="0.296568948180176" calcext:value-type="float">
            <text:p>0.296568948180176</text:p>
          </table:table-cell>
          <table:table-cell office:value-type="float" office:value="0.296165773769887" calcext:value-type="float">
            <text:p>0.296165773769887</text:p>
          </table:table-cell>
          <table:table-cell office:value-type="float" office:value="0.296712825372544" calcext:value-type="float">
            <text:p>0.296712825372544</text:p>
          </table:table-cell>
          <table:table-cell office:value-type="float" office:value="0.297587717125181" calcext:value-type="float">
            <text:p>0.297587717125181</text:p>
          </table:table-cell>
          <table:table-cell office:value-type="float" office:value="0.298334967448606" calcext:value-type="float">
            <text:p>0.298334967448606</text:p>
          </table:table-cell>
          <table:table-cell office:value-type="float" office:value="0.299364465708295" calcext:value-type="float">
            <text:p>0.299364465708295</text:p>
          </table:table-cell>
          <table:table-cell office:value-type="float" office:value="0.299408502379175" calcext:value-type="float">
            <text:p>0.299408502379175</text:p>
          </table:table-cell>
          <table:table-cell office:value-type="float" office:value="0.299503600347107" calcext:value-type="float">
            <text:p>0.299503600347107</text:p>
          </table:table-cell>
          <table:table-cell office:value-type="float" office:value="0.299053251698526" calcext:value-type="float">
            <text:p>0.299053251698526</text:p>
          </table:table-cell>
          <table:table-cell office:value-type="float" office:value="0.297847546534405" calcext:value-type="float">
            <text:p>0.297847546534405</text:p>
          </table:table-cell>
          <table:table-cell office:value-type="float" office:value="0.298106316250594" calcext:value-type="float">
            <text:p>0.298106316250594</text:p>
          </table:table-cell>
          <table:table-cell office:value-type="float" office:value="0.300818855766444" calcext:value-type="float">
            <text:p>0.300818855766444</text:p>
          </table:table-cell>
          <table:table-cell office:value-type="float" office:value="0.319687385369152" calcext:value-type="float">
            <text:p>0.319687385369152</text:p>
          </table:table-cell>
          <table:table-cell office:value-type="float" office:value="0.328544073159238" calcext:value-type="float">
            <text:p>0.328544073159238</text:p>
          </table:table-cell>
          <table:table-cell office:value-type="float" office:value="0.338848083254192" calcext:value-type="float">
            <text:p>0.338848083254192</text:p>
          </table:table-cell>
          <table:table-cell office:value-type="float" office:value="0.347075731057082" calcext:value-type="float">
            <text:p>0.347075731057082</text:p>
          </table:table-cell>
          <table:table-cell office:value-type="float" office:value="0.349675620994337" calcext:value-type="float">
            <text:p>0.349675620994337</text:p>
          </table:table-cell>
          <table:table-cell office:value-type="float" office:value="0.349817564318084" calcext:value-type="float">
            <text:p>0.349817564318084</text:p>
          </table:table-cell>
          <table:table-cell office:value-type="float" office:value="0.349585684468142" calcext:value-type="float">
            <text:p>0.349585684468142</text:p>
          </table:table-cell>
          <table:table-cell office:value-type="float" office:value="0.350242573000935" calcext:value-type="float">
            <text:p>0.350242573000935</text:p>
          </table:table-cell>
          <table:table-cell office:value-type="float" office:value="0.351282032008223" calcext:value-type="float">
            <text:p>0.351282032008223</text:p>
          </table:table-cell>
          <table:table-cell office:value-type="float" office:value="0.350557448875078" calcext:value-type="float">
            <text:p>0.350557448875078</text:p>
          </table:table-cell>
          <table:table-cell office:value-type="float" office:value="0.310594579529718" calcext:value-type="float">
            <text:p>0.310594579529718</text:p>
          </table:table-cell>
          <table:table-cell office:value-type="float" office:value="0.308238561865797" calcext:value-type="float">
            <text:p>0.308238561865797</text:p>
          </table:table-cell>
          <table:table-cell office:value-type="float" office:value="0.307943980397257" calcext:value-type="float">
            <text:p>0.307943980397257</text:p>
          </table:table-cell>
          <table:table-cell office:value-type="float" office:value="0.307717932497783" calcext:value-type="float">
            <text:p>0.307717932497783</text:p>
          </table:table-cell>
          <table:table-cell office:value-type="float" office:value="0.334022254386304" calcext:value-type="float">
            <text:p>0.334022254386304</text:p>
          </table:table-cell>
          <table:table-cell office:value-type="float" office:value="0.33063641247524" calcext:value-type="float">
            <text:p>0.33063641247524</text:p>
          </table:table-cell>
          <table:table-cell office:value-type="float" office:value="0.306312167541006" calcext:value-type="float">
            <text:p>0.306312167541006</text:p>
          </table:table-cell>
          <table:table-cell office:value-type="float" office:value="0.309295584957466" calcext:value-type="float">
            <text:p>0.309295584957466</text:p>
          </table:table-cell>
          <table:table-cell office:value-type="float" office:value="0.315353859225961" calcext:value-type="float">
            <text:p>0.315353859225961</text:p>
          </table:table-cell>
          <table:table-cell office:value-type="float" office:value="0.315316643521511" calcext:value-type="float">
            <text:p>0.315316643521511</text:p>
          </table:table-cell>
          <table:table-cell office:value-type="float" office:value="0.309115724332552" calcext:value-type="float">
            <text:p>0.309115724332552</text:p>
          </table:table-cell>
          <table:table-cell office:value-type="float" office:value="0.311955711366201" calcext:value-type="float">
            <text:p>0.311955711366201</text:p>
          </table:table-cell>
          <table:table-cell office:value-type="float" office:value="0.312656607064212" calcext:value-type="float">
            <text:p>0.312656607064212</text:p>
          </table:table-cell>
          <table:table-cell office:value-type="float" office:value="0.311563721445285" calcext:value-type="float">
            <text:p>0.311563721445285</text:p>
          </table:table-cell>
          <table:table-cell office:value-type="float" office:value="0.307361065923463" calcext:value-type="float">
            <text:p>0.307361065923463</text:p>
          </table:table-cell>
          <table:table-cell office:value-type="float" office:value="0.323026196622277" calcext:value-type="float">
            <text:p>0.323026196622277</text:p>
          </table:table-cell>
          <table:table-cell office:value-type="float" office:value="0.323557048856858" calcext:value-type="float">
            <text:p>0.323557048856858</text:p>
          </table:table-cell>
          <table:table-cell office:value-type="float" office:value="0.345771459987525" calcext:value-type="float">
            <text:p>0.345771459987525</text:p>
          </table:table-cell>
          <table:table-cell office:value-type="float" office:value="0.345761366891843" calcext:value-type="float">
            <text:p>0.345761366891843</text:p>
          </table:table-cell>
          <table:table-cell office:value-type="float" office:value="0.343883440002034" calcext:value-type="float">
            <text:p>0.343883440002034</text:p>
          </table:table-cell>
          <table:table-cell office:value-type="float" office:value="0.341139932639893" calcext:value-type="float">
            <text:p>0.341139932639893</text:p>
          </table:table-cell>
          <table:table-cell office:value-type="float" office:value="0.340886629788668" calcext:value-type="float">
            <text:p>0.340886629788668</text:p>
          </table:table-cell>
          <table:table-cell office:value-type="float" office:value="0.340015857965002" calcext:value-type="float">
            <text:p>0.340015857965002</text:p>
          </table:table-cell>
          <table:table-cell office:value-type="float" office:value="0.311998020039218" calcext:value-type="float">
            <text:p>0.311998020039218</text:p>
          </table:table-cell>
          <table:table-cell office:value-type="float" office:value="0.314203169355847" calcext:value-type="float">
            <text:p>0.314203169355847</text:p>
          </table:table-cell>
          <table:table-cell office:value-type="float" office:value="0.312679697801633" calcext:value-type="float">
            <text:p>0.312679697801633</text:p>
          </table:table-cell>
          <table:table-cell office:value-type="float" office:value="0.309853892403153" calcext:value-type="float">
            <text:p>0.309853892403153</text:p>
          </table:table-cell>
          <table:table-cell office:value-type="float" office:value="0.307443263630304" calcext:value-type="float">
            <text:p>0.307443263630304</text:p>
          </table:table-cell>
          <table:table-cell office:value-type="float" office:value="0.296886198926967" calcext:value-type="float">
            <text:p>0.296886198926967</text:p>
          </table:table-cell>
          <table:table-cell office:value-type="float" office:value="0.299441450589748" calcext:value-type="float">
            <text:p>0.299441450589748</text:p>
          </table:table-cell>
          <table:table-cell office:value-type="float" office:value="0.336030199895153" calcext:value-type="float">
            <text:p>0.336030199895153</text:p>
          </table:table-cell>
          <table:table-cell office:value-type="float" office:value="0.341648196796982" calcext:value-type="float">
            <text:p>0.341648196796982</text:p>
          </table:table-cell>
          <table:table-cell office:value-type="float" office:value="0.339694737657156" calcext:value-type="float">
            <text:p>0.339694737657156</text:p>
          </table:table-cell>
          <table:table-cell office:value-type="float" office:value="0.329335068833867" calcext:value-type="float">
            <text:p>0.329335068833867</text:p>
          </table:table-cell>
          <table:table-cell office:value-type="float" office:value="0.312594263511144" calcext:value-type="float">
            <text:p>0.312594263511144</text:p>
          </table:table-cell>
          <table:table-cell office:value-type="float" office:value="0.314489247502358" calcext:value-type="float">
            <text:p>0.314489247502358</text:p>
          </table:table-cell>
          <table:table-cell office:value-type="float" office:value="0.314223777330026" calcext:value-type="float">
            <text:p>0.314223777330026</text:p>
          </table:table-cell>
          <table:table-cell office:value-type="float" office:value="0.309744099524421" calcext:value-type="float">
            <text:p>0.309744099524421</text:p>
          </table:table-cell>
          <table:table-cell office:value-type="float" office:value="0.309128198090299" calcext:value-type="float">
            <text:p>0.309128198090299</text:p>
          </table:table-cell>
          <table:table-cell office:value-type="float" office:value="0.314750017003121" calcext:value-type="float">
            <text:p>0.314750017003121</text:p>
          </table:table-cell>
          <table:table-cell office:value-type="float" office:value="0.317175059683468" calcext:value-type="float">
            <text:p>0.317175059683468</text:p>
          </table:table-cell>
          <table:table-cell office:value-type="float" office:value="0.31808815994435" calcext:value-type="float">
            <text:p>0.31808815994435</text:p>
          </table:table-cell>
          <table:table-cell office:value-type="float" office:value="0.317444485501145" calcext:value-type="float">
            <text:p>0.317444485501145</text:p>
          </table:table-cell>
          <table:table-cell office:value-type="float" office:value="0.313260831931025" calcext:value-type="float">
            <text:p>0.313260831931025</text:p>
          </table:table-cell>
          <table:table-cell office:value-type="float" office:value="0.329689693993274" calcext:value-type="float">
            <text:p>0.329689693993274</text:p>
          </table:table-cell>
          <table:table-cell office:value-type="float" office:value="0.32703073203108" calcext:value-type="float">
            <text:p>0.32703073203108</text:p>
          </table:table-cell>
          <table:table-cell office:value-type="float" office:value="0.326291972829368" calcext:value-type="float">
            <text:p>0.326291972829368</text:p>
          </table:table-cell>
          <table:table-cell office:value-type="float" office:value="0.338099850152796" calcext:value-type="float">
            <text:p>0.338099850152796</text:p>
          </table:table-cell>
          <table:table-cell office:value-type="float" office:value="0.34714988662385" calcext:value-type="float">
            <text:p>0.34714988662385</text:p>
          </table:table-cell>
          <table:table-cell office:value-type="float" office:value="0.345917492647446" calcext:value-type="float">
            <text:p>0.345917492647446</text:p>
          </table:table-cell>
          <table:table-cell office:value-type="float" office:value="0.346098529262991" calcext:value-type="float">
            <text:p>0.346098529262991</text:p>
          </table:table-cell>
          <table:table-cell office:value-type="float" office:value="0.346775148226373" calcext:value-type="float">
            <text:p>0.346775148226373</text:p>
          </table:table-cell>
          <table:table-cell office:value-type="float" office:value="0.345258139015275" calcext:value-type="float">
            <text:p>0.345258139015275</text:p>
          </table:table-cell>
          <table:table-cell office:value-type="float" office:value="0.342279534744413" calcext:value-type="float">
            <text:p>0.342279534744413</text:p>
          </table:table-cell>
          <table:table-cell office:value-type="float" office:value="0.31171665100107" calcext:value-type="float">
            <text:p>0.31171665100107</text:p>
          </table:table-cell>
          <table:table-cell office:value-type="float" office:value="0.30977376303728" calcext:value-type="float">
            <text:p>0.30977376303728</text:p>
          </table:table-cell>
          <table:table-cell office:value-type="float" office:value="0.309326220843126" calcext:value-type="float">
            <text:p>0.309326220843126</text:p>
          </table:table-cell>
          <table:table-cell office:value-type="float" office:value="0.309480090075549" calcext:value-type="float">
            <text:p>0.309480090075549</text:p>
          </table:table-cell>
          <table:table-cell office:value-type="float" office:value="0.308600931001528" calcext:value-type="float">
            <text:p>0.308600931001528</text:p>
          </table:table-cell>
          <table:table-cell office:value-type="float" office:value="0.307256805114551" calcext:value-type="float">
            <text:p>0.307256805114551</text:p>
          </table:table-cell>
          <table:table-cell office:value-type="float" office:value="0.304673335761181" calcext:value-type="float">
            <text:p>0.304673335761181</text:p>
          </table:table-cell>
          <table:table-cell office:value-type="float" office:value="0.302864555982854" calcext:value-type="float">
            <text:p>0.302864555982854</text:p>
          </table:table-cell>
          <table:table-cell office:value-type="float" office:value="0.301814156310003" calcext:value-type="float">
            <text:p>0.301814156310003</text:p>
          </table:table-cell>
          <table:table-cell office:value-type="float" office:value="0.301734906765774" calcext:value-type="float">
            <text:p>0.301734906765774</text:p>
          </table:table-cell>
          <table:table-cell office:value-type="float" office:value="0.339319596500486" calcext:value-type="float">
            <text:p>0.339319596500486</text:p>
          </table:table-cell>
          <table:table-cell office:value-type="float" office:value="0.336763098875648" calcext:value-type="float">
            <text:p>0.336763098875648</text:p>
          </table:table-cell>
          <table:table-cell office:value-type="float" office:value="0.32935511949243" calcext:value-type="float">
            <text:p>0.32935511949243</text:p>
          </table:table-cell>
          <table:table-cell office:value-type="float" office:value="0.325139641237093" calcext:value-type="float">
            <text:p>0.325139641237093</text:p>
          </table:table-cell>
          <table:table-cell office:value-type="float" office:value="0.324040182510471" calcext:value-type="float">
            <text:p>0.324040182510471</text:p>
          </table:table-cell>
          <table:table-cell office:value-type="float" office:value="0.321880174713042" calcext:value-type="float">
            <text:p>0.321880174713042</text:p>
          </table:table-cell>
          <table:table-cell office:value-type="float" office:value="0.312441886447793" calcext:value-type="float">
            <text:p>0.312441886447793</text:p>
          </table:table-cell>
          <table:table-cell office:value-type="float" office:value="0.310758600199039" calcext:value-type="float">
            <text:p>0.310758600199039</text:p>
          </table:table-cell>
          <table:table-cell office:value-type="float" office:value="0.310602041750657" calcext:value-type="float">
            <text:p>0.310602041750657</text:p>
          </table:table-cell>
          <table:table-cell office:value-type="float" office:value="0.312107459408765" calcext:value-type="float">
            <text:p>0.312107459408765</text:p>
          </table:table-cell>
          <table:table-cell office:value-type="float" office:value="0.312637267424823" calcext:value-type="float">
            <text:p>0.312637267424823</text:p>
          </table:table-cell>
          <table:table-cell office:value-type="float" office:value="0.313069761169249" calcext:value-type="float">
            <text:p>0.313069761169249</text:p>
          </table:table-cell>
          <table:table-cell office:value-type="float" office:value="0.312507536392378" calcext:value-type="float">
            <text:p>0.312507536392378</text:p>
          </table:table-cell>
          <table:table-cell office:value-type="float" office:value="0.310278843461821" calcext:value-type="float">
            <text:p>0.310278843461821</text:p>
          </table:table-cell>
          <table:table-cell office:value-type="float" office:value="0.333070494744001" calcext:value-type="float">
            <text:p>0.333070494744001</text:p>
          </table:table-cell>
          <table:table-cell office:value-type="float" office:value="0.339340868297125" calcext:value-type="float">
            <text:p>0.339340868297125</text:p>
          </table:table-cell>
          <table:table-cell office:value-type="float" office:value="0.350777290156933" calcext:value-type="float">
            <text:p>0.350777290156933</text:p>
          </table:table-cell>
          <table:table-cell office:value-type="float" office:value="0.350870230767699" calcext:value-type="float">
            <text:p>0.350870230767699</text:p>
          </table:table-cell>
          <table:table-cell office:value-type="float" office:value="0.353404083231499" calcext:value-type="float">
            <text:p>0.353404083231499</text:p>
          </table:table-cell>
          <table:table-cell office:value-type="float" office:value="0.353925150421299" calcext:value-type="float">
            <text:p>0.353925150421299</text:p>
          </table:table-cell>
          <table:table-cell office:value-type="float" office:value="0.353477559799346" calcext:value-type="float">
            <text:p>0.353477559799346</text:p>
          </table:table-cell>
          <table:table-cell office:value-type="float" office:value="0.32460957744811" calcext:value-type="float">
            <text:p>0.32460957744811</text:p>
          </table:table-cell>
          <table:table-cell office:value-type="float" office:value="0.319356086001346" calcext:value-type="float">
            <text:p>0.319356086001346</text:p>
          </table:table-cell>
          <table:table-cell office:value-type="float" office:value="0.315881080721011" calcext:value-type="float">
            <text:p>0.315881080721011</text:p>
          </table:table-cell>
          <table:table-cell office:value-type="float" office:value="0.312665966169657" calcext:value-type="float">
            <text:p>0.312665966169657</text:p>
          </table:table-cell>
          <table:table-cell office:value-type="float" office:value="0.310338820436809" calcext:value-type="float">
            <text:p>0.310338820436809</text:p>
          </table:table-cell>
          <table:table-cell office:value-type="float" office:value="0.305831545152206" calcext:value-type="float">
            <text:p>0.305831545152206</text:p>
          </table:table-cell>
          <table:table-cell office:value-type="float" office:value="0.301751735951647" calcext:value-type="float">
            <text:p>0.301751735951647</text:p>
          </table:table-cell>
          <table:table-cell office:value-type="float" office:value="0.301708400967121" calcext:value-type="float">
            <text:p>0.301708400967121</text:p>
          </table:table-cell>
          <table:table-cell office:value-type="float" office:value="0.340764405443762" calcext:value-type="float">
            <text:p>0.340764405443762</text:p>
          </table:table-cell>
          <table:table-cell office:value-type="float" office:value="0.339809797065348" calcext:value-type="float">
            <text:p>0.339809797065348</text:p>
          </table:table-cell>
          <table:table-cell office:value-type="float" office:value="0.335830100388714" calcext:value-type="float">
            <text:p>0.335830100388714</text:p>
          </table:table-cell>
          <table:table-cell office:value-type="float" office:value="0.337734549517611" calcext:value-type="float">
            <text:p>0.337734549517611</text:p>
          </table:table-cell>
          <table:table-cell office:value-type="float" office:value="0.339990517832207" calcext:value-type="float">
            <text:p>0.339990517832207</text:p>
          </table:table-cell>
          <table:table-cell office:value-type="float" office:value="0.335332562798635" calcext:value-type="float">
            <text:p>0.335332562798635</text:p>
          </table:table-cell>
          <table:table-cell office:value-type="float" office:value="0.310349035593744" calcext:value-type="float">
            <text:p>0.310349035593744</text:p>
          </table:table-cell>
          <table:table-cell office:value-type="float" office:value="0.310106104760206" calcext:value-type="float">
            <text:p>0.310106104760206</text:p>
          </table:table-cell>
          <table:table-cell office:value-type="float" office:value="0.31170606362521" calcext:value-type="float">
            <text:p>0.31170606362521</text:p>
          </table:table-cell>
          <table:table-cell office:value-type="float" office:value="0.313879900369254" calcext:value-type="float">
            <text:p>0.313879900369254</text:p>
          </table:table-cell>
          <table:table-cell office:value-type="float" office:value="0.311870286443051" calcext:value-type="float">
            <text:p>0.311870286443051</text:p>
          </table:table-cell>
          <table:table-cell office:value-type="float" office:value="0.331496803749821" calcext:value-type="float">
            <text:p>0.331496803749821</text:p>
          </table:table-cell>
          <table:table-cell office:value-type="float" office:value="0.330472044081668" calcext:value-type="float">
            <text:p>0.330472044081668</text:p>
          </table:table-cell>
          <table:table-cell office:value-type="float" office:value="0.335829871600791" calcext:value-type="float">
            <text:p>0.335829871600791</text:p>
          </table:table-cell>
          <table:table-cell office:value-type="float" office:value="0.339202763123296" calcext:value-type="float">
            <text:p>0.339202763123296</text:p>
          </table:table-cell>
          <table:table-cell office:value-type="float" office:value="0.342761208185438" calcext:value-type="float">
            <text:p>0.342761208185438</text:p>
          </table:table-cell>
          <table:table-cell office:value-type="float" office:value="0.346312720264275" calcext:value-type="float">
            <text:p>0.346312720264275</text:p>
          </table:table-cell>
          <table:table-cell office:value-type="float" office:value="0.346913482899228" calcext:value-type="float">
            <text:p>0.346913482899228</text:p>
          </table:table-cell>
          <table:table-cell office:value-type="float" office:value="0.344778040177796" calcext:value-type="float">
            <text:p>0.344778040177796</text:p>
          </table:table-cell>
          <table:table-cell office:value-type="float" office:value="0.34666441528561" calcext:value-type="float">
            <text:p>0.34666441528561</text:p>
          </table:table-cell>
          <table:table-cell office:value-type="float" office:value="0.347387444045773" calcext:value-type="float">
            <text:p>0.347387444045773</text:p>
          </table:table-cell>
          <table:table-cell office:value-type="float" office:value="0.346446148672687" calcext:value-type="float">
            <text:p>0.346446148672687</text:p>
          </table:table-cell>
          <table:table-cell office:value-type="float" office:value="0.344801906588637" calcext:value-type="float">
            <text:p>0.344801906588637</text:p>
          </table:table-cell>
          <table:table-cell office:value-type="float" office:value="0.34251333750696" calcext:value-type="float">
            <text:p>0.34251333750696</text:p>
          </table:table-cell>
          <table:table-cell office:value-type="float" office:value="0.33801212869968" calcext:value-type="float">
            <text:p>0.33801212869968</text:p>
          </table:table-cell>
          <table:table-cell office:value-type="float" office:value="0.334354966810255" calcext:value-type="float">
            <text:p>0.334354966810255</text:p>
          </table:table-cell>
          <table:table-cell office:value-type="float" office:value="0.331735430635631" calcext:value-type="float">
            <text:p>0.331735430635631</text:p>
          </table:table-cell>
          <table:table-cell office:value-type="float" office:value="0.320226536308145" calcext:value-type="float">
            <text:p>0.320226536308145</text:p>
          </table:table-cell>
          <table:table-cell office:value-type="float" office:value="0.315616016532556" calcext:value-type="float">
            <text:p>0.315616016532556</text:p>
          </table:table-cell>
          <table:table-cell office:value-type="float" office:value="0.314075077519418" calcext:value-type="float">
            <text:p>0.314075077519418</text:p>
          </table:table-cell>
          <table:table-cell office:value-type="float" office:value="0.311740106442013" calcext:value-type="float">
            <text:p>0.311740106442013</text:p>
          </table:table-cell>
          <table:table-cell office:value-type="float" office:value="0.309843336838733" calcext:value-type="float">
            <text:p>0.309843336838733</text:p>
          </table:table-cell>
          <table:table-cell office:value-type="float" office:value="0.304262049622056" calcext:value-type="float">
            <text:p>0.304262049622056</text:p>
          </table:table-cell>
          <table:table-cell office:value-type="float" office:value="0.302252093077559" calcext:value-type="float">
            <text:p>0.302252093077559</text:p>
          </table:table-cell>
          <table:table-cell office:value-type="float" office:value="0.310116295721209" calcext:value-type="float">
            <text:p>0.310116295721209</text:p>
          </table:table-cell>
          <table:table-cell office:value-type="float" office:value="0.310589371926269" calcext:value-type="float">
            <text:p>0.310589371926269</text:p>
          </table:table-cell>
          <table:table-cell office:value-type="float" office:value="0.30992959409854" calcext:value-type="float">
            <text:p>0.30992959409854</text:p>
          </table:table-cell>
          <table:table-cell office:value-type="float" office:value="0.309924400243425" calcext:value-type="float">
            <text:p>0.309924400243425</text:p>
          </table:table-cell>
          <table:table-cell office:value-type="float" office:value="0.308869399933822" calcext:value-type="float">
            <text:p>0.308869399933822</text:p>
          </table:table-cell>
          <table:table-cell office:value-type="float" office:value="0.308341267166537" calcext:value-type="float">
            <text:p>0.308341267166537</text:p>
          </table:table-cell>
          <table:table-cell office:value-type="float" office:value="0.305415436244176" calcext:value-type="float">
            <text:p>0.305415436244176</text:p>
          </table:table-cell>
          <table:table-cell office:value-type="float" office:value="0.30213410016375" calcext:value-type="float">
            <text:p>0.30213410016375</text:p>
          </table:table-cell>
          <table:table-cell office:value-type="float" office:value="0.305697225118404" calcext:value-type="float">
            <text:p>0.305697225118404</text:p>
          </table:table-cell>
          <table:table-cell office:value-type="float" office:value="0.316945187433923" calcext:value-type="float">
            <text:p>0.316945187433923</text:p>
          </table:table-cell>
          <table:table-cell office:value-type="float" office:value="0.323312046306377" calcext:value-type="float">
            <text:p>0.323312046306377</text:p>
          </table:table-cell>
          <table:table-cell office:value-type="float" office:value="0.332952942305884" calcext:value-type="float">
            <text:p>0.332952942305884</text:p>
          </table:table-cell>
          <table:table-cell office:value-type="float" office:value="0.337453731297077" calcext:value-type="float">
            <text:p>0.337453731297077</text:p>
          </table:table-cell>
          <table:table-cell office:value-type="float" office:value="0.341863221488225" calcext:value-type="float">
            <text:p>0.341863221488225</text:p>
          </table:table-cell>
          <table:table-cell office:value-type="float" office:value="0.340991711939654" calcext:value-type="float">
            <text:p>0.340991711939654</text:p>
          </table:table-cell>
          <table:table-cell office:value-type="float" office:value="0.3389935115731" calcext:value-type="float">
            <text:p>0.3389935115731</text:p>
          </table:table-cell>
          <table:table-cell office:value-type="float" office:value="0.308686731046085" calcext:value-type="float">
            <text:p>0.308686731046085</text:p>
          </table:table-cell>
          <table:table-cell office:value-type="float" office:value="0.307857216851768" calcext:value-type="float">
            <text:p>0.307857216851768</text:p>
          </table:table-cell>
          <table:table-cell office:value-type="float" office:value="0.306361234277363" calcext:value-type="float">
            <text:p>0.306361234277363</text:p>
          </table:table-cell>
          <table:table-cell office:value-type="float" office:value="0.306673900704954" calcext:value-type="float">
            <text:p>0.306673900704954</text:p>
          </table:table-cell>
          <table:table-cell office:value-type="float" office:value="0.306939135706022" calcext:value-type="float">
            <text:p>0.306939135706022</text:p>
          </table:table-cell>
          <table:table-cell office:value-type="float" office:value="0.307221244489722" calcext:value-type="float">
            <text:p>0.307221244489722</text:p>
          </table:table-cell>
          <table:table-cell office:value-type="float" office:value="0.307179161050491" calcext:value-type="float">
            <text:p>0.307179161050491</text:p>
          </table:table-cell>
          <table:table-cell office:value-type="float" office:value="0.307522364900627" calcext:value-type="float">
            <text:p>0.307522364900627</text:p>
          </table:table-cell>
          <table:table-cell office:value-type="float" office:value="0.307646252965779" calcext:value-type="float">
            <text:p>0.307646252965779</text:p>
          </table:table-cell>
          <table:table-cell office:value-type="float" office:value="0.307636080908638" calcext:value-type="float">
            <text:p>0.307636080908638</text:p>
          </table:table-cell>
          <table:table-cell office:value-type="float" office:value="0.307692889532231" calcext:value-type="float">
            <text:p>0.307692889532231</text:p>
          </table:table-cell>
          <table:table-cell office:value-type="float" office:value="0.307873701805722" calcext:value-type="float">
            <text:p>0.307873701805722</text:p>
          </table:table-cell>
          <table:table-cell office:value-type="float" office:value="0.30799568980868" calcext:value-type="float">
            <text:p>0.30799568980868</text:p>
          </table:table-cell>
          <table:table-cell office:value-type="float" office:value="0.308070893733006" calcext:value-type="float">
            <text:p>0.308070893733006</text:p>
          </table:table-cell>
          <table:table-cell office:value-type="float" office:value="0.30825510804734" calcext:value-type="float">
            <text:p>0.30825510804734</text:p>
          </table:table-cell>
          <table:table-cell office:value-type="float" office:value="0.308412401998911" calcext:value-type="float">
            <text:p>0.308412401998911</text:p>
          </table:table-cell>
          <table:table-cell office:value-type="float" office:value="0.308712007216765" calcext:value-type="float">
            <text:p>0.308712007216765</text:p>
          </table:table-cell>
          <table:table-cell office:value-type="float" office:value="0.308860510102445" calcext:value-type="float">
            <text:p>0.308860510102445</text:p>
          </table:table-cell>
          <table:table-cell office:value-type="float" office:value="0.308960538382969" calcext:value-type="float">
            <text:p>0.308960538382969</text:p>
          </table:table-cell>
          <table:table-cell office:value-type="float" office:value="0.309060104658716" calcext:value-type="float">
            <text:p>0.309060104658716</text:p>
          </table:table-cell>
          <table:table-cell office:value-type="float" office:value="0.309146654399764" calcext:value-type="float">
            <text:p>0.309146654399764</text:p>
          </table:table-cell>
          <table:table-cell office:value-type="float" office:value="0.309218563068922" calcext:value-type="float">
            <text:p>0.309218563068922</text:p>
          </table:table-cell>
          <table:table-cell office:value-type="float" office:value="0.309213386633642" calcext:value-type="float">
            <text:p>0.309213386633642</text:p>
          </table:table-cell>
          <table:table-cell office:value-type="float" office:value="0.309147385873162" calcext:value-type="float">
            <text:p>0.309147385873162</text:p>
          </table:table-cell>
          <table:table-cell office:value-type="float" office:value="0.309128393585964" calcext:value-type="float">
            <text:p>0.309128393585964</text:p>
          </table:table-cell>
          <table:table-cell office:value-type="float" office:value="0.309175086832069" calcext:value-type="float">
            <text:p>0.309175086832069</text:p>
          </table:table-cell>
          <table:table-cell office:value-type="float" office:value="0.309150842371244" calcext:value-type="float">
            <text:p>0.309150842371244</text:p>
          </table:table-cell>
          <table:table-cell office:value-type="float" office:value="0.309139072867669" calcext:value-type="float">
            <text:p>0.309139072867669</text:p>
          </table:table-cell>
          <table:table-cell office:value-type="float" office:value="0.309167706912884" calcext:value-type="float">
            <text:p>0.309167706912884</text:p>
          </table:table-cell>
          <table:table-cell office:value-type="float" office:value="0.309158505447061" calcext:value-type="float">
            <text:p>0.309158505447061</text:p>
          </table:table-cell>
          <table:table-cell office:value-type="float" office:value="0.309150365303701" calcext:value-type="float">
            <text:p>0.309150365303701</text:p>
          </table:table-cell>
          <table:table-cell office:value-type="float" office:value="0.309161498832343" calcext:value-type="float">
            <text:p>0.309161498832343</text:p>
          </table:table-cell>
          <table:table-cell office:value-type="float" office:value="0.309141248778658" calcext:value-type="float">
            <text:p>0.309141248778658</text:p>
          </table:table-cell>
          <table:table-cell office:value-type="float" office:value="0.309170049626558" calcext:value-type="float">
            <text:p>0.309170049626558</text:p>
          </table:table-cell>
          <table:table-cell office:value-type="float" office:value="0.309161949268884" calcext:value-type="float">
            <text:p>0.309161949268884</text:p>
          </table:table-cell>
          <table:table-cell office:value-type="float" office:value="0.309187351019783" calcext:value-type="float">
            <text:p>0.309187351019783</text:p>
          </table:table-cell>
          <table:table-cell office:value-type="float" office:value="0.309141901578235" calcext:value-type="float">
            <text:p>0.309141901578235</text:p>
          </table:table-cell>
          <table:table-cell office:value-type="float" office:value="0.309161261169891" calcext:value-type="float">
            <text:p>0.309161261169891</text:p>
          </table:table-cell>
          <table:table-cell office:value-type="float" office:value="0.309173580038342" calcext:value-type="float">
            <text:p>0.309173580038342</text:p>
          </table:table-cell>
          <table:table-cell office:value-type="float" office:value="0.309171155643105" calcext:value-type="float">
            <text:p>0.309171155643105</text:p>
          </table:table-cell>
          <table:table-cell office:value-type="float" office:value="0.309176958522563" calcext:value-type="float">
            <text:p>0.309176958522563</text:p>
          </table:table-cell>
          <table:table-cell office:value-type="float" office:value="0.30919675600687" calcext:value-type="float">
            <text:p>0.30919675600687</text:p>
          </table:table-cell>
          <table:table-cell office:value-type="float" office:value="0.309117144339997" calcext:value-type="float">
            <text:p>0.309117144339997</text:p>
          </table:table-cell>
          <table:table-cell office:value-type="float" office:value="0.309146108576379" calcext:value-type="float">
            <text:p>0.309146108576379</text:p>
          </table:table-cell>
          <table:table-cell office:value-type="float" office:value="0.30915487333222" calcext:value-type="float">
            <text:p>0.30915487333222</text:p>
          </table:table-cell>
          <table:table-cell office:value-type="float" office:value="0.309155876861272" calcext:value-type="float">
            <text:p>0.309155876861272</text:p>
          </table:table-cell>
          <table:table-cell office:value-type="float" office:value="0.309157436887044" calcext:value-type="float">
            <text:p>0.309157436887044</text:p>
          </table:table-cell>
          <table:table-cell office:value-type="float" office:value="0.309160356460334" calcext:value-type="float">
            <text:p>0.309160356460334</text:p>
          </table:table-cell>
          <table:table-cell office:value-type="float" office:value="0.309150212700335" calcext:value-type="float">
            <text:p>0.309150212700335</text:p>
          </table:table-cell>
          <table:table-cell office:value-type="float" office:value="0.309187879933251" calcext:value-type="float">
            <text:p>0.309187879933251</text:p>
          </table:table-cell>
          <table:table-cell office:value-type="float" office:value="0.309205178632843" calcext:value-type="float">
            <text:p>0.309205178632843</text:p>
          </table:table-cell>
          <table:table-cell office:value-type="float" office:value="0.30917686325951" calcext:value-type="float">
            <text:p>0.30917686325951</text:p>
          </table:table-cell>
          <table:table-cell office:value-type="float" office:value="0.309155650968826" calcext:value-type="float">
            <text:p>0.309155650968826</text:p>
          </table:table-cell>
          <table:table-cell office:value-type="float" office:value="0.309142655817021" calcext:value-type="float">
            <text:p>0.309142655817021</text:p>
          </table:table-cell>
          <table:table-cell office:value-type="float" office:value="0.309149157689172" calcext:value-type="float">
            <text:p>0.309149157689172</text:p>
          </table:table-cell>
          <table:table-cell office:value-type="float" office:value="0.3091491165412" calcext:value-type="float">
            <text:p>0.3091491165412</text:p>
          </table:table-cell>
          <table:table-cell office:value-type="float" office:value="0.309137264043206" calcext:value-type="float">
            <text:p>0.309137264043206</text:p>
          </table:table-cell>
          <table:table-cell office:value-type="float" office:value="0.309155251771188" calcext:value-type="float">
            <text:p>0.309155251771188</text:p>
          </table:table-cell>
          <table:table-cell office:value-type="float" office:value="0.309150646094456" calcext:value-type="float">
            <text:p>0.309150646094456</text:p>
          </table:table-cell>
          <table:table-cell office:value-type="float" office:value="0.30913501155312" calcext:value-type="float">
            <text:p>0.30913501155312</text:p>
          </table:table-cell>
          <table:table-cell office:value-type="float" office:value="0.309145488138547" calcext:value-type="float">
            <text:p>0.309145488138547</text:p>
          </table:table-cell>
          <table:table-cell office:value-type="float" office:value="0.309149807521571" calcext:value-type="float">
            <text:p>0.309149807521571</text:p>
          </table:table-cell>
          <table:table-cell office:value-type="float" office:value="0.309159007949503" calcext:value-type="float">
            <text:p>0.309159007949503</text:p>
          </table:table-cell>
          <table:table-cell office:value-type="float" office:value="0.309148671198397" calcext:value-type="float">
            <text:p>0.309148671198397</text:p>
          </table:table-cell>
          <table:table-cell office:value-type="float" office:value="0.309129149136501" calcext:value-type="float">
            <text:p>0.309129149136501</text:p>
          </table:table-cell>
          <table:table-cell office:value-type="float" office:value="0.309139415289919" calcext:value-type="float">
            <text:p>0.309139415289919</text:p>
          </table:table-cell>
          <table:table-cell office:value-type="float" office:value="0.309159692509045" calcext:value-type="float">
            <text:p>0.309159692509045</text:p>
          </table:table-cell>
          <table:table-cell office:value-type="float" office:value="0.309143621919095" calcext:value-type="float">
            <text:p>0.309143621919095</text:p>
          </table:table-cell>
          <table:table-cell office:value-type="float" office:value="0.309154444115905" calcext:value-type="float">
            <text:p>0.309154444115905</text:p>
          </table:table-cell>
          <table:table-cell office:value-type="float" office:value="0.309116726108488" calcext:value-type="float">
            <text:p>0.309116726108488</text:p>
          </table:table-cell>
          <table:table-cell office:value-type="float" office:value="0.309132254659605" calcext:value-type="float">
            <text:p>0.309132254659605</text:p>
          </table:table-cell>
          <table:table-cell office:value-type="float" office:value="0.309141472717299" calcext:value-type="float">
            <text:p>0.309141472717299</text:p>
          </table:table-cell>
          <table:table-cell office:value-type="float" office:value="0.309116990835075" calcext:value-type="float">
            <text:p>0.309116990835075</text:p>
          </table:table-cell>
          <table:table-cell office:value-type="float" office:value="0.30911942836489" calcext:value-type="float">
            <text:p>0.30911942836489</text:p>
          </table:table-cell>
          <table:table-cell office:value-type="float" office:value="0.309151044583033" calcext:value-type="float">
            <text:p>0.309151044583033</text:p>
          </table:table-cell>
          <table:table-cell office:value-type="float" office:value="0.309143728850762" calcext:value-type="float">
            <text:p>0.309143728850762</text:p>
          </table:table-cell>
          <table:table-cell office:value-type="float" office:value="0.309161503629193" calcext:value-type="float">
            <text:p>0.309161503629193</text:p>
          </table:table-cell>
          <table:table-cell office:value-type="float" office:value="0.309148261350652" calcext:value-type="float">
            <text:p>0.309148261350652</text:p>
          </table:table-cell>
          <table:table-cell office:value-type="float" office:value="0.309140834016446" calcext:value-type="float">
            <text:p>0.309140834016446</text:p>
          </table:table-cell>
          <table:table-cell office:value-type="float" office:value="0.309119603512494" calcext:value-type="float">
            <text:p>0.309119603512494</text:p>
          </table:table-cell>
          <table:table-cell office:value-type="float" office:value="0.309153605691869" calcext:value-type="float">
            <text:p>0.309153605691869</text:p>
          </table:table-cell>
          <table:table-cell office:value-type="float" office:value="0.309127584260632" calcext:value-type="float">
            <text:p>0.309127584260632</text:p>
          </table:table-cell>
          <table:table-cell office:value-type="float" office:value="0.309163867516202" calcext:value-type="float">
            <text:p>0.309163867516202</text:p>
          </table:table-cell>
          <table:table-cell office:value-type="float" office:value="0.309175411573427" calcext:value-type="float">
            <text:p>0.309175411573427</text:p>
          </table:table-cell>
          <table:table-cell office:value-type="float" office:value="0.309132054666698" calcext:value-type="float">
            <text:p>0.309132054666698</text:p>
          </table:table-cell>
          <table:table-cell office:value-type="float" office:value="0.309138116282501" calcext:value-type="float">
            <text:p>0.309138116282501</text:p>
          </table:table-cell>
          <table:table-cell office:value-type="float" office:value="0.309165476317684" calcext:value-type="float">
            <text:p>0.309165476317684</text:p>
          </table:table-cell>
          <table:table-cell office:value-type="float" office:value="0.309135904748911" calcext:value-type="float">
            <text:p>0.309135904748911</text:p>
          </table:table-cell>
          <table:table-cell office:value-type="float" office:value="0.309131660065158" calcext:value-type="float">
            <text:p>0.309131660065158</text:p>
          </table:table-cell>
          <table:table-cell office:value-type="float" office:value="0.309130122754743" calcext:value-type="float">
            <text:p>0.309130122754743</text:p>
          </table:table-cell>
          <table:table-cell office:value-type="float" office:value="0.30914330956288" calcext:value-type="float">
            <text:p>0.30914330956288</text:p>
          </table:table-cell>
          <table:table-cell office:value-type="float" office:value="0.3091539027091" calcext:value-type="float">
            <text:p>0.3091539027091</text:p>
          </table:table-cell>
          <table:table-cell office:value-type="float" office:value="0.309168490768846" calcext:value-type="float">
            <text:p>0.309168490768846</text:p>
          </table:table-cell>
          <table:table-cell office:value-type="float" office:value="0.309156557629134" calcext:value-type="float">
            <text:p>0.309156557629134</text:p>
          </table:table-cell>
          <table:table-cell office:value-type="float" office:value="0.309152363917721" calcext:value-type="float">
            <text:p>0.309152363917721</text:p>
          </table:table-cell>
          <table:table-cell office:value-type="float" office:value="0.309137253898707" calcext:value-type="float">
            <text:p>0.309137253898707</text:p>
          </table:table-cell>
          <table:table-cell table:number-columns-repeated="537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27234947153451" calcext:value-type="float">
            <text:p>-0.327234947153451</text:p>
          </table:table-cell>
          <table:table-cell office:value-type="float" office:value="-0.327071158479096" calcext:value-type="float">
            <text:p>-0.327071158479096</text:p>
          </table:table-cell>
          <table:table-cell office:value-type="float" office:value="-0.327467839545361" calcext:value-type="float">
            <text:p>-0.327467839545361</text:p>
          </table:table-cell>
          <table:table-cell office:value-type="float" office:value="-0.327726586090469" calcext:value-type="float">
            <text:p>-0.327726586090469</text:p>
          </table:table-cell>
          <table:table-cell office:value-type="float" office:value="-0.327674579082968" calcext:value-type="float">
            <text:p>-0.327674579082968</text:p>
          </table:table-cell>
          <table:table-cell office:value-type="float" office:value="-0.32722404313485" calcext:value-type="float">
            <text:p>-0.32722404313485</text:p>
          </table:table-cell>
          <table:table-cell office:value-type="float" office:value="-0.327341738544632" calcext:value-type="float">
            <text:p>-0.327341738544632</text:p>
          </table:table-cell>
          <table:table-cell office:value-type="float" office:value="-0.327311734429766" calcext:value-type="float">
            <text:p>-0.327311734429766</text:p>
          </table:table-cell>
          <table:table-cell office:value-type="float" office:value="-0.327044124157102" calcext:value-type="float">
            <text:p>-0.327044124157102</text:p>
          </table:table-cell>
          <table:table-cell office:value-type="float" office:value="-0.32679569710839" calcext:value-type="float">
            <text:p>-0.32679569710839</text:p>
          </table:table-cell>
          <table:table-cell office:value-type="float" office:value="-0.32733554615071" calcext:value-type="float">
            <text:p>-0.32733554615071</text:p>
          </table:table-cell>
          <table:table-cell office:value-type="float" office:value="-0.327302237318624" calcext:value-type="float">
            <text:p>-0.327302237318624</text:p>
          </table:table-cell>
          <table:table-cell office:value-type="float" office:value="-0.327585234642321" calcext:value-type="float">
            <text:p>-0.327585234642321</text:p>
          </table:table-cell>
          <table:table-cell office:value-type="float" office:value="-0.327255153497387" calcext:value-type="float">
            <text:p>-0.327255153497387</text:p>
          </table:table-cell>
          <table:table-cell office:value-type="float" office:value="-0.327190599415416" calcext:value-type="float">
            <text:p>-0.327190599415416</text:p>
          </table:table-cell>
          <table:table-cell office:value-type="float" office:value="-0.327090793261146" calcext:value-type="float">
            <text:p>-0.327090793261146</text:p>
          </table:table-cell>
          <table:table-cell office:value-type="float" office:value="-0.327345855729782" calcext:value-type="float">
            <text:p>-0.327345855729782</text:p>
          </table:table-cell>
          <table:table-cell office:value-type="float" office:value="-0.327678697020019" calcext:value-type="float">
            <text:p>-0.327678697020019</text:p>
          </table:table-cell>
          <table:table-cell office:value-type="float" office:value="-0.327079177649961" calcext:value-type="float">
            <text:p>-0.327079177649961</text:p>
          </table:table-cell>
          <table:table-cell office:value-type="float" office:value="-0.327574358216803" calcext:value-type="float">
            <text:p>-0.327574358216803</text:p>
          </table:table-cell>
          <table:table-cell office:value-type="float" office:value="-0.327357432492038" calcext:value-type="float">
            <text:p>-0.327357432492038</text:p>
          </table:table-cell>
          <table:table-cell office:value-type="float" office:value="-0.327245888480256" calcext:value-type="float">
            <text:p>-0.327245888480256</text:p>
          </table:table-cell>
          <table:table-cell office:value-type="float" office:value="-0.32730694968156" calcext:value-type="float">
            <text:p>-0.32730694968156</text:p>
          </table:table-cell>
          <table:table-cell office:value-type="float" office:value="-0.327462941031597" calcext:value-type="float">
            <text:p>-0.327462941031597</text:p>
          </table:table-cell>
          <table:table-cell office:value-type="float" office:value="-0.327303217885077" calcext:value-type="float">
            <text:p>-0.327303217885077</text:p>
          </table:table-cell>
          <table:table-cell office:value-type="float" office:value="-0.327094938874125" calcext:value-type="float">
            <text:p>-0.327094938874125</text:p>
          </table:table-cell>
          <table:table-cell office:value-type="float" office:value="-0.327011068212116" calcext:value-type="float">
            <text:p>-0.327011068212116</text:p>
          </table:table-cell>
          <table:table-cell office:value-type="float" office:value="-0.327291766900362" calcext:value-type="float">
            <text:p>-0.327291766900362</text:p>
          </table:table-cell>
          <table:table-cell office:value-type="float" office:value="-0.327683231673864" calcext:value-type="float">
            <text:p>-0.327683231673864</text:p>
          </table:table-cell>
          <table:table-cell office:value-type="float" office:value="-0.327358384600088" calcext:value-type="float">
            <text:p>-0.327358384600088</text:p>
          </table:table-cell>
          <table:table-cell office:value-type="float" office:value="-0.327147161471127" calcext:value-type="float">
            <text:p>-0.327147161471127</text:p>
          </table:table-cell>
          <table:table-cell office:value-type="float" office:value="-0.32751070480759" calcext:value-type="float">
            <text:p>-0.32751070480759</text:p>
          </table:table-cell>
          <table:table-cell office:value-type="float" office:value="-0.327218330545022" calcext:value-type="float">
            <text:p>-0.327218330545022</text:p>
          </table:table-cell>
          <table:table-cell office:value-type="float" office:value="-0.327430300921462" calcext:value-type="float">
            <text:p>-0.327430300921462</text:p>
          </table:table-cell>
          <table:table-cell office:value-type="float" office:value="-0.327363893222379" calcext:value-type="float">
            <text:p>-0.327363893222379</text:p>
          </table:table-cell>
          <table:table-cell office:value-type="float" office:value="-0.327776717397367" calcext:value-type="float">
            <text:p>-0.327776717397367</text:p>
          </table:table-cell>
          <table:table-cell office:value-type="float" office:value="-0.327707916417977" calcext:value-type="float">
            <text:p>-0.327707916417977</text:p>
          </table:table-cell>
          <table:table-cell office:value-type="float" office:value="-0.327069528570355" calcext:value-type="float">
            <text:p>-0.327069528570355</text:p>
          </table:table-cell>
          <table:table-cell office:value-type="float" office:value="-0.327314526038137" calcext:value-type="float">
            <text:p>-0.327314526038137</text:p>
          </table:table-cell>
          <table:table-cell office:value-type="float" office:value="-0.327651830610774" calcext:value-type="float">
            <text:p>-0.327651830610774</text:p>
          </table:table-cell>
          <table:table-cell office:value-type="float" office:value="-0.327162115177974" calcext:value-type="float">
            <text:p>-0.327162115177974</text:p>
          </table:table-cell>
          <table:table-cell office:value-type="float" office:value="-0.327109125615448" calcext:value-type="float">
            <text:p>-0.327109125615448</text:p>
          </table:table-cell>
          <table:table-cell office:value-type="float" office:value="-0.327759624407883" calcext:value-type="float">
            <text:p>-0.327759624407883</text:p>
          </table:table-cell>
          <table:table-cell office:value-type="float" office:value="-0.327110973903394" calcext:value-type="float">
            <text:p>-0.327110973903394</text:p>
          </table:table-cell>
          <table:table-cell office:value-type="float" office:value="-0.326860376105532" calcext:value-type="float">
            <text:p>-0.326860376105532</text:p>
          </table:table-cell>
          <table:table-cell office:value-type="float" office:value="-0.327748058577343" calcext:value-type="float">
            <text:p>-0.327748058577343</text:p>
          </table:table-cell>
          <table:table-cell office:value-type="float" office:value="-0.329560839071278" calcext:value-type="float">
            <text:p>-0.329560839071278</text:p>
          </table:table-cell>
          <table:table-cell office:value-type="float" office:value="-0.336332080549063" calcext:value-type="float">
            <text:p>-0.336332080549063</text:p>
          </table:table-cell>
          <table:table-cell office:value-type="float" office:value="-0.341166920554813" calcext:value-type="float">
            <text:p>-0.341166920554813</text:p>
          </table:table-cell>
          <table:table-cell office:value-type="float" office:value="-0.34586397560539" calcext:value-type="float">
            <text:p>-0.34586397560539</text:p>
          </table:table-cell>
          <table:table-cell office:value-type="float" office:value="-0.350748665107456" calcext:value-type="float">
            <text:p>-0.350748665107456</text:p>
          </table:table-cell>
          <table:table-cell office:value-type="float" office:value="-0.349407079110625" calcext:value-type="float">
            <text:p>-0.349407079110625</text:p>
          </table:table-cell>
          <table:table-cell office:value-type="float" office:value="-0.345533972165673" calcext:value-type="float">
            <text:p>-0.345533972165673</text:p>
          </table:table-cell>
          <table:table-cell office:value-type="float" office:value="-0.341990558371836" calcext:value-type="float">
            <text:p>-0.341990558371836</text:p>
          </table:table-cell>
          <table:table-cell office:value-type="float" office:value="-0.329956405097828" calcext:value-type="float">
            <text:p>-0.329956405097828</text:p>
          </table:table-cell>
          <table:table-cell office:value-type="float" office:value="-0.327440084583678" calcext:value-type="float">
            <text:p>-0.327440084583678</text:p>
          </table:table-cell>
          <table:table-cell office:value-type="float" office:value="-0.344425322642604" calcext:value-type="float">
            <text:p>-0.344425322642604</text:p>
          </table:table-cell>
          <table:table-cell office:value-type="float" office:value="-0.350733193754351" calcext:value-type="float">
            <text:p>-0.350733193754351</text:p>
          </table:table-cell>
          <table:table-cell office:value-type="float" office:value="-0.351357997062789" calcext:value-type="float">
            <text:p>-0.351357997062789</text:p>
          </table:table-cell>
          <table:table-cell office:value-type="float" office:value="-0.37232991801917" calcext:value-type="float">
            <text:p>-0.37232991801917</text:p>
          </table:table-cell>
          <table:table-cell office:value-type="float" office:value="-0.378264816234238" calcext:value-type="float">
            <text:p>-0.378264816234238</text:p>
          </table:table-cell>
          <table:table-cell office:value-type="float" office:value="-0.373992378917955" calcext:value-type="float">
            <text:p>-0.373992378917955</text:p>
          </table:table-cell>
          <table:table-cell office:value-type="float" office:value="-0.367307343072163" calcext:value-type="float">
            <text:p>-0.367307343072163</text:p>
          </table:table-cell>
          <table:table-cell office:value-type="float" office:value="-0.373218668580594" calcext:value-type="float">
            <text:p>-0.373218668580594</text:p>
          </table:table-cell>
          <table:table-cell office:value-type="float" office:value="-0.380638282607725" calcext:value-type="float">
            <text:p>-0.380638282607725</text:p>
          </table:table-cell>
          <table:table-cell office:value-type="float" office:value="-0.376034929984326" calcext:value-type="float">
            <text:p>-0.376034929984326</text:p>
          </table:table-cell>
          <table:table-cell office:value-type="float" office:value="-0.379758034486292" calcext:value-type="float">
            <text:p>-0.379758034486292</text:p>
          </table:table-cell>
          <table:table-cell office:value-type="float" office:value="-0.279847653281843" calcext:value-type="float">
            <text:p>-0.279847653281843</text:p>
          </table:table-cell>
          <table:table-cell office:value-type="float" office:value="-0.278393354341249" calcext:value-type="float">
            <text:p>-0.278393354341249</text:p>
          </table:table-cell>
          <table:table-cell office:value-type="float" office:value="-0.283912536839556" calcext:value-type="float">
            <text:p>-0.283912536839556</text:p>
          </table:table-cell>
          <table:table-cell office:value-type="float" office:value="-0.287346594410646" calcext:value-type="float">
            <text:p>-0.287346594410646</text:p>
          </table:table-cell>
          <table:table-cell office:value-type="float" office:value="-0.367474762468957" calcext:value-type="float">
            <text:p>-0.367474762468957</text:p>
          </table:table-cell>
          <table:table-cell office:value-type="float" office:value="-0.365960588989693" calcext:value-type="float">
            <text:p>-0.365960588989693</text:p>
          </table:table-cell>
          <table:table-cell office:value-type="float" office:value="-0.32348865105972" calcext:value-type="float">
            <text:p>-0.32348865105972</text:p>
          </table:table-cell>
          <table:table-cell office:value-type="float" office:value="-0.309633800751927" calcext:value-type="float">
            <text:p>-0.309633800751927</text:p>
          </table:table-cell>
          <table:table-cell office:value-type="float" office:value="-0.294423063066504" calcext:value-type="float">
            <text:p>-0.294423063066504</text:p>
          </table:table-cell>
          <table:table-cell office:value-type="float" office:value="-0.302022160456357" calcext:value-type="float">
            <text:p>-0.302022160456357</text:p>
          </table:table-cell>
          <table:table-cell office:value-type="float" office:value="-0.323702037696132" calcext:value-type="float">
            <text:p>-0.323702037696132</text:p>
          </table:table-cell>
          <table:table-cell office:value-type="float" office:value="-0.344795543150278" calcext:value-type="float">
            <text:p>-0.344795543150278</text:p>
          </table:table-cell>
          <table:table-cell office:value-type="float" office:value="-0.336989424656016" calcext:value-type="float">
            <text:p>-0.336989424656016</text:p>
          </table:table-cell>
          <table:table-cell office:value-type="float" office:value="-0.32064456922093" calcext:value-type="float">
            <text:p>-0.32064456922093</text:p>
          </table:table-cell>
          <table:table-cell office:value-type="float" office:value="-0.293410820726049" calcext:value-type="float">
            <text:p>-0.293410820726049</text:p>
          </table:table-cell>
          <table:table-cell office:value-type="float" office:value="-0.281501668693526" calcext:value-type="float">
            <text:p>-0.281501668693526</text:p>
          </table:table-cell>
          <table:table-cell office:value-type="float" office:value="-0.280315027253536" calcext:value-type="float">
            <text:p>-0.280315027253536</text:p>
          </table:table-cell>
          <table:table-cell office:value-type="float" office:value="-0.377195813195087" calcext:value-type="float">
            <text:p>-0.377195813195087</text:p>
          </table:table-cell>
          <table:table-cell office:value-type="float" office:value="-0.381280459638036" calcext:value-type="float">
            <text:p>-0.381280459638036</text:p>
          </table:table-cell>
          <table:table-cell office:value-type="float" office:value="-0.382878827733702" calcext:value-type="float">
            <text:p>-0.382878827733702</text:p>
          </table:table-cell>
          <table:table-cell office:value-type="float" office:value="-0.383582479728706" calcext:value-type="float">
            <text:p>-0.383582479728706</text:p>
          </table:table-cell>
          <table:table-cell office:value-type="float" office:value="-0.383403948714784" calcext:value-type="float">
            <text:p>-0.383403948714784</text:p>
          </table:table-cell>
          <table:table-cell office:value-type="float" office:value="-0.379425931645683" calcext:value-type="float">
            <text:p>-0.379425931645683</text:p>
          </table:table-cell>
          <table:table-cell office:value-type="float" office:value="-0.325764230939568" calcext:value-type="float">
            <text:p>-0.325764230939568</text:p>
          </table:table-cell>
          <table:table-cell office:value-type="float" office:value="-0.326257004145381" calcext:value-type="float">
            <text:p>-0.326257004145381</text:p>
          </table:table-cell>
          <table:table-cell office:value-type="float" office:value="-0.327400346268412" calcext:value-type="float">
            <text:p>-0.327400346268412</text:p>
          </table:table-cell>
          <table:table-cell office:value-type="float" office:value="-0.342740040743603" calcext:value-type="float">
            <text:p>-0.342740040743603</text:p>
          </table:table-cell>
          <table:table-cell office:value-type="float" office:value="-0.347531349515817" calcext:value-type="float">
            <text:p>-0.347531349515817</text:p>
          </table:table-cell>
          <table:table-cell office:value-type="float" office:value="-0.306539614914643" calcext:value-type="float">
            <text:p>-0.306539614914643</text:p>
          </table:table-cell>
          <table:table-cell office:value-type="float" office:value="-0.374733884279911" calcext:value-type="float">
            <text:p>-0.374733884279911</text:p>
          </table:table-cell>
          <table:table-cell office:value-type="float" office:value="-0.42822012388952" calcext:value-type="float">
            <text:p>-0.42822012388952</text:p>
          </table:table-cell>
          <table:table-cell office:value-type="float" office:value="-0.42603483130713" calcext:value-type="float">
            <text:p>-0.42603483130713</text:p>
          </table:table-cell>
          <table:table-cell office:value-type="float" office:value="-0.399328078190672" calcext:value-type="float">
            <text:p>-0.399328078190672</text:p>
          </table:table-cell>
          <table:table-cell office:value-type="float" office:value="-0.380890751826371" calcext:value-type="float">
            <text:p>-0.380890751826371</text:p>
          </table:table-cell>
          <table:table-cell office:value-type="float" office:value="-0.34830047704645" calcext:value-type="float">
            <text:p>-0.34830047704645</text:p>
          </table:table-cell>
          <table:table-cell office:value-type="float" office:value="-0.304408469915328" calcext:value-type="float">
            <text:p>-0.304408469915328</text:p>
          </table:table-cell>
          <table:table-cell office:value-type="float" office:value="-0.303143094956999" calcext:value-type="float">
            <text:p>-0.303143094956999</text:p>
          </table:table-cell>
          <table:table-cell office:value-type="float" office:value="-0.326855622964978" calcext:value-type="float">
            <text:p>-0.326855622964978</text:p>
          </table:table-cell>
          <table:table-cell office:value-type="float" office:value="-0.339428208857281" calcext:value-type="float">
            <text:p>-0.339428208857281</text:p>
          </table:table-cell>
          <table:table-cell office:value-type="float" office:value="-0.357420631368129" calcext:value-type="float">
            <text:p>-0.357420631368129</text:p>
          </table:table-cell>
          <table:table-cell office:value-type="float" office:value="-0.345464221488662" calcext:value-type="float">
            <text:p>-0.345464221488662</text:p>
          </table:table-cell>
          <table:table-cell office:value-type="float" office:value="-0.340729136945319" calcext:value-type="float">
            <text:p>-0.340729136945319</text:p>
          </table:table-cell>
          <table:table-cell office:value-type="float" office:value="-0.328695017761043" calcext:value-type="float">
            <text:p>-0.328695017761043</text:p>
          </table:table-cell>
          <table:table-cell office:value-type="float" office:value="-0.309989222249686" calcext:value-type="float">
            <text:p>-0.309989222249686</text:p>
          </table:table-cell>
          <table:table-cell office:value-type="float" office:value="-0.302496649332567" calcext:value-type="float">
            <text:p>-0.302496649332567</text:p>
          </table:table-cell>
          <table:table-cell office:value-type="float" office:value="-0.307070813708452" calcext:value-type="float">
            <text:p>-0.307070813708452</text:p>
          </table:table-cell>
          <table:table-cell office:value-type="float" office:value="-0.314038348728168" calcext:value-type="float">
            <text:p>-0.314038348728168</text:p>
          </table:table-cell>
          <table:table-cell office:value-type="float" office:value="-0.366877271465949" calcext:value-type="float">
            <text:p>-0.366877271465949</text:p>
          </table:table-cell>
          <table:table-cell office:value-type="float" office:value="-0.39448300559408" calcext:value-type="float">
            <text:p>-0.39448300559408</text:p>
          </table:table-cell>
          <table:table-cell office:value-type="float" office:value="-0.392154934496821" calcext:value-type="float">
            <text:p>-0.392154934496821</text:p>
          </table:table-cell>
          <table:table-cell office:value-type="float" office:value="-0.394828912002844" calcext:value-type="float">
            <text:p>-0.394828912002844</text:p>
          </table:table-cell>
          <table:table-cell office:value-type="float" office:value="-0.393644980736028" calcext:value-type="float">
            <text:p>-0.393644980736028</text:p>
          </table:table-cell>
          <table:table-cell office:value-type="float" office:value="-0.385713406719046" calcext:value-type="float">
            <text:p>-0.385713406719046</text:p>
          </table:table-cell>
          <table:table-cell office:value-type="float" office:value="-0.38399800505676" calcext:value-type="float">
            <text:p>-0.38399800505676</text:p>
          </table:table-cell>
          <table:table-cell office:value-type="float" office:value="-0.305219223912655" calcext:value-type="float">
            <text:p>-0.305219223912655</text:p>
          </table:table-cell>
          <table:table-cell office:value-type="float" office:value="-0.296680955028399" calcext:value-type="float">
            <text:p>-0.296680955028399</text:p>
          </table:table-cell>
          <table:table-cell office:value-type="float" office:value="-0.299574579914905" calcext:value-type="float">
            <text:p>-0.299574579914905</text:p>
          </table:table-cell>
          <table:table-cell office:value-type="float" office:value="-0.302267835236059" calcext:value-type="float">
            <text:p>-0.302267835236059</text:p>
          </table:table-cell>
          <table:table-cell office:value-type="float" office:value="-0.30069210417084" calcext:value-type="float">
            <text:p>-0.30069210417084</text:p>
          </table:table-cell>
          <table:table-cell office:value-type="float" office:value="-0.301717587451464" calcext:value-type="float">
            <text:p>-0.301717587451464</text:p>
          </table:table-cell>
          <table:table-cell office:value-type="float" office:value="-0.304364221947278" calcext:value-type="float">
            <text:p>-0.304364221947278</text:p>
          </table:table-cell>
          <table:table-cell office:value-type="float" office:value="-0.305765515753947" calcext:value-type="float">
            <text:p>-0.305765515753947</text:p>
          </table:table-cell>
          <table:table-cell office:value-type="float" office:value="-0.303146829254164" calcext:value-type="float">
            <text:p>-0.303146829254164</text:p>
          </table:table-cell>
          <table:table-cell office:value-type="float" office:value="-0.310262129246057" calcext:value-type="float">
            <text:p>-0.310262129246057</text:p>
          </table:table-cell>
          <table:table-cell office:value-type="float" office:value="-0.371173622772316" calcext:value-type="float">
            <text:p>-0.371173622772316</text:p>
          </table:table-cell>
          <table:table-cell office:value-type="float" office:value="-0.362193073950473" calcext:value-type="float">
            <text:p>-0.362193073950473</text:p>
          </table:table-cell>
          <table:table-cell office:value-type="float" office:value="-0.333312911714414" calcext:value-type="float">
            <text:p>-0.333312911714414</text:p>
          </table:table-cell>
          <table:table-cell office:value-type="float" office:value="-0.334542209943582" calcext:value-type="float">
            <text:p>-0.334542209943582</text:p>
          </table:table-cell>
          <table:table-cell office:value-type="float" office:value="-0.313552980972275" calcext:value-type="float">
            <text:p>-0.313552980972275</text:p>
          </table:table-cell>
          <table:table-cell office:value-type="float" office:value="-0.294848778205782" calcext:value-type="float">
            <text:p>-0.294848778205782</text:p>
          </table:table-cell>
          <table:table-cell office:value-type="float" office:value="-0.257310182866628" calcext:value-type="float">
            <text:p>-0.257310182866628</text:p>
          </table:table-cell>
          <table:table-cell office:value-type="float" office:value="-0.269938561246966" calcext:value-type="float">
            <text:p>-0.269938561246966</text:p>
          </table:table-cell>
          <table:table-cell office:value-type="float" office:value="-0.277019490810711" calcext:value-type="float">
            <text:p>-0.277019490810711</text:p>
          </table:table-cell>
          <table:table-cell office:value-type="float" office:value="-0.282422313487498" calcext:value-type="float">
            <text:p>-0.282422313487498</text:p>
          </table:table-cell>
          <table:table-cell office:value-type="float" office:value="-0.287454319699286" calcext:value-type="float">
            <text:p>-0.287454319699286</text:p>
          </table:table-cell>
          <table:table-cell office:value-type="float" office:value="-0.288809827199472" calcext:value-type="float">
            <text:p>-0.288809827199472</text:p>
          </table:table-cell>
          <table:table-cell office:value-type="float" office:value="-0.281172159589389" calcext:value-type="float">
            <text:p>-0.281172159589389</text:p>
          </table:table-cell>
          <table:table-cell office:value-type="float" office:value="-0.276178477218043" calcext:value-type="float">
            <text:p>-0.276178477218043</text:p>
          </table:table-cell>
          <table:table-cell office:value-type="float" office:value="-0.278912436956167" calcext:value-type="float">
            <text:p>-0.278912436956167</text:p>
          </table:table-cell>
          <table:table-cell office:value-type="float" office:value="-0.330219158570603" calcext:value-type="float">
            <text:p>-0.330219158570603</text:p>
          </table:table-cell>
          <table:table-cell office:value-type="float" office:value="-0.371698086062607" calcext:value-type="float">
            <text:p>-0.371698086062607</text:p>
          </table:table-cell>
          <table:table-cell office:value-type="float" office:value="-0.376115922832326" calcext:value-type="float">
            <text:p>-0.376115922832326</text:p>
          </table:table-cell>
          <table:table-cell office:value-type="float" office:value="-0.386114702997898" calcext:value-type="float">
            <text:p>-0.386114702997898</text:p>
          </table:table-cell>
          <table:table-cell office:value-type="float" office:value="-0.380694803991026" calcext:value-type="float">
            <text:p>-0.380694803991026</text:p>
          </table:table-cell>
          <table:table-cell office:value-type="float" office:value="-0.377147058345831" calcext:value-type="float">
            <text:p>-0.377147058345831</text:p>
          </table:table-cell>
          <table:table-cell office:value-type="float" office:value="-0.299938654014587" calcext:value-type="float">
            <text:p>-0.299938654014587</text:p>
          </table:table-cell>
          <table:table-cell office:value-type="float" office:value="-0.293865462218179" calcext:value-type="float">
            <text:p>-0.293865462218179</text:p>
          </table:table-cell>
          <table:table-cell office:value-type="float" office:value="-0.28841640839955" calcext:value-type="float">
            <text:p>-0.28841640839955</text:p>
          </table:table-cell>
          <table:table-cell office:value-type="float" office:value="-0.281640923897468" calcext:value-type="float">
            <text:p>-0.281640923897468</text:p>
          </table:table-cell>
          <table:table-cell office:value-type="float" office:value="-0.279490083168866" calcext:value-type="float">
            <text:p>-0.279490083168866</text:p>
          </table:table-cell>
          <table:table-cell office:value-type="float" office:value="-0.276997458189995" calcext:value-type="float">
            <text:p>-0.276997458189995</text:p>
          </table:table-cell>
          <table:table-cell office:value-type="float" office:value="-0.271229668562933" calcext:value-type="float">
            <text:p>-0.271229668562933</text:p>
          </table:table-cell>
          <table:table-cell office:value-type="float" office:value="-0.281327339926285" calcext:value-type="float">
            <text:p>-0.281327339926285</text:p>
          </table:table-cell>
          <table:table-cell office:value-type="float" office:value="-0.366116942914834" calcext:value-type="float">
            <text:p>-0.366116942914834</text:p>
          </table:table-cell>
          <table:table-cell office:value-type="float" office:value="-0.348398458323406" calcext:value-type="float">
            <text:p>-0.348398458323406</text:p>
          </table:table-cell>
          <table:table-cell office:value-type="float" office:value="-0.321461036948763" calcext:value-type="float">
            <text:p>-0.321461036948763</text:p>
          </table:table-cell>
          <table:table-cell office:value-type="float" office:value="-0.3147677460805" calcext:value-type="float">
            <text:p>-0.3147677460805</text:p>
          </table:table-cell>
          <table:table-cell office:value-type="float" office:value="-0.303903315026799" calcext:value-type="float">
            <text:p>-0.303903315026799</text:p>
          </table:table-cell>
          <table:table-cell office:value-type="float" office:value="-0.295619133687566" calcext:value-type="float">
            <text:p>-0.295619133687566</text:p>
          </table:table-cell>
          <table:table-cell office:value-type="float" office:value="-0.253381729226865" calcext:value-type="float">
            <text:p>-0.253381729226865</text:p>
          </table:table-cell>
          <table:table-cell office:value-type="float" office:value="-0.266854945351302" calcext:value-type="float">
            <text:p>-0.266854945351302</text:p>
          </table:table-cell>
          <table:table-cell office:value-type="float" office:value="-0.27427666670156" calcext:value-type="float">
            <text:p>-0.27427666670156</text:p>
          </table:table-cell>
          <table:table-cell office:value-type="float" office:value="-0.273257882888696" calcext:value-type="float">
            <text:p>-0.273257882888696</text:p>
          </table:table-cell>
          <table:table-cell office:value-type="float" office:value="-0.269358579264986" calcext:value-type="float">
            <text:p>-0.269358579264986</text:p>
          </table:table-cell>
          <table:table-cell office:value-type="float" office:value="-0.280913494178815" calcext:value-type="float">
            <text:p>-0.280913494178815</text:p>
          </table:table-cell>
          <table:table-cell office:value-type="float" office:value="-0.28752158956403" calcext:value-type="float">
            <text:p>-0.28752158956403</text:p>
          </table:table-cell>
          <table:table-cell office:value-type="float" office:value="-0.307641022111436" calcext:value-type="float">
            <text:p>-0.307641022111436</text:p>
          </table:table-cell>
          <table:table-cell office:value-type="float" office:value="-0.308562618086841" calcext:value-type="float">
            <text:p>-0.308562618086841</text:p>
          </table:table-cell>
          <table:table-cell office:value-type="float" office:value="-0.321332422330075" calcext:value-type="float">
            <text:p>-0.321332422330075</text:p>
          </table:table-cell>
          <table:table-cell office:value-type="float" office:value="-0.338868758327428" calcext:value-type="float">
            <text:p>-0.338868758327428</text:p>
          </table:table-cell>
          <table:table-cell office:value-type="float" office:value="-0.347591483637088" calcext:value-type="float">
            <text:p>-0.347591483637088</text:p>
          </table:table-cell>
          <table:table-cell office:value-type="float" office:value="-0.350048239767112" calcext:value-type="float">
            <text:p>-0.350048239767112</text:p>
          </table:table-cell>
          <table:table-cell office:value-type="float" office:value="-0.355872986020995" calcext:value-type="float">
            <text:p>-0.355872986020995</text:p>
          </table:table-cell>
          <table:table-cell office:value-type="float" office:value="-0.352389150599538" calcext:value-type="float">
            <text:p>-0.352389150599538</text:p>
          </table:table-cell>
          <table:table-cell office:value-type="float" office:value="-0.349170305775611" calcext:value-type="float">
            <text:p>-0.349170305775611</text:p>
          </table:table-cell>
          <table:table-cell office:value-type="float" office:value="-0.348729610964195" calcext:value-type="float">
            <text:p>-0.348729610964195</text:p>
          </table:table-cell>
          <table:table-cell office:value-type="float" office:value="-0.340495021967068" calcext:value-type="float">
            <text:p>-0.340495021967068</text:p>
          </table:table-cell>
          <table:table-cell office:value-type="float" office:value="-0.348408935453245" calcext:value-type="float">
            <text:p>-0.348408935453245</text:p>
          </table:table-cell>
          <table:table-cell office:value-type="float" office:value="-0.340621354754287" calcext:value-type="float">
            <text:p>-0.340621354754287</text:p>
          </table:table-cell>
          <table:table-cell office:value-type="float" office:value="-0.336575408850192" calcext:value-type="float">
            <text:p>-0.336575408850192</text:p>
          </table:table-cell>
          <table:table-cell office:value-type="float" office:value="-0.308207539249982" calcext:value-type="float">
            <text:p>-0.308207539249982</text:p>
          </table:table-cell>
          <table:table-cell office:value-type="float" office:value="-0.291112593517263" calcext:value-type="float">
            <text:p>-0.291112593517263</text:p>
          </table:table-cell>
          <table:table-cell office:value-type="float" office:value="-0.300702445624526" calcext:value-type="float">
            <text:p>-0.300702445624526</text:p>
          </table:table-cell>
          <table:table-cell office:value-type="float" office:value="-0.267650777110507" calcext:value-type="float">
            <text:p>-0.267650777110507</text:p>
          </table:table-cell>
          <table:table-cell office:value-type="float" office:value="-0.272166468321397" calcext:value-type="float">
            <text:p>-0.272166468321397</text:p>
          </table:table-cell>
          <table:table-cell office:value-type="float" office:value="-0.260153608072235" calcext:value-type="float">
            <text:p>-0.260153608072235</text:p>
          </table:table-cell>
          <table:table-cell office:value-type="float" office:value="-0.269576222822368" calcext:value-type="float">
            <text:p>-0.269576222822368</text:p>
          </table:table-cell>
          <table:table-cell office:value-type="float" office:value="-0.276165822705963" calcext:value-type="float">
            <text:p>-0.276165822705963</text:p>
          </table:table-cell>
          <table:table-cell office:value-type="float" office:value="-0.278197211878688" calcext:value-type="float">
            <text:p>-0.278197211878688</text:p>
          </table:table-cell>
          <table:table-cell office:value-type="float" office:value="-0.291794788607928" calcext:value-type="float">
            <text:p>-0.291794788607928</text:p>
          </table:table-cell>
          <table:table-cell office:value-type="float" office:value="-0.305637720996868" calcext:value-type="float">
            <text:p>-0.305637720996868</text:p>
          </table:table-cell>
          <table:table-cell office:value-type="float" office:value="-0.31443325400346" calcext:value-type="float">
            <text:p>-0.31443325400346</text:p>
          </table:table-cell>
          <table:table-cell office:value-type="float" office:value="-0.325354221544117" calcext:value-type="float">
            <text:p>-0.325354221544117</text:p>
          </table:table-cell>
          <table:table-cell office:value-type="float" office:value="-0.323167713095637" calcext:value-type="float">
            <text:p>-0.323167713095637</text:p>
          </table:table-cell>
          <table:table-cell office:value-type="float" office:value="-0.305200467476937" calcext:value-type="float">
            <text:p>-0.305200467476937</text:p>
          </table:table-cell>
          <table:table-cell office:value-type="float" office:value="-0.309383422710197" calcext:value-type="float">
            <text:p>-0.309383422710197</text:p>
          </table:table-cell>
          <table:table-cell office:value-type="float" office:value="-0.335097966733646" calcext:value-type="float">
            <text:p>-0.335097966733646</text:p>
          </table:table-cell>
          <table:table-cell office:value-type="float" office:value="-0.336567526854321" calcext:value-type="float">
            <text:p>-0.336567526854321</text:p>
          </table:table-cell>
          <table:table-cell office:value-type="float" office:value="-0.348140447780347" calcext:value-type="float">
            <text:p>-0.348140447780347</text:p>
          </table:table-cell>
          <table:table-cell office:value-type="float" office:value="-0.351548222782731" calcext:value-type="float">
            <text:p>-0.351548222782731</text:p>
          </table:table-cell>
          <table:table-cell office:value-type="float" office:value="-0.353756369878745" calcext:value-type="float">
            <text:p>-0.353756369878745</text:p>
          </table:table-cell>
          <table:table-cell office:value-type="float" office:value="-0.344948443653616" calcext:value-type="float">
            <text:p>-0.344948443653616</text:p>
          </table:table-cell>
          <table:table-cell office:value-type="float" office:value="-0.34184285917467" calcext:value-type="float">
            <text:p>-0.34184285917467</text:p>
          </table:table-cell>
          <table:table-cell office:value-type="float" office:value="-0.335167113601385" calcext:value-type="float">
            <text:p>-0.335167113601385</text:p>
          </table:table-cell>
          <table:table-cell office:value-type="float" office:value="-0.332443593416375" calcext:value-type="float">
            <text:p>-0.332443593416375</text:p>
          </table:table-cell>
          <table:table-cell office:value-type="float" office:value="-0.327681724654415" calcext:value-type="float">
            <text:p>-0.327681724654415</text:p>
          </table:table-cell>
          <table:table-cell office:value-type="float" office:value="-0.328767600186162" calcext:value-type="float">
            <text:p>-0.328767600186162</text:p>
          </table:table-cell>
          <table:table-cell office:value-type="float" office:value="-0.331364484834631" calcext:value-type="float">
            <text:p>-0.331364484834631</text:p>
          </table:table-cell>
          <table:table-cell office:value-type="float" office:value="-0.332388602231615" calcext:value-type="float">
            <text:p>-0.332388602231615</text:p>
          </table:table-cell>
          <table:table-cell office:value-type="float" office:value="-0.33194385028202" calcext:value-type="float">
            <text:p>-0.33194385028202</text:p>
          </table:table-cell>
          <table:table-cell office:value-type="float" office:value="-0.33377051727226" calcext:value-type="float">
            <text:p>-0.33377051727226</text:p>
          </table:table-cell>
          <table:table-cell office:value-type="float" office:value="-0.335022142184504" calcext:value-type="float">
            <text:p>-0.335022142184504</text:p>
          </table:table-cell>
          <table:table-cell office:value-type="float" office:value="-0.335263592392768" calcext:value-type="float">
            <text:p>-0.335263592392768</text:p>
          </table:table-cell>
          <table:table-cell office:value-type="float" office:value="-0.335475481644369" calcext:value-type="float">
            <text:p>-0.335475481644369</text:p>
          </table:table-cell>
          <table:table-cell office:value-type="float" office:value="-0.335852183653514" calcext:value-type="float">
            <text:p>-0.335852183653514</text:p>
          </table:table-cell>
          <table:table-cell office:value-type="float" office:value="-0.335406662860908" calcext:value-type="float">
            <text:p>-0.335406662860908</text:p>
          </table:table-cell>
          <table:table-cell office:value-type="float" office:value="-0.335935437259148" calcext:value-type="float">
            <text:p>-0.335935437259148</text:p>
          </table:table-cell>
          <table:table-cell office:value-type="float" office:value="-0.335486263866595" calcext:value-type="float">
            <text:p>-0.335486263866595</text:p>
          </table:table-cell>
          <table:table-cell office:value-type="float" office:value="-0.334430252183524" calcext:value-type="float">
            <text:p>-0.334430252183524</text:p>
          </table:table-cell>
          <table:table-cell office:value-type="float" office:value="-0.333804216599321" calcext:value-type="float">
            <text:p>-0.333804216599321</text:p>
          </table:table-cell>
          <table:table-cell office:value-type="float" office:value="-0.330624862112389" calcext:value-type="float">
            <text:p>-0.330624862112389</text:p>
          </table:table-cell>
          <table:table-cell office:value-type="float" office:value="-0.331016786659933" calcext:value-type="float">
            <text:p>-0.331016786659933</text:p>
          </table:table-cell>
          <table:table-cell office:value-type="float" office:value="-0.328762196265025" calcext:value-type="float">
            <text:p>-0.328762196265025</text:p>
          </table:table-cell>
          <table:table-cell office:value-type="float" office:value="-0.329950578340403" calcext:value-type="float">
            <text:p>-0.329950578340403</text:p>
          </table:table-cell>
          <table:table-cell office:value-type="float" office:value="-0.329666605545672" calcext:value-type="float">
            <text:p>-0.329666605545672</text:p>
          </table:table-cell>
          <table:table-cell office:value-type="float" office:value="-0.328922169450376" calcext:value-type="float">
            <text:p>-0.328922169450376</text:p>
          </table:table-cell>
          <table:table-cell office:value-type="float" office:value="-0.329060884871434" calcext:value-type="float">
            <text:p>-0.329060884871434</text:p>
          </table:table-cell>
          <table:table-cell office:value-type="float" office:value="-0.32903009821966" calcext:value-type="float">
            <text:p>-0.32903009821966</text:p>
          </table:table-cell>
          <table:table-cell office:value-type="float" office:value="-0.32877691698463" calcext:value-type="float">
            <text:p>-0.32877691698463</text:p>
          </table:table-cell>
          <table:table-cell office:value-type="float" office:value="-0.328930968322973" calcext:value-type="float">
            <text:p>-0.328930968322973</text:p>
          </table:table-cell>
          <table:table-cell office:value-type="float" office:value="-0.328622344954728" calcext:value-type="float">
            <text:p>-0.328622344954728</text:p>
          </table:table-cell>
          <table:table-cell office:value-type="float" office:value="-0.328774574802759" calcext:value-type="float">
            <text:p>-0.328774574802759</text:p>
          </table:table-cell>
          <table:table-cell office:value-type="float" office:value="-0.328993127122798" calcext:value-type="float">
            <text:p>-0.328993127122798</text:p>
          </table:table-cell>
          <table:table-cell office:value-type="float" office:value="-0.328753630472603" calcext:value-type="float">
            <text:p>-0.328753630472603</text:p>
          </table:table-cell>
          <table:table-cell office:value-type="float" office:value="-0.329005799494809" calcext:value-type="float">
            <text:p>-0.329005799494809</text:p>
          </table:table-cell>
          <table:table-cell office:value-type="float" office:value="-0.328370728494423" calcext:value-type="float">
            <text:p>-0.328370728494423</text:p>
          </table:table-cell>
          <table:table-cell office:value-type="float" office:value="-0.329238224857735" calcext:value-type="float">
            <text:p>-0.329238224857735</text:p>
          </table:table-cell>
          <table:table-cell office:value-type="float" office:value="-0.329169351776099" calcext:value-type="float">
            <text:p>-0.329169351776099</text:p>
          </table:table-cell>
          <table:table-cell office:value-type="float" office:value="-0.329292131585111" calcext:value-type="float">
            <text:p>-0.329292131585111</text:p>
          </table:table-cell>
          <table:table-cell office:value-type="float" office:value="-0.328927052245772" calcext:value-type="float">
            <text:p>-0.328927052245772</text:p>
          </table:table-cell>
          <table:table-cell office:value-type="float" office:value="-0.329226665183141" calcext:value-type="float">
            <text:p>-0.329226665183141</text:p>
          </table:table-cell>
          <table:table-cell office:value-type="float" office:value="-0.32914721663046" calcext:value-type="float">
            <text:p>-0.32914721663046</text:p>
          </table:table-cell>
          <table:table-cell office:value-type="float" office:value="-0.328716422213716" calcext:value-type="float">
            <text:p>-0.328716422213716</text:p>
          </table:table-cell>
          <table:table-cell office:value-type="float" office:value="-0.329272559365274" calcext:value-type="float">
            <text:p>-0.329272559365274</text:p>
          </table:table-cell>
          <table:table-cell office:value-type="float" office:value="-0.329675441735541" calcext:value-type="float">
            <text:p>-0.329675441735541</text:p>
          </table:table-cell>
          <table:table-cell office:value-type="float" office:value="-0.328476540250211" calcext:value-type="float">
            <text:p>-0.328476540250211</text:p>
          </table:table-cell>
          <table:table-cell office:value-type="float" office:value="-0.328793523537988" calcext:value-type="float">
            <text:p>-0.328793523537988</text:p>
          </table:table-cell>
          <table:table-cell office:value-type="float" office:value="-0.328786672716261" calcext:value-type="float">
            <text:p>-0.328786672716261</text:p>
          </table:table-cell>
          <table:table-cell office:value-type="float" office:value="-0.328794392269213" calcext:value-type="float">
            <text:p>-0.328794392269213</text:p>
          </table:table-cell>
          <table:table-cell office:value-type="float" office:value="-0.328492095372382" calcext:value-type="float">
            <text:p>-0.328492095372382</text:p>
          </table:table-cell>
          <table:table-cell office:value-type="float" office:value="-0.328940723816563" calcext:value-type="float">
            <text:p>-0.328940723816563</text:p>
          </table:table-cell>
          <table:table-cell office:value-type="float" office:value="-0.32895163635958" calcext:value-type="float">
            <text:p>-0.32895163635958</text:p>
          </table:table-cell>
          <table:table-cell office:value-type="float" office:value="-0.329214890767374" calcext:value-type="float">
            <text:p>-0.329214890767374</text:p>
          </table:table-cell>
          <table:table-cell office:value-type="float" office:value="-0.329829452632582" calcext:value-type="float">
            <text:p>-0.329829452632582</text:p>
          </table:table-cell>
          <table:table-cell office:value-type="float" office:value="-0.329186992948483" calcext:value-type="float">
            <text:p>-0.329186992948483</text:p>
          </table:table-cell>
          <table:table-cell office:value-type="float" office:value="-0.329040128109905" calcext:value-type="float">
            <text:p>-0.329040128109905</text:p>
          </table:table-cell>
          <table:table-cell office:value-type="float" office:value="-0.328804442748714" calcext:value-type="float">
            <text:p>-0.328804442748714</text:p>
          </table:table-cell>
          <table:table-cell office:value-type="float" office:value="-0.32874112253333" calcext:value-type="float">
            <text:p>-0.32874112253333</text:p>
          </table:table-cell>
          <table:table-cell office:value-type="float" office:value="-0.328739969603333" calcext:value-type="float">
            <text:p>-0.328739969603333</text:p>
          </table:table-cell>
          <table:table-cell office:value-type="float" office:value="-0.328863438918287" calcext:value-type="float">
            <text:p>-0.328863438918287</text:p>
          </table:table-cell>
          <table:table-cell office:value-type="float" office:value="-0.328769931697144" calcext:value-type="float">
            <text:p>-0.328769931697144</text:p>
          </table:table-cell>
          <table:table-cell office:value-type="float" office:value="-0.328666787978783" calcext:value-type="float">
            <text:p>-0.328666787978783</text:p>
          </table:table-cell>
          <table:table-cell office:value-type="float" office:value="-0.328893736135652" calcext:value-type="float">
            <text:p>-0.328893736135652</text:p>
          </table:table-cell>
          <table:table-cell office:value-type="float" office:value="-0.328977530499304" calcext:value-type="float">
            <text:p>-0.328977530499304</text:p>
          </table:table-cell>
          <table:table-cell office:value-type="float" office:value="-0.328869168235296" calcext:value-type="float">
            <text:p>-0.328869168235296</text:p>
          </table:table-cell>
          <table:table-cell office:value-type="float" office:value="-0.328884224935897" calcext:value-type="float">
            <text:p>-0.328884224935897</text:p>
          </table:table-cell>
          <table:table-cell office:value-type="float" office:value="-0.328710985796578" calcext:value-type="float">
            <text:p>-0.328710985796578</text:p>
          </table:table-cell>
          <table:table-cell office:value-type="float" office:value="-0.328329591949317" calcext:value-type="float">
            <text:p>-0.328329591949317</text:p>
          </table:table-cell>
          <table:table-cell office:value-type="float" office:value="-0.328698645074694" calcext:value-type="float">
            <text:p>-0.328698645074694</text:p>
          </table:table-cell>
          <table:table-cell office:value-type="float" office:value="-0.328898898002716" calcext:value-type="float">
            <text:p>-0.328898898002716</text:p>
          </table:table-cell>
          <table:table-cell office:value-type="float" office:value="-0.328527802100753" calcext:value-type="float">
            <text:p>-0.328527802100753</text:p>
          </table:table-cell>
          <table:table-cell office:value-type="float" office:value="-0.32877164728156" calcext:value-type="float">
            <text:p>-0.32877164728156</text:p>
          </table:table-cell>
          <table:table-cell office:value-type="float" office:value="-0.328480969270556" calcext:value-type="float">
            <text:p>-0.328480969270556</text:p>
          </table:table-cell>
          <table:table-cell office:value-type="float" office:value="-0.328573224196078" calcext:value-type="float">
            <text:p>-0.328573224196078</text:p>
          </table:table-cell>
          <table:table-cell office:value-type="float" office:value="-0.32875970550678" calcext:value-type="float">
            <text:p>-0.32875970550678</text:p>
          </table:table-cell>
          <table:table-cell office:value-type="float" office:value="-0.328509910327367" calcext:value-type="float">
            <text:p>-0.328509910327367</text:p>
          </table:table-cell>
          <table:table-cell office:value-type="float" office:value="-0.328130686721034" calcext:value-type="float">
            <text:p>-0.328130686721034</text:p>
          </table:table-cell>
          <table:table-cell office:value-type="float" office:value="-0.328946155388146" calcext:value-type="float">
            <text:p>-0.328946155388146</text:p>
          </table:table-cell>
          <table:table-cell office:value-type="float" office:value="-0.328540090214378" calcext:value-type="float">
            <text:p>-0.328540090214378</text:p>
          </table:table-cell>
          <table:table-cell office:value-type="float" office:value="-0.329053616681546" calcext:value-type="float">
            <text:p>-0.329053616681546</text:p>
          </table:table-cell>
          <table:table-cell office:value-type="float" office:value="-0.328690516410961" calcext:value-type="float">
            <text:p>-0.328690516410961</text:p>
          </table:table-cell>
          <table:table-cell office:value-type="float" office:value="-0.328475669782426" calcext:value-type="float">
            <text:p>-0.328475669782426</text:p>
          </table:table-cell>
          <table:table-cell office:value-type="float" office:value="-0.32847379953001" calcext:value-type="float">
            <text:p>-0.32847379953001</text:p>
          </table:table-cell>
          <table:table-cell office:value-type="float" office:value="-0.328832086939323" calcext:value-type="float">
            <text:p>-0.328832086939323</text:p>
          </table:table-cell>
          <table:table-cell office:value-type="float" office:value="-0.328060014200549" calcext:value-type="float">
            <text:p>-0.328060014200549</text:p>
          </table:table-cell>
          <table:table-cell office:value-type="float" office:value="-0.329191443974625" calcext:value-type="float">
            <text:p>-0.329191443974625</text:p>
          </table:table-cell>
          <table:table-cell office:value-type="float" office:value="-0.329516924860923" calcext:value-type="float">
            <text:p>-0.329516924860923</text:p>
          </table:table-cell>
          <table:table-cell office:value-type="float" office:value="-0.328377922397404" calcext:value-type="float">
            <text:p>-0.328377922397404</text:p>
          </table:table-cell>
          <table:table-cell office:value-type="float" office:value="-0.328770334922678" calcext:value-type="float">
            <text:p>-0.328770334922678</text:p>
          </table:table-cell>
          <table:table-cell office:value-type="float" office:value="-0.329011987771723" calcext:value-type="float">
            <text:p>-0.329011987771723</text:p>
          </table:table-cell>
          <table:table-cell office:value-type="float" office:value="-0.32874444973925" calcext:value-type="float">
            <text:p>-0.32874444973925</text:p>
          </table:table-cell>
          <table:table-cell office:value-type="float" office:value="-0.328162668490864" calcext:value-type="float">
            <text:p>-0.328162668490864</text:p>
          </table:table-cell>
          <table:table-cell office:value-type="float" office:value="-0.327773030419025" calcext:value-type="float">
            <text:p>-0.327773030419025</text:p>
          </table:table-cell>
          <table:table-cell office:value-type="float" office:value="-0.329127771677661" calcext:value-type="float">
            <text:p>-0.329127771677661</text:p>
          </table:table-cell>
          <table:table-cell office:value-type="float" office:value="-0.329100253240803" calcext:value-type="float">
            <text:p>-0.329100253240803</text:p>
          </table:table-cell>
          <table:table-cell office:value-type="float" office:value="-0.328907182797531" calcext:value-type="float">
            <text:p>-0.328907182797531</text:p>
          </table:table-cell>
          <table:table-cell office:value-type="float" office:value="-0.329125754951849" calcext:value-type="float">
            <text:p>-0.329125754951849</text:p>
          </table:table-cell>
          <table:table-cell office:value-type="float" office:value="-0.32921937986107" calcext:value-type="float">
            <text:p>-0.32921937986107</text:p>
          </table:table-cell>
          <table:table-cell office:value-type="float" office:value="-0.328740052435157" calcext:value-type="float">
            <text:p>-0.328740052435157</text:p>
          </table:table-cell>
          <table:table-cell table:number-columns-repeated="537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356032329179579" calcext:value-type="float">
            <text:p>3.56032329179579E-06</text:p>
          </table:table-cell>
          <table:table-cell office:value-type="float" office:value="-0.00000606331115932113" calcext:value-type="float">
            <text:p>-6.06331115932113E-06</text:p>
          </table:table-cell>
          <table:table-cell office:value-type="float" office:value="0.00000523225381426906" calcext:value-type="float">
            <text:p>5.23225381426906E-06</text:p>
          </table:table-cell>
          <table:table-cell office:value-type="float" office:value="-0.00000119727543640424" calcext:value-type="float">
            <text:p>-1.19727543640424E-06</text:p>
          </table:table-cell>
          <table:table-cell office:value-type="float" office:value="0.00000962568135048914" calcext:value-type="float">
            <text:p>9.62568135048914E-06</text:p>
          </table:table-cell>
          <table:table-cell office:value-type="float" office:value="-0.000018990629752913" calcext:value-type="float">
            <text:p>-1.8990629752913E-05</text:p>
          </table:table-cell>
          <table:table-cell office:value-type="float" office:value="0.00000238999696683395" calcext:value-type="float">
            <text:p>2.38999696683395E-06</text:p>
          </table:table-cell>
          <table:table-cell office:value-type="float" office:value="0.0000170695513089791" calcext:value-type="float">
            <text:p>1.70695513089791E-05</text:p>
          </table:table-cell>
          <table:table-cell office:value-type="float" office:value="-0.00000416015285514826" calcext:value-type="float">
            <text:p>-4.16015285514826E-06</text:p>
          </table:table-cell>
          <table:table-cell office:value-type="float" office:value="-0.0000190098458868748" calcext:value-type="float">
            <text:p>-1.90098458868748E-05</text:p>
          </table:table-cell>
          <table:table-cell office:value-type="float" office:value="0.0000206052657739653" calcext:value-type="float">
            <text:p>2.06052657739653E-05</text:p>
          </table:table-cell>
          <table:table-cell office:value-type="float" office:value="-0.000011520114125696" calcext:value-type="float">
            <text:p>-1.1520114125696E-05</text:p>
          </table:table-cell>
          <table:table-cell office:value-type="float" office:value="0.0000210632820822898" calcext:value-type="float">
            <text:p>2.10632820822898E-05</text:p>
          </table:table-cell>
          <table:table-cell office:value-type="float" office:value="-0.0000292922499495751" calcext:value-type="float">
            <text:p>-2.92922499495751E-05</text:p>
          </table:table-cell>
          <table:table-cell office:value-type="float" office:value="0.0000217643273575097" calcext:value-type="float">
            <text:p>2.17643273575097E-05</text:p>
          </table:table-cell>
          <table:table-cell office:value-type="float" office:value="-0.0000133986007073705" calcext:value-type="float">
            <text:p>-1.33986007073705E-05</text:p>
          </table:table-cell>
          <table:table-cell office:value-type="float" office:value="0.00000670424379034529" calcext:value-type="float">
            <text:p>6.70424379034529E-06</text:p>
          </table:table-cell>
          <table:table-cell office:value-type="float" office:value="-0.00000456932964804091" calcext:value-type="float">
            <text:p>-4.56932964804091E-06</text:p>
          </table:table-cell>
          <table:table-cell office:value-type="float" office:value="0.0000097271741328897" calcext:value-type="float">
            <text:p>9.7271741328897E-06</text:p>
          </table:table-cell>
          <table:table-cell office:value-type="float" office:value="-0.0000151355109135887" calcext:value-type="float">
            <text:p>-1.51355109135887E-05</text:p>
          </table:table-cell>
          <table:table-cell office:value-type="float" office:value="0.0000270522059107603" calcext:value-type="float">
            <text:p>2.70522059107603E-05</text:p>
          </table:table-cell>
          <table:table-cell office:value-type="float" office:value="-0.0000332037721451628" calcext:value-type="float">
            <text:p>-3.32037721451628E-05</text:p>
          </table:table-cell>
          <table:table-cell office:value-type="float" office:value="0.00000950502420310473" calcext:value-type="float">
            <text:p>9.50502420310473E-06</text:p>
          </table:table-cell>
          <table:table-cell office:value-type="float" office:value="-0.00000122077551556465" calcext:value-type="float">
            <text:p>-1.22077551556465E-06</text:p>
          </table:table-cell>
          <table:table-cell office:value-type="float" office:value="0.0000118114541400871" calcext:value-type="float">
            <text:p>1.18114541400871E-05</text:p>
          </table:table-cell>
          <table:table-cell office:value-type="float" office:value="-0.00000339172160218615" calcext:value-type="float">
            <text:p>-3.39172160218615E-06</text:p>
          </table:table-cell>
          <table:table-cell office:value-type="float" office:value="-0.00000696360114776917" calcext:value-type="float">
            <text:p>-6.96360114776917E-06</text:p>
          </table:table-cell>
          <table:table-cell office:value-type="float" office:value="-0.000000123304268573321" calcext:value-type="float">
            <text:p>-1.23304268573321E-07</text:p>
          </table:table-cell>
          <table:table-cell office:value-type="float" office:value="0.00000520814217808141" calcext:value-type="float">
            <text:p>5.20814217808141E-06</text:p>
          </table:table-cell>
          <table:table-cell office:value-type="float" office:value="-0.00000554943708852562" calcext:value-type="float">
            <text:p>-5.54943708852562E-06</text:p>
          </table:table-cell>
          <table:table-cell office:value-type="float" office:value="0.0000135106995849399" calcext:value-type="float">
            <text:p>1.35106995849399E-05</text:p>
          </table:table-cell>
          <table:table-cell office:value-type="float" office:value="-0.00000404972838446982" calcext:value-type="float">
            <text:p>-4.04972838446982E-06</text:p>
          </table:table-cell>
          <table:table-cell office:value-type="float" office:value="-0.00000735965221504431" calcext:value-type="float">
            <text:p>-7.35965221504431E-06</text:p>
          </table:table-cell>
          <table:table-cell office:value-type="float" office:value="0.0000066409867110484" calcext:value-type="float">
            <text:p>6.6409867110484E-06</text:p>
          </table:table-cell>
          <table:table-cell office:value-type="float" office:value="0.0000191960389445689" calcext:value-type="float">
            <text:p>1.91960389445689E-05</text:p>
          </table:table-cell>
          <table:table-cell office:value-type="float" office:value="-0.0000250151477333427" calcext:value-type="float">
            <text:p>-2.50151477333427E-05</text:p>
          </table:table-cell>
          <table:table-cell office:value-type="float" office:value="-0.00000515013432994538" calcext:value-type="float">
            <text:p>-5.15013432994538E-06</text:p>
          </table:table-cell>
          <table:table-cell office:value-type="float" office:value="-0.00000018099092585766" calcext:value-type="float">
            <text:p>-1.8099092585766E-07</text:p>
          </table:table-cell>
          <table:table-cell office:value-type="float" office:value="0.0000178069110541856" calcext:value-type="float">
            <text:p>1.78069110541856E-05</text:p>
          </table:table-cell>
          <table:table-cell office:value-type="float" office:value="-0.00000803305531604792" calcext:value-type="float">
            <text:p>-8.03305531604792E-06</text:p>
          </table:table-cell>
          <table:table-cell office:value-type="float" office:value="-0.00000916437764736378" calcext:value-type="float">
            <text:p>-9.16437764736378E-06</text:p>
          </table:table-cell>
          <table:table-cell office:value-type="float" office:value="0.00000419479454583094" calcext:value-type="float">
            <text:p>4.19479454583094E-06</text:p>
          </table:table-cell>
          <table:table-cell office:value-type="float" office:value="0.00000268792643420834" calcext:value-type="float">
            <text:p>2.68792643420834E-06</text:p>
          </table:table-cell>
          <table:table-cell office:value-type="float" office:value="-0.00000517882996031727" calcext:value-type="float">
            <text:p>-5.17882996031727E-06</text:p>
          </table:table-cell>
          <table:table-cell office:value-type="float" office:value="-0.000238560331224269" calcext:value-type="float">
            <text:p>-0.000238560331224</text:p>
          </table:table-cell>
          <table:table-cell office:value-type="float" office:value="-0.0000227390918742798" calcext:value-type="float">
            <text:p>-2.27390918742798E-05</text:p>
          </table:table-cell>
          <table:table-cell office:value-type="float" office:value="-0.00040317441028892" calcext:value-type="float">
            <text:p>-0.000403174410289</text:p>
          </table:table-cell>
          <table:table-cell office:value-type="float" office:value="0.000547051602657445" calcext:value-type="float">
            <text:p>0.000547051602657</text:p>
          </table:table-cell>
          <table:table-cell office:value-type="float" office:value="0.000874891752636941" calcext:value-type="float">
            <text:p>0.000874891752637</text:p>
          </table:table-cell>
          <table:table-cell office:value-type="float" office:value="0.000747250323424986" calcext:value-type="float">
            <text:p>0.000747250323425</text:p>
          </table:table-cell>
          <table:table-cell office:value-type="float" office:value="0.00102949825968884" calcext:value-type="float">
            <text:p>0.001029498259689</text:p>
          </table:table-cell>
          <table:table-cell office:value-type="float" office:value="0.0000440366708797657" calcext:value-type="float">
            <text:p>4.40366708797657E-05</text:p>
          </table:table-cell>
          <table:table-cell office:value-type="float" office:value="0.0000950979679325559" calcext:value-type="float">
            <text:p>9.50979679325559E-05</text:p>
          </table:table-cell>
          <table:table-cell office:value-type="float" office:value="-0.000450348648581178" calcext:value-type="float">
            <text:p>-0.000450348648581</text:p>
          </table:table-cell>
          <table:table-cell office:value-type="float" office:value="-0.00120570516412072" calcext:value-type="float">
            <text:p>-0.001205705164121</text:p>
          </table:table-cell>
          <table:table-cell office:value-type="float" office:value="0.000258769716188323" calcext:value-type="float">
            <text:p>0.000258769716188</text:p>
          </table:table-cell>
          <table:table-cell office:value-type="float" office:value="0.00271253951585027" calcext:value-type="float">
            <text:p>0.00271253951585</text:p>
          </table:table-cell>
          <table:table-cell office:value-type="float" office:value="0.0188685296027081" calcext:value-type="float">
            <text:p>0.018868529602708</text:p>
          </table:table-cell>
          <table:table-cell office:value-type="float" office:value="0.0088566877900858" calcext:value-type="float">
            <text:p>0.008856687790086</text:p>
          </table:table-cell>
          <table:table-cell office:value-type="float" office:value="0.010304010094954" calcext:value-type="float">
            <text:p>0.010304010094954</text:p>
          </table:table-cell>
          <table:table-cell office:value-type="float" office:value="0.0082276478028907" calcext:value-type="float">
            <text:p>0.008227647802891</text:p>
          </table:table-cell>
          <table:table-cell office:value-type="float" office:value="0.00259988993725468" calcext:value-type="float">
            <text:p>0.002599889937255</text:p>
          </table:table-cell>
          <table:table-cell office:value-type="float" office:value="0.000141943323746563" calcext:value-type="float">
            <text:p>0.000141943323747</text:p>
          </table:table-cell>
          <table:table-cell office:value-type="float" office:value="-0.000231879849942218" calcext:value-type="float">
            <text:p>-0.000231879849942</text:p>
          </table:table-cell>
          <table:table-cell office:value-type="float" office:value="0.000656888532793387" calcext:value-type="float">
            <text:p>0.000656888532793</text:p>
          </table:table-cell>
          <table:table-cell office:value-type="float" office:value="0.00103945900728836" calcext:value-type="float">
            <text:p>0.001039459007288</text:p>
          </table:table-cell>
          <table:table-cell office:value-type="float" office:value="-0.000724583133145107" calcext:value-type="float">
            <text:p>-0.000724583133145</text:p>
          </table:table-cell>
          <table:table-cell office:value-type="float" office:value="-0.0399628693453606" calcext:value-type="float">
            <text:p>-0.039962869345361</text:p>
          </table:table-cell>
          <table:table-cell office:value-type="float" office:value="-0.00235601766392085" calcext:value-type="float">
            <text:p>-0.002356017663921</text:p>
          </table:table-cell>
          <table:table-cell office:value-type="float" office:value="-0.000294581468539779" calcext:value-type="float">
            <text:p>-0.00029458146854</text:p>
          </table:table-cell>
          <table:table-cell office:value-type="float" office:value="-0.00022604789947428" calcext:value-type="float">
            <text:p>-0.000226047899474</text:p>
          </table:table-cell>
          <table:table-cell office:value-type="float" office:value="0.0263043218885218" calcext:value-type="float">
            <text:p>0.026304321888522</text:p>
          </table:table-cell>
          <table:table-cell office:value-type="float" office:value="-0.00338584191106461" calcext:value-type="float">
            <text:p>-0.003385841911065</text:p>
          </table:table-cell>
          <table:table-cell office:value-type="float" office:value="-0.0243242449342339" calcext:value-type="float">
            <text:p>-0.024324244934234</text:p>
          </table:table-cell>
          <table:table-cell office:value-type="float" office:value="0.00298341741646058" calcext:value-type="float">
            <text:p>0.002983417416461</text:p>
          </table:table-cell>
          <table:table-cell office:value-type="float" office:value="0.00605827426849503" calcext:value-type="float">
            <text:p>0.006058274268495</text:p>
          </table:table-cell>
          <table:table-cell office:value-type="float" office:value="-0.0000372157044508103" calcext:value-type="float">
            <text:p>-3.72157044508103E-05</text:p>
          </table:table-cell>
          <table:table-cell office:value-type="float" office:value="-0.00620091918895854" calcext:value-type="float">
            <text:p>-0.006200919188959</text:p>
          </table:table-cell>
          <table:table-cell office:value-type="float" office:value="0.00283998703364935" calcext:value-type="float">
            <text:p>0.002839987033649</text:p>
          </table:table-cell>
          <table:table-cell office:value-type="float" office:value="0.000700895698010129" calcext:value-type="float">
            <text:p>0.00070089569801</text:p>
          </table:table-cell>
          <table:table-cell office:value-type="float" office:value="-0.00109288561892668" calcext:value-type="float">
            <text:p>-0.001092885618927</text:p>
          </table:table-cell>
          <table:table-cell office:value-type="float" office:value="-0.00420265552182236" calcext:value-type="float">
            <text:p>-0.004202655521822</text:p>
          </table:table-cell>
          <table:table-cell office:value-type="float" office:value="0.0156651306988145" calcext:value-type="float">
            <text:p>0.015665130698815</text:p>
          </table:table-cell>
          <table:table-cell office:value-type="float" office:value="0.000530852234580825" calcext:value-type="float">
            <text:p>0.000530852234581</text:p>
          </table:table-cell>
          <table:table-cell office:value-type="float" office:value="0.0222144111306667" calcext:value-type="float">
            <text:p>0.022214411130667</text:p>
          </table:table-cell>
          <table:table-cell office:value-type="float" office:value="-0.0000100930956816181" calcext:value-type="float">
            <text:p>-1.00930956816181E-05</text:p>
          </table:table-cell>
          <table:table-cell office:value-type="float" office:value="-0.00187792688980926" calcext:value-type="float">
            <text:p>-0.001877926889809</text:p>
          </table:table-cell>
          <table:table-cell office:value-type="float" office:value="-0.00274350736214018" calcext:value-type="float">
            <text:p>-0.00274350736214</text:p>
          </table:table-cell>
          <table:table-cell office:value-type="float" office:value="-0.000253302851225601" calcext:value-type="float">
            <text:p>-0.000253302851226</text:p>
          </table:table-cell>
          <table:table-cell office:value-type="float" office:value="-0.000870771823666072" calcext:value-type="float">
            <text:p>-0.000870771823666</text:p>
          </table:table-cell>
          <table:table-cell office:value-type="float" office:value="-0.0280178379257838" calcext:value-type="float">
            <text:p>-0.028017837925784</text:p>
          </table:table-cell>
          <table:table-cell office:value-type="float" office:value="0.00220514931662907" calcext:value-type="float">
            <text:p>0.002205149316629</text:p>
          </table:table-cell>
          <table:table-cell office:value-type="float" office:value="-0.00152347155421412" calcext:value-type="float">
            <text:p>-0.001523471554214</text:p>
          </table:table-cell>
          <table:table-cell office:value-type="float" office:value="-0.00282580539847965" calcext:value-type="float">
            <text:p>-0.00282580539848</text:p>
          </table:table-cell>
          <table:table-cell office:value-type="float" office:value="-0.00241062877284937" calcext:value-type="float">
            <text:p>-0.002410628772849</text:p>
          </table:table-cell>
          <table:table-cell office:value-type="float" office:value="-0.0105570647033368" calcext:value-type="float">
            <text:p>-0.010557064703337</text:p>
          </table:table-cell>
          <table:table-cell office:value-type="float" office:value="0.00255525166278092" calcext:value-type="float">
            <text:p>0.002555251662781</text:p>
          </table:table-cell>
          <table:table-cell office:value-type="float" office:value="0.0365887493054048" calcext:value-type="float">
            <text:p>0.036588749305405</text:p>
          </table:table-cell>
          <table:table-cell office:value-type="float" office:value="0.0056179969018289" calcext:value-type="float">
            <text:p>0.005617996901829</text:p>
          </table:table-cell>
          <table:table-cell office:value-type="float" office:value="-0.00195345913982548" calcext:value-type="float">
            <text:p>-0.001953459139825</text:p>
          </table:table-cell>
          <table:table-cell office:value-type="float" office:value="-0.0103596688232891" calcext:value-type="float">
            <text:p>-0.010359668823289</text:p>
          </table:table-cell>
          <table:table-cell office:value-type="float" office:value="-0.0167408053227235" calcext:value-type="float">
            <text:p>-0.016740805322724</text:p>
          </table:table-cell>
          <table:table-cell office:value-type="float" office:value="0.00189498399121385" calcext:value-type="float">
            <text:p>0.001894983991214</text:p>
          </table:table-cell>
          <table:table-cell office:value-type="float" office:value="-0.000265470172331361" calcext:value-type="float">
            <text:p>-0.000265470172331</text:p>
          </table:table-cell>
          <table:table-cell office:value-type="float" office:value="-0.00447967780560532" calcext:value-type="float">
            <text:p>-0.004479677805605</text:p>
          </table:table-cell>
          <table:table-cell office:value-type="float" office:value="-0.000615901434122101" calcext:value-type="float">
            <text:p>-0.000615901434122</text:p>
          </table:table-cell>
          <table:table-cell office:value-type="float" office:value="0.00562181891282232" calcext:value-type="float">
            <text:p>0.005621818912822</text:p>
          </table:table-cell>
          <table:table-cell office:value-type="float" office:value="0.00242504268034743" calcext:value-type="float">
            <text:p>0.002425042680347</text:p>
          </table:table-cell>
          <table:table-cell office:value-type="float" office:value="0.000913100260881761" calcext:value-type="float">
            <text:p>0.000913100260882</text:p>
          </table:table-cell>
          <table:table-cell office:value-type="float" office:value="-0.000643674443205344" calcext:value-type="float">
            <text:p>-0.000643674443205</text:p>
          </table:table-cell>
          <table:table-cell office:value-type="float" office:value="-0.00418365357011946" calcext:value-type="float">
            <text:p>-0.004183653570119</text:p>
          </table:table-cell>
          <table:table-cell office:value-type="float" office:value="0.0164288620622484" calcext:value-type="float">
            <text:p>0.016428862062249</text:p>
          </table:table-cell>
          <table:table-cell office:value-type="float" office:value="-0.00265896196219412" calcext:value-type="float">
            <text:p>-0.002658961962194</text:p>
          </table:table-cell>
          <table:table-cell office:value-type="float" office:value="-0.000738759201711958" calcext:value-type="float">
            <text:p>-0.000738759201712</text:p>
          </table:table-cell>
          <table:table-cell office:value-type="float" office:value="0.0118078773234279" calcext:value-type="float">
            <text:p>0.011807877323428</text:p>
          </table:table-cell>
          <table:table-cell office:value-type="float" office:value="0.00905003647105457" calcext:value-type="float">
            <text:p>0.009050036471055</text:p>
          </table:table-cell>
          <table:table-cell office:value-type="float" office:value="-0.00123239397640412" calcext:value-type="float">
            <text:p>-0.001232393976404</text:p>
          </table:table-cell>
          <table:table-cell office:value-type="float" office:value="0.000181036615544972" calcext:value-type="float">
            <text:p>0.000181036615545</text:p>
          </table:table-cell>
          <table:table-cell office:value-type="float" office:value="0.000676618963381725" calcext:value-type="float">
            <text:p>0.000676618963382</text:p>
          </table:table-cell>
          <table:table-cell office:value-type="float" office:value="-0.00151700921109799" calcext:value-type="float">
            <text:p>-0.001517009211098</text:p>
          </table:table-cell>
          <table:table-cell office:value-type="float" office:value="-0.002978604270862" calcext:value-type="float">
            <text:p>-0.002978604270862</text:p>
          </table:table-cell>
          <table:table-cell office:value-type="float" office:value="-0.0305628837433431" calcext:value-type="float">
            <text:p>-0.030562883743343</text:p>
          </table:table-cell>
          <table:table-cell office:value-type="float" office:value="-0.00194288796378933" calcext:value-type="float">
            <text:p>-0.001942887963789</text:p>
          </table:table-cell>
          <table:table-cell office:value-type="float" office:value="-0.000447542194154715" calcext:value-type="float">
            <text:p>-0.000447542194155</text:p>
          </table:table-cell>
          <table:table-cell office:value-type="float" office:value="0.00015386923242372" calcext:value-type="float">
            <text:p>0.000153869232424</text:p>
          </table:table-cell>
          <table:table-cell office:value-type="float" office:value="-0.000879159074021363" calcext:value-type="float">
            <text:p>-0.000879159074021</text:p>
          </table:table-cell>
          <table:table-cell office:value-type="float" office:value="-0.0013441258869768" calcext:value-type="float">
            <text:p>-0.001344125886977</text:p>
          </table:table-cell>
          <table:table-cell office:value-type="float" office:value="-0.00258346935337001" calcext:value-type="float">
            <text:p>-0.00258346935337</text:p>
          </table:table-cell>
          <table:table-cell office:value-type="float" office:value="-0.0018087797783275" calcext:value-type="float">
            <text:p>-0.001808779778328</text:p>
          </table:table-cell>
          <table:table-cell office:value-type="float" office:value="-0.0010503996728502" calcext:value-type="float">
            <text:p>-0.00105039967285</text:p>
          </table:table-cell>
          <table:table-cell office:value-type="float" office:value="-0.0000792495442298313" calcext:value-type="float">
            <text:p>-7.92495442298313E-05</text:p>
          </table:table-cell>
          <table:table-cell office:value-type="float" office:value="0.0375846897347122" calcext:value-type="float">
            <text:p>0.037584689734712</text:p>
          </table:table-cell>
          <table:table-cell office:value-type="float" office:value="-0.00255649762483834" calcext:value-type="float">
            <text:p>-0.002556497624838</text:p>
          </table:table-cell>
          <table:table-cell office:value-type="float" office:value="-0.00740797938321797" calcext:value-type="float">
            <text:p>-0.007407979383218</text:p>
          </table:table-cell>
          <table:table-cell office:value-type="float" office:value="-0.0042154782553368" calcext:value-type="float">
            <text:p>-0.004215478255337</text:p>
          </table:table-cell>
          <table:table-cell office:value-type="float" office:value="-0.00109945872662176" calcext:value-type="float">
            <text:p>-0.001099458726622</text:p>
          </table:table-cell>
          <table:table-cell office:value-type="float" office:value="-0.00216000779742931" calcext:value-type="float">
            <text:p>-0.002160007797429</text:p>
          </table:table-cell>
          <table:table-cell office:value-type="float" office:value="-0.00943828826524823" calcext:value-type="float">
            <text:p>-0.009438288265248</text:p>
          </table:table-cell>
          <table:table-cell office:value-type="float" office:value="-0.00168328624875491" calcext:value-type="float">
            <text:p>-0.001683286248755</text:p>
          </table:table-cell>
          <table:table-cell office:value-type="float" office:value="-0.000156558448381861" calcext:value-type="float">
            <text:p>-0.000156558448382</text:p>
          </table:table-cell>
          <table:table-cell office:value-type="float" office:value="0.00150541765810858" calcext:value-type="float">
            <text:p>0.001505417658109</text:p>
          </table:table-cell>
          <table:table-cell office:value-type="float" office:value="0.000529808016057842" calcext:value-type="float">
            <text:p>0.000529808016058</text:p>
          </table:table-cell>
          <table:table-cell office:value-type="float" office:value="0.000432493744425666" calcext:value-type="float">
            <text:p>0.000432493744426</text:p>
          </table:table-cell>
          <table:table-cell office:value-type="float" office:value="-0.000562224776871123" calcext:value-type="float">
            <text:p>-0.000562224776871</text:p>
          </table:table-cell>
          <table:table-cell office:value-type="float" office:value="-0.002228692930557" calcext:value-type="float">
            <text:p>-0.002228692930557</text:p>
          </table:table-cell>
          <table:table-cell office:value-type="float" office:value="0.0227916512821805" calcext:value-type="float">
            <text:p>0.022791651282181</text:p>
          </table:table-cell>
          <table:table-cell office:value-type="float" office:value="0.00627037355312399" calcext:value-type="float">
            <text:p>0.006270373553124</text:p>
          </table:table-cell>
          <table:table-cell office:value-type="float" office:value="0.0114364218598079" calcext:value-type="float">
            <text:p>0.011436421859808</text:p>
          </table:table-cell>
          <table:table-cell office:value-type="float" office:value="0.0000929406107661457" calcext:value-type="float">
            <text:p>9.29406107661457E-05</text:p>
          </table:table-cell>
          <table:table-cell office:value-type="float" office:value="0.00253385246379995" calcext:value-type="float">
            <text:p>0.0025338524638</text:p>
          </table:table-cell>
          <table:table-cell office:value-type="float" office:value="0.000521067189799773" calcext:value-type="float">
            <text:p>0.0005210671898</text:p>
          </table:table-cell>
          <table:table-cell office:value-type="float" office:value="-0.000447590621952765" calcext:value-type="float">
            <text:p>-0.000447590621953</text:p>
          </table:table-cell>
          <table:table-cell office:value-type="float" office:value="-0.0288679823512366" calcext:value-type="float">
            <text:p>-0.028867982351237</text:p>
          </table:table-cell>
          <table:table-cell office:value-type="float" office:value="-0.00525349144676324" calcext:value-type="float">
            <text:p>-0.005253491446763</text:p>
          </table:table-cell>
          <table:table-cell office:value-type="float" office:value="-0.00347500528033556" calcext:value-type="float">
            <text:p>-0.003475005280336</text:p>
          </table:table-cell>
          <table:table-cell office:value-type="float" office:value="-0.0032151145513542" calcext:value-type="float">
            <text:p>-0.003215114551354</text:p>
          </table:table-cell>
          <table:table-cell office:value-type="float" office:value="-0.00232714573284731" calcext:value-type="float">
            <text:p>-0.002327145732847</text:p>
          </table:table-cell>
          <table:table-cell office:value-type="float" office:value="-0.0045072752846031" calcext:value-type="float">
            <text:p>-0.004507275284603</text:p>
          </table:table-cell>
          <table:table-cell office:value-type="float" office:value="-0.00407980920055917" calcext:value-type="float">
            <text:p>-0.004079809200559</text:p>
          </table:table-cell>
          <table:table-cell office:value-type="float" office:value="-0.0000433349845260222" calcext:value-type="float">
            <text:p>-4.33349845260222E-05</text:p>
          </table:table-cell>
          <table:table-cell office:value-type="float" office:value="0.0390560044766409" calcext:value-type="float">
            <text:p>0.039056004476641</text:p>
          </table:table-cell>
          <table:table-cell office:value-type="float" office:value="-0.00095460837841399" calcext:value-type="float">
            <text:p>-0.000954608378414</text:p>
          </table:table-cell>
          <table:table-cell office:value-type="float" office:value="-0.00397969667663417" calcext:value-type="float">
            <text:p>-0.003979696676634</text:p>
          </table:table-cell>
          <table:table-cell office:value-type="float" office:value="0.00190444912889692" calcext:value-type="float">
            <text:p>0.001904449128897</text:p>
          </table:table-cell>
          <table:table-cell office:value-type="float" office:value="0.0022559683145964" calcext:value-type="float">
            <text:p>0.002255968314596</text:p>
          </table:table-cell>
          <table:table-cell office:value-type="float" office:value="-0.00465795503357197" calcext:value-type="float">
            <text:p>-0.004657955033572</text:p>
          </table:table-cell>
          <table:table-cell office:value-type="float" office:value="-0.0249835272048912" calcext:value-type="float">
            <text:p>-0.024983527204891</text:p>
          </table:table-cell>
          <table:table-cell office:value-type="float" office:value="-0.000242930833537769" calcext:value-type="float">
            <text:p>-0.000242930833538</text:p>
          </table:table-cell>
          <table:table-cell office:value-type="float" office:value="0.00159995886500358" calcext:value-type="float">
            <text:p>0.001599958865004</text:p>
          </table:table-cell>
          <table:table-cell office:value-type="float" office:value="0.00217383674404398" calcext:value-type="float">
            <text:p>0.002173836744044</text:p>
          </table:table-cell>
          <table:table-cell office:value-type="float" office:value="-0.00200961392620247" calcext:value-type="float">
            <text:p>-0.002009613926202</text:p>
          </table:table-cell>
          <table:table-cell office:value-type="float" office:value="0.0196265173067696" calcext:value-type="float">
            <text:p>0.01962651730677</text:p>
          </table:table-cell>
          <table:table-cell office:value-type="float" office:value="-0.00102475966815296" calcext:value-type="float">
            <text:p>-0.001024759668153</text:p>
          </table:table-cell>
          <table:table-cell office:value-type="float" office:value="0.0053578275191235" calcext:value-type="float">
            <text:p>0.005357827519124</text:p>
          </table:table-cell>
          <table:table-cell office:value-type="float" office:value="0.00337289152250492" calcext:value-type="float">
            <text:p>0.003372891522505</text:p>
          </table:table-cell>
          <table:table-cell office:value-type="float" office:value="0.0035584450621422" calcext:value-type="float">
            <text:p>0.003558445062142</text:p>
          </table:table-cell>
          <table:table-cell office:value-type="float" office:value="0.00355151207883658" calcext:value-type="float">
            <text:p>0.003551512078837</text:p>
          </table:table-cell>
          <table:table-cell office:value-type="float" office:value="0.000600762634952678" calcext:value-type="float">
            <text:p>0.000600762634953</text:p>
          </table:table-cell>
          <table:table-cell office:value-type="float" office:value="-0.00213544272143135" calcext:value-type="float">
            <text:p>-0.002135442721431</text:p>
          </table:table-cell>
          <table:table-cell office:value-type="float" office:value="0.00188637510781337" calcext:value-type="float">
            <text:p>0.001886375107813</text:p>
          </table:table-cell>
          <table:table-cell office:value-type="float" office:value="0.000723028760163613" calcext:value-type="float">
            <text:p>0.000723028760164</text:p>
          </table:table-cell>
          <table:table-cell office:value-type="float" office:value="-0.000941295373086404" calcext:value-type="float">
            <text:p>-0.000941295373086</text:p>
          </table:table-cell>
          <table:table-cell office:value-type="float" office:value="-0.00164424208404956" calcext:value-type="float">
            <text:p>-0.00164424208405</text:p>
          </table:table-cell>
          <table:table-cell office:value-type="float" office:value="-0.00228856908167696" calcext:value-type="float">
            <text:p>-0.002288569081677</text:p>
          </table:table-cell>
          <table:table-cell office:value-type="float" office:value="-0.00450120880728067" calcext:value-type="float">
            <text:p>-0.004501208807281</text:p>
          </table:table-cell>
          <table:table-cell office:value-type="float" office:value="-0.00365716188942422" calcext:value-type="float">
            <text:p>-0.003657161889424</text:p>
          </table:table-cell>
          <table:table-cell office:value-type="float" office:value="-0.00261953617462457" calcext:value-type="float">
            <text:p>-0.002619536174625</text:p>
          </table:table-cell>
          <table:table-cell office:value-type="float" office:value="-0.0115088943274862" calcext:value-type="float">
            <text:p>-0.011508894327486</text:p>
          </table:table-cell>
          <table:table-cell office:value-type="float" office:value="-0.00461051977558852" calcext:value-type="float">
            <text:p>-0.004610519775589</text:p>
          </table:table-cell>
          <table:table-cell office:value-type="float" office:value="-0.00154093901313862" calcext:value-type="float">
            <text:p>-0.001540939013139</text:p>
          </table:table-cell>
          <table:table-cell office:value-type="float" office:value="-0.00233497107740421" calcext:value-type="float">
            <text:p>-0.002334971077404</text:p>
          </table:table-cell>
          <table:table-cell office:value-type="float" office:value="-0.00189676960328028" calcext:value-type="float">
            <text:p>-0.00189676960328</text:p>
          </table:table-cell>
          <table:table-cell office:value-type="float" office:value="-0.00558128721667661" calcext:value-type="float">
            <text:p>-0.005581287216677</text:p>
          </table:table-cell>
          <table:table-cell office:value-type="float" office:value="-0.00200995654449782" calcext:value-type="float">
            <text:p>-0.002009956544498</text:p>
          </table:table-cell>
          <table:table-cell office:value-type="float" office:value="0.00786420264365045" calcext:value-type="float">
            <text:p>0.00786420264365</text:p>
          </table:table-cell>
          <table:table-cell office:value-type="float" office:value="0.000473076205060097" calcext:value-type="float">
            <text:p>0.00047307620506</text:p>
          </table:table-cell>
          <table:table-cell office:value-type="float" office:value="-0.000659777827729358" calcext:value-type="float">
            <text:p>-0.000659777827729</text:p>
          </table:table-cell>
          <table:table-cell office:value-type="float" office:value="-0.00000519385511493775" calcext:value-type="float">
            <text:p>-5.19385511493775E-06</text:p>
          </table:table-cell>
          <table:table-cell office:value-type="float" office:value="-0.00105500030960332" calcext:value-type="float">
            <text:p>-0.001055000309603</text:p>
          </table:table-cell>
          <table:table-cell office:value-type="float" office:value="-0.000528132767284695" calcext:value-type="float">
            <text:p>-0.000528132767285</text:p>
          </table:table-cell>
          <table:table-cell office:value-type="float" office:value="-0.00292583092236098" calcext:value-type="float">
            <text:p>-0.002925830922361</text:p>
          </table:table-cell>
          <table:table-cell office:value-type="float" office:value="-0.00328133608042558" calcext:value-type="float">
            <text:p>-0.003281336080426</text:p>
          </table:table-cell>
          <table:table-cell office:value-type="float" office:value="0.00356312495465405" calcext:value-type="float">
            <text:p>0.003563124954654</text:p>
          </table:table-cell>
          <table:table-cell office:value-type="float" office:value="0.0112479623155185" calcext:value-type="float">
            <text:p>0.011247962315519</text:p>
          </table:table-cell>
          <table:table-cell office:value-type="float" office:value="0.00636685887245381" calcext:value-type="float">
            <text:p>0.006366858872454</text:p>
          </table:table-cell>
          <table:table-cell office:value-type="float" office:value="0.00964089599950735" calcext:value-type="float">
            <text:p>0.009640895999507</text:p>
          </table:table-cell>
          <table:table-cell office:value-type="float" office:value="0.00450078899119299" calcext:value-type="float">
            <text:p>0.004500788991193</text:p>
          </table:table-cell>
          <table:table-cell office:value-type="float" office:value="0.00440949019114778" calcext:value-type="float">
            <text:p>0.004409490191148</text:p>
          </table:table-cell>
          <table:table-cell office:value-type="float" office:value="-0.000871509548570626" calcext:value-type="float">
            <text:p>-0.000871509548571</text:p>
          </table:table-cell>
          <table:table-cell office:value-type="float" office:value="-0.00199820036655396" calcext:value-type="float">
            <text:p>-0.001998200366554</text:p>
          </table:table-cell>
          <table:table-cell office:value-type="float" office:value="-0.0303067805270156" calcext:value-type="float">
            <text:p>-0.030306780527016</text:p>
          </table:table-cell>
          <table:table-cell office:value-type="float" office:value="-0.000829514194316539" calcext:value-type="float">
            <text:p>-0.000829514194317</text:p>
          </table:table-cell>
          <table:table-cell office:value-type="float" office:value="-0.00149598257440531" calcext:value-type="float">
            <text:p>-0.001495982574405</text:p>
          </table:table-cell>
          <table:table-cell office:value-type="float" office:value="0.000312666427591368" calcext:value-type="float">
            <text:p>0.000312666427591</text:p>
          </table:table-cell>
          <table:table-cell office:value-type="float" office:value="0.000265235001067565" calcext:value-type="float">
            <text:p>0.000265235001068</text:p>
          </table:table-cell>
          <table:table-cell office:value-type="float" office:value="0.000282108783700274" calcext:value-type="float">
            <text:p>0.0002821087837</text:p>
          </table:table-cell>
          <table:table-cell office:value-type="float" office:value="-0.0000420834392304559" calcext:value-type="float">
            <text:p>-4.20834392304559E-05</text:p>
          </table:table-cell>
          <table:table-cell office:value-type="float" office:value="0.000343203850135754" calcext:value-type="float">
            <text:p>0.000343203850136</text:p>
          </table:table-cell>
          <table:table-cell office:value-type="float" office:value="0.000123888065152178" calcext:value-type="float">
            <text:p>0.000123888065152</text:p>
          </table:table-cell>
          <table:table-cell office:value-type="float" office:value="-0.0000101720571412112" calcext:value-type="float">
            <text:p>-1.01720571412112E-05</text:p>
          </table:table-cell>
          <table:table-cell office:value-type="float" office:value="0.0000568086235933074" calcext:value-type="float">
            <text:p>5.68086235933074E-05</text:p>
          </table:table-cell>
          <table:table-cell office:value-type="float" office:value="0.000180812273490205" calcext:value-type="float">
            <text:p>0.00018081227349</text:p>
          </table:table-cell>
          <table:table-cell office:value-type="float" office:value="0.000121988002958595" calcext:value-type="float">
            <text:p>0.000121988002959</text:p>
          </table:table-cell>
          <table:table-cell office:value-type="float" office:value="0.0000752039243255842" calcext:value-type="float">
            <text:p>7.52039243255842E-05</text:p>
          </table:table-cell>
          <table:table-cell office:value-type="float" office:value="0.000184214314333686" calcext:value-type="float">
            <text:p>0.000184214314334</text:p>
          </table:table-cell>
          <table:table-cell office:value-type="float" office:value="0.000157293951570936" calcext:value-type="float">
            <text:p>0.000157293951571</text:p>
          </table:table-cell>
          <table:table-cell office:value-type="float" office:value="0.000299605217854992" calcext:value-type="float">
            <text:p>0.000299605217855</text:p>
          </table:table-cell>
          <table:table-cell office:value-type="float" office:value="0.00014850288567908" calcext:value-type="float">
            <text:p>0.000148502885679</text:p>
          </table:table-cell>
          <table:table-cell office:value-type="float" office:value="0.000100028280524356" calcext:value-type="float">
            <text:p>0.000100028280524</text:p>
          </table:table-cell>
          <table:table-cell office:value-type="float" office:value="0.0000995662757468652" calcext:value-type="float">
            <text:p>9.95662757468652E-05</text:p>
          </table:table-cell>
          <table:table-cell office:value-type="float" office:value="0.0000865497410479366" calcext:value-type="float">
            <text:p>8.65497410479366E-05</text:p>
          </table:table-cell>
          <table:table-cell office:value-type="float" office:value="0.0000719086691583493" calcext:value-type="float">
            <text:p>7.19086691583493E-05</text:p>
          </table:table-cell>
          <table:table-cell office:value-type="float" office:value="-0.00000517643528052947" calcext:value-type="float">
            <text:p>-5.17643528052947E-06</text:p>
          </table:table-cell>
          <table:table-cell office:value-type="float" office:value="-0.0000660007604799118" calcext:value-type="float">
            <text:p>-6.60007604799118E-05</text:p>
          </table:table-cell>
          <table:table-cell office:value-type="float" office:value="-0.0000189922871972059" calcext:value-type="float">
            <text:p>-1.89922871972059E-05</text:p>
          </table:table-cell>
          <table:table-cell office:value-type="float" office:value="0.0000466932461041236" calcext:value-type="float">
            <text:p>4.66932461041236E-05</text:p>
          </table:table-cell>
          <table:table-cell office:value-type="float" office:value="-0.0000242444608248848" calcext:value-type="float">
            <text:p>-2.42444608248848E-05</text:p>
          </table:table-cell>
          <table:table-cell office:value-type="float" office:value="-0.0000117695035747323" calcext:value-type="float">
            <text:p>-1.17695035747323E-05</text:p>
          </table:table-cell>
          <table:table-cell office:value-type="float" office:value="0.0000286340452153033" calcext:value-type="float">
            <text:p>2.86340452153033E-05</text:p>
          </table:table-cell>
          <table:table-cell office:value-type="float" office:value="-0.00000920146582278347" calcext:value-type="float">
            <text:p>-9.20146582278347E-06</text:p>
          </table:table-cell>
          <table:table-cell office:value-type="float" office:value="-0.00000814014336036895" calcext:value-type="float">
            <text:p>-8.14014336036895E-06</text:p>
          </table:table-cell>
          <table:table-cell office:value-type="float" office:value="0.0000111335286420711" calcext:value-type="float">
            <text:p>1.11335286420711E-05</text:p>
          </table:table-cell>
          <table:table-cell office:value-type="float" office:value="-0.0000202500536846673" calcext:value-type="float">
            <text:p>-2.02500536846673E-05</text:p>
          </table:table-cell>
          <table:table-cell office:value-type="float" office:value="0.000028800847899968" calcext:value-type="float">
            <text:p>2.8800847899968E-05</text:p>
          </table:table-cell>
          <table:table-cell office:value-type="float" office:value="-0.00000810035767456752" calcext:value-type="float">
            <text:p>-8.10035767456752E-06</text:p>
          </table:table-cell>
          <table:table-cell office:value-type="float" office:value="0.0000254017508987681" calcext:value-type="float">
            <text:p>2.54017508987681E-05</text:p>
          </table:table-cell>
          <table:table-cell office:value-type="float" office:value="-0.0000454494415476625" calcext:value-type="float">
            <text:p>-4.54494415476625E-05</text:p>
          </table:table-cell>
          <table:table-cell office:value-type="float" office:value="0.0000193595916559985" calcext:value-type="float">
            <text:p>1.93595916559985E-05</text:p>
          </table:table-cell>
          <table:table-cell office:value-type="float" office:value="0.0000123188684507669" calcext:value-type="float">
            <text:p>1.23188684507669E-05</text:p>
          </table:table-cell>
          <table:table-cell office:value-type="float" office:value="-0.00000242439523634452" calcext:value-type="float">
            <text:p>-2.42439523634452E-06</text:p>
          </table:table-cell>
          <table:table-cell office:value-type="float" office:value="0.00000580287945800562" calcext:value-type="float">
            <text:p>5.80287945800562E-06</text:p>
          </table:table-cell>
          <table:table-cell office:value-type="float" office:value="0.0000197974843064719" calcext:value-type="float">
            <text:p>1.97974843064719E-05</text:p>
          </table:table-cell>
          <table:table-cell office:value-type="float" office:value="-0.0000796116668727587" calcext:value-type="float">
            <text:p>-7.96116668727587E-05</text:p>
          </table:table-cell>
          <table:table-cell office:value-type="float" office:value="0.0000289642363821008" calcext:value-type="float">
            <text:p>2.89642363821008E-05</text:p>
          </table:table-cell>
          <table:table-cell office:value-type="float" office:value="0.00000876475584093983" calcext:value-type="float">
            <text:p>8.76475584093983E-06</text:p>
          </table:table-cell>
          <table:table-cell office:value-type="float" office:value="0.00000100352905152423" calcext:value-type="float">
            <text:p>1.00352905152423E-06</text:p>
          </table:table-cell>
          <table:table-cell office:value-type="float" office:value="0.0000015600257725068" calcext:value-type="float">
            <text:p>1.5600257725068E-06</text:p>
          </table:table-cell>
          <table:table-cell office:value-type="float" office:value="0.00000291957328996117" calcext:value-type="float">
            <text:p>2.91957328996117E-06</text:p>
          </table:table-cell>
          <table:table-cell office:value-type="float" office:value="-0.0000101437599988596" calcext:value-type="float">
            <text:p>-1.01437599988596E-05</text:p>
          </table:table-cell>
          <table:table-cell office:value-type="float" office:value="0.0000376672329153727" calcext:value-type="float">
            <text:p>3.76672329153727E-05</text:p>
          </table:table-cell>
          <table:table-cell office:value-type="float" office:value="0.0000172986995926605" calcext:value-type="float">
            <text:p>1.72986995926605E-05</text:p>
          </table:table-cell>
          <table:table-cell office:value-type="float" office:value="-0.0000283153733329211" calcext:value-type="float">
            <text:p>-2.83153733329211E-05</text:p>
          </table:table-cell>
          <table:table-cell office:value-type="float" office:value="-0.0000212122906843581" calcext:value-type="float">
            <text:p>-2.12122906843581E-05</text:p>
          </table:table-cell>
          <table:table-cell office:value-type="float" office:value="-0.0000129951518046956" calcext:value-type="float">
            <text:p>-1.29951518046956E-05</text:p>
          </table:table-cell>
          <table:table-cell office:value-type="float" office:value="0.0000065018721506771" calcext:value-type="float">
            <text:p>6.5018721506771E-06</text:p>
          </table:table-cell>
          <table:table-cell office:value-type="float" office:value="-0.0000000411479724182762" calcext:value-type="float">
            <text:p>-4.11479724182762E-08</text:p>
          </table:table-cell>
          <table:table-cell office:value-type="float" office:value="-0.0000118524979941248" calcext:value-type="float">
            <text:p>-1.18524979941248E-05</text:p>
          </table:table-cell>
          <table:table-cell office:value-type="float" office:value="0.0000179877279826157" calcext:value-type="float">
            <text:p>1.79877279826157E-05</text:p>
          </table:table-cell>
          <table:table-cell office:value-type="float" office:value="-0.0000046056767318281" calcext:value-type="float">
            <text:p>-4.6056767318281E-06</text:p>
          </table:table-cell>
          <table:table-cell office:value-type="float" office:value="-0.0000156345413359071" calcext:value-type="float">
            <text:p>-1.56345413359071E-05</text:p>
          </table:table-cell>
          <table:table-cell office:value-type="float" office:value="0.0000104765854265776" calcext:value-type="float">
            <text:p>1.04765854265776E-05</text:p>
          </table:table-cell>
          <table:table-cell office:value-type="float" office:value="0.00000431938302369872" calcext:value-type="float">
            <text:p>4.31938302369872E-06</text:p>
          </table:table-cell>
          <table:table-cell office:value-type="float" office:value="0.00000920042793206566" calcext:value-type="float">
            <text:p>9.20042793206566E-06</text:p>
          </table:table-cell>
          <table:table-cell office:value-type="float" office:value="-0.0000103367511053998" calcext:value-type="float">
            <text:p>-1.03367511053998E-05</text:p>
          </table:table-cell>
          <table:table-cell office:value-type="float" office:value="-0.0000195220618968706" calcext:value-type="float">
            <text:p>-1.95220618968706E-05</text:p>
          </table:table-cell>
          <table:table-cell office:value-type="float" office:value="0.0000102661534190363" calcext:value-type="float">
            <text:p>1.02661534190363E-05</text:p>
          </table:table-cell>
          <table:table-cell office:value-type="float" office:value="0.0000202772191257305" calcext:value-type="float">
            <text:p>2.02772191257305E-05</text:p>
          </table:table-cell>
          <table:table-cell office:value-type="float" office:value="-0.0000160705899500679" calcext:value-type="float">
            <text:p>-1.60705899500679E-05</text:p>
          </table:table-cell>
          <table:table-cell office:value-type="float" office:value="0.0000108221968097566" calcext:value-type="float">
            <text:p>1.08221968097566E-05</text:p>
          </table:table-cell>
          <table:table-cell office:value-type="float" office:value="-0.0000377180074171424" calcext:value-type="float">
            <text:p>-3.77180074171424E-05</text:p>
          </table:table-cell>
          <table:table-cell office:value-type="float" office:value="0.0000155285511174164" calcext:value-type="float">
            <text:p>1.55285511174164E-05</text:p>
          </table:table-cell>
          <table:table-cell office:value-type="float" office:value="0.00000921805769388273" calcext:value-type="float">
            <text:p>9.21805769388273E-06</text:p>
          </table:table-cell>
          <table:table-cell office:value-type="float" office:value="-0.0000244818822236481" calcext:value-type="float">
            <text:p>-2.44818822236481E-05</text:p>
          </table:table-cell>
          <table:table-cell office:value-type="float" office:value="0.00000243752981499146" calcext:value-type="float">
            <text:p>2.43752981499146E-06</text:p>
          </table:table-cell>
          <table:table-cell office:value-type="float" office:value="0.0000316162181421831" calcext:value-type="float">
            <text:p>3.16162181421831E-05</text:p>
          </table:table-cell>
          <table:table-cell office:value-type="float" office:value="-0.00000731573227058524" calcext:value-type="float">
            <text:p>-7.31573227058524E-06</text:p>
          </table:table-cell>
          <table:table-cell office:value-type="float" office:value="0.0000177747784309012" calcext:value-type="float">
            <text:p>1.77747784309012E-05</text:p>
          </table:table-cell>
          <table:table-cell office:value-type="float" office:value="-0.0000132422785407149" calcext:value-type="float">
            <text:p>-1.32422785407149E-05</text:p>
          </table:table-cell>
          <table:table-cell office:value-type="float" office:value="-0.00000742733420577846" calcext:value-type="float">
            <text:p>-7.42733420577846E-06</text:p>
          </table:table-cell>
          <table:table-cell office:value-type="float" office:value="-0.0000212305039524185" calcext:value-type="float">
            <text:p>-2.12305039524185E-05</text:p>
          </table:table-cell>
          <table:table-cell office:value-type="float" office:value="0.0000340021793749368" calcext:value-type="float">
            <text:p>3.40021793749368E-05</text:p>
          </table:table-cell>
          <table:table-cell office:value-type="float" office:value="-0.0000260214312371998" calcext:value-type="float">
            <text:p>-2.60214312371998E-05</text:p>
          </table:table-cell>
          <table:table-cell office:value-type="float" office:value="0.0000362832555699799" calcext:value-type="float">
            <text:p>3.62832555699799E-05</text:p>
          </table:table-cell>
          <table:table-cell office:value-type="float" office:value="0.0000115440572255321" calcext:value-type="float">
            <text:p>1.15440572255321E-05</text:p>
          </table:table-cell>
          <table:table-cell office:value-type="float" office:value="-0.0000433569067290751" calcext:value-type="float">
            <text:p>-4.33569067290751E-05</text:p>
          </table:table-cell>
          <table:table-cell office:value-type="float" office:value="0.0000060616158023552" calcext:value-type="float">
            <text:p>6.0616158023552E-06</text:p>
          </table:table-cell>
          <table:table-cell office:value-type="float" office:value="0.000027360035183388" calcext:value-type="float">
            <text:p>2.7360035183388E-05</text:p>
          </table:table-cell>
          <table:table-cell office:value-type="float" office:value="-0.0000295715687730902" calcext:value-type="float">
            <text:p>-2.95715687730902E-05</text:p>
          </table:table-cell>
          <table:table-cell office:value-type="float" office:value="-0.00000424468375259668" calcext:value-type="float">
            <text:p>-4.24468375259668E-06</text:p>
          </table:table-cell>
          <table:table-cell office:value-type="float" office:value="-0.00000153731041524496" calcext:value-type="float">
            <text:p>-1.53731041524496E-06</text:p>
          </table:table-cell>
          <table:table-cell office:value-type="float" office:value="0.0000131868081373332" calcext:value-type="float">
            <text:p>1.31868081373332E-05</text:p>
          </table:table-cell>
          <table:table-cell office:value-type="float" office:value="0.0000105931462193731" calcext:value-type="float">
            <text:p>1.05931462193731E-05</text:p>
          </table:table-cell>
          <table:table-cell office:value-type="float" office:value="0.000014588059746079" calcext:value-type="float">
            <text:p>1.4588059746079E-05</text:p>
          </table:table-cell>
          <table:table-cell office:value-type="float" office:value="-0.0000119331397121503" calcext:value-type="float">
            <text:p>-1.19331397121503E-05</text:p>
          </table:table-cell>
          <table:table-cell office:value-type="float" office:value="-0.00000419371141291425" calcext:value-type="float">
            <text:p>-4.19371141291425E-06</text:p>
          </table:table-cell>
          <table:table-cell office:value-type="float" office:value="-0.0000151100190137199" calcext:value-type="float">
            <text:p>-1.51100190137199E-05</text:p>
          </table:table-cell>
          <table:table-cell table:number-columns-repeated="537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890926911975582" calcext:value-type="float">
            <text:p>0.890926911975582</text:p>
          </table:table-cell>
          <table:table-cell table:formula="of:=[.B9]*9.8" office:value-type="float" office:value="8.7310837373607" calcext:value-type="float">
            <text:p>8.7310837373607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686725438826551" calcext:value-type="float">
            <text:p>6.86725438826551E-06</text:p>
          </table:table-cell>
          <table:table-cell table:formula="of:=0.5*[.D12]*(([.D5]-[.C5])/([.D1]-[.C1]))^2" office:value-type="float" office:value="0.00000700532281123551" calcext:value-type="float">
            <text:p>7.00532281123551E-06</text:p>
          </table:table-cell>
          <table:table-cell table:formula="of:=0.5*[.E12]*(([.E5]-[.D5])/([.E1]-[.D1]))^2" office:value-type="float" office:value="0.00000670955011310207" calcext:value-type="float">
            <text:p>6.70955011310207E-06</text:p>
          </table:table-cell>
          <table:table-cell table:formula="of:=0.5*[.F12]*(([.F5]-[.E5])/([.F1]-[.E1]))^2" office:value-type="float" office:value="0.00000119391775582126" calcext:value-type="float">
            <text:p>1.19391775582126E-06</text:p>
          </table:table-cell>
          <table:table-cell table:formula="of:=0.5*[.G12]*(([.G5]-[.F5])/([.G1]-[.F1]))^2" office:value-type="float" office:value="0.0000453003660106296" calcext:value-type="float">
            <text:p>4.53003660106296E-05</text:p>
          </table:table-cell>
          <table:table-cell table:formula="of:=0.5*[.H12]*(([.H5]-[.G5])/([.H1]-[.G1]))^2" office:value-type="float" office:value="0.00000121987187345" calcext:value-type="float">
            <text:p>1.21987187345E-06</text:p>
          </table:table-cell>
          <table:table-cell table:formula="of:=0.5*[.I12]*(([.I5]-[.H5])/([.I1]-[.H1]))^2" office:value-type="float" office:value="0.0000000617595870948205" calcext:value-type="float">
            <text:p>6.17595870948205E-08</text:p>
          </table:table-cell>
          <table:table-cell table:formula="of:=0.5*[.J12]*(([.J5]-[.I5])/([.J1]-[.I1]))^2" office:value-type="float" office:value="0.00000114282241707973" calcext:value-type="float">
            <text:p>1.14282241707973E-06</text:p>
          </table:table-cell>
          <table:table-cell table:formula="of:=0.5*[.K12]*(([.K5]-[.J5])/([.K1]-[.J1]))^2" office:value-type="float" office:value="0.0000147936439231098" calcext:value-type="float">
            <text:p>1.47936439231098E-05</text:p>
          </table:table-cell>
          <table:table-cell table:formula="of:=0.5*[.L12]*(([.L5]-[.K5])/([.L1]-[.K1]))^2" office:value-type="float" office:value="0.000037161353026344" calcext:value-type="float">
            <text:p>3.7161353026344E-05</text:p>
          </table:table-cell>
          <table:table-cell table:formula="of:=0.5*[.M12]*(([.M5]-[.L5])/([.M1]-[.L1]))^2" office:value-type="float" office:value="0.000000532381918748128" calcext:value-type="float">
            <text:p>5.32381918748128E-07</text:p>
          </table:table-cell>
          <table:table-cell table:formula="of:=0.5*[.N12]*(([.N5]-[.M5])/([.N1]-[.M1]))^2" office:value-type="float" office:value="0.0000175387112899984" calcext:value-type="float">
            <text:p>1.75387112899984E-05</text:p>
          </table:table-cell>
          <table:table-cell table:formula="of:=0.5*[.O12]*(([.O5]-[.N5])/([.O1]-[.N1]))^2" office:value-type="float" office:value="0.0000132871412776893" calcext:value-type="float">
            <text:p>1.32871412776893E-05</text:p>
          </table:table-cell>
          <table:table-cell table:formula="of:=0.5*[.P12]*(([.P5]-[.O5])/([.P1]-[.O1]))^2" office:value-type="float" office:value="0.00000017643795963329" calcext:value-type="float">
            <text:p>1.7643795963329E-07</text:p>
          </table:table-cell>
          <table:table-cell table:formula="of:=0.5*[.Q12]*(([.Q5]-[.P5])/([.Q1]-[.P1]))^2" office:value-type="float" office:value="0.0000103106406415028" calcext:value-type="float">
            <text:p>1.03106406415028E-05</text:p>
          </table:table-cell>
          <table:table-cell table:formula="of:=0.5*[.R12]*(([.R5]-[.Q5])/([.R1]-[.Q1]))^2" office:value-type="float" office:value="0.000016983660007704" calcext:value-type="float">
            <text:p>1.6983660007704E-05</text:p>
          </table:table-cell>
          <table:table-cell table:formula="of:=0.5*[.S12]*(([.S5]-[.R5])/([.S1]-[.R1]))^2" office:value-type="float" office:value="0.0000126675339370979" calcext:value-type="float">
            <text:p>1.26675339370979E-05</text:p>
          </table:table-cell>
          <table:table-cell table:formula="of:=0.5*[.T12]*(([.T5]-[.S5])/([.T1]-[.S1]))^2" office:value-type="float" office:value="0.00000883401681465848" calcext:value-type="float">
            <text:p>8.83401681465848E-06</text:p>
          </table:table-cell>
          <table:table-cell table:formula="of:=0.5*[.U12]*(([.U5]-[.T5])/([.U1]-[.T1]))^2" office:value-type="float" office:value="0.000015895418625624" calcext:value-type="float">
            <text:p>1.5895418625624E-05</text:p>
          </table:table-cell>
          <table:table-cell table:formula="of:=0.5*[.V12]*(([.V5]-[.U5])/([.V1]-[.U1]))^2" office:value-type="float" office:value="0.00000126046469867091" calcext:value-type="float">
            <text:p>1.26046469867091E-06</text:p>
          </table:table-cell>
          <table:table-cell table:formula="of:=0.5*[.W12]*(([.W5]-[.V5])/([.W1]-[.V1]))^2" office:value-type="float" office:value="0.00000258427463996335" calcext:value-type="float">
            <text:p>2.58427463996335E-06</text:p>
          </table:table-cell>
          <table:table-cell table:formula="of:=0.5*[.X12]*(([.X5]-[.W5])/([.X1]-[.W1]))^2" office:value-type="float" office:value="0.00000212096148192638" calcext:value-type="float">
            <text:p>2.12096148192638E-06</text:p>
          </table:table-cell>
          <table:table-cell table:formula="of:=0.5*[.Y12]*(([.Y5]-[.X5])/([.Y1]-[.X1]))^2" office:value-type="float" office:value="0.00000282175503877341" calcext:value-type="float">
            <text:p>2.82175503877341E-06</text:p>
          </table:table-cell>
          <table:table-cell table:formula="of:=0.5*[.Z12]*(([.Z5]-[.Y5])/([.Z1]-[.Y1]))^2" office:value-type="float" office:value="0.000000840722838963641" calcext:value-type="float">
            <text:p>8.40722838963641E-07</text:p>
          </table:table-cell>
          <table:table-cell table:formula="of:=0.5*[.AA12]*(([.AA5]-[.Z5])/([.AA1]-[.Z1]))^2" office:value-type="float" office:value="0.00000309449236827146" calcext:value-type="float">
            <text:p>3.09449236827146E-06</text:p>
          </table:table-cell>
          <table:table-cell table:formula="of:=0.5*[.AB12]*(([.AB5]-[.AA5])/([.AB1]-[.AA1]))^2" office:value-type="float" office:value="0.000000410057000473711" calcext:value-type="float">
            <text:p>4.10057000473711E-07</text:p>
          </table:table-cell>
          <table:table-cell table:formula="of:=0.5*[.AC12]*(([.AC5]-[.AB5])/([.AC1]-[.AB1]))^2" office:value-type="float" office:value="0.00000350191873580477" calcext:value-type="float">
            <text:p>3.50191873580477E-06</text:p>
          </table:table-cell>
          <table:table-cell table:formula="of:=0.5*[.AD12]*(([.AD5]-[.AC5])/([.AD1]-[.AC1]))^2" office:value-type="float" office:value="0.00000687362224473293" calcext:value-type="float">
            <text:p>6.87362224473293E-06</text:p>
          </table:table-cell>
          <table:table-cell table:formula="of:=0.5*[.AE12]*(([.AE5]-[.AD5])/([.AE1]-[.AD1]))^2" office:value-type="float" office:value="0.0000296554130709359" calcext:value-type="float">
            <text:p>2.96554130709359E-05</text:p>
          </table:table-cell>
          <table:table-cell table:formula="of:=0.5*[.AF12]*(([.AF5]-[.AE5])/([.AF1]-[.AE1]))^2" office:value-type="float" office:value="0.00000146082229761409" calcext:value-type="float">
            <text:p>1.46082229761409E-06</text:p>
          </table:table-cell>
          <table:table-cell table:formula="of:=0.5*[.AG12]*(([.AG5]-[.AF5])/([.AG1]-[.AF1]))^2" office:value-type="float" office:value="0.00000488781506699148" calcext:value-type="float">
            <text:p>4.88781506699148E-06</text:p>
          </table:table-cell>
          <table:table-cell table:formula="of:=0.5*[.AH12]*(([.AH5]-[.AG5])/([.AH1]-[.AG1]))^2" office:value-type="float" office:value="0.0000177904486886676" calcext:value-type="float">
            <text:p>1.77904486886676E-05</text:p>
          </table:table-cell>
          <table:table-cell table:formula="of:=0.5*[.AI12]*(([.AI5]-[.AH5])/([.AI1]-[.AH1]))^2" office:value-type="float" office:value="0.00000553931957713035" calcext:value-type="float">
            <text:p>5.53931957713035E-06</text:p>
          </table:table-cell>
          <table:table-cell table:formula="of:=0.5*[.AJ12]*(([.AJ5]-[.AI5])/([.AJ1]-[.AI1]))^2" office:value-type="float" office:value="0.000000187899999384884" calcext:value-type="float">
            <text:p>1.87899999384884E-07</text:p>
          </table:table-cell>
          <table:table-cell table:formula="of:=0.5*[.AK12]*(([.AK5]-[.AJ5])/([.AK1]-[.AJ1]))^2" office:value-type="float" office:value="0.00000471474177544334" calcext:value-type="float">
            <text:p>4.71474177544334E-06</text:p>
          </table:table-cell>
          <table:table-cell table:formula="of:=0.5*[.AL12]*(([.AL5]-[.AK5])/([.AL1]-[.AK1]))^2" office:value-type="float" office:value="0.00000187379312352522" calcext:value-type="float">
            <text:p>1.87379312352522E-06</text:p>
          </table:table-cell>
          <table:table-cell table:formula="of:=0.5*[.AM12]*(([.AM5]-[.AL5])/([.AM1]-[.AL1]))^2" office:value-type="float" office:value="0.0000151222333179725" calcext:value-type="float">
            <text:p>1.51222333179725E-05</text:p>
          </table:table-cell>
          <table:table-cell table:formula="of:=0.5*[.AN12]*(([.AN5]-[.AM5])/([.AN1]-[.AM1]))^2" office:value-type="float" office:value="0.00000305474722825409" calcext:value-type="float">
            <text:p>3.05474722825409E-06</text:p>
          </table:table-cell>
          <table:table-cell table:formula="of:=0.5*[.AO12]*(([.AO5]-[.AN5])/([.AO1]-[.AN1]))^2" office:value-type="float" office:value="0.0000020937903021913" calcext:value-type="float">
            <text:p>2.0937903021913E-06</text:p>
          </table:table-cell>
          <table:table-cell table:formula="of:=0.5*[.AP12]*(([.AP5]-[.AO5])/([.AP1]-[.AO1]))^2" office:value-type="float" office:value="0.0000188064989809374" calcext:value-type="float">
            <text:p>1.88064989809374E-05</text:p>
          </table:table-cell>
          <table:table-cell table:formula="of:=0.5*[.AQ12]*(([.AQ5]-[.AP5])/([.AQ1]-[.AP1]))^2" office:value-type="float" office:value="0.000000444382576540209" calcext:value-type="float">
            <text:p>4.44382576540209E-07</text:p>
          </table:table-cell>
          <table:table-cell table:formula="of:=0.5*[.AR12]*(([.AR5]-[.AQ5])/([.AR1]-[.AQ1]))^2" office:value-type="float" office:value="0.0000417912560006828" calcext:value-type="float">
            <text:p>4.17912560006828E-05</text:p>
          </table:table-cell>
          <table:table-cell table:formula="of:=0.5*[.AS12]*(([.AS5]-[.AR5])/([.AS1]-[.AR1]))^2" office:value-type="float" office:value="0.00000758835090602677" calcext:value-type="float">
            <text:p>7.58835090602677E-06</text:p>
          </table:table-cell>
          <table:table-cell table:formula="of:=0.5*[.AT12]*(([.AT5]-[.AS5])/([.AT1]-[.AS1]))^2" office:value-type="float" office:value="0.00000517165569369693" calcext:value-type="float">
            <text:p>5.17165569369693E-06</text:p>
          </table:table-cell>
          <table:table-cell table:formula="of:=0.5*[.AU12]*(([.AU5]-[.AT5])/([.AU1]-[.AT1]))^2" office:value-type="float" office:value="0.0000198397663664489" calcext:value-type="float">
            <text:p>1.98397663664489E-05</text:p>
          </table:table-cell>
          <table:table-cell table:formula="of:=0.5*[.AV12]*(([.AV5]-[.AU5])/([.AV1]-[.AU1]))^2" office:value-type="float" office:value="0.0000564148773140272" calcext:value-type="float">
            <text:p>5.64148773140272E-05</text:p>
          </table:table-cell>
          <table:table-cell table:formula="of:=0.5*[.AW12]*(([.AW5]-[.AV5])/([.AW1]-[.AV1]))^2" office:value-type="float" office:value="0.00222004259394427" calcext:value-type="float">
            <text:p>0.002220042593944</text:p>
          </table:table-cell>
          <table:table-cell table:formula="of:=0.5*[.AX12]*(([.AX5]-[.AW5])/([.AX1]-[.AW1]))^2" office:value-type="float" office:value="0.00533864707170544" calcext:value-type="float">
            <text:p>0.005338647071705</text:p>
          </table:table-cell>
          <table:table-cell table:formula="of:=0.5*[.AY12]*(([.AY5]-[.AX5])/([.AY1]-[.AX1]))^2" office:value-type="float" office:value="0.00421944080028153" calcext:value-type="float">
            <text:p>0.004219440800282</text:p>
          </table:table-cell>
          <table:table-cell table:formula="of:=0.5*[.AZ12]*(([.AZ5]-[.AY5])/([.AZ1]-[.AY1]))^2" office:value-type="float" office:value="0.000259644590499311" calcext:value-type="float">
            <text:p>0.000259644590499</text:p>
          </table:table-cell>
          <table:table-cell table:formula="of:=0.5*[.BA12]*(([.BA5]-[.AZ5])/([.BA1]-[.AZ1]))^2" office:value-type="float" office:value="0.000455363088711905" calcext:value-type="float">
            <text:p>0.000455363088712</text:p>
          </table:table-cell>
          <table:table-cell table:formula="of:=0.5*[.BB12]*(([.BB5]-[.BA5])/([.BB1]-[.BA1]))^2" office:value-type="float" office:value="0.000361196446970375" calcext:value-type="float">
            <text:p>0.00036119644697</text:p>
          </table:table-cell>
          <table:table-cell table:formula="of:=0.5*[.BC12]*(([.BC5]-[.BB5])/([.BC1]-[.BB1]))^2" office:value-type="float" office:value="0.000231414887834802" calcext:value-type="float">
            <text:p>0.000231414887835</text:p>
          </table:table-cell>
          <table:table-cell table:formula="of:=0.5*[.BD12]*(([.BD5]-[.BC5])/([.BD1]-[.BC1]))^2" office:value-type="float" office:value="0.00246395638595014" calcext:value-type="float">
            <text:p>0.00246395638595</text:p>
          </table:table-cell>
          <table:table-cell table:formula="of:=0.5*[.BE12]*(([.BE5]-[.BD5])/([.BE1]-[.BD1]))^2" office:value-type="float" office:value="0.000000483441523982913" calcext:value-type="float">
            <text:p>4.83441523982913E-07</text:p>
          </table:table-cell>
          <table:table-cell table:formula="of:=0.5*[.BF12]*(([.BF5]-[.BE5])/([.BF1]-[.BE1]))^2" office:value-type="float" office:value="0.0678003795374555" calcext:value-type="float">
            <text:p>0.067800379537456</text:p>
          </table:table-cell>
          <table:table-cell table:formula="of:=0.5*[.BG12]*(([.BG5]-[.BF5])/([.BG1]-[.BF1]))^2" office:value-type="float" office:value="0.0293789369018045" calcext:value-type="float">
            <text:p>0.029378936901805</text:p>
          </table:table-cell>
          <table:table-cell table:formula="of:=0.5*[.BH12]*(([.BH5]-[.BG5])/([.BH1]-[.BG1]))^2" office:value-type="float" office:value="0.065766986176654" calcext:value-type="float">
            <text:p>0.065766986176654</text:p>
          </table:table-cell>
          <table:table-cell table:formula="of:=0.5*[.BI12]*(([.BI5]-[.BH5])/([.BI1]-[.BH1]))^2" office:value-type="float" office:value="0.0120035384967674" calcext:value-type="float">
            <text:p>0.012003538496767</text:p>
          </table:table-cell>
          <table:table-cell table:formula="of:=0.5*[.BJ12]*(([.BJ5]-[.BI5])/([.BJ1]-[.BI1]))^2" office:value-type="float" office:value="0.0205452535035146" calcext:value-type="float">
            <text:p>0.020545253503515</text:p>
          </table:table-cell>
          <table:table-cell table:formula="of:=0.5*[.BK12]*(([.BK5]-[.BJ5])/([.BK1]-[.BJ1]))^2" office:value-type="float" office:value="0.0522640353424979" calcext:value-type="float">
            <text:p>0.052264035342498</text:p>
          </table:table-cell>
          <table:table-cell table:formula="of:=0.5*[.BL12]*(([.BL5]-[.BK5])/([.BL1]-[.BK1]))^2" office:value-type="float" office:value="0.00833810910535222" calcext:value-type="float">
            <text:p>0.008338109105352</text:p>
          </table:table-cell>
          <table:table-cell table:formula="of:=0.5*[.BM12]*(([.BM5]-[.BL5])/([.BM1]-[.BL1]))^2" office:value-type="float" office:value="0.0115335527646764" calcext:value-type="float">
            <text:p>0.011533552764676</text:p>
          </table:table-cell>
          <table:table-cell table:formula="of:=0.5*[.BN12]*(([.BN5]-[.BM5])/([.BN1]-[.BM1]))^2" office:value-type="float" office:value="0.00150816580035601" calcext:value-type="float">
            <text:p>0.001508165800356</text:p>
          </table:table-cell>
          <table:table-cell table:formula="of:=0.5*[.BO12]*(([.BO5]-[.BN5])/([.BO1]-[.BN1]))^2" office:value-type="float" office:value="0.00646526124226456" calcext:value-type="float">
            <text:p>0.006465261242265</text:p>
          </table:table-cell>
          <table:table-cell table:formula="of:=0.5*[.BP12]*(([.BP5]-[.BO5])/([.BP1]-[.BO1]))^2" office:value-type="float" office:value="0.00746404866508283" calcext:value-type="float">
            <text:p>0.007464048665083</text:p>
          </table:table-cell>
          <table:table-cell table:formula="of:=0.5*[.BQ12]*(([.BQ5]-[.BP5])/([.BQ1]-[.BP1]))^2" office:value-type="float" office:value="0.00019884660162518" calcext:value-type="float">
            <text:p>0.000198846601625</text:p>
          </table:table-cell>
          <table:table-cell table:formula="of:=0.5*[.BR12]*(([.BR5]-[.BQ5])/([.BR1]-[.BQ1]))^2" office:value-type="float" office:value="0.00203418921018119" calcext:value-type="float">
            <text:p>0.002034189210181</text:p>
          </table:table-cell>
          <table:table-cell table:formula="of:=0.5*[.BS12]*(([.BS5]-[.BR5])/([.BS1]-[.BR1]))^2" office:value-type="float" office:value="0.000302341324969989" calcext:value-type="float">
            <text:p>0.00030234132497</text:p>
          </table:table-cell>
          <table:table-cell table:formula="of:=0.5*[.BT12]*(([.BT5]-[.BS5])/([.BT1]-[.BS1]))^2" office:value-type="float" office:value="0.00450961447777841" calcext:value-type="float">
            <text:p>0.004509614477778</text:p>
          </table:table-cell>
          <table:table-cell table:formula="of:=0.5*[.BU12]*(([.BU5]-[.BT5])/([.BU1]-[.BT1]))^2" office:value-type="float" office:value="0.0211310356997069" calcext:value-type="float">
            <text:p>0.021131035699707</text:p>
          </table:table-cell>
          <table:table-cell table:formula="of:=0.5*[.BV12]*(([.BV5]-[.BU5])/([.BV1]-[.BU1]))^2" office:value-type="float" office:value="0.000904896567883405" calcext:value-type="float">
            <text:p>0.000904896567883</text:p>
          </table:table-cell>
          <table:table-cell table:formula="of:=0.5*[.BW12]*(([.BW5]-[.BV5])/([.BW1]-[.BV1]))^2" office:value-type="float" office:value="0.00000738531611337629" calcext:value-type="float">
            <text:p>7.38531611337629E-06</text:p>
          </table:table-cell>
          <table:table-cell table:formula="of:=0.5*[.BX12]*(([.BX5]-[.BW5])/([.BX1]-[.BW1]))^2" office:value-type="float" office:value="0.0463752298879452" calcext:value-type="float">
            <text:p>0.046375229887945</text:p>
          </table:table-cell>
          <table:table-cell table:formula="of:=0.5*[.BY12]*(([.BY5]-[.BX5])/([.BY1]-[.BX1]))^2" office:value-type="float" office:value="0.014470895286555" calcext:value-type="float">
            <text:p>0.014470895286555</text:p>
          </table:table-cell>
          <table:table-cell table:formula="of:=0.5*[.BZ12]*(([.BZ5]-[.BY5])/([.BZ1]-[.BY1]))^2" office:value-type="float" office:value="0.0879265735639316" calcext:value-type="float">
            <text:p>0.087926573563932</text:p>
          </table:table-cell>
          <table:table-cell table:formula="of:=0.5*[.CA12]*(([.CA5]-[.BZ5])/([.CA1]-[.BZ1]))^2" office:value-type="float" office:value="0.0656072331906379" calcext:value-type="float">
            <text:p>0.065607233190638</text:p>
          </table:table-cell>
          <table:table-cell table:formula="of:=0.5*[.CB12]*(([.CB5]-[.CA5])/([.CB1]-[.CA1]))^2" office:value-type="float" office:value="0.000163320387345446" calcext:value-type="float">
            <text:p>0.000163320387345</text:p>
          </table:table-cell>
          <table:table-cell table:formula="of:=0.5*[.CC12]*(([.CC5]-[.CB5])/([.CC1]-[.CB1]))^2" office:value-type="float" office:value="0.0308189007503191" calcext:value-type="float">
            <text:p>0.030818900750319</text:p>
          </table:table-cell>
          <table:table-cell table:formula="of:=0.5*[.CD12]*(([.CD5]-[.CC5])/([.CD1]-[.CC1]))^2" office:value-type="float" office:value="0.00386245292202334" calcext:value-type="float">
            <text:p>0.003862452922023</text:p>
          </table:table-cell>
          <table:table-cell table:formula="of:=0.5*[.CE12]*(([.CE5]-[.CD5])/([.CE1]-[.CD1]))^2" office:value-type="float" office:value="0.000146600912556692" calcext:value-type="float">
            <text:p>0.000146600912557</text:p>
          </table:table-cell>
          <table:table-cell table:formula="of:=0.5*[.CF12]*(([.CF5]-[.CE5])/([.CF1]-[.CE1]))^2" office:value-type="float" office:value="0.0082300053140433" calcext:value-type="float">
            <text:p>0.008230005314043</text:p>
          </table:table-cell>
          <table:table-cell table:formula="of:=0.5*[.CG12]*(([.CG5]-[.CF5])/([.CG1]-[.CF1]))^2" office:value-type="float" office:value="0.00952626489896527" calcext:value-type="float">
            <text:p>0.009526264898965</text:p>
          </table:table-cell>
          <table:table-cell table:formula="of:=0.5*[.CH12]*(([.CH5]-[.CG5])/([.CH1]-[.CG1]))^2" office:value-type="float" office:value="0.000491106814935824" calcext:value-type="float">
            <text:p>0.000491106814936</text:p>
          </table:table-cell>
          <table:table-cell table:formula="of:=0.5*[.CI12]*(([.CI5]-[.CH5])/([.CI1]-[.CH1]))^2" office:value-type="float" office:value="0.00680778082254832" calcext:value-type="float">
            <text:p>0.006807780822548</text:p>
          </table:table-cell>
          <table:table-cell table:formula="of:=0.5*[.CJ12]*(([.CJ5]-[.CI5])/([.CJ1]-[.CI1]))^2" office:value-type="float" office:value="0.00322622649225823" calcext:value-type="float">
            <text:p>0.003226226492258</text:p>
          </table:table-cell>
          <table:table-cell table:formula="of:=0.5*[.CK12]*(([.CK5]-[.CJ5])/([.CK1]-[.CJ1]))^2" office:value-type="float" office:value="0.0000974173622714518" calcext:value-type="float">
            <text:p>9.74173622714518E-05</text:p>
          </table:table-cell>
          <table:table-cell table:formula="of:=0.5*[.CL12]*(([.CL5]-[.CK5])/([.CL1]-[.CK1]))^2" office:value-type="float" office:value="0.00433590165160253" calcext:value-type="float">
            <text:p>0.004335901651603</text:p>
          </table:table-cell>
          <table:table-cell table:formula="of:=0.5*[.CM12]*(([.CM5]-[.CL5])/([.CM1]-[.CL1]))^2" office:value-type="float" office:value="0.0076330610917255" calcext:value-type="float">
            <text:p>0.007633061091726</text:p>
          </table:table-cell>
          <table:table-cell table:formula="of:=0.5*[.CN12]*(([.CN5]-[.CM5])/([.CN1]-[.CM1]))^2" office:value-type="float" office:value="0.0070146711245329" calcext:value-type="float">
            <text:p>0.007014671124533</text:p>
          </table:table-cell>
          <table:table-cell table:formula="of:=0.5*[.CO12]*(([.CO5]-[.CN5])/([.CO1]-[.CN1]))^2" office:value-type="float" office:value="0.00106291030143537" calcext:value-type="float">
            <text:p>0.001062910301435</text:p>
          </table:table-cell>
          <table:table-cell table:formula="of:=0.5*[.CP12]*(([.CP5]-[.CO5])/([.CP1]-[.CO1]))^2" office:value-type="float" office:value="0.034419579128096" calcext:value-type="float">
            <text:p>0.034419579128096</text:p>
          </table:table-cell>
          <table:table-cell table:formula="of:=0.5*[.CQ12]*(([.CQ5]-[.CP5])/([.CQ1]-[.CP1]))^2" office:value-type="float" office:value="0.115728158002114" calcext:value-type="float">
            <text:p>0.115728158002114</text:p>
          </table:table-cell>
          <table:table-cell table:formula="of:=0.5*[.CR12]*(([.CR5]-[.CQ5])/([.CR1]-[.CQ1]))^2" office:value-type="float" office:value="0.00894811442940861" calcext:value-type="float">
            <text:p>0.008948114429409</text:p>
          </table:table-cell>
          <table:table-cell table:formula="of:=0.5*[.CS12]*(([.CS5]-[.CR5])/([.CS1]-[.CR1]))^2" office:value-type="float" office:value="0.00208750919108009" calcext:value-type="float">
            <text:p>0.00208750919108</text:p>
          </table:table-cell>
          <table:table-cell table:formula="of:=0.5*[.CT12]*(([.CT5]-[.CS5])/([.CT1]-[.CS1]))^2" office:value-type="float" office:value="0.00272571045795741" calcext:value-type="float">
            <text:p>0.002725710457957</text:p>
          </table:table-cell>
          <table:table-cell table:formula="of:=0.5*[.CU12]*(([.CU5]-[.CT5])/([.CU1]-[.CT1]))^2" office:value-type="float" office:value="0.0458941917394589" calcext:value-type="float">
            <text:p>0.045894191739459</text:p>
          </table:table-cell>
          <table:table-cell table:formula="of:=0.5*[.CV12]*(([.CV5]-[.CU5])/([.CV1]-[.CU1]))^2" office:value-type="float" office:value="0.00419694774134958" calcext:value-type="float">
            <text:p>0.00419694774135</text:p>
          </table:table-cell>
          <table:table-cell table:formula="of:=0.5*[.CW12]*(([.CW5]-[.CV5])/([.CW1]-[.CV1]))^2" office:value-type="float" office:value="0.000114350236859868" calcext:value-type="float">
            <text:p>0.00011435023686</text:p>
          </table:table-cell>
          <table:table-cell table:formula="of:=0.5*[.CX12]*(([.CX5]-[.CW5])/([.CX1]-[.CW1]))^2" office:value-type="float" office:value="0.00777331698378398" calcext:value-type="float">
            <text:p>0.007773316983784</text:p>
          </table:table-cell>
          <table:table-cell table:formula="of:=0.5*[.CY12]*(([.CY5]-[.CX5])/([.CY1]-[.CX1]))^2" office:value-type="float" office:value="0.0232952371678937" calcext:value-type="float">
            <text:p>0.023295237167894</text:p>
          </table:table-cell>
          <table:table-cell table:formula="of:=0.5*[.CZ12]*(([.CZ5]-[.CY5])/([.CZ1]-[.CY1]))^2" office:value-type="float" office:value="0.0213110978791491" calcext:value-type="float">
            <text:p>0.021311097879149</text:p>
          </table:table-cell>
          <table:table-cell table:formula="of:=0.5*[.DA12]*(([.DA5]-[.CZ5])/([.DA1]-[.CZ1]))^2" office:value-type="float" office:value="0.0261088802525268" calcext:value-type="float">
            <text:p>0.026108880252527</text:p>
          </table:table-cell>
          <table:table-cell table:formula="of:=0.5*[.DB12]*(([.DB5]-[.DA5])/([.DB1]-[.DA1]))^2" office:value-type="float" office:value="0.0932168913352206" calcext:value-type="float">
            <text:p>0.093216891335221</text:p>
          </table:table-cell>
          <table:table-cell table:formula="of:=0.5*[.DC12]*(([.DC5]-[.DB5])/([.DC1]-[.DB1]))^2" office:value-type="float" office:value="0.0840569763200998" calcext:value-type="float">
            <text:p>0.0840569763201</text:p>
          </table:table-cell>
          <table:table-cell table:formula="of:=0.5*[.DD12]*(([.DD5]-[.DC5])/([.DD1]-[.DC1]))^2" office:value-type="float" office:value="0.0446153965788573" calcext:value-type="float">
            <text:p>0.044615396578857</text:p>
          </table:table-cell>
          <table:table-cell table:formula="of:=0.5*[.DE12]*(([.DE5]-[.DD5])/([.DE1]-[.DD1]))^2" office:value-type="float" office:value="0.00182553160939127" calcext:value-type="float">
            <text:p>0.001825531609391</text:p>
          </table:table-cell>
          <table:table-cell table:formula="of:=0.5*[.DF12]*(([.DF5]-[.DE5])/([.DF1]-[.DE1]))^2" office:value-type="float" office:value="0.000620622678803197" calcext:value-type="float">
            <text:p>0.000620622678803</text:p>
          </table:table-cell>
          <table:table-cell table:formula="of:=0.5*[.DG12]*(([.DG5]-[.DF5])/([.DG1]-[.DF1]))^2" office:value-type="float" office:value="0.0150527084428661" calcext:value-type="float">
            <text:p>0.015052708442866</text:p>
          </table:table-cell>
          <table:table-cell table:formula="of:=0.5*[.DH12]*(([.DH5]-[.DG5])/([.DH1]-[.DG1]))^2" office:value-type="float" office:value="0.00218690926506529" calcext:value-type="float">
            <text:p>0.002186909265065</text:p>
          </table:table-cell>
          <table:table-cell table:formula="of:=0.5*[.DI12]*(([.DI5]-[.DH5])/([.DI1]-[.DH1]))^2" office:value-type="float" office:value="0.00188514831234786" calcext:value-type="float">
            <text:p>0.001885148312348</text:p>
          </table:table-cell>
          <table:table-cell table:formula="of:=0.5*[.DJ12]*(([.DJ5]-[.DI5])/([.DJ1]-[.DI1]))^2" office:value-type="float" office:value="0.014243470024529" calcext:value-type="float">
            <text:p>0.014243470024529</text:p>
          </table:table-cell>
          <table:table-cell table:formula="of:=0.5*[.DK12]*(([.DK5]-[.DJ5])/([.DK1]-[.DJ1]))^2" office:value-type="float" office:value="0.00802503661933101" calcext:value-type="float">
            <text:p>0.008025036619331</text:p>
          </table:table-cell>
          <table:table-cell table:formula="of:=0.5*[.DL12]*(([.DL5]-[.DK5])/([.DL1]-[.DK1]))^2" office:value-type="float" office:value="0.0706657470024052" calcext:value-type="float">
            <text:p>0.070665747002405</text:p>
          </table:table-cell>
          <table:table-cell table:formula="of:=0.5*[.DM12]*(([.DM5]-[.DL5])/([.DM1]-[.DL1]))^2" office:value-type="float" office:value="0.00982941773029381" calcext:value-type="float">
            <text:p>0.009829417730294</text:p>
          </table:table-cell>
          <table:table-cell table:formula="of:=0.5*[.DN12]*(([.DN5]-[.DM5])/([.DN1]-[.DM1]))^2" office:value-type="float" office:value="0.000364446324406831" calcext:value-type="float">
            <text:p>0.000364446324407</text:p>
          </table:table-cell>
          <table:table-cell table:formula="of:=0.5*[.DO12]*(([.DO5]-[.DN5])/([.DO1]-[.DN1]))^2" office:value-type="float" office:value="0.00382283485913877" calcext:value-type="float">
            <text:p>0.003822834859139</text:p>
          </table:table-cell>
          <table:table-cell table:formula="of:=0.5*[.DP12]*(([.DP5]-[.DO5])/([.DP1]-[.DO1]))^2" office:value-type="float" office:value="0.00131744795252618" calcext:value-type="float">
            <text:p>0.001317447952526</text:p>
          </table:table-cell>
          <table:table-cell table:formula="of:=0.5*[.DQ12]*(([.DQ5]-[.DP5])/([.DQ1]-[.DP1]))^2" office:value-type="float" office:value="0.00005917973213958" calcext:value-type="float">
            <text:p>5.917973213958E-05</text:p>
          </table:table-cell>
          <table:table-cell table:formula="of:=0.5*[.DR12]*(([.DR5]-[.DQ5])/([.DR1]-[.DQ1]))^2" office:value-type="float" office:value="0.0113956143449162" calcext:value-type="float">
            <text:p>0.011395614344916</text:p>
          </table:table-cell>
          <table:table-cell table:formula="of:=0.5*[.DS12]*(([.DS5]-[.DR5])/([.DS1]-[.DR1]))^2" office:value-type="float" office:value="0.00237997936131394" calcext:value-type="float">
            <text:p>0.002379979361314</text:p>
          </table:table-cell>
          <table:table-cell table:formula="of:=0.5*[.DT12]*(([.DT5]-[.DS5])/([.DT1]-[.DS1]))^2" office:value-type="float" office:value="0.0034837797185507" calcext:value-type="float">
            <text:p>0.003483779718551</text:p>
          </table:table-cell>
          <table:table-cell table:formula="of:=0.5*[.DU12]*(([.DU5]-[.DT5])/([.DU1]-[.DT1]))^2" office:value-type="float" office:value="0.000897688343798892" calcext:value-type="float">
            <text:p>0.000897688343799</text:p>
          </table:table-cell>
          <table:table-cell table:formula="of:=0.5*[.DV12]*(([.DV5]-[.DU5])/([.DV1]-[.DU1]))^2" office:value-type="float" office:value="0.000529868262698832" calcext:value-type="float">
            <text:p>0.000529868262699</text:p>
          </table:table-cell>
          <table:table-cell table:formula="of:=0.5*[.DW12]*(([.DW5]-[.DV5])/([.DW1]-[.DV1]))^2" office:value-type="float" office:value="0.000156787903827354" calcext:value-type="float">
            <text:p>0.000156787903827</text:p>
          </table:table-cell>
          <table:table-cell table:formula="of:=0.5*[.DX12]*(([.DX5]-[.DW5])/([.DX1]-[.DW1]))^2" office:value-type="float" office:value="0.0000934844943768848" calcext:value-type="float">
            <text:p>9.34844943768848E-05</text:p>
          </table:table-cell>
          <table:table-cell table:formula="of:=0.5*[.DY12]*(([.DY5]-[.DX5])/([.DY1]-[.DX1]))^2" office:value-type="float" office:value="0.00000127566607067711" calcext:value-type="float">
            <text:p>1.27566607067711E-06</text:p>
          </table:table-cell>
          <table:table-cell table:formula="of:=0.5*[.DZ12]*(([.DZ5]-[.DY5])/([.DZ1]-[.DY1]))^2" office:value-type="float" office:value="0.00000123390049110536" calcext:value-type="float">
            <text:p>1.23390049110536E-06</text:p>
          </table:table-cell>
          <table:table-cell table:formula="of:=0.5*[.EA12]*(([.EA5]-[.DZ5])/([.EA1]-[.DZ1]))^2" office:value-type="float" office:value="0.00721486325507418" calcext:value-type="float">
            <text:p>0.007214863255074</text:p>
          </table:table-cell>
          <table:table-cell table:formula="of:=0.5*[.EB12]*(([.EB5]-[.EA5])/([.EB1]-[.EA1]))^2" office:value-type="float" office:value="0.0029303948940749" calcext:value-type="float">
            <text:p>0.002930394894075</text:p>
          </table:table-cell>
          <table:table-cell table:formula="of:=0.5*[.EC12]*(([.EC5]-[.EB5])/([.EC1]-[.EB1]))^2" office:value-type="float" office:value="0.112560069859495" calcext:value-type="float">
            <text:p>0.112560069859495</text:p>
          </table:table-cell>
          <table:table-cell table:formula="of:=0.5*[.ED12]*(([.ED5]-[.EC5])/([.ED1]-[.EC1]))^2" office:value-type="float" office:value="0.029863397520753" calcext:value-type="float">
            <text:p>0.029863397520753</text:p>
          </table:table-cell>
          <table:table-cell table:formula="of:=0.5*[.EE12]*(([.EE5]-[.ED5])/([.EE1]-[.ED1]))^2" office:value-type="float" office:value="0.0554580106474804" calcext:value-type="float">
            <text:p>0.055458010647481</text:p>
          </table:table-cell>
          <table:table-cell table:formula="of:=0.5*[.EF12]*(([.EF5]-[.EE5])/([.EF1]-[.EE1]))^2" office:value-type="float" office:value="0.00514952503728393" calcext:value-type="float">
            <text:p>0.005149525037284</text:p>
          </table:table-cell>
          <table:table-cell table:formula="of:=0.5*[.EG12]*(([.EG5]-[.EF5])/([.EG1]-[.EF1]))^2" office:value-type="float" office:value="0.00103695139848451" calcext:value-type="float">
            <text:p>0.001036951398485</text:p>
          </table:table-cell>
          <table:table-cell table:formula="of:=0.5*[.EH12]*(([.EH5]-[.EG5])/([.EH1]-[.EG1]))^2" office:value-type="float" office:value="0.00866642416105721" calcext:value-type="float">
            <text:p>0.008666424161057</text:p>
          </table:table-cell>
          <table:table-cell table:formula="of:=0.5*[.EI12]*(([.EI5]-[.EH5])/([.EI1]-[.EH1]))^2" office:value-type="float" office:value="0.0232888257958276" calcext:value-type="float">
            <text:p>0.023288825795828</text:p>
          </table:table-cell>
          <table:table-cell table:formula="of:=0.5*[.EJ12]*(([.EJ5]-[.EI5])/([.EJ1]-[.EI1]))^2" office:value-type="float" office:value="0.0596771763546296" calcext:value-type="float">
            <text:p>0.05967717635463</text:p>
          </table:table-cell>
          <table:table-cell table:formula="of:=0.5*[.EK12]*(([.EK5]-[.EJ5])/([.EK1]-[.EJ1]))^2" office:value-type="float" office:value="0.0512751167867386" calcext:value-type="float">
            <text:p>0.051275116786739</text:p>
          </table:table-cell>
          <table:table-cell table:formula="of:=0.5*[.EL12]*(([.EL5]-[.EK5])/([.EL1]-[.EK1]))^2" office:value-type="float" office:value="0.00611513939769377" calcext:value-type="float">
            <text:p>0.006115139397694</text:p>
          </table:table-cell>
          <table:table-cell table:formula="of:=0.5*[.EM12]*(([.EM5]-[.EL5])/([.EM1]-[.EL1]))^2" office:value-type="float" office:value="0.00091466101718228" calcext:value-type="float">
            <text:p>0.000914661017182</text:p>
          </table:table-cell>
          <table:table-cell table:formula="of:=0.5*[.EN12]*(([.EN5]-[.EM5])/([.EN1]-[.EM1]))^2" office:value-type="float" office:value="0.00378476562772464" calcext:value-type="float">
            <text:p>0.003784765627725</text:p>
          </table:table-cell>
          <table:table-cell table:formula="of:=0.5*[.EO12]*(([.EO5]-[.EN5])/([.EO1]-[.EN1]))^2" office:value-type="float" office:value="0.0302298668897766" calcext:value-type="float">
            <text:p>0.030229866889777</text:p>
          </table:table-cell>
          <table:table-cell table:formula="of:=0.5*[.EP12]*(([.EP5]-[.EO5])/([.EP1]-[.EO1]))^2" office:value-type="float" office:value="0.0538846653005736" calcext:value-type="float">
            <text:p>0.053884665300574</text:p>
          </table:table-cell>
          <table:table-cell table:formula="of:=0.5*[.EQ12]*(([.EQ5]-[.EP5])/([.EQ1]-[.EP1]))^2" office:value-type="float" office:value="0.000912590425202559" calcext:value-type="float">
            <text:p>0.000912590425203</text:p>
          </table:table-cell>
          <table:table-cell table:formula="of:=0.5*[.ER12]*(([.ER5]-[.EQ5])/([.ER1]-[.EQ1]))^2" office:value-type="float" office:value="0.150394405520337" calcext:value-type="float">
            <text:p>0.150394405520337</text:p>
          </table:table-cell>
          <table:table-cell table:formula="of:=0.5*[.ES12]*(([.ES5]-[.ER5])/([.ES1]-[.ER1]))^2" office:value-type="float" office:value="0.00167716106257679" calcext:value-type="float">
            <text:p>0.001677161062577</text:p>
          </table:table-cell>
          <table:table-cell table:formula="of:=0.5*[.ET12]*(([.ET5]-[.ES5])/([.ET1]-[.ES1]))^2" office:value-type="float" office:value="0.00698712657461868" calcext:value-type="float">
            <text:p>0.006987126574619</text:p>
          </table:table-cell>
          <table:table-cell table:formula="of:=0.5*[.EU12]*(([.EU5]-[.ET5])/([.EU1]-[.ET1]))^2" office:value-type="float" office:value="0.000241784728472566" calcext:value-type="float">
            <text:p>0.000241784728473</text:p>
          </table:table-cell>
          <table:table-cell table:formula="of:=0.5*[.EV12]*(([.EV5]-[.EU5])/([.EV1]-[.EU1]))^2" office:value-type="float" office:value="0.02525633296234" calcext:value-type="float">
            <text:p>0.02525633296234</text:p>
          </table:table-cell>
          <table:table-cell table:formula="of:=0.5*[.EW12]*(([.EW5]-[.EV5])/([.EW1]-[.EV1]))^2" office:value-type="float" office:value="0.000504179885592271" calcext:value-type="float">
            <text:p>0.000504179885592</text:p>
          </table:table-cell>
          <table:table-cell table:formula="of:=0.5*[.EX12]*(([.EX5]-[.EW5])/([.EX1]-[.EW1]))^2" office:value-type="float" office:value="0.0027920112772914" calcext:value-type="float">
            <text:p>0.002792011277291</text:p>
          </table:table-cell>
          <table:table-cell table:formula="of:=0.5*[.EY12]*(([.EY5]-[.EX5])/([.EY1]-[.EX1]))^2" office:value-type="float" office:value="0.00220493740676717" calcext:value-type="float">
            <text:p>0.002204937406767</text:p>
          </table:table-cell>
          <table:table-cell table:formula="of:=0.5*[.EZ12]*(([.EZ5]-[.EY5])/([.EZ1]-[.EY1]))^2" office:value-type="float" office:value="0.00602445204538535" calcext:value-type="float">
            <text:p>0.006024452045385</text:p>
          </table:table-cell>
          <table:table-cell table:formula="of:=0.5*[.FA12]*(([.FA5]-[.EZ5])/([.FA1]-[.EZ1]))^2" office:value-type="float" office:value="0.00567469454359383" calcext:value-type="float">
            <text:p>0.005674694543594</text:p>
          </table:table-cell>
          <table:table-cell table:formula="of:=0.5*[.FB12]*(([.FB5]-[.FA5])/([.FB1]-[.FA1]))^2" office:value-type="float" office:value="0.00109358772290238" calcext:value-type="float">
            <text:p>0.001093587722902</text:p>
          </table:table-cell>
          <table:table-cell table:formula="of:=0.5*[.FC12]*(([.FC5]-[.FB5])/([.FC1]-[.FB1]))^2" office:value-type="float" office:value="0.000456389686201863" calcext:value-type="float">
            <text:p>0.000456389686202</text:p>
          </table:table-cell>
          <table:table-cell table:formula="of:=0.5*[.FD12]*(([.FD5]-[.FC5])/([.FD1]-[.FC1]))^2" office:value-type="float" office:value="0.00457104994961019" calcext:value-type="float">
            <text:p>0.00457104994961</text:p>
          </table:table-cell>
          <table:table-cell table:formula="of:=0.5*[.FE12]*(([.FE5]-[.FD5])/([.FE1]-[.FD1]))^2" office:value-type="float" office:value="0.00218644752775043" calcext:value-type="float">
            <text:p>0.00218644752775</text:p>
          </table:table-cell>
          <table:table-cell table:formula="of:=0.5*[.FF12]*(([.FF5]-[.FE5])/([.FF1]-[.FE1]))^2" office:value-type="float" office:value="0.106360904314349" calcext:value-type="float">
            <text:p>0.106360904314349</text:p>
          </table:table-cell>
          <table:table-cell table:formula="of:=0.5*[.FG12]*(([.FG5]-[.FF5])/([.FG1]-[.FF1]))^2" office:value-type="float" office:value="0.0454756314944824" calcext:value-type="float">
            <text:p>0.045475631494482</text:p>
          </table:table-cell>
          <table:table-cell table:formula="of:=0.5*[.FH12]*(([.FH5]-[.FG5])/([.FH1]-[.FG1]))^2" office:value-type="float" office:value="0.0259886107683857" calcext:value-type="float">
            <text:p>0.025988610768386</text:p>
          </table:table-cell>
          <table:table-cell table:formula="of:=0.5*[.FI12]*(([.FI5]-[.FH5])/([.FI1]-[.FH1]))^2" office:value-type="float" office:value="0.00459888375544219" calcext:value-type="float">
            <text:p>0.004598883755442</text:p>
          </table:table-cell>
          <table:table-cell table:formula="of:=0.5*[.FJ12]*(([.FJ5]-[.FI5])/([.FJ1]-[.FI1]))^2" office:value-type="float" office:value="0.00757879863743379" calcext:value-type="float">
            <text:p>0.007578798637434</text:p>
          </table:table-cell>
          <table:table-cell table:formula="of:=0.5*[.FK12]*(([.FK5]-[.FJ5])/([.FK1]-[.FJ1]))^2" office:value-type="float" office:value="0.0192923291035085" calcext:value-type="float">
            <text:p>0.019292329103509</text:p>
          </table:table-cell>
          <table:table-cell table:formula="of:=0.5*[.FL12]*(([.FL5]-[.FK5])/([.FL1]-[.FK1]))^2" office:value-type="float" office:value="0.0365107551580219" calcext:value-type="float">
            <text:p>0.036510755158022</text:p>
          </table:table-cell>
          <table:table-cell table:formula="of:=0.5*[.FM12]*(([.FM5]-[.FL5])/([.FM1]-[.FL1]))^2" office:value-type="float" office:value="0.0588661376740849" calcext:value-type="float">
            <text:p>0.058866137674085</text:p>
          </table:table-cell>
          <table:table-cell table:formula="of:=0.5*[.FN12]*(([.FN5]-[.FM5])/([.FN1]-[.FM1]))^2" office:value-type="float" office:value="0.00508132795138683" calcext:value-type="float">
            <text:p>0.005081327951387</text:p>
          </table:table-cell>
          <table:table-cell table:formula="of:=0.5*[.FO12]*(([.FO5]-[.FN5])/([.FO1]-[.FN1]))^2" office:value-type="float" office:value="0.00147530295653536" calcext:value-type="float">
            <text:p>0.001475302956535</text:p>
          </table:table-cell>
          <table:table-cell table:formula="of:=0.5*[.FP12]*(([.FP5]-[.FO5])/([.FP1]-[.FO1]))^2" office:value-type="float" office:value="0.0151109417260298" calcext:value-type="float">
            <text:p>0.01511094172603</text:p>
          </table:table-cell>
          <table:table-cell table:formula="of:=0.5*[.FQ12]*(([.FQ5]-[.FP5])/([.FQ1]-[.FP1]))^2" office:value-type="float" office:value="0.0000558372021367804" calcext:value-type="float">
            <text:p>5.58372021367804E-05</text:p>
          </table:table-cell>
          <table:table-cell table:formula="of:=0.5*[.FR12]*(([.FR5]-[.FQ5])/([.FR1]-[.FQ1]))^2" office:value-type="float" office:value="0.0754680569019869" calcext:value-type="float">
            <text:p>0.075468056901987</text:p>
          </table:table-cell>
          <table:table-cell table:formula="of:=0.5*[.FS12]*(([.FS5]-[.FR5])/([.FS1]-[.FR1]))^2" office:value-type="float" office:value="0.146851576156682" calcext:value-type="float">
            <text:p>0.146851576156682</text:p>
          </table:table-cell>
          <table:table-cell table:formula="of:=0.5*[.FT12]*(([.FT5]-[.FS5])/([.FT1]-[.FS1]))^2" office:value-type="float" office:value="0.0043913786174989" calcext:value-type="float">
            <text:p>0.004391378617499</text:p>
          </table:table-cell>
          <table:table-cell table:formula="of:=0.5*[.FU12]*(([.FU5]-[.FT5])/([.FU1]-[.FT1]))^2" office:value-type="float" office:value="0.0394513032199878" calcext:value-type="float">
            <text:p>0.039451303219988</text:p>
          </table:table-cell>
          <table:table-cell table:formula="of:=0.5*[.FV12]*(([.FV5]-[.FU5])/([.FV1]-[.FU1]))^2" office:value-type="float" office:value="0.030310809894762" calcext:value-type="float">
            <text:p>0.030310809894762</text:p>
          </table:table-cell>
          <table:table-cell table:formula="of:=0.5*[.FW12]*(([.FW5]-[.FV5])/([.FW1]-[.FV1]))^2" office:value-type="float" office:value="0.00128058655980423" calcext:value-type="float">
            <text:p>0.001280586559804</text:p>
          </table:table-cell>
          <table:table-cell table:formula="of:=0.5*[.FX12]*(([.FX5]-[.FW5])/([.FX1]-[.FW1]))^2" office:value-type="float" office:value="0.00230324017901472" calcext:value-type="float">
            <text:p>0.002303240179015</text:p>
          </table:table-cell>
          <table:table-cell table:formula="of:=0.5*[.FY12]*(([.FY5]-[.FX5])/([.FY1]-[.FX1]))^2" office:value-type="float" office:value="0.00184679232249873" calcext:value-type="float">
            <text:p>0.001846792322499</text:p>
          </table:table-cell>
          <table:table-cell table:formula="of:=0.5*[.FZ12]*(([.FZ5]-[.FY5])/([.FZ1]-[.FY1]))^2" office:value-type="float" office:value="0.00481591279974914" calcext:value-type="float">
            <text:p>0.004815912799749</text:p>
          </table:table-cell>
          <table:table-cell table:formula="of:=0.5*[.GA12]*(([.GA5]-[.FZ5])/([.GA1]-[.FZ1]))^2" office:value-type="float" office:value="0.000203449440105315" calcext:value-type="float">
            <text:p>0.000203449440105</text:p>
          </table:table-cell>
          <table:table-cell table:formula="of:=0.5*[.GB12]*(([.GB5]-[.GA5])/([.GB1]-[.GA1]))^2" office:value-type="float" office:value="0.00575494086963378" calcext:value-type="float">
            <text:p>0.005754940869634</text:p>
          </table:table-cell>
          <table:table-cell table:formula="of:=0.5*[.GC12]*(([.GC5]-[.GB5])/([.GC1]-[.GB1]))^2" office:value-type="float" office:value="0.000278536539868107" calcext:value-type="float">
            <text:p>0.000278536539868</text:p>
          </table:table-cell>
          <table:table-cell table:formula="of:=0.5*[.GD12]*(([.GD5]-[.GC5])/([.GD1]-[.GC1]))^2" office:value-type="float" office:value="0.00843406562259543" calcext:value-type="float">
            <text:p>0.008434065622595</text:p>
          </table:table-cell>
          <table:table-cell table:formula="of:=0.5*[.GE12]*(([.GE5]-[.GD5])/([.GE1]-[.GD1]))^2" office:value-type="float" office:value="0.0232211476421772" calcext:value-type="float">
            <text:p>0.023221147642177</text:p>
          </table:table-cell>
          <table:table-cell table:formula="of:=0.5*[.GF12]*(([.GF5]-[.GE5])/([.GF1]-[.GE1]))^2" office:value-type="float" office:value="0.00707796474599492" calcext:value-type="float">
            <text:p>0.007077964745995</text:p>
          </table:table-cell>
          <table:table-cell table:formula="of:=0.5*[.GG12]*(([.GG5]-[.GF5])/([.GG1]-[.GF1]))^2" office:value-type="float" office:value="0.0423804627959933" calcext:value-type="float">
            <text:p>0.042380462795993</text:p>
          </table:table-cell>
          <table:table-cell table:formula="of:=0.5*[.GH12]*(([.GH5]-[.GG5])/([.GH1]-[.GG1]))^2" office:value-type="float" office:value="0.0195979127777306" calcext:value-type="float">
            <text:p>0.019597912777731</text:p>
          </table:table-cell>
          <table:table-cell table:formula="of:=0.5*[.GI12]*(([.GI5]-[.GH5])/([.GI1]-[.GH1]))^2" office:value-type="float" office:value="0.0555310870832894" calcext:value-type="float">
            <text:p>0.055531087083289</text:p>
          </table:table-cell>
          <table:table-cell table:formula="of:=0.5*[.GJ12]*(([.GJ5]-[.GI5])/([.GJ1]-[.GI1]))^2" office:value-type="float" office:value="0.0401323840195079" calcext:value-type="float">
            <text:p>0.040132384019508</text:p>
          </table:table-cell>
          <table:table-cell table:formula="of:=0.5*[.GK12]*(([.GK5]-[.GJ5])/([.GK1]-[.GJ1]))^2" office:value-type="float" office:value="0.0128928829870747" calcext:value-type="float">
            <text:p>0.012892882987075</text:p>
          </table:table-cell>
          <table:table-cell table:formula="of:=0.5*[.GL12]*(([.GL5]-[.GK5])/([.GL1]-[.GK1]))^2" office:value-type="float" office:value="0.004667377693686" calcext:value-type="float">
            <text:p>0.004667377693686</text:p>
          </table:table-cell>
          <table:table-cell table:formula="of:=0.5*[.GM12]*(([.GM5]-[.GL5])/([.GM1]-[.GL1]))^2" office:value-type="float" office:value="0.0182128351894259" calcext:value-type="float">
            <text:p>0.018212835189426</text:p>
          </table:table-cell>
          <table:table-cell table:formula="of:=0.5*[.GN12]*(([.GN5]-[.GM5])/([.GN1]-[.GM1]))^2" office:value-type="float" office:value="0.0135431052272177" calcext:value-type="float">
            <text:p>0.013543105227218</text:p>
          </table:table-cell>
          <table:table-cell table:formula="of:=0.5*[.GO12]*(([.GO5]-[.GN5])/([.GO1]-[.GN1]))^2" office:value-type="float" office:value="0.0227358009435823" calcext:value-type="float">
            <text:p>0.022735800943582</text:p>
          </table:table-cell>
          <table:table-cell table:formula="of:=0.5*[.GP12]*(([.GP5]-[.GO5])/([.GP1]-[.GO1]))^2" office:value-type="float" office:value="0.0707283392584121" calcext:value-type="float">
            <text:p>0.070728339258412</text:p>
          </table:table-cell>
          <table:table-cell table:formula="of:=0.5*[.GQ12]*(([.GQ5]-[.GP5])/([.GQ1]-[.GP1]))^2" office:value-type="float" office:value="0.0735224747646809" calcext:value-type="float">
            <text:p>0.073522474764681</text:p>
          </table:table-cell>
          <table:table-cell table:formula="of:=0.5*[.GR12]*(([.GR5]-[.GQ5])/([.GR1]-[.GQ1]))^2" office:value-type="float" office:value="0.0161796965550714" calcext:value-type="float">
            <text:p>0.016179696555072</text:p>
          </table:table-cell>
          <table:table-cell table:formula="of:=0.5*[.GS12]*(([.GS5]-[.GR5])/([.GS1]-[.GR1]))^2" office:value-type="float" office:value="0.000563932155711241" calcext:value-type="float">
            <text:p>0.000563932155711</text:p>
          </table:table-cell>
          <table:table-cell table:formula="of:=0.5*[.GT12]*(([.GT5]-[.GS5])/([.GT1]-[.GS1]))^2" office:value-type="float" office:value="0.0221964420665794" calcext:value-type="float">
            <text:p>0.02219644206658</text:p>
          </table:table-cell>
          <table:table-cell table:formula="of:=0.5*[.GU12]*(([.GU5]-[.GT5])/([.GU1]-[.GT1]))^2" office:value-type="float" office:value="0.0458851102413189" calcext:value-type="float">
            <text:p>0.045885110241319</text:p>
          </table:table-cell>
          <table:table-cell table:formula="of:=0.5*[.GV12]*(([.GV5]-[.GU5])/([.GV1]-[.GU1]))^2" office:value-type="float" office:value="0.00482211867962211" calcext:value-type="float">
            <text:p>0.004822118679622</text:p>
          </table:table-cell>
          <table:table-cell table:formula="of:=0.5*[.GW12]*(([.GW5]-[.GV5])/([.GW1]-[.GV1]))^2" office:value-type="float" office:value="0.122030680997222" calcext:value-type="float">
            <text:p>0.122030680997222</text:p>
          </table:table-cell>
          <table:table-cell table:formula="of:=0.5*[.GX12]*(([.GX5]-[.GW5])/([.GX1]-[.GW1]))^2" office:value-type="float" office:value="0.103020205962633" calcext:value-type="float">
            <text:p>0.103020205962633</text:p>
          </table:table-cell>
          <table:table-cell table:formula="of:=0.5*[.GY12]*(([.GY5]-[.GX5])/([.GY1]-[.GX1]))^2" office:value-type="float" office:value="0.0350857846309423" calcext:value-type="float">
            <text:p>0.035085784630942</text:p>
          </table:table-cell>
          <table:table-cell table:formula="of:=0.5*[.GZ12]*(([.GZ5]-[.GY5])/([.GZ1]-[.GY1]))^2" office:value-type="float" office:value="0.0202291017765483" calcext:value-type="float">
            <text:p>0.020229101776548</text:p>
          </table:table-cell>
          <table:table-cell table:formula="of:=0.5*[.HA12]*(([.HA5]-[.GZ5])/([.HA1]-[.GZ1]))^2" office:value-type="float" office:value="0.019886590471709" calcext:value-type="float">
            <text:p>0.019886590471709</text:p>
          </table:table-cell>
          <table:table-cell table:formula="of:=0.5*[.HB12]*(([.HB5]-[.HA5])/([.HB1]-[.HA1]))^2" office:value-type="float" office:value="0.000965669169760764" calcext:value-type="float">
            <text:p>0.000965669169761</text:p>
          </table:table-cell>
          <table:table-cell table:formula="of:=0.5*[.HC12]*(([.HC5]-[.HB5])/([.HC1]-[.HB1]))^2" office:value-type="float" office:value="0.0130049317630357" calcext:value-type="float">
            <text:p>0.013004931763036</text:p>
          </table:table-cell>
          <table:table-cell table:formula="of:=0.5*[.HD12]*(([.HD5]-[.HC5])/([.HD1]-[.HC1]))^2" office:value-type="float" office:value="0.00937440565254234" calcext:value-type="float">
            <text:p>0.009374405652542</text:p>
          </table:table-cell>
          <table:table-cell table:formula="of:=0.5*[.HE12]*(([.HE5]-[.HD5])/([.HE1]-[.HD1]))^2" office:value-type="float" office:value="0.00000379090656039431" calcext:value-type="float">
            <text:p>3.79090656039431E-06</text:p>
          </table:table-cell>
          <table:table-cell table:formula="of:=0.5*[.HF12]*(([.HF5]-[.HE5])/([.HF1]-[.HE1]))^2" office:value-type="float" office:value="0.00624086744915583" calcext:value-type="float">
            <text:p>0.006240867449156</text:p>
          </table:table-cell>
          <table:table-cell table:formula="of:=0.5*[.HG12]*(([.HG5]-[.HF5])/([.HG1]-[.HF1]))^2" office:value-type="float" office:value="0.0000273122706231135" calcext:value-type="float">
            <text:p>2.73122706231135E-05</text:p>
          </table:table-cell>
          <table:table-cell table:formula="of:=0.5*[.HH12]*(([.HH5]-[.HG5])/([.HH1]-[.HG1]))^2" office:value-type="float" office:value="0.000673018295001049" calcext:value-type="float">
            <text:p>0.000673018295001</text:p>
          </table:table-cell>
          <table:table-cell table:formula="of:=0.5*[.HI12]*(([.HI5]-[.HH5])/([.HI1]-[.HH1]))^2" office:value-type="float" office:value="0.000379468938248542" calcext:value-type="float">
            <text:p>0.000379468938249</text:p>
          </table:table-cell>
          <table:table-cell table:formula="of:=0.5*[.HJ12]*(([.HJ5]-[.HI5])/([.HJ1]-[.HI1]))^2" office:value-type="float" office:value="0.000000172225751751558" calcext:value-type="float">
            <text:p>1.72225751751558E-07</text:p>
          </table:table-cell>
          <table:table-cell table:formula="of:=0.5*[.HK12]*(([.HK5]-[.HJ5])/([.HK1]-[.HJ1]))^2" office:value-type="float" office:value="0.0000915205132433158" calcext:value-type="float">
            <text:p>9.15205132433158E-05</text:p>
          </table:table-cell>
          <table:table-cell table:formula="of:=0.5*[.HL12]*(([.HL5]-[.HK5])/([.HL1]-[.HK1]))^2" office:value-type="float" office:value="0.000251025256376073" calcext:value-type="float">
            <text:p>0.000251025256376</text:p>
          </table:table-cell>
          <table:table-cell table:formula="of:=0.5*[.HM12]*(([.HM5]-[.HL5])/([.HM1]-[.HL1]))^2" office:value-type="float" office:value="0.000202530387373905" calcext:value-type="float">
            <text:p>0.000202530387374</text:p>
          </table:table-cell>
          <table:table-cell table:formula="of:=0.5*[.HN12]*(([.HN5]-[.HM5])/([.HN1]-[.HM1]))^2" office:value-type="float" office:value="0.0000926201235703072" calcext:value-type="float">
            <text:p>9.26201235703072E-05</text:p>
          </table:table-cell>
          <table:table-cell table:formula="of:=0.5*[.HO12]*(([.HO5]-[.HN5])/([.HO1]-[.HN1]))^2" office:value-type="float" office:value="0.0000200249264795271" calcext:value-type="float">
            <text:p>2.00249264795271E-05</text:p>
          </table:table-cell>
          <table:table-cell table:formula="of:=0.5*[.HP12]*(([.HP5]-[.HO5])/([.HP1]-[.HO1]))^2" office:value-type="float" office:value="0.000292804252759365" calcext:value-type="float">
            <text:p>0.000292804252759</text:p>
          </table:table-cell>
          <table:table-cell table:formula="of:=0.5*[.HQ12]*(([.HQ5]-[.HP5])/([.HQ1]-[.HP1]))^2" office:value-type="float" office:value="0.000102359136556363" calcext:value-type="float">
            <text:p>0.000102359136556</text:p>
          </table:table-cell>
          <table:table-cell table:formula="of:=0.5*[.HR12]*(([.HR5]-[.HQ5])/([.HR1]-[.HQ1]))^2" office:value-type="float" office:value="0.00000981530054013881" calcext:value-type="float">
            <text:p>9.81530054013881E-06</text:p>
          </table:table-cell>
          <table:table-cell table:formula="of:=0.5*[.HS12]*(([.HS5]-[.HR5])/([.HS1]-[.HR1]))^2" office:value-type="float" office:value="0.00000744839265257679" calcext:value-type="float">
            <text:p>7.44839265257679E-06</text:p>
          </table:table-cell>
          <table:table-cell table:formula="of:=0.5*[.HT12]*(([.HT5]-[.HS5])/([.HT1]-[.HS1]))^2" office:value-type="float" office:value="0.0000352730771292327" calcext:value-type="float">
            <text:p>3.52730771292327E-05</text:p>
          </table:table-cell>
          <table:table-cell table:formula="of:=0.5*[.HU12]*(([.HU5]-[.HT5])/([.HU1]-[.HT1]))^2" office:value-type="float" office:value="0.0000213230761054009" calcext:value-type="float">
            <text:p>2.13230761054009E-05</text:p>
          </table:table-cell>
          <table:table-cell table:formula="of:=0.5*[.HV12]*(([.HV5]-[.HU5])/([.HV1]-[.HU1]))^2" office:value-type="float" office:value="0.000681960212938684" calcext:value-type="float">
            <text:p>0.000681960212939</text:p>
          </table:table-cell>
          <table:table-cell table:formula="of:=0.5*[.HW12]*(([.HW5]-[.HV5])/([.HW1]-[.HV1]))^2" office:value-type="float" office:value="0.00000573023930009094" calcext:value-type="float">
            <text:p>5.73023930009094E-06</text:p>
          </table:table-cell>
          <table:table-cell table:formula="of:=0.5*[.HX12]*(([.HX5]-[.HW5])/([.HX1]-[.HW1]))^2" office:value-type="float" office:value="0.000179910474076081" calcext:value-type="float">
            <text:p>0.000179910474076</text:p>
          </table:table-cell>
          <table:table-cell table:formula="of:=0.5*[.HY12]*(([.HY5]-[.HX5])/([.HY1]-[.HX1]))^2" office:value-type="float" office:value="0.0000324456607654228" calcext:value-type="float">
            <text:p>3.24456607654228E-05</text:p>
          </table:table-cell>
          <table:table-cell table:formula="of:=0.5*[.HZ12]*(([.HZ5]-[.HY5])/([.HZ1]-[.HY1]))^2" office:value-type="float" office:value="0.000000800044418171237" calcext:value-type="float">
            <text:p>8.00044418171237E-07</text:p>
          </table:table-cell>
          <table:table-cell table:formula="of:=0.5*[.IA12]*(([.IA5]-[.HZ5])/([.IA1]-[.HZ1]))^2" office:value-type="float" office:value="0.00000119654392820331" calcext:value-type="float">
            <text:p>1.19654392820331E-06</text:p>
          </table:table-cell>
          <table:table-cell table:formula="of:=0.5*[.IB12]*(([.IB5]-[.IA5])/([.IB1]-[.IA1]))^2" office:value-type="float" office:value="0.000000362018551165084" calcext:value-type="float">
            <text:p>3.62018551165084E-07</text:p>
          </table:table-cell>
          <table:table-cell table:formula="of:=0.5*[.IC12]*(([.IC5]-[.IB5])/([.IC1]-[.IB1]))^2" office:value-type="float" office:value="0.00000156908083963757" calcext:value-type="float">
            <text:p>1.56908083963757E-06</text:p>
          </table:table-cell>
          <table:table-cell table:formula="of:=0.5*[.ID12]*(([.ID5]-[.IC5])/([.ID1]-[.IC1]))^2" office:value-type="float" office:value="0.000000769183059949754" calcext:value-type="float">
            <text:p>7.69183059949754E-07</text:p>
          </table:table-cell>
          <table:table-cell table:formula="of:=0.5*[.IE12]*(([.IE5]-[.ID5])/([.IE1]-[.ID1]))^2" office:value-type="float" office:value="0.0000039197553848832" calcext:value-type="float">
            <text:p>3.9197553848832E-06</text:p>
          </table:table-cell>
          <table:table-cell table:formula="of:=0.5*[.IF12]*(([.IF5]-[.IE5])/([.IF1]-[.IE1]))^2" office:value-type="float" office:value="0.000000196766135498296" calcext:value-type="float">
            <text:p>1.96766135498296E-07</text:p>
          </table:table-cell>
          <table:table-cell table:formula="of:=0.5*[.IG12]*(([.IG5]-[.IF5])/([.IG1]-[.IF1]))^2" office:value-type="float" office:value="0.00000291224032417366" calcext:value-type="float">
            <text:p>2.91224032417366E-06</text:p>
          </table:table-cell>
          <table:table-cell table:formula="of:=0.5*[.IH12]*(([.IH5]-[.IG5])/([.IH1]-[.IG1]))^2" office:value-type="float" office:value="0.000000593931600084301" calcext:value-type="float">
            <text:p>5.93931600084301E-07</text:p>
          </table:table-cell>
          <table:table-cell table:formula="of:=0.5*[.II12]*(([.II5]-[.IH5])/([.II1]-[.IH1]))^2" office:value-type="float" office:value="0.00000106320935734868" calcext:value-type="float">
            <text:p>1.06320935734868E-06</text:p>
          </table:table-cell>
          <table:table-cell table:formula="of:=0.5*[.IJ12]*(([.IJ5]-[.II5])/([.IJ1]-[.II1]))^2" office:value-type="float" office:value="0.0000576529250623086" calcext:value-type="float">
            <text:p>5.76529250623086E-05</text:p>
          </table:table-cell>
          <table:table-cell table:formula="of:=0.5*[.IK12]*(([.IK5]-[.IJ5])/([.IK1]-[.IJ1]))^2" office:value-type="float" office:value="0.0000345798701499563" calcext:value-type="float">
            <text:p>3.45798701499563E-05</text:p>
          </table:table-cell>
          <table:table-cell table:formula="of:=0.5*[.IL12]*(([.IL5]-[.IK5])/([.IL1]-[.IK1]))^2" office:value-type="float" office:value="0.00000171744269673537" calcext:value-type="float">
            <text:p>1.71744269673537E-06</text:p>
          </table:table-cell>
          <table:table-cell table:formula="of:=0.5*[.IM12]*(([.IM5]-[.IL5])/([.IM1]-[.IL1]))^2" office:value-type="float" office:value="0.000000202132436909773" calcext:value-type="float">
            <text:p>2.02132436909773E-07</text:p>
          </table:table-cell>
          <table:table-cell table:formula="of:=0.5*[.IN12]*(([.IN5]-[.IM5])/([.IN1]-[.IM1]))^2" office:value-type="float" office:value="0.00000537205115250533" calcext:value-type="float">
            <text:p>5.37205115250533E-06</text:p>
          </table:table-cell>
          <table:table-cell table:formula="of:=0.5*[.IO12]*(([.IO5]-[.IN5])/([.IO1]-[.IN1]))^2" office:value-type="float" office:value="0.0000167218739948263" calcext:value-type="float">
            <text:p>1.67218739948263E-05</text:p>
          </table:table-cell>
          <table:table-cell table:formula="of:=0.5*[.IP12]*(([.IP5]-[.IO5])/([.IP1]-[.IO1]))^2" office:value-type="float" office:value="0.0000000781217228277335" calcext:value-type="float">
            <text:p>7.81217228277335E-08</text:p>
          </table:table-cell>
          <table:table-cell table:formula="of:=0.5*[.IQ12]*(([.IQ5]-[.IP5])/([.IQ1]-[.IP1]))^2" office:value-type="float" office:value="0.0000212090786866777" calcext:value-type="float">
            <text:p>2.12090786866777E-05</text:p>
          </table:table-cell>
          <table:table-cell table:formula="of:=0.5*[.IR12]*(([.IR5]-[.IQ5])/([.IR1]-[.IQ1]))^2" office:value-type="float" office:value="0.0000453198621288912" calcext:value-type="float">
            <text:p>4.53198621288912E-05</text:p>
          </table:table-cell>
          <table:table-cell table:formula="of:=0.5*[.IS12]*(([.IS5]-[.IR5])/([.IS1]-[.IR1]))^2" office:value-type="float" office:value="0.00000426165551817312" calcext:value-type="float">
            <text:p>4.26165551817312E-06</text:p>
          </table:table-cell>
          <table:table-cell table:formula="of:=0.5*[.IT12]*(([.IT5]-[.IS5])/([.IT1]-[.IS1]))^2" office:value-type="float" office:value="0.0000896277690934236" calcext:value-type="float">
            <text:p>8.96277690934236E-05</text:p>
          </table:table-cell>
          <table:table-cell table:formula="of:=0.5*[.IU12]*(([.IU5]-[.IT5])/([.IU1]-[.IT1]))^2" office:value-type="float" office:value="0.0000532650499093669" calcext:value-type="float">
            <text:p>5.32650499093669E-05</text:p>
          </table:table-cell>
          <table:table-cell table:formula="of:=0.5*[.IV12]*(([.IV5]-[.IU5])/([.IV1]-[.IU1]))^2" office:value-type="float" office:value="0.000000619280683105422" calcext:value-type="float">
            <text:p>6.19280683105422E-07</text:p>
          </table:table-cell>
          <table:table-cell table:formula="of:=0.5*[.IW12]*(([.IW5]-[.IV5])/([.IW1]-[.IV1]))^2" office:value-type="float" office:value="0.000000577241565841792" calcext:value-type="float">
            <text:p>5.77241565841792E-07</text:p>
          </table:table-cell>
          <table:table-cell table:formula="of:=0.5*[.IX12]*(([.IX5]-[.IW5])/([.IX1]-[.IW1]))^2" office:value-type="float" office:value="0.0000019354978042069" calcext:value-type="float">
            <text:p>1.9354978042069E-06</text:p>
          </table:table-cell>
          <table:table-cell table:formula="of:=0.5*[.IY12]*(([.IY5]-[.IX5])/([.IY1]-[.IX1]))^2" office:value-type="float" office:value="0.0000348341806614387" calcext:value-type="float">
            <text:p>3.48341806614387E-05</text:p>
          </table:table-cell>
          <table:table-cell table:formula="of:=0.5*[.IZ12]*(([.IZ5]-[.IY5])/([.IZ1]-[.IY1]))^2" office:value-type="float" office:value="0.000000271485054517439" calcext:value-type="float">
            <text:p>2.71485054517439E-07</text:p>
          </table:table-cell>
          <table:table-cell table:formula="of:=0.5*[.JA12]*(([.JA5]-[.IZ5])/([.JA1]-[.IZ1]))^2" office:value-type="float" office:value="0.00000787320546577284" calcext:value-type="float">
            <text:p>7.87320546577284E-06</text:p>
          </table:table-cell>
          <table:table-cell table:formula="of:=0.5*[.JB12]*(([.JB5]-[.JA5])/([.JB1]-[.JA1]))^2" office:value-type="float" office:value="0.0000146246928770675" calcext:value-type="float">
            <text:p>1.46246928770675E-05</text:p>
          </table:table-cell>
          <table:table-cell table:formula="of:=0.5*[.JC12]*(([.JC5]-[.JB5])/([.JC1]-[.JB1]))^2" office:value-type="float" office:value="0.0000696779584738347" calcext:value-type="float">
            <text:p>6.96779584738347E-05</text:p>
          </table:table-cell>
          <table:table-cell table:formula="of:=0.5*[.JD12]*(([.JD5]-[.JC5])/([.JD1]-[.JC1]))^2" office:value-type="float" office:value="0.00000195956817464707" calcext:value-type="float">
            <text:p>1.95956817464707E-06</text:p>
          </table:table-cell>
          <table:table-cell table:formula="of:=0.5*[.JE12]*(([.JE5]-[.JD5])/([.JE1]-[.JD1]))^2" office:value-type="float" office:value="0.0000125495098337596" calcext:value-type="float">
            <text:p>1.25495098337596E-05</text:p>
          </table:table-cell>
          <table:table-cell table:formula="of:=0.5*[.JF12]*(([.JF5]-[.JE5])/([.JF1]-[.JE1]))^2" office:value-type="float" office:value="0.0000000882254538644028" calcext:value-type="float">
            <text:p>8.82254538644028E-08</text:p>
          </table:table-cell>
          <table:table-cell table:formula="of:=0.5*[.JG12]*(([.JG5]-[.JF5])/([.JG1]-[.JF1]))^2" office:value-type="float" office:value="0.000000527321353303998" calcext:value-type="float">
            <text:p>5.27321353303998E-07</text:p>
          </table:table-cell>
          <table:table-cell table:formula="of:=0.5*[.JH12]*(([.JH5]-[.JG5])/([.JH1]-[.JG1]))^2" office:value-type="float" office:value="0.00000320542071341842" calcext:value-type="float">
            <text:p>3.20542071341842E-06</text:p>
          </table:table-cell>
          <table:table-cell table:formula="of:=0.5*[.JI12]*(([.JI5]-[.JH5])/([.JI1]-[.JH1]))^2" office:value-type="float" office:value="0.000000155619534718429" calcext:value-type="float">
            <text:p>1.55619534718429E-07</text:p>
          </table:table-cell>
          <table:table-cell table:formula="of:=0.5*[.JJ12]*(([.JJ5]-[.JI5])/([.JJ1]-[.JI1]))^2" office:value-type="float" office:value="0.0000000887640890851583" calcext:value-type="float">
            <text:p>8.87640890851583E-08</text:p>
          </table:table-cell>
          <table:table-cell table:formula="of:=0.5*[.JK12]*(([.JK5]-[.JJ5])/([.JK1]-[.JJ1]))^2" office:value-type="float" office:value="0.00000592928069311151" calcext:value-type="float">
            <text:p>5.92928069311151E-06</text:p>
          </table:table-cell>
          <table:table-cell table:formula="of:=0.5*[.JL12]*(([.JL5]-[.JK5])/([.JL1]-[.JK1]))^2" office:value-type="float" office:value="0.0000000126868877545776" calcext:value-type="float">
            <text:p>1.26868877545776E-08</text:p>
          </table:table-cell>
          <table:table-cell table:formula="of:=0.5*[.JM12]*(([.JM5]-[.JL5])/([.JM1]-[.JL1]))^2" office:value-type="float" office:value="0.00000244926650046375" calcext:value-type="float">
            <text:p>2.44926650046375E-06</text:p>
          </table:table-cell>
          <table:table-cell table:formula="of:=0.5*[.JN12]*(([.JN5]-[.JM5])/([.JN1]-[.JM1]))^2" office:value-type="float" office:value="0.00000000217781154073323" calcext:value-type="float">
            <text:p>2.17781154073323E-09</text:p>
          </table:table-cell>
          <table:table-cell table:formula="of:=0.5*[.JO12]*(([.JO5]-[.JN5])/([.JO1]-[.JN1]))^2" office:value-type="float" office:value="0.00000219424785959709" calcext:value-type="float">
            <text:p>2.19424785959709E-06</text:p>
          </table:table-cell>
          <table:table-cell table:formula="of:=0.5*[.JP12]*(([.JP5]-[.JO5])/([.JP1]-[.JO1]))^2" office:value-type="float" office:value="0.00000810464943949417" calcext:value-type="float">
            <text:p>8.10464943949417E-06</text:p>
          </table:table-cell>
          <table:table-cell table:formula="of:=0.5*[.JQ12]*(([.JQ5]-[.JP5])/([.JQ1]-[.JP1]))^2" office:value-type="float" office:value="0.00000817555179393027" calcext:value-type="float">
            <text:p>8.17555179393027E-06</text:p>
          </table:table-cell>
          <table:table-cell table:formula="of:=0.5*[.JR12]*(([.JR5]-[.JQ5])/([.JR1]-[.JQ1]))^2" office:value-type="float" office:value="0.00000165297359391566" calcext:value-type="float">
            <text:p>1.65297359391566E-06</text:p>
          </table:table-cell>
          <table:table-cell table:formula="of:=0.5*[.JS12]*(([.JS5]-[.JR5])/([.JS1]-[.JR1]))^2" office:value-type="float" office:value="0.00000610575453278002" calcext:value-type="float">
            <text:p>6.10575453278002E-06</text:p>
          </table:table-cell>
          <table:table-cell table:formula="of:=0.5*[.JT12]*(([.JT5]-[.JS5])/([.JT1]-[.JS1]))^2" office:value-type="float" office:value="0.00000201995669577554" calcext:value-type="float">
            <text:p>2.01995669577554E-06</text:p>
          </table:table-cell>
          <table:table-cell table:formula="of:=0.5*[.JU12]*(([.JU5]-[.JT5])/([.JU1]-[.JT1]))^2" office:value-type="float" office:value="0.00000603120758893343" calcext:value-type="float">
            <text:p>6.03120758893343E-06</text:p>
          </table:table-cell>
          <table:table-cell table:formula="of:=0.5*[.JV12]*(([.JV5]-[.JU5])/([.JV1]-[.JU1]))^2" office:value-type="float" office:value="0.00000133371672028536" calcext:value-type="float">
            <text:p>1.33371672028536E-06</text:p>
          </table:table-cell>
          <table:table-cell table:formula="of:=0.5*[.JW12]*(([.JW5]-[.JV5])/([.JW1]-[.JV1]))^2" office:value-type="float" office:value="0.000000509424572438432" calcext:value-type="float">
            <text:p>5.09424572438432E-07</text:p>
          </table:table-cell>
          <table:table-cell table:formula="of:=0.5*[.JX12]*(([.JX5]-[.JW5])/([.JX1]-[.JW1]))^2" office:value-type="float" office:value="0.00000187774185854349" calcext:value-type="float">
            <text:p>1.87774185854349E-06</text:p>
          </table:table-cell>
          <table:table-cell table:formula="of:=0.5*[.JY12]*(([.JY5]-[.JX5])/([.JY1]-[.JX1]))^2" office:value-type="float" office:value="0.00000759913906020483" calcext:value-type="float">
            <text:p>7.59913906020483E-06</text:p>
          </table:table-cell>
          <table:table-cell table:formula="of:=0.5*[.JZ12]*(([.JZ5]-[.JY5])/([.JZ1]-[.JY1]))^2" office:value-type="float" office:value="0.0000263011604850843" calcext:value-type="float">
            <text:p>2.63011604850843E-05</text:p>
          </table:table-cell>
          <table:table-cell table:formula="of:=0.5*[.KA12]*(([.KA5]-[.JZ5])/([.KA1]-[.JZ1]))^2" office:value-type="float" office:value="0.0000170442697856335" calcext:value-type="float">
            <text:p>1.70442697856335E-05</text:p>
          </table:table-cell>
          <table:table-cell table:formula="of:=0.5*[.KB12]*(([.KB5]-[.KA5])/([.KB1]-[.KA1]))^2" office:value-type="float" office:value="0.0000120373513754422" calcext:value-type="float">
            <text:p>1.20373513754422E-05</text:p>
          </table:table-cell>
          <table:table-cell table:formula="of:=0.5*[.KC12]*(([.KC5]-[.KB5])/([.KC1]-[.KB1]))^2" office:value-type="float" office:value="0.0000303756345304718" calcext:value-type="float">
            <text:p>3.03756345304718E-05</text:p>
          </table:table-cell>
          <table:table-cell table:formula="of:=0.5*[.KD12]*(([.KD5]-[.KC5])/([.KD1]-[.KC1]))^2" office:value-type="float" office:value="0.0000145956141887499" calcext:value-type="float">
            <text:p>1.45956141887499E-05</text:p>
          </table:table-cell>
          <table:table-cell table:formula="of:=0.5*[.KE12]*(([.KE5]-[.KD5])/([.KE1]-[.KD1]))^2" office:value-type="float" office:value="0.000000260289326254406" calcext:value-type="float">
            <text:p>2.60289326254406E-07</text:p>
          </table:table-cell>
          <table:table-cell table:formula="of:=0.5*[.KF12]*(([.KF5]-[.KE5])/([.KF1]-[.KE1]))^2" office:value-type="float" office:value="0.0000126836189666125" calcext:value-type="float">
            <text:p>1.26836189666125E-05</text:p>
          </table:table-cell>
          <table:table-cell table:formula="of:=0.5*[.KG12]*(([.KG5]-[.KF5])/([.KG1]-[.KF1]))^2" office:value-type="float" office:value="0.0000724595180142234" calcext:value-type="float">
            <text:p>7.24595180142234E-05</text:p>
          </table:table-cell>
          <table:table-cell table:formula="of:=0.5*[.KH12]*(([.KH5]-[.KG5])/([.KH1]-[.KG1]))^2" office:value-type="float" office:value="0.000215749557190295" calcext:value-type="float">
            <text:p>0.00021574955719</text:p>
          </table:table-cell>
          <table:table-cell table:formula="of:=0.5*[.KI12]*(([.KI5]-[.KH5])/([.KI1]-[.KH1]))^2" office:value-type="float" office:value="0.00000565843025116468" calcext:value-type="float">
            <text:p>5.65843025116468E-06</text:p>
          </table:table-cell>
          <table:table-cell table:formula="of:=0.5*[.KJ12]*(([.KJ5]-[.KI5])/([.KJ1]-[.KI1]))^2" office:value-type="float" office:value="0.0000551187627695605" calcext:value-type="float">
            <text:p>5.51187627695605E-05</text:p>
          </table:table-cell>
          <table:table-cell table:formula="of:=0.5*[.KK12]*(([.KK5]-[.KJ5])/([.KK1]-[.KJ1]))^2" office:value-type="float" office:value="0.00000402339797721818" calcext:value-type="float">
            <text:p>4.02339797721818E-06</text:p>
          </table:table-cell>
          <table:table-cell table:formula="of:=0.5*[.KL12]*(([.KL5]-[.KK5])/([.KL1]-[.KK1]))^2" office:value-type="float" office:value="0.00000484341404289808" calcext:value-type="float">
            <text:p>4.84341404289808E-06</text:p>
          </table:table-cell>
          <table:table-cell table:formula="of:=0.5*[.KM12]*(([.KM5]-[.KL5])/([.KM1]-[.KL1]))^2" office:value-type="float" office:value="0.00000608291548943864" calcext:value-type="float">
            <text:p>6.08291548943864E-06</text:p>
          </table:table-cell>
          <table:table-cell table:formula="of:=0.5*[.KN12]*(([.KN5]-[.KM5])/([.KN1]-[.KM1]))^2" office:value-type="float" office:value="0.0000345719727799742" calcext:value-type="float">
            <text:p>3.45719727799742E-05</text:p>
          </table:table-cell>
          <table:table-cell table:formula="of:=0.5*[.KO12]*(([.KO5]-[.KN5])/([.KO1]-[.KN1]))^2" office:value-type="float" office:value="0.0000197294159528613" calcext:value-type="float">
            <text:p>1.97294159528613E-05</text:p>
          </table:table-cell>
          <table:table-cell table:formula="of:=0.5*[.KP12]*(([.KP5]-[.KO5])/([.KP1]-[.KO1]))^2" office:value-type="float" office:value="0.0000588923003020038" calcext:value-type="float">
            <text:p>5.88923003020038E-05</text:p>
          </table:table-cell>
          <table:table-cell table:formula="of:=0.5*[.KQ12]*(([.KQ5]-[.KP5])/([.KQ1]-[.KP1]))^2" office:value-type="float" office:value="0.000000428042483729146" calcext:value-type="float">
            <text:p>4.28042483729146E-07</text:p>
          </table:table-cell>
          <table:table-cell table:formula="of:=0.5*[.KR12]*(([.KR5]-[.KQ5])/([.KR1]-[.KQ1]))^2" office:value-type="float" office:value="0.00000364063760412504" calcext:value-type="float">
            <text:p>3.64063760412504E-06</text:p>
          </table:table-cell>
          <table:table-cell table:formula="of:=0.5*[.KS12]*(([.KS5]-[.KR5])/([.KS1]-[.KR1]))^2" office:value-type="float" office:value="0.00000673721314472664" calcext:value-type="float">
            <text:p>6.73721314472664E-06</text:p>
          </table:table-cell>
          <table:table-cell table:formula="of:=0.5*[.KT12]*(([.KT5]-[.KS5])/([.KT1]-[.KS1]))^2" office:value-type="float" office:value="0.00000131711595841188" calcext:value-type="float">
            <text:p>1.31711595841188E-06</text:p>
          </table:table-cell>
          <table:table-cell table:formula="of:=0.5*[.KU12]*(([.KU5]-[.KT5])/([.KU1]-[.KT1]))^2" office:value-type="float" office:value="0.000044090707846383" calcext:value-type="float">
            <text:p>4.4090707846383E-05</text:p>
          </table:table-cell>
          <table:table-cell table:formula="of:=0.5*[.KV12]*(([.KV5]-[.KU5])/([.KV1]-[.KU1]))^2" office:value-type="float" office:value="0.000218882847184171" calcext:value-type="float">
            <text:p>0.000218882847184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578128241234735" calcext:value-type="float">
            <text:p>5.78128241234735E-08</text:p>
          </table:table-cell>
          <table:table-cell table:formula="of:=0.5*[.D12]*(([.D6]-[.C6])/([.D1]-[.C1]))^2" office:value-type="float" office:value="0.0000000107627980611257" calcext:value-type="float">
            <text:p>1.07627980611257E-08</text:p>
          </table:table-cell>
          <table:table-cell table:formula="of:=0.5*[.E12]*(([.E6]-[.D6])/([.E1]-[.D1]))^2" office:value-type="float" office:value="0.00000000225416867313371" calcext:value-type="float">
            <text:p>2.25416867313371E-09</text:p>
          </table:table-cell>
          <table:table-cell table:formula="of:=0.5*[.F12]*(([.F6]-[.E6])/([.F1]-[.E1]))^2" office:value-type="float" office:value="0.000000145704727113963" calcext:value-type="float">
            <text:p>1.45704727113963E-07</text:p>
          </table:table-cell>
          <table:table-cell table:formula="of:=0.5*[.G12]*(([.G6]-[.F6])/([.G1]-[.F1]))^2" office:value-type="float" office:value="0.00000056713076394618" calcext:value-type="float">
            <text:p>5.6713076394618E-07</text:p>
          </table:table-cell>
          <table:table-cell table:formula="of:=0.5*[.H12]*(([.H6]-[.G6])/([.H1]-[.G1]))^2" office:value-type="float" office:value="0.00000000898254025831759" calcext:value-type="float">
            <text:p>8.98254025831759E-09</text:p>
          </table:table-cell>
          <table:table-cell table:formula="of:=0.5*[.I12]*(([.I6]-[.H6])/([.I1]-[.H1]))^2" office:value-type="float" office:value="0.000000458193246336094" calcext:value-type="float">
            <text:p>4.58193246336094E-07</text:p>
          </table:table-cell>
          <table:table-cell table:formula="of:=0.5*[.J12]*(([.J6]-[.I6])/([.J1]-[.I1]))^2" office:value-type="float" office:value="0.00000000680398045731181" calcext:value-type="float">
            <text:p>6.80398045731181E-09</text:p>
          </table:table-cell>
          <table:table-cell table:formula="of:=0.5*[.K12]*(([.K6]-[.J6])/([.K1]-[.J1]))^2" office:value-type="float" office:value="0.000000568279074937341" calcext:value-type="float">
            <text:p>5.68279074937341E-07</text:p>
          </table:table-cell>
          <table:table-cell table:formula="of:=0.5*[.L12]*(([.L6]-[.K6])/([.L1]-[.K1]))^2" office:value-type="float" office:value="0.000000667658997664091" calcext:value-type="float">
            <text:p>6.67658997664091E-07</text:p>
          </table:table-cell>
          <table:table-cell table:formula="of:=0.5*[.M12]*(([.M6]-[.L6])/([.M1]-[.L1]))^2" office:value-type="float" office:value="0.000000208697879195668" calcext:value-type="float">
            <text:p>2.08697879195668E-07</text:p>
          </table:table-cell>
          <table:table-cell table:formula="of:=0.5*[.N12]*(([.N6]-[.M6])/([.N1]-[.M1]))^2" office:value-type="float" office:value="0.000000697760249126113" calcext:value-type="float">
            <text:p>6.97760249126113E-07</text:p>
          </table:table-cell>
          <table:table-cell table:formula="of:=0.5*[.O12]*(([.O6]-[.N6])/([.O1]-[.N1]))^2" office:value-type="float" office:value="0.00000134945870487158" calcext:value-type="float">
            <text:p>1.34945870487158E-06</text:p>
          </table:table-cell>
          <table:table-cell table:formula="of:=0.5*[.P12]*(([.P6]-[.O6])/([.P1]-[.O1]))^2" office:value-type="float" office:value="0.000000744969388318864" calcext:value-type="float">
            <text:p>7.44969388318864E-07</text:p>
          </table:table-cell>
          <table:table-cell table:formula="of:=0.5*[.Q12]*(([.Q6]-[.P6])/([.Q1]-[.P1]))^2" office:value-type="float" office:value="0.000000282336364455177" calcext:value-type="float">
            <text:p>2.82336364455177E-07</text:p>
          </table:table-cell>
          <table:table-cell table:formula="of:=0.5*[.R12]*(([.R6]-[.Q6])/([.R1]-[.Q1]))^2" office:value-type="float" office:value="0.0000000706893085105769" calcext:value-type="float">
            <text:p>7.06893085105769E-08</text:p>
          </table:table-cell>
          <table:table-cell table:formula="of:=0.5*[.S12]*(([.S6]-[.R6])/([.S1]-[.R1]))^2" office:value-type="float" office:value="0.0000000328366707291228" calcext:value-type="float">
            <text:p>3.28366707291228E-08</text:p>
          </table:table-cell>
          <table:table-cell table:formula="of:=0.5*[.T12]*(([.T6]-[.S6])/([.T1]-[.S1]))^2" office:value-type="float" office:value="0.000000037201840143132" calcext:value-type="float">
            <text:p>3.7201840143132E-08</text:p>
          </table:table-cell>
          <table:table-cell table:formula="of:=0.5*[.U12]*(([.U6]-[.T6])/([.U1]-[.T1]))^2" office:value-type="float" office:value="0.000000360286764092525" calcext:value-type="float">
            <text:p>3.60286764092525E-07</text:p>
          </table:table-cell>
          <table:table-cell table:formula="of:=0.5*[.V12]*(([.V6]-[.U6])/([.V1]-[.U1]))^2" office:value-type="float" office:value="0.00000115092517345904" calcext:value-type="float">
            <text:p>1.15092517345904E-06</text:p>
          </table:table-cell>
          <table:table-cell table:formula="of:=0.5*[.W12]*(([.W6]-[.V6])/([.W1]-[.V1]))^2" office:value-type="float" office:value="0.00000043347993051567" calcext:value-type="float">
            <text:p>4.3347993051567E-07</text:p>
          </table:table-cell>
          <table:table-cell table:formula="of:=0.5*[.X12]*(([.X6]-[.W6])/([.X1]-[.W1]))^2" office:value-type="float" office:value="0.000000142087012371369" calcext:value-type="float">
            <text:p>1.42087012371369E-07</text:p>
          </table:table-cell>
          <table:table-cell table:formula="of:=0.5*[.Y12]*(([.Y6]-[.X6])/([.Y1]-[.X1]))^2" office:value-type="float" office:value="0.00000000234382810237584" calcext:value-type="float">
            <text:p>2.34382810237584E-09</text:p>
          </table:table-cell>
          <table:table-cell table:formula="of:=0.5*[.Z12]*(([.Z6]-[.Y6])/([.Z1]-[.Y1]))^2" office:value-type="float" office:value="0.000000219409114436243" calcext:value-type="float">
            <text:p>2.19409114436243E-07</text:p>
          </table:table-cell>
          <table:table-cell table:formula="of:=0.5*[.AA12]*(([.AA6]-[.Z6])/([.AA1]-[.Z1]))^2" office:value-type="float" office:value="0.00000000452305049406227" calcext:value-type="float">
            <text:p>4.52305049406227E-09</text:p>
          </table:table-cell>
          <table:table-cell table:formula="of:=0.5*[.AB12]*(([.AB6]-[.AA6])/([.AB1]-[.AA1]))^2" office:value-type="float" office:value="0.0000000190661024179691" calcext:value-type="float">
            <text:p>1.90661024179691E-08</text:p>
          </table:table-cell>
          <table:table-cell table:formula="of:=0.5*[.AC12]*(([.AC6]-[.AB6])/([.AC1]-[.AB1]))^2" office:value-type="float" office:value="0.00000000000597783825264619" calcext:value-type="float">
            <text:p>5.97783825264619E-12</text:p>
          </table:table-cell>
          <table:table-cell table:formula="of:=0.5*[.AD12]*(([.AD6]-[.AC6])/([.AD1]-[.AC1]))^2" office:value-type="float" office:value="0.000000010664897955604" calcext:value-type="float">
            <text:p>1.0664897955604E-08</text:p>
          </table:table-cell>
          <table:table-cell table:formula="of:=0.5*[.AE12]*(([.AE6]-[.AD6])/([.AE1]-[.AD1]))^2" office:value-type="float" office:value="0.0000000484341855554764" calcext:value-type="float">
            <text:p>4.84341855554764E-08</text:p>
          </table:table-cell>
          <table:table-cell table:formula="of:=0.5*[.AF12]*(([.AF6]-[.AE6])/([.AF1]-[.AE1]))^2" office:value-type="float" office:value="0.000000287084543789649" calcext:value-type="float">
            <text:p>2.87084543789649E-07</text:p>
          </table:table-cell>
          <table:table-cell table:formula="of:=0.5*[.AG12]*(([.AG6]-[.AF6])/([.AG1]-[.AF1]))^2" office:value-type="float" office:value="0.00000000644821826089493" calcext:value-type="float">
            <text:p>6.44821826089493E-09</text:p>
          </table:table-cell>
          <table:table-cell table:formula="of:=0.5*[.AH12]*(([.AH6]-[.AG6])/([.AH1]-[.AG1]))^2" office:value-type="float" office:value="0.000000085186096998462" calcext:value-type="float">
            <text:p>8.5186096998462E-08</text:p>
          </table:table-cell>
          <table:table-cell table:formula="of:=0.5*[.AI12]*(([.AI6]-[.AH6])/([.AI1]-[.AH1]))^2" office:value-type="float" office:value="0.0000000693616409265517" calcext:value-type="float">
            <text:p>6.93616409265517E-08</text:p>
          </table:table-cell>
          <table:table-cell table:formula="of:=0.5*[.AJ12]*(([.AJ6]-[.AI6])/([.AJ1]-[.AI1]))^2" office:value-type="float" office:value="0.000000144878844551004" calcext:value-type="float">
            <text:p>1.44878844551004E-07</text:p>
          </table:table-cell>
          <table:table-cell table:formula="of:=0.5*[.AK12]*(([.AK6]-[.AJ6])/([.AK1]-[.AJ1]))^2" office:value-type="float" office:value="0.000000984077360132079" calcext:value-type="float">
            <text:p>9.84077360132079E-07</text:p>
          </table:table-cell>
          <table:table-cell table:formula="of:=0.5*[.AL12]*(([.AL6]-[.AK6])/([.AL1]-[.AK1]))^2" office:value-type="float" office:value="0.0000000417131153014815" calcext:value-type="float">
            <text:p>4.17131153014815E-08</text:p>
          </table:table-cell>
          <table:table-cell table:formula="of:=0.5*[.AM12]*(([.AM6]-[.AL6])/([.AM1]-[.AL1]))^2" office:value-type="float" office:value="0.0000000000128791149757605" calcext:value-type="float">
            <text:p>1.28791149757605E-11</text:p>
          </table:table-cell>
          <table:table-cell table:formula="of:=0.5*[.AN12]*(([.AN6]-[.AM6])/([.AN1]-[.AM1]))^2" office:value-type="float" office:value="0.000000124665559863212" calcext:value-type="float">
            <text:p>1.24665559863212E-07</text:p>
          </table:table-cell>
          <table:table-cell table:formula="of:=0.5*[.AO12]*(([.AO6]-[.AN6])/([.AO1]-[.AN1]))^2" office:value-type="float" office:value="0.000000101482421006846" calcext:value-type="float">
            <text:p>1.01482421006846E-07</text:p>
          </table:table-cell>
          <table:table-cell table:formula="of:=0.5*[.AP12]*(([.AP6]-[.AO6])/([.AP1]-[.AO1]))^2" office:value-type="float" office:value="0.000000132079452201902" calcext:value-type="float">
            <text:p>1.32079452201902E-07</text:p>
          </table:table-cell>
          <table:table-cell table:formula="of:=0.5*[.AQ12]*(([.AQ6]-[.AP6])/([.AQ1]-[.AP1]))^2" office:value-type="float" office:value="0.0000000276726463907202" calcext:value-type="float">
            <text:p>2.76726463907202E-08</text:p>
          </table:table-cell>
          <table:table-cell table:formula="of:=0.5*[.AR12]*(([.AR6]-[.AQ6])/([.AR1]-[.AQ1]))^2" office:value-type="float" office:value="0.000000011362242682183" calcext:value-type="float">
            <text:p>1.1362242682183E-08</text:p>
          </table:table-cell>
          <table:table-cell table:formula="of:=0.5*[.AS12]*(([.AS6]-[.AR6])/([.AS1]-[.AR1]))^2" office:value-type="float" office:value="0.0000000046865159392592" calcext:value-type="float">
            <text:p>4.6865159392592E-09</text:p>
          </table:table-cell>
          <table:table-cell table:formula="of:=0.5*[.AT12]*(([.AT6]-[.AS6])/([.AT1]-[.AS1]))^2" office:value-type="float" office:value="0.0000223751405048221" calcext:value-type="float">
            <text:p>2.23751405048221E-05</text:p>
          </table:table-cell>
          <table:table-cell table:formula="of:=0.5*[.AU12]*(([.AU6]-[.AT6])/([.AU1]-[.AT1]))^2" office:value-type="float" office:value="0.000000203289779928568" calcext:value-type="float">
            <text:p>2.03289779928568E-07</text:p>
          </table:table-cell>
          <table:table-cell table:formula="of:=0.5*[.AV12]*(([.AV6]-[.AU6])/([.AV1]-[.AU1]))^2" office:value-type="float" office:value="0.0000639080007683273" calcext:value-type="float">
            <text:p>6.39080007683273E-05</text:p>
          </table:table-cell>
          <table:table-cell table:formula="of:=0.5*[.AW12]*(([.AW6]-[.AV6])/([.AW1]-[.AV1]))^2" office:value-type="float" office:value="0.000117659203028588" calcext:value-type="float">
            <text:p>0.000117659203029</text:p>
          </table:table-cell>
          <table:table-cell table:formula="of:=0.5*[.AX12]*(([.AX6]-[.AW6])/([.AX1]-[.AW1]))^2" office:value-type="float" office:value="0.00120375457144763" calcext:value-type="float">
            <text:p>0.001203754571448</text:p>
          </table:table-cell>
          <table:table-cell table:formula="of:=0.5*[.AY12]*(([.AY6]-[.AX6])/([.AY1]-[.AX1]))^2" office:value-type="float" office:value="0.000878135486068004" calcext:value-type="float">
            <text:p>0.000878135486068</text:p>
          </table:table-cell>
          <table:table-cell table:formula="of:=0.5*[.AZ12]*(([.AZ6]-[.AY6])/([.AZ1]-[.AY1]))^2" office:value-type="float" office:value="0.00041669418758657" calcext:value-type="float">
            <text:p>0.000416694187587</text:p>
          </table:table-cell>
          <table:table-cell table:formula="of:=0.5*[.BA12]*(([.BA6]-[.AZ6])/([.BA1]-[.AZ1]))^2" office:value-type="float" office:value="0.00000304970802857563" calcext:value-type="float">
            <text:p>3.04970802857563E-06</text:p>
          </table:table-cell>
          <table:table-cell table:formula="of:=0.5*[.BB12]*(([.BB6]-[.BA6])/([.BB1]-[.BA1]))^2" office:value-type="float" office:value="0.0000142223636286939" calcext:value-type="float">
            <text:p>1.42223636286939E-05</text:p>
          </table:table-cell>
          <table:table-cell table:formula="of:=0.5*[.BC12]*(([.BC6]-[.BB6])/([.BC1]-[.BB1]))^2" office:value-type="float" office:value="0.000318948690934455" calcext:value-type="float">
            <text:p>0.000318948690934</text:p>
          </table:table-cell>
          <table:table-cell table:formula="of:=0.5*[.BD12]*(([.BD6]-[.BC6])/([.BD1]-[.BC1]))^2" office:value-type="float" office:value="0.0005715505657983" calcext:value-type="float">
            <text:p>0.000571550565798</text:p>
          </table:table-cell>
          <table:table-cell table:formula="of:=0.5*[.BE12]*(([.BE6]-[.BD6])/([.BE1]-[.BD1]))^2" office:value-type="float" office:value="0.000105308253761417" calcext:value-type="float">
            <text:p>0.000105308253761</text:p>
          </table:table-cell>
          <table:table-cell table:formula="of:=0.5*[.BF12]*(([.BF6]-[.BE6])/([.BF1]-[.BE1]))^2" office:value-type="float" office:value="0.0115712813017367" calcext:value-type="float">
            <text:p>0.011571281301737</text:p>
          </table:table-cell>
          <table:table-cell table:formula="of:=0.5*[.BG12]*(([.BG6]-[.BF6])/([.BG1]-[.BF1]))^2" office:value-type="float" office:value="0.0622109808334612" calcext:value-type="float">
            <text:p>0.062210980833461</text:p>
          </table:table-cell>
          <table:table-cell table:formula="of:=0.5*[.BH12]*(([.BH6]-[.BG6])/([.BH1]-[.BG1]))^2" office:value-type="float" office:value="0.00493438700390262" calcext:value-type="float">
            <text:p>0.004934387003903</text:p>
          </table:table-cell>
          <table:table-cell table:formula="of:=0.5*[.BI12]*(([.BI6]-[.BH6])/([.BI1]-[.BH1]))^2" office:value-type="float" office:value="0.0417431259205301" calcext:value-type="float">
            <text:p>0.04174312592053</text:p>
          </table:table-cell>
          <table:table-cell table:formula="of:=0.5*[.BJ12]*(([.BJ6]-[.BI6])/([.BJ1]-[.BI1]))^2" office:value-type="float" office:value="0.0266146462754098" calcext:value-type="float">
            <text:p>0.02661464627541</text:p>
          </table:table-cell>
          <table:table-cell table:formula="of:=0.5*[.BK12]*(([.BK6]-[.BJ6])/([.BK1]-[.BJ1]))^2" office:value-type="float" office:value="0.0106301460269367" calcext:value-type="float">
            <text:p>0.010630146026937</text:p>
          </table:table-cell>
          <table:table-cell table:formula="of:=0.5*[.BL12]*(([.BL6]-[.BK6])/([.BL1]-[.BK1]))^2" office:value-type="float" office:value="0.0000316854037297448" calcext:value-type="float">
            <text:p>3.16854037297448E-05</text:p>
          </table:table-cell>
          <table:table-cell table:formula="of:=0.5*[.BM12]*(([.BM6]-[.BL6])/([.BM1]-[.BL1]))^2" office:value-type="float" office:value="0.0000211393792507143" calcext:value-type="float">
            <text:p>2.11393792507143E-05</text:p>
          </table:table-cell>
          <table:table-cell table:formula="of:=0.5*[.BN12]*(([.BN6]-[.BM6])/([.BN1]-[.BM1]))^2" office:value-type="float" office:value="0.000169650747677404" calcext:value-type="float">
            <text:p>0.000169650747677</text:p>
          </table:table-cell>
          <table:table-cell table:formula="of:=0.5*[.BO12]*(([.BO6]-[.BN6])/([.BO1]-[.BN1]))^2" office:value-type="float" office:value="0.000424796512688979" calcext:value-type="float">
            <text:p>0.000424796512689</text:p>
          </table:table-cell>
          <table:table-cell table:formula="of:=0.5*[.BP12]*(([.BP6]-[.BO6])/([.BP1]-[.BO1]))^2" office:value-type="float" office:value="0.000825668554580725" calcext:value-type="float">
            <text:p>0.000825668554581</text:p>
          </table:table-cell>
          <table:table-cell table:formula="of:=0.5*[.BQ12]*(([.BQ6]-[.BP6])/([.BQ1]-[.BP1]))^2" office:value-type="float" office:value="0.0310075368569053" calcext:value-type="float">
            <text:p>0.031007536856905</text:p>
          </table:table-cell>
          <table:table-cell table:formula="of:=0.5*[.BR12]*(([.BR6]-[.BQ6])/([.BR1]-[.BQ1]))^2" office:value-type="float" office:value="0.00218253160743691" calcext:value-type="float">
            <text:p>0.002182531607437</text:p>
          </table:table-cell>
          <table:table-cell table:formula="of:=0.5*[.BS12]*(([.BS6]-[.BR6])/([.BS1]-[.BR1]))^2" office:value-type="float" office:value="0.000136482635025776" calcext:value-type="float">
            <text:p>0.000136482635026</text:p>
          </table:table-cell>
          <table:table-cell table:formula="of:=0.5*[.BT12]*(([.BT6]-[.BS6])/([.BT1]-[.BS1]))^2" office:value-type="float" office:value="0.0000803639539692417" calcext:value-type="float">
            <text:p>8.03639539692417E-05</text:p>
          </table:table-cell>
          <table:table-cell table:formula="of:=0.5*[.BU12]*(([.BU6]-[.BT6])/([.BU1]-[.BT1]))^2" office:value-type="float" office:value="0.00301447674642005" calcext:value-type="float">
            <text:p>0.00301447674642</text:p>
          </table:table-cell>
          <table:table-cell table:formula="of:=0.5*[.BV12]*(([.BV6]-[.BU6])/([.BV1]-[.BU1]))^2" office:value-type="float" office:value="0.0045075433764622" calcext:value-type="float">
            <text:p>0.004507543376462</text:p>
          </table:table-cell>
          <table:table-cell table:formula="of:=0.5*[.BW12]*(([.BW6]-[.BV6])/([.BW1]-[.BV1]))^2" office:value-type="float" office:value="0.0581605373346833" calcext:value-type="float">
            <text:p>0.058160537334683</text:p>
          </table:table-cell>
          <table:table-cell table:formula="of:=0.5*[.BX12]*(([.BX6]-[.BW6])/([.BX1]-[.BW1]))^2" office:value-type="float" office:value="0.000559964885490605" calcext:value-type="float">
            <text:p>0.000559964885491</text:p>
          </table:table-cell>
          <table:table-cell table:formula="of:=0.5*[.BY12]*(([.BY6]-[.BX6])/([.BY1]-[.BX1]))^2" office:value-type="float" office:value="0.0144314720063858" calcext:value-type="float">
            <text:p>0.014431472006386</text:p>
          </table:table-cell>
          <table:table-cell table:formula="of:=0.5*[.BZ12]*(([.BZ6]-[.BY6])/([.BZ1]-[.BY1]))^2" office:value-type="float" office:value="0.00000217833790883473" calcext:value-type="float">
            <text:p>2.17833790883473E-06</text:p>
          </table:table-cell>
          <table:table-cell table:formula="of:=0.5*[.CA12]*(([.CA6]-[.BZ6])/([.CA1]-[.BZ1]))^2" office:value-type="float" office:value="0.015119172331711" calcext:value-type="float">
            <text:p>0.015119172331711</text:p>
          </table:table-cell>
          <table:table-cell table:formula="of:=0.5*[.CB12]*(([.CB6]-[.CA6])/([.CB1]-[.CA1]))^2" office:value-type="float" office:value="0.00317133689549625" calcext:value-type="float">
            <text:p>0.003171336895496</text:p>
          </table:table-cell>
          <table:table-cell table:formula="of:=0.5*[.CC12]*(([.CC6]-[.CB6])/([.CC1]-[.CB1]))^2" office:value-type="float" office:value="0.000193162431120491" calcext:value-type="float">
            <text:p>0.00019316243112</text:p>
          </table:table-cell>
          <table:table-cell table:formula="of:=0.5*[.CD12]*(([.CD6]-[.CC6])/([.CD1]-[.CC1]))^2" office:value-type="float" office:value="0.00046964023471259" calcext:value-type="float">
            <text:p>0.000469640234713</text:p>
          </table:table-cell>
          <table:table-cell table:formula="of:=0.5*[.CE12]*(([.CE6]-[.CD6])/([.CE1]-[.CD1]))^2" office:value-type="float" office:value="0.00694485945945377" calcext:value-type="float">
            <text:p>0.006944859459454</text:p>
          </table:table-cell>
          <table:table-cell table:formula="of:=0.5*[.CF12]*(([.CF6]-[.CE6])/([.CF1]-[.CE1]))^2" office:value-type="float" office:value="0.0241225895919012" calcext:value-type="float">
            <text:p>0.024122589591901</text:p>
          </table:table-cell>
          <table:table-cell table:formula="of:=0.5*[.CG12]*(([.CG6]-[.CF6])/([.CG1]-[.CF1]))^2" office:value-type="float" office:value="0.0000492469820048752" calcext:value-type="float">
            <text:p>4.92469820048752E-05</text:p>
          </table:table-cell>
          <table:table-cell table:formula="of:=0.5*[.CH12]*(([.CH6]-[.CG6])/([.CH1]-[.CG1]))^2" office:value-type="float" office:value="0.0215594047951105" calcext:value-type="float">
            <text:p>0.021559404795111</text:p>
          </table:table-cell>
          <table:table-cell table:formula="of:=0.5*[.CI12]*(([.CI6]-[.CH6])/([.CI1]-[.CH1]))^2" office:value-type="float" office:value="0.000000160217195496571" calcext:value-type="float">
            <text:p>1.60217195496571E-07</text:p>
          </table:table-cell>
          <table:table-cell table:formula="of:=0.5*[.CJ12]*(([.CJ6]-[.CI6])/([.CJ1]-[.CI1]))^2" office:value-type="float" office:value="0.00554640396604242" calcext:value-type="float">
            <text:p>0.005546403966042</text:p>
          </table:table-cell>
          <table:table-cell table:formula="of:=0.5*[.CK12]*(([.CK6]-[.CJ6])/([.CK1]-[.CJ1]))^2" office:value-type="float" office:value="0.00295946094629201" calcext:value-type="float">
            <text:p>0.002959460946292</text:p>
          </table:table-cell>
          <table:table-cell table:formula="of:=0.5*[.CL12]*(([.CL6]-[.CK6])/([.CL1]-[.CK1]))^2" office:value-type="float" office:value="0.000100911462721655" calcext:value-type="float">
            <text:p>0.000100911462722</text:p>
          </table:table-cell>
          <table:table-cell table:formula="of:=0.5*[.CM12]*(([.CM6]-[.CL6])/([.CM1]-[.CL1]))^2" office:value-type="float" office:value="0.000298132340044315" calcext:value-type="float">
            <text:p>0.000298132340044</text:p>
          </table:table-cell>
          <table:table-cell table:formula="of:=0.5*[.CN12]*(([.CN6]-[.CM6])/([.CN1]-[.CM1]))^2" office:value-type="float" office:value="0.0771630880112383" calcext:value-type="float">
            <text:p>0.077163088011238</text:p>
          </table:table-cell>
          <table:table-cell table:formula="of:=0.5*[.CO12]*(([.CO6]-[.CN6])/([.CO1]-[.CN1]))^2" office:value-type="float" office:value="0.00764779694969892" calcext:value-type="float">
            <text:p>0.007647796949699</text:p>
          </table:table-cell>
          <table:table-cell table:formula="of:=0.5*[.CP12]*(([.CP6]-[.CO6])/([.CP1]-[.CO1]))^2" office:value-type="float" office:value="0.000912582542885783" calcext:value-type="float">
            <text:p>0.000912582542886</text:p>
          </table:table-cell>
          <table:table-cell table:formula="of:=0.5*[.CQ12]*(([.CQ6]-[.CP6])/([.CQ1]-[.CP1]))^2" office:value-type="float" office:value="0.000256300617507882" calcext:value-type="float">
            <text:p>0.000256300617508</text:p>
          </table:table-cell>
          <table:table-cell table:formula="of:=0.5*[.CR12]*(([.CR6]-[.CQ6])/([.CR1]-[.CQ1]))^2" office:value-type="float" office:value="0.00228486752596553" calcext:value-type="float">
            <text:p>0.002284867525966</text:p>
          </table:table-cell>
          <table:table-cell table:formula="of:=0.5*[.CS12]*(([.CS6]-[.CR6])/([.CS1]-[.CR1]))^2" office:value-type="float" office:value="0.0109554010529977" calcext:value-type="float">
            <text:p>0.010955401052998</text:p>
          </table:table-cell>
          <table:table-cell table:formula="of:=0.5*[.CT12]*(([.CT6]-[.CS6])/([.CT1]-[.CS1]))^2" office:value-type="float" office:value="0.000641800366833022" calcext:value-type="float">
            <text:p>0.000641800366833</text:p>
          </table:table-cell>
          <table:table-cell table:formula="of:=0.5*[.CU12]*(([.CU6]-[.CT6])/([.CU1]-[.CT1]))^2" office:value-type="float" office:value="0.0842185995148839" calcext:value-type="float">
            <text:p>0.084218599514884</text:p>
          </table:table-cell>
          <table:table-cell table:formula="of:=0.5*[.CV12]*(([.CV6]-[.CU6])/([.CV1]-[.CU1]))^2" office:value-type="float" office:value="0.00551539584009741" calcext:value-type="float">
            <text:p>0.005515395840097</text:p>
          </table:table-cell>
          <table:table-cell table:formula="of:=0.5*[.CW12]*(([.CW6]-[.CV6])/([.CW1]-[.CV1]))^2" office:value-type="float" office:value="0.00150038532726945" calcext:value-type="float">
            <text:p>0.001500385327269</text:p>
          </table:table-cell>
          <table:table-cell table:formula="of:=0.5*[.CX12]*(([.CX6]-[.CW6])/([.CX1]-[.CW1]))^2" office:value-type="float" office:value="0.042197117528122" calcext:value-type="float">
            <text:p>0.042197117528122</text:p>
          </table:table-cell>
          <table:table-cell table:formula="of:=0.5*[.CY12]*(([.CY6]-[.CX6])/([.CY1]-[.CX1]))^2" office:value-type="float" office:value="0.027547893671877" calcext:value-type="float">
            <text:p>0.027547893671877</text:p>
          </table:table-cell>
          <table:table-cell table:formula="of:=0.5*[.CZ12]*(([.CZ6]-[.CY6])/([.CZ1]-[.CY1]))^2" office:value-type="float" office:value="0.000156878246578073" calcext:value-type="float">
            <text:p>0.000156878246578</text:p>
          </table:table-cell>
          <table:table-cell table:formula="of:=0.5*[.DA12]*(([.DA6]-[.CZ6])/([.DA1]-[.CZ1]))^2" office:value-type="float" office:value="0.000110835629416868" calcext:value-type="float">
            <text:p>0.000110835629417</text:p>
          </table:table-cell>
          <table:table-cell table:formula="of:=0.5*[.DB12]*(([.DB6]-[.DA6])/([.DB1]-[.DA1]))^2" office:value-type="float" office:value="0.00789019439782204" calcext:value-type="float">
            <text:p>0.007890194397822</text:p>
          </table:table-cell>
          <table:table-cell table:formula="of:=0.5*[.DC12]*(([.DC6]-[.DB6])/([.DC1]-[.DB1]))^2" office:value-type="float" office:value="0.000596599349378475" calcext:value-type="float">
            <text:p>0.000596599349378</text:p>
          </table:table-cell>
          <table:table-cell table:formula="of:=0.5*[.DD12]*(([.DD6]-[.DC6])/([.DD1]-[.DC1]))^2" office:value-type="float" office:value="0.0124265609341909" calcext:value-type="float">
            <text:p>0.012426560934191</text:p>
          </table:table-cell>
          <table:table-cell table:formula="of:=0.5*[.DE12]*(([.DE6]-[.DD6])/([.DE1]-[.DD1]))^2" office:value-type="float" office:value="0.00231224004455272" calcext:value-type="float">
            <text:p>0.002312240044553</text:p>
          </table:table-cell>
          <table:table-cell table:formula="of:=0.5*[.DF12]*(([.DF6]-[.DE6])/([.DF1]-[.DE1]))^2" office:value-type="float" office:value="0.0013112668146012" calcext:value-type="float">
            <text:p>0.001311266814601</text:p>
          </table:table-cell>
          <table:table-cell table:formula="of:=0.5*[.DG12]*(([.DG6]-[.DF6])/([.DG1]-[.DF1]))^2" office:value-type="float" office:value="0.000651617706199375" calcext:value-type="float">
            <text:p>0.000651617706199</text:p>
          </table:table-cell>
          <table:table-cell table:formula="of:=0.5*[.DH12]*(([.DH6]-[.DG6])/([.DH1]-[.DG1]))^2" office:value-type="float" office:value="0.0068819051076045" calcext:value-type="float">
            <text:p>0.006881905107605</text:p>
          </table:table-cell>
          <table:table-cell table:formula="of:=0.5*[.DI12]*(([.DI6]-[.DH6])/([.DI1]-[.DH1]))^2" office:value-type="float" office:value="0.0265309147728674" calcext:value-type="float">
            <text:p>0.026530914772868</text:p>
          </table:table-cell>
          <table:table-cell table:formula="of:=0.5*[.DJ12]*(([.DJ6]-[.DI6])/([.DJ1]-[.DI1]))^2" office:value-type="float" office:value="0.00277985087251744" calcext:value-type="float">
            <text:p>0.002779850872517</text:p>
          </table:table-cell>
          <table:table-cell table:formula="of:=0.5*[.DK12]*(([.DK6]-[.DJ6])/([.DK1]-[.DJ1]))^2" office:value-type="float" office:value="0.000858353438809986" calcext:value-type="float">
            <text:p>0.00085835343881</text:p>
          </table:table-cell>
          <table:table-cell table:formula="of:=0.5*[.DL12]*(([.DL6]-[.DK6])/([.DL1]-[.DK1]))^2" office:value-type="float" office:value="0.0548198458652901" calcext:value-type="float">
            <text:p>0.05481984586529</text:p>
          </table:table-cell>
          <table:table-cell table:formula="of:=0.5*[.DM12]*(([.DM6]-[.DL6])/([.DM1]-[.DL1]))^2" office:value-type="float" office:value="0.00515252079458287" calcext:value-type="float">
            <text:p>0.005152520794583</text:p>
          </table:table-cell>
          <table:table-cell table:formula="of:=0.5*[.DN12]*(([.DN6]-[.DM6])/([.DN1]-[.DM1]))^2" office:value-type="float" office:value="0.00238865413368739" calcext:value-type="float">
            <text:p>0.002388654133687</text:p>
          </table:table-cell>
          <table:table-cell table:formula="of:=0.5*[.DO12]*(([.DO6]-[.DN6])/([.DO1]-[.DN1]))^2" office:value-type="float" office:value="0.0000128863550547731" calcext:value-type="float">
            <text:p>1.28863550547731E-05</text:p>
          </table:table-cell>
          <table:table-cell table:formula="of:=0.5*[.DP12]*(([.DP6]-[.DO6])/([.DP1]-[.DO1]))^2" office:value-type="float" office:value="0.000720026823364111" calcext:value-type="float">
            <text:p>0.000720026823364</text:p>
          </table:table-cell>
          <table:table-cell table:formula="of:=0.5*[.DQ12]*(([.DQ6]-[.DP6])/([.DQ1]-[.DP1]))^2" office:value-type="float" office:value="0.000904850412993576" calcext:value-type="float">
            <text:p>0.000904850412994</text:p>
          </table:table-cell>
          <table:table-cell table:formula="of:=0.5*[.DR12]*(([.DR6]-[.DQ6])/([.DR1]-[.DQ1]))^2" office:value-type="float" office:value="0.0139535900829066" calcext:value-type="float">
            <text:p>0.013953590082907</text:p>
          </table:table-cell>
          <table:table-cell table:formula="of:=0.5*[.DS12]*(([.DS6]-[.DR6])/([.DS1]-[.DR1]))^2" office:value-type="float" office:value="0.0408096676741233" calcext:value-type="float">
            <text:p>0.040809667674123</text:p>
          </table:table-cell>
          <table:table-cell table:formula="of:=0.5*[.DT12]*(([.DT6]-[.DS6])/([.DT1]-[.DS1]))^2" office:value-type="float" office:value="0.00148429663265038" calcext:value-type="float">
            <text:p>0.00148429663265</text:p>
          </table:table-cell>
          <table:table-cell table:formula="of:=0.5*[.DU12]*(([.DU6]-[.DT6])/([.DU1]-[.DT1]))^2" office:value-type="float" office:value="0.0000787571616053442" calcext:value-type="float">
            <text:p>7.87571616053442E-05</text:p>
          </table:table-cell>
          <table:table-cell table:formula="of:=0.5*[.DV12]*(([.DV6]-[.DU6])/([.DV1]-[.DU1]))^2" office:value-type="float" office:value="0.00000930955155132055" calcext:value-type="float">
            <text:p>9.30955155132055E-06</text:p>
          </table:table-cell>
          <table:table-cell table:formula="of:=0.5*[.DW12]*(([.DW6]-[.DV6])/([.DW1]-[.DV1]))^2" office:value-type="float" office:value="0.000135075814276423" calcext:value-type="float">
            <text:p>0.000135075814276</text:p>
          </table:table-cell>
          <table:table-cell table:formula="of:=0.5*[.DX12]*(([.DX6]-[.DW6])/([.DX1]-[.DW1]))^2" office:value-type="float" office:value="0.000710403475280555" calcext:value-type="float">
            <text:p>0.000710403475281</text:p>
          </table:table-cell>
          <table:table-cell table:formula="of:=0.5*[.DY12]*(([.DY6]-[.DX6])/([.DY1]-[.DX1]))^2" office:value-type="float" office:value="0.00262441079002616" calcext:value-type="float">
            <text:p>0.002624410790026</text:p>
          </table:table-cell>
          <table:table-cell table:formula="of:=0.5*[.DZ12]*(([.DZ6]-[.DY6])/([.DZ1]-[.DY1]))^2" office:value-type="float" office:value="0.00514576984552701" calcext:value-type="float">
            <text:p>0.005145769845527</text:p>
          </table:table-cell>
          <table:table-cell table:formula="of:=0.5*[.EA12]*(([.EA6]-[.DZ6])/([.EA1]-[.DZ1]))^2" office:value-type="float" office:value="0.00173540379126849" calcext:value-type="float">
            <text:p>0.001735403791268</text:p>
          </table:table-cell>
          <table:table-cell table:formula="of:=0.5*[.EB12]*(([.EB6]-[.EA6])/([.EB1]-[.EA1]))^2" office:value-type="float" office:value="0.00000987822068550526" calcext:value-type="float">
            <text:p>9.87822068550526E-06</text:p>
          </table:table-cell>
          <table:table-cell table:formula="of:=0.5*[.EC12]*(([.EC6]-[.EB6])/([.EC1]-[.EB1]))^2" office:value-type="float" office:value="0.0274298964022562" calcext:value-type="float">
            <text:p>0.027429896402256</text:p>
          </table:table-cell>
          <table:table-cell table:formula="of:=0.5*[.ED12]*(([.ED6]-[.EC6])/([.ED1]-[.EC1]))^2" office:value-type="float" office:value="0.0025697148388452" calcext:value-type="float">
            <text:p>0.002569714838845</text:p>
          </table:table-cell>
          <table:table-cell table:formula="of:=0.5*[.EE12]*(([.EE6]-[.ED6])/([.EE1]-[.ED1]))^2" office:value-type="float" office:value="0.0215768214176164" calcext:value-type="float">
            <text:p>0.021576821417617</text:p>
          </table:table-cell>
          <table:table-cell table:formula="of:=0.5*[.EF12]*(([.EF6]-[.EE6])/([.EF1]-[.EE1]))^2" office:value-type="float" office:value="0.00698695348629277" calcext:value-type="float">
            <text:p>0.006986953486293</text:p>
          </table:table-cell>
          <table:table-cell table:formula="of:=0.5*[.EG12]*(([.EG6]-[.EF6])/([.EG1]-[.EF1]))^2" office:value-type="float" office:value="0.00190110362445411" calcext:value-type="float">
            <text:p>0.001901103624454</text:p>
          </table:table-cell>
          <table:table-cell table:formula="of:=0.5*[.EH12]*(([.EH6]-[.EG6])/([.EH1]-[.EG1]))^2" office:value-type="float" office:value="0.00183443225900557" calcext:value-type="float">
            <text:p>0.001834432259006</text:p>
          </table:table-cell>
          <table:table-cell table:formula="of:=0.5*[.EI12]*(([.EI6]-[.EH6])/([.EI1]-[.EH1]))^2" office:value-type="float" office:value="0.00560401593076844" calcext:value-type="float">
            <text:p>0.005604015930768</text:p>
          </table:table-cell>
          <table:table-cell table:formula="of:=0.5*[.EJ12]*(([.EJ6]-[.EI6])/([.EJ1]-[.EI1]))^2" office:value-type="float" office:value="0.00111405592381695" calcext:value-type="float">
            <text:p>0.001114055923817</text:p>
          </table:table-cell>
          <table:table-cell table:formula="of:=0.5*[.EK12]*(([.EK6]-[.EJ6])/([.EK1]-[.EJ1]))^2" office:value-type="float" office:value="0.0000385484707125949" calcext:value-type="float">
            <text:p>3.85484707125949E-05</text:p>
          </table:table-cell>
          <table:table-cell table:formula="of:=0.5*[.EL12]*(([.EL6]-[.EK6])/([.EL1]-[.EK1]))^2" office:value-type="float" office:value="0.000891056110777082" calcext:value-type="float">
            <text:p>0.000891056110777</text:p>
          </table:table-cell>
          <table:table-cell table:formula="of:=0.5*[.EM12]*(([.EM6]-[.EL6])/([.EM1]-[.EL1]))^2" office:value-type="float" office:value="0.00044145982462089" calcext:value-type="float">
            <text:p>0.000441459824621</text:p>
          </table:table-cell>
          <table:table-cell table:formula="of:=0.5*[.EN12]*(([.EN6]-[.EM6])/([.EN1]-[.EM1]))^2" office:value-type="float" office:value="0.000294176237368545" calcext:value-type="float">
            <text:p>0.000294176237369</text:p>
          </table:table-cell>
          <table:table-cell table:formula="of:=0.5*[.EO12]*(([.EO6]-[.EN6])/([.EO1]-[.EN1]))^2" office:value-type="float" office:value="0.000124283680757125" calcext:value-type="float">
            <text:p>0.000124283680757</text:p>
          </table:table-cell>
          <table:table-cell table:formula="of:=0.5*[.EP12]*(([.EP6]-[.EO6])/([.EP1]-[.EO1]))^2" office:value-type="float" office:value="0.00781186280639575" calcext:value-type="float">
            <text:p>0.007811862806396</text:p>
          </table:table-cell>
          <table:table-cell table:formula="of:=0.5*[.EQ12]*(([.EQ6]-[.EP6])/([.EQ1]-[.EP1]))^2" office:value-type="float" office:value="0.0326785838314078" calcext:value-type="float">
            <text:p>0.032678583831408</text:p>
          </table:table-cell>
          <table:table-cell table:formula="of:=0.5*[.ER12]*(([.ER6]-[.EQ6])/([.ER1]-[.EQ1]))^2" office:value-type="float" office:value="0.00247352952140135" calcext:value-type="float">
            <text:p>0.002473529521401</text:p>
          </table:table-cell>
          <table:table-cell table:formula="of:=0.5*[.ES12]*(([.ES6]-[.ER6])/([.ES1]-[.ER1]))^2" office:value-type="float" office:value="0.0057141635141391" calcext:value-type="float">
            <text:p>0.005714163514139</text:p>
          </table:table-cell>
          <table:table-cell table:formula="of:=0.5*[.ET12]*(([.ET6]-[.ES6])/([.ET1]-[.ES1]))^2" office:value-type="float" office:value="0.0000135859500588003" calcext:value-type="float">
            <text:p>1.35859500588003E-05</text:p>
          </table:table-cell>
          <table:table-cell table:formula="of:=0.5*[.EU12]*(([.EU6]-[.ET6])/([.EU1]-[.ET1]))^2" office:value-type="float" office:value="0.00252451829355872" calcext:value-type="float">
            <text:p>0.002524518293559</text:p>
          </table:table-cell>
          <table:table-cell table:formula="of:=0.5*[.EV12]*(([.EV6]-[.EU6])/([.EV1]-[.EU1]))^2" office:value-type="float" office:value="0.000427037904024767" calcext:value-type="float">
            <text:p>0.000427037904025</text:p>
          </table:table-cell>
          <table:table-cell table:formula="of:=0.5*[.EW12]*(([.EW6]-[.EV6])/([.EW1]-[.EV1]))^2" office:value-type="float" office:value="0.0000787736438451008" calcext:value-type="float">
            <text:p>7.87736438451008E-05</text:p>
          </table:table-cell>
          <table:table-cell table:formula="of:=0.5*[.EX12]*(([.EX6]-[.EW6])/([.EX1]-[.EW1]))^2" office:value-type="float" office:value="0.0108324301437386" calcext:value-type="float">
            <text:p>0.010832430143739</text:p>
          </table:table-cell>
          <table:table-cell table:formula="of:=0.5*[.EY12]*(([.EY6]-[.EX6])/([.EY1]-[.EX1]))^2" office:value-type="float" office:value="0.0108521312392019" calcext:value-type="float">
            <text:p>0.010852131239202</text:p>
          </table:table-cell>
          <table:table-cell table:formula="of:=0.5*[.EZ12]*(([.EZ6]-[.EY6])/([.EZ1]-[.EY1]))^2" office:value-type="float" office:value="0.0189931114021018" calcext:value-type="float">
            <text:p>0.018993111402102</text:p>
          </table:table-cell>
          <table:table-cell table:formula="of:=0.5*[.FA12]*(([.FA6]-[.EZ6])/([.FA1]-[.EZ1]))^2" office:value-type="float" office:value="0.0162577130884842" calcext:value-type="float">
            <text:p>0.016257713088484</text:p>
          </table:table-cell>
          <table:table-cell table:formula="of:=0.5*[.FB12]*(([.FB6]-[.FA6])/([.FB1]-[.FA1]))^2" office:value-type="float" office:value="0.00851777436430923" calcext:value-type="float">
            <text:p>0.008517774364309</text:p>
          </table:table-cell>
          <table:table-cell table:formula="of:=0.5*[.FC12]*(([.FC6]-[.FB6])/([.FC1]-[.FB1]))^2" office:value-type="float" office:value="0.0079881100867103" calcext:value-type="float">
            <text:p>0.00798811008671</text:p>
          </table:table-cell>
          <table:table-cell table:formula="of:=0.5*[.FD12]*(([.FD6]-[.FC6])/([.FD1]-[.FC1]))^2" office:value-type="float" office:value="0.00654478795028438" calcext:value-type="float">
            <text:p>0.006544787950284</text:p>
          </table:table-cell>
          <table:table-cell table:formula="of:=0.5*[.FE12]*(([.FE6]-[.FD6])/([.FE1]-[.FD1]))^2" office:value-type="float" office:value="0.000000738407790170597" calcext:value-type="float">
            <text:p>7.38407790170597E-07</text:p>
          </table:table-cell>
          <table:table-cell table:formula="of:=0.5*[.FF12]*(([.FF6]-[.FE6])/([.FF1]-[.FE1]))^2" office:value-type="float" office:value="0.0296188501628989" calcext:value-type="float">
            <text:p>0.029618850162899</text:p>
          </table:table-cell>
          <table:table-cell table:formula="of:=0.5*[.FG12]*(([.FG6]-[.FF6])/([.FG1]-[.FF1]))^2" office:value-type="float" office:value="0.000358321251169681" calcext:value-type="float">
            <text:p>0.00035832125117</text:p>
          </table:table-cell>
          <table:table-cell table:formula="of:=0.5*[.FH12]*(([.FH6]-[.FG6])/([.FH1]-[.FG1]))^2" office:value-type="float" office:value="0.00276782402244856" calcext:value-type="float">
            <text:p>0.002767824022449</text:p>
          </table:table-cell>
          <table:table-cell table:formula="of:=0.5*[.FI12]*(([.FI6]-[.FH6])/([.FI1]-[.FH1]))^2" office:value-type="float" office:value="0.00142612545266514" calcext:value-type="float">
            <text:p>0.001426125452665</text:p>
          </table:table-cell>
          <table:table-cell table:formula="of:=0.5*[.FJ12]*(([.FJ6]-[.FI6])/([.FJ1]-[.FI1]))^2" office:value-type="float" office:value="0.00200118884604534" calcext:value-type="float">
            <text:p>0.002001188846045</text:p>
          </table:table-cell>
          <table:table-cell table:formula="of:=0.5*[.FK12]*(([.FK6]-[.FJ6])/([.FK1]-[.FJ1]))^2" office:value-type="float" office:value="0.00853124994087035" calcext:value-type="float">
            <text:p>0.00853124994087</text:p>
          </table:table-cell>
          <table:table-cell table:formula="of:=0.5*[.FL12]*(([.FL6]-[.FK6])/([.FL1]-[.FK1]))^2" office:value-type="float" office:value="0.0272686924924454" calcext:value-type="float">
            <text:p>0.027268692492445</text:p>
          </table:table-cell>
          <table:table-cell table:formula="of:=0.5*[.FM12]*(([.FM6]-[.FL6])/([.FM1]-[.FL1]))^2" office:value-type="float" office:value="0.0000232033191545838" calcext:value-type="float">
            <text:p>2.32033191545838E-05</text:p>
          </table:table-cell>
          <table:table-cell table:formula="of:=0.5*[.FN12]*(([.FN6]-[.FM6])/([.FN1]-[.FM1]))^2" office:value-type="float" office:value="0.00100648817144262" calcext:value-type="float">
            <text:p>0.001006488171443</text:p>
          </table:table-cell>
          <table:table-cell table:formula="of:=0.5*[.FO12]*(([.FO6]-[.FN6])/([.FO1]-[.FN1]))^2" office:value-type="float" office:value="0.00185798322104977" calcext:value-type="float">
            <text:p>0.00185798322105</text:p>
          </table:table-cell>
          <table:table-cell table:formula="of:=0.5*[.FP12]*(([.FP6]-[.FO6])/([.FP1]-[.FO1]))^2" office:value-type="float" office:value="0.00158785227755365" calcext:value-type="float">
            <text:p>0.001587852277554</text:p>
          </table:table-cell>
          <table:table-cell table:formula="of:=0.5*[.FQ12]*(([.FQ6]-[.FP6])/([.FQ1]-[.FP1]))^2" office:value-type="float" office:value="0.0378626777251592" calcext:value-type="float">
            <text:p>0.037862677725159</text:p>
          </table:table-cell>
          <table:table-cell table:formula="of:=0.5*[.FR12]*(([.FR6]-[.FQ6])/([.FR1]-[.FQ1]))^2" office:value-type="float" office:value="0.000103221565744649" calcext:value-type="float">
            <text:p>0.000103221565745</text:p>
          </table:table-cell>
          <table:table-cell table:formula="of:=0.5*[.FS12]*(([.FS6]-[.FR6])/([.FS1]-[.FR1]))^2" office:value-type="float" office:value="0.0451459896241945" calcext:value-type="float">
            <text:p>0.045145989624195</text:p>
          </table:table-cell>
          <table:table-cell table:formula="of:=0.5*[.FT12]*(([.FT6]-[.FS6])/([.FT1]-[.FS1]))^2" office:value-type="float" office:value="0.0178917440211783" calcext:value-type="float">
            <text:p>0.017891744021178</text:p>
          </table:table-cell>
          <table:table-cell table:formula="of:=0.5*[.FU12]*(([.FU6]-[.FT6])/([.FU1]-[.FT1]))^2" office:value-type="float" office:value="0.0199141718629334" calcext:value-type="float">
            <text:p>0.019914171862933</text:p>
          </table:table-cell>
          <table:table-cell table:formula="of:=0.5*[.FV12]*(([.FV6]-[.FU6])/([.FV1]-[.FU1]))^2" office:value-type="float" office:value="0.0198369327286999" calcext:value-type="float">
            <text:p>0.0198369327287</text:p>
          </table:table-cell>
          <table:table-cell table:formula="of:=0.5*[.FW12]*(([.FW6]-[.FV6])/([.FW1]-[.FV1]))^2" office:value-type="float" office:value="0.00014190168611355" calcext:value-type="float">
            <text:p>0.000141901686114</text:p>
          </table:table-cell>
          <table:table-cell table:formula="of:=0.5*[.FX12]*(([.FX6]-[.FW6])/([.FX1]-[.FW1]))^2" office:value-type="float" office:value="0.0017929190714662" calcext:value-type="float">
            <text:p>0.001792919071466</text:p>
          </table:table-cell>
          <table:table-cell table:formula="of:=0.5*[.FY12]*(([.FY6]-[.FX6])/([.FY1]-[.FX1]))^2" office:value-type="float" office:value="0.00139907484096565" calcext:value-type="float">
            <text:p>0.001399074840966</text:p>
          </table:table-cell>
          <table:table-cell table:formula="of:=0.5*[.FZ12]*(([.FZ6]-[.FY6])/([.FZ1]-[.FY1]))^2" office:value-type="float" office:value="0.000822212181221722" calcext:value-type="float">
            <text:p>0.000822212181222</text:p>
          </table:table-cell>
          <table:table-cell table:formula="of:=0.5*[.GA12]*(([.GA6]-[.FZ6])/([.GA1]-[.FZ1]))^2" office:value-type="float" office:value="0.000348391637391025" calcext:value-type="float">
            <text:p>0.000348391637391</text:p>
          </table:table-cell>
          <table:table-cell table:formula="of:=0.5*[.GB12]*(([.GB6]-[.GA6])/([.GB1]-[.GA1]))^2" office:value-type="float" office:value="0.0042521079400837" calcext:value-type="float">
            <text:p>0.004252107940084</text:p>
          </table:table-cell>
          <table:table-cell table:formula="of:=0.5*[.GC12]*(([.GC6]-[.GB6])/([.GC1]-[.GB1]))^2" office:value-type="float" office:value="0.00823771992506422" calcext:value-type="float">
            <text:p>0.008237719925064</text:p>
          </table:table-cell>
          <table:table-cell table:formula="of:=0.5*[.GD12]*(([.GD6]-[.GC6])/([.GD1]-[.GC1]))^2" office:value-type="float" office:value="0.0000406459252342066" calcext:value-type="float">
            <text:p>4.06459252342066E-05</text:p>
          </table:table-cell>
          <table:table-cell table:formula="of:=0.5*[.GE12]*(([.GE6]-[.GD6])/([.GE1]-[.GD1]))^2" office:value-type="float" office:value="0.00525848679654187" calcext:value-type="float">
            <text:p>0.005258486796542</text:p>
          </table:table-cell>
          <table:table-cell table:formula="of:=0.5*[.GF12]*(([.GF6]-[.GE6])/([.GF1]-[.GE1]))^2" office:value-type="float" office:value="0.00269789051593089" calcext:value-type="float">
            <text:p>0.002697890515931</text:p>
          </table:table-cell>
          <table:table-cell table:formula="of:=0.5*[.GG12]*(([.GG6]-[.GF6])/([.GG1]-[.GF1]))^2" office:value-type="float" office:value="0.0520762402469083" calcext:value-type="float">
            <text:p>0.052076240246908</text:p>
          </table:table-cell>
          <table:table-cell table:formula="of:=0.5*[.GH12]*(([.GH6]-[.GG6])/([.GH1]-[.GG1]))^2" office:value-type="float" office:value="0.0334299164044591" calcext:value-type="float">
            <text:p>0.033429916404459</text:p>
          </table:table-cell>
          <table:table-cell table:formula="of:=0.5*[.GI12]*(([.GI6]-[.GH6])/([.GI1]-[.GH1]))^2" office:value-type="float" office:value="0.00373427600137808" calcext:value-type="float">
            <text:p>0.003734276001378</text:p>
          </table:table-cell>
          <table:table-cell table:formula="of:=0.5*[.GJ12]*(([.GJ6]-[.GI6])/([.GJ1]-[.GI1]))^2" office:value-type="float" office:value="0.00857429700978473" calcext:value-type="float">
            <text:p>0.008574297009785</text:p>
          </table:table-cell>
          <table:table-cell table:formula="of:=0.5*[.GK12]*(([.GK6]-[.GJ6])/([.GK1]-[.GJ1]))^2" office:value-type="float" office:value="0.00565786080601264" calcext:value-type="float">
            <text:p>0.005657860806013</text:p>
          </table:table-cell>
          <table:table-cell table:formula="of:=0.5*[.GL12]*(([.GL6]-[.GK6])/([.GL1]-[.GK1]))^2" office:value-type="float" office:value="0.0489896409659312" calcext:value-type="float">
            <text:p>0.048989640965931</text:p>
          </table:table-cell>
          <table:table-cell table:formula="of:=0.5*[.GM12]*(([.GM6]-[.GL6])/([.GM1]-[.GL1]))^2" office:value-type="float" office:value="0.0063534387623688" calcext:value-type="float">
            <text:p>0.006353438762369</text:p>
          </table:table-cell>
          <table:table-cell table:formula="of:=0.5*[.GN12]*(([.GN6]-[.GM6])/([.GN1]-[.GM1]))^2" office:value-type="float" office:value="0.0243154218493533" calcext:value-type="float">
            <text:p>0.024315421849353</text:p>
          </table:table-cell>
          <table:table-cell table:formula="of:=0.5*[.GO12]*(([.GO6]-[.GN6])/([.GO1]-[.GN1]))^2" office:value-type="float" office:value="0.00035195854439921" calcext:value-type="float">
            <text:p>0.000351958544399</text:p>
          </table:table-cell>
          <table:table-cell table:formula="of:=0.5*[.GP12]*(([.GP6]-[.GO6])/([.GP1]-[.GO1]))^2" office:value-type="float" office:value="0.000684590622176738" calcext:value-type="float">
            <text:p>0.000684590622177</text:p>
          </table:table-cell>
          <table:table-cell table:formula="of:=0.5*[.GQ12]*(([.GQ6]-[.GP6])/([.GQ1]-[.GP1]))^2" office:value-type="float" office:value="0.0000000424243477004659" calcext:value-type="float">
            <text:p>4.24243477004659E-08</text:p>
          </table:table-cell>
          <table:table-cell table:formula="of:=0.5*[.GR12]*(([.GR6]-[.GQ6])/([.GR1]-[.GQ1]))^2" office:value-type="float" office:value="0.000437597152296662" calcext:value-type="float">
            <text:p>0.000437597152297</text:p>
          </table:table-cell>
          <table:table-cell table:formula="of:=0.5*[.GS12]*(([.GS6]-[.GR6])/([.GS1]-[.GR1]))^2" office:value-type="float" office:value="0.000109662626673704" calcext:value-type="float">
            <text:p>0.000109662626674</text:p>
          </table:table-cell>
          <table:table-cell table:formula="of:=0.5*[.GT12]*(([.GT6]-[.GS6])/([.GT1]-[.GS1]))^2" office:value-type="float" office:value="0.0033656648571326" calcext:value-type="float">
            <text:p>0.003365664857133</text:p>
          </table:table-cell>
          <table:table-cell table:formula="of:=0.5*[.GU12]*(([.GU6]-[.GT6])/([.GU1]-[.GT1]))^2" office:value-type="float" office:value="0.00423324929523331" calcext:value-type="float">
            <text:p>0.004233249295233</text:p>
          </table:table-cell>
          <table:table-cell table:formula="of:=0.5*[.GV12]*(([.GV6]-[.GU6])/([.GV1]-[.GU1]))^2" office:value-type="float" office:value="0.00499150394395697" calcext:value-type="float">
            <text:p>0.004991503943957</text:p>
          </table:table-cell>
          <table:table-cell table:formula="of:=0.5*[.GW12]*(([.GW6]-[.GV6])/([.GW1]-[.GV1]))^2" office:value-type="float" office:value="0.0497427091061711" calcext:value-type="float">
            <text:p>0.049742709106171</text:p>
          </table:table-cell>
          <table:table-cell table:formula="of:=0.5*[.GX12]*(([.GX6]-[.GW6])/([.GX1]-[.GW1]))^2" office:value-type="float" office:value="0.00255005575037699" calcext:value-type="float">
            <text:p>0.002550055750377</text:p>
          </table:table-cell>
          <table:table-cell table:formula="of:=0.5*[.GY12]*(([.GY6]-[.GX6])/([.GY1]-[.GX1]))^2" office:value-type="float" office:value="0.0365437760614472" calcext:value-type="float">
            <text:p>0.036543776061447</text:p>
          </table:table-cell>
          <table:table-cell table:formula="of:=0.5*[.GZ12]*(([.GZ6]-[.GY6])/([.GZ1]-[.GY1]))^2" office:value-type="float" office:value="0.0318580379613601" calcext:value-type="float">
            <text:p>0.03185803796136</text:p>
          </table:table-cell>
          <table:table-cell table:formula="of:=0.5*[.HA12]*(([.HA6]-[.GZ6])/([.HA1]-[.GZ1]))^2" office:value-type="float" office:value="0.00764455628607563" calcext:value-type="float">
            <text:p>0.007644556286076</text:p>
          </table:table-cell>
          <table:table-cell table:formula="of:=0.5*[.HB12]*(([.HB6]-[.HA6])/([.HB1]-[.HA1]))^2" office:value-type="float" office:value="0.00119449963077127" calcext:value-type="float">
            <text:p>0.001194499630771</text:p>
          </table:table-cell>
          <table:table-cell table:formula="of:=0.5*[.HC12]*(([.HC6]-[.HB6])/([.HC1]-[.HB1]))^2" office:value-type="float" office:value="0.00627933395576147" calcext:value-type="float">
            <text:p>0.006279333955761</text:p>
          </table:table-cell>
          <table:table-cell table:formula="of:=0.5*[.HD12]*(([.HD6]-[.HC6])/([.HD1]-[.HC1]))^2" office:value-type="float" office:value="0.00499825458397293" calcext:value-type="float">
            <text:p>0.004998254583973</text:p>
          </table:table-cell>
          <table:table-cell table:formula="of:=0.5*[.HE12]*(([.HE6]-[.HD6])/([.HE1]-[.HD1]))^2" office:value-type="float" office:value="0.0010821547351729" calcext:value-type="float">
            <text:p>0.001082154735173</text:p>
          </table:table-cell>
          <table:table-cell table:formula="of:=0.5*[.HF12]*(([.HF6]-[.HE6])/([.HF1]-[.HE1]))^2" office:value-type="float" office:value="0.000879896711405112" calcext:value-type="float">
            <text:p>0.000879896711405</text:p>
          </table:table-cell>
          <table:table-cell table:formula="of:=0.5*[.HG12]*(([.HG6]-[.HF6])/([.HG1]-[.HF1]))^2" office:value-type="float" office:value="0.0000384368099353264" calcext:value-type="float">
            <text:p>3.84368099353264E-05</text:p>
          </table:table-cell>
          <table:table-cell table:formula="of:=0.5*[.HH12]*(([.HH6]-[.HG6])/([.HH1]-[.HG1]))^2" office:value-type="float" office:value="0.000110637763605165" calcext:value-type="float">
            <text:p>0.000110637763605</text:p>
          </table:table-cell>
          <table:table-cell table:formula="of:=0.5*[.HI12]*(([.HI6]-[.HH6])/([.HI1]-[.HH1]))^2" office:value-type="float" office:value="0.0000312904523792538" calcext:value-type="float">
            <text:p>3.12904523792538E-05</text:p>
          </table:table-cell>
          <table:table-cell table:formula="of:=0.5*[.HJ12]*(([.HJ6]-[.HI6])/([.HJ1]-[.HI1]))^2" office:value-type="float" office:value="0.00000069631247956359" calcext:value-type="float">
            <text:p>6.9631247956359E-07</text:p>
          </table:table-cell>
          <table:table-cell table:formula="of:=0.5*[.HK12]*(([.HK6]-[.HJ6])/([.HK1]-[.HJ1]))^2" office:value-type="float" office:value="0.0000463111996798087" calcext:value-type="float">
            <text:p>4.63111996798087E-05</text:p>
          </table:table-cell>
          <table:table-cell table:formula="of:=0.5*[.HL12]*(([.HL6]-[.HK6])/([.HL1]-[.HK1]))^2" office:value-type="float" office:value="0.000024137620390438" calcext:value-type="float">
            <text:p>2.4137620390438E-05</text:p>
          </table:table-cell>
          <table:table-cell table:formula="of:=0.5*[.HM12]*(([.HM6]-[.HL6])/([.HM1]-[.HL1]))^2" office:value-type="float" office:value="0.0000000406817204616198" calcext:value-type="float">
            <text:p>4.06817204616198E-08</text:p>
          </table:table-cell>
          <table:table-cell table:formula="of:=0.5*[.HN12]*(([.HN6]-[.HM6])/([.HN1]-[.HM1]))^2" office:value-type="float" office:value="0.00000507532720333828" calcext:value-type="float">
            <text:p>5.07532720333828E-06</text:p>
          </table:table-cell>
          <table:table-cell table:formula="of:=0.5*[.HO12]*(([.HO6]-[.HN6])/([.HO1]-[.HN1]))^2" office:value-type="float" office:value="0.0000128538858512333" calcext:value-type="float">
            <text:p>1.28538858512333E-05</text:p>
          </table:table-cell>
          <table:table-cell table:formula="of:=0.5*[.HP12]*(([.HP6]-[.HO6])/([.HP1]-[.HO1]))^2" office:value-type="float" office:value="0.0000234032387729906" calcext:value-type="float">
            <text:p>2.34032387729906E-05</text:p>
          </table:table-cell>
          <table:table-cell table:formula="of:=0.5*[.HQ12]*(([.HQ6]-[.HP6])/([.HQ1]-[.HP1]))^2" office:value-type="float" office:value="0.00000889452433777553" calcext:value-type="float">
            <text:p>8.89452433777553E-06</text:p>
          </table:table-cell>
          <table:table-cell table:formula="of:=0.5*[.HR12]*(([.HR6]-[.HQ6])/([.HR1]-[.HQ1]))^2" office:value-type="float" office:value="0.0000133421362953615" calcext:value-type="float">
            <text:p>1.33421362953615E-05</text:p>
          </table:table-cell>
          <table:table-cell table:formula="of:=0.5*[.HS12]*(([.HS6]-[.HR6])/([.HS1]-[.HR1]))^2" office:value-type="float" office:value="0.00000972753206351359" calcext:value-type="float">
            <text:p>9.72753206351359E-06</text:p>
          </table:table-cell>
          <table:table-cell table:formula="of:=0.5*[.HT12]*(([.HT6]-[.HS6])/([.HT1]-[.HS1]))^2" office:value-type="float" office:value="0.0000352920893687111" calcext:value-type="float">
            <text:p>3.52920893687111E-05</text:p>
          </table:table-cell>
          <table:table-cell table:formula="of:=0.5*[.HU12]*(([.HU6]-[.HT6])/([.HU1]-[.HT1]))^2" office:value-type="float" office:value="0.00000385360260828949" calcext:value-type="float">
            <text:p>3.85360260828949E-06</text:p>
          </table:table-cell>
          <table:table-cell table:formula="of:=0.5*[.HV12]*(([.HV6]-[.HU6])/([.HV1]-[.HU1]))^2" office:value-type="float" office:value="0.0000157357456503093" calcext:value-type="float">
            <text:p>1.57357456503093E-05</text:p>
          </table:table-cell>
          <table:table-cell table:formula="of:=0.5*[.HW12]*(([.HW6]-[.HV6])/([.HW1]-[.HV1]))^2" office:value-type="float" office:value="0.00000389765280532453" calcext:value-type="float">
            <text:p>3.89765280532453E-06</text:p>
          </table:table-cell>
          <table:table-cell table:formula="of:=0.5*[.HX12]*(([.HX6]-[.HW6])/([.HX1]-[.HW1]))^2" office:value-type="float" office:value="0.0000117807588454181" calcext:value-type="float">
            <text:p>1.17807588454181E-05</text:p>
          </table:table-cell>
          <table:table-cell table:formula="of:=0.5*[.HY12]*(([.HY6]-[.HX6])/([.HY1]-[.HX1]))^2" office:value-type="float" office:value="0.0000020330175482106" calcext:value-type="float">
            <text:p>2.0330175482106E-06</text:p>
          </table:table-cell>
          <table:table-cell table:formula="of:=0.5*[.HZ12]*(([.HZ6]-[.HY6])/([.HZ1]-[.HY1]))^2" office:value-type="float" office:value="0.0000000421402482105758" calcext:value-type="float">
            <text:p>4.21402482105758E-08</text:p>
          </table:table-cell>
          <table:table-cell table:formula="of:=0.5*[.IA12]*(([.IA6]-[.HZ6])/([.IA1]-[.HZ1]))^2" office:value-type="float" office:value="0.00000171269333742798" calcext:value-type="float">
            <text:p>1.71269333742798E-06</text:p>
          </table:table-cell>
          <table:table-cell table:formula="of:=0.5*[.IB12]*(([.IB6]-[.IA6])/([.IB1]-[.IA1]))^2" office:value-type="float" office:value="0.000000141817576298116" calcext:value-type="float">
            <text:p>1.41817576298116E-07</text:p>
          </table:table-cell>
          <table:table-cell table:formula="of:=0.5*[.IC12]*(([.IC6]-[.IB6])/([.IC1]-[.IB1]))^2" office:value-type="float" office:value="0.000000857215199594436" calcext:value-type="float">
            <text:p>8.57215199594436E-07</text:p>
          </table:table-cell>
          <table:table-cell table:formula="of:=0.5*[.ID12]*(([.ID6]-[.IC6])/([.ID1]-[.IC1]))^2" office:value-type="float" office:value="0.000000231100338408449" calcext:value-type="float">
            <text:p>2.31100338408449E-07</text:p>
          </table:table-cell>
          <table:table-cell table:formula="of:=0.5*[.IE12]*(([.IE6]-[.ID6])/([.IE1]-[.ID1]))^2" office:value-type="float" office:value="0.0000000544621667158106" calcext:value-type="float">
            <text:p>5.44621667158106E-08</text:p>
          </table:table-cell>
          <table:table-cell table:formula="of:=0.5*[.IF12]*(([.IF6]-[.IE6])/([.IF1]-[.IE1]))^2" office:value-type="float" office:value="0.000000143271040735006" calcext:value-type="float">
            <text:p>1.43271040735006E-07</text:p>
          </table:table-cell>
          <table:table-cell table:formula="of:=0.5*[.IG12]*(([.IG6]-[.IF6])/([.IG1]-[.IF1]))^2" office:value-type="float" office:value="0.0000000332883799394104" calcext:value-type="float">
            <text:p>3.32883799394104E-08</text:p>
          </table:table-cell>
          <table:table-cell table:formula="of:=0.5*[.IH12]*(([.IH6]-[.IG6])/([.IH1]-[.IG1]))^2" office:value-type="float" office:value="0.0000000260519135321044" calcext:value-type="float">
            <text:p>2.60519135321044E-08</text:p>
          </table:table-cell>
          <table:table-cell table:formula="of:=0.5*[.II12]*(([.II6]-[.IH6])/([.II1]-[.IH1]))^2" office:value-type="float" office:value="0.0000000487350237901121" calcext:value-type="float">
            <text:p>4.87350237901121E-08</text:p>
          </table:table-cell>
          <table:table-cell table:formula="of:=0.5*[.IJ12]*(([.IJ6]-[.II6])/([.IJ1]-[.II1]))^2" office:value-type="float" office:value="0.000000644893307655401" calcext:value-type="float">
            <text:p>6.44893307655401E-07</text:p>
          </table:table-cell>
          <table:table-cell table:formula="of:=0.5*[.IK12]*(([.IK6]-[.IJ6])/([.IK1]-[.IJ1]))^2" office:value-type="float" office:value="0.000000326126483911454" calcext:value-type="float">
            <text:p>3.26126483911454E-07</text:p>
          </table:table-cell>
          <table:table-cell table:formula="of:=0.5*[.IL12]*(([.IL6]-[.IK6])/([.IL1]-[.IK1]))^2" office:value-type="float" office:value="0.000000103191494854755" calcext:value-type="float">
            <text:p>1.03191494854755E-07</text:p>
          </table:table-cell>
          <table:table-cell table:formula="of:=0.5*[.IM12]*(([.IM6]-[.IL6])/([.IM1]-[.IL1]))^2" office:value-type="float" office:value="0.000000253706014592491" calcext:value-type="float">
            <text:p>2.53706014592491E-07</text:p>
          </table:table-cell>
          <table:table-cell table:formula="of:=0.5*[.IN12]*(([.IN6]-[.IM6])/([.IN1]-[.IM1]))^2" office:value-type="float" office:value="0.000000812189659541397" calcext:value-type="float">
            <text:p>8.12189659541397E-07</text:p>
          </table:table-cell>
          <table:table-cell table:formula="of:=0.5*[.IO12]*(([.IO6]-[.IN6])/([.IO1]-[.IN1]))^2" office:value-type="float" office:value="0.000000589457815187622" calcext:value-type="float">
            <text:p>5.89457815187622E-07</text:p>
          </table:table-cell>
          <table:table-cell table:formula="of:=0.5*[.IP12]*(([.IP6]-[.IO6])/([.IP1]-[.IO1]))^2" office:value-type="float" office:value="0.0000000596684961955705" calcext:value-type="float">
            <text:p>5.96684961955705E-08</text:p>
          </table:table-cell>
          <table:table-cell table:formula="of:=0.5*[.IQ12]*(([.IQ6]-[.IP6])/([.IQ1]-[.IP1]))^2" office:value-type="float" office:value="0.00000000924428650427749" calcext:value-type="float">
            <text:p>9.24428650427749E-09</text:p>
          </table:table-cell>
          <table:table-cell table:formula="of:=0.5*[.IR12]*(([.IR6]-[.IQ6])/([.IR1]-[.IQ1]))^2" office:value-type="float" office:value="0.0000000529599349523152" calcext:value-type="float">
            <text:p>5.29599349523152E-08</text:p>
          </table:table-cell>
          <table:table-cell table:formula="of:=0.5*[.IS12]*(([.IS6]-[.IR6])/([.IS1]-[.IR1]))^2" office:value-type="float" office:value="0.000000154107392501347" calcext:value-type="float">
            <text:p>1.54107392501347E-07</text:p>
          </table:table-cell>
          <table:table-cell table:formula="of:=0.5*[.IT12]*(([.IT6]-[.IS6])/([.IT1]-[.IS1]))^2" office:value-type="float" office:value="0.00000249203299139386" calcext:value-type="float">
            <text:p>2.49203299139386E-06</text:p>
          </table:table-cell>
          <table:table-cell table:formula="of:=0.5*[.IU12]*(([.IU6]-[.IT6])/([.IU1]-[.IT1]))^2" office:value-type="float" office:value="0.00000131944326088152" calcext:value-type="float">
            <text:p>1.31944326088152E-06</text:p>
          </table:table-cell>
          <table:table-cell table:formula="of:=0.5*[.IV12]*(([.IV6]-[.IU6])/([.IV1]-[.IU1]))^2" office:value-type="float" office:value="0.0000000302052964509139" calcext:value-type="float">
            <text:p>3.02052964509139E-08</text:p>
          </table:table-cell>
          <table:table-cell table:formula="of:=0.5*[.IW12]*(([.IW6]-[.IV6])/([.IW1]-[.IV1]))^2" office:value-type="float" office:value="0.00000000158387259261758" calcext:value-type="float">
            <text:p>1.58387259261758E-09</text:p>
          </table:table-cell>
          <table:table-cell table:formula="of:=0.5*[.IX12]*(([.IX6]-[.IW6])/([.IX1]-[.IW1]))^2" office:value-type="float" office:value="0.000000000425288315617312" calcext:value-type="float">
            <text:p>4.25288315617312E-10</text:p>
          </table:table-cell>
          <table:table-cell table:formula="of:=0.5*[.IY12]*(([.IY6]-[.IX6])/([.IY1]-[.IX1]))^2" office:value-type="float" office:value="0.000000013406188345526" calcext:value-type="float">
            <text:p>1.3406188345526E-08</text:p>
          </table:table-cell>
          <table:table-cell table:formula="of:=0.5*[.IZ12]*(([.IZ6]-[.IY6])/([.IZ1]-[.IY1]))^2" office:value-type="float" office:value="0.0000000404577184741733" calcext:value-type="float">
            <text:p>4.04577184741733E-08</text:p>
          </table:table-cell>
          <table:table-cell table:formula="of:=0.5*[.JA12]*(([.JA6]-[.IZ6])/([.JA1]-[.IZ1]))^2" office:value-type="float" office:value="0.000000557867283358999" calcext:value-type="float">
            <text:p>5.57867283358999E-07</text:p>
          </table:table-cell>
          <table:table-cell table:formula="of:=0.5*[.JB12]*(([.JB6]-[.JA6])/([.JB1]-[.JA1]))^2" office:value-type="float" office:value="0.000000117659572757119" calcext:value-type="float">
            <text:p>1.17659572757119E-07</text:p>
          </table:table-cell>
          <table:table-cell table:formula="of:=0.5*[.JC12]*(([.JC6]-[.JB6])/([.JC1]-[.JB1]))^2" office:value-type="float" office:value="0.00000126098853259247" calcext:value-type="float">
            <text:p>1.26098853259247E-06</text:p>
          </table:table-cell>
          <table:table-cell table:formula="of:=0.5*[.JD12]*(([.JD6]-[.JC6])/([.JD1]-[.JC1]))^2" office:value-type="float" office:value="0.000000176920678910897" calcext:value-type="float">
            <text:p>1.76920678910897E-07</text:p>
          </table:table-cell>
          <table:table-cell table:formula="of:=0.5*[.JE12]*(([.JE6]-[.JD6])/([.JE1]-[.JD1]))^2" office:value-type="float" office:value="0.00000026560452855871" calcext:value-type="float">
            <text:p>2.6560452855871E-07</text:p>
          </table:table-cell>
          <table:table-cell table:formula="of:=0.5*[.JF12]*(([.JF6]-[.JE6])/([.JF1]-[.JE1]))^2" office:value-type="float" office:value="0.0000000166222427683864" calcext:value-type="float">
            <text:p>1.66222427683864E-08</text:p>
          </table:table-cell>
          <table:table-cell table:formula="of:=0.5*[.JG12]*(([.JG6]-[.JF6])/([.JG1]-[.JF1]))^2" office:value-type="float" office:value="0.00000000000266299065544005" calcext:value-type="float">
            <text:p>2.66299065544005E-12</text:p>
          </table:table-cell>
          <table:table-cell table:formula="of:=0.5*[.JH12]*(([.JH6]-[.JG6])/([.JH1]-[.JG1]))^2" office:value-type="float" office:value="0.000000220946096870915" calcext:value-type="float">
            <text:p>2.20946096870915E-07</text:p>
          </table:table-cell>
          <table:table-cell table:formula="of:=0.5*[.JI12]*(([.JI6]-[.JH6])/([.JI1]-[.JH1]))^2" office:value-type="float" office:value="0.0000000565432549198684" calcext:value-type="float">
            <text:p>5.65432549198684E-08</text:p>
          </table:table-cell>
          <table:table-cell table:formula="of:=0.5*[.JJ12]*(([.JJ6]-[.JI6])/([.JJ1]-[.JI1]))^2" office:value-type="float" office:value="0.00000000834064570978577" calcext:value-type="float">
            <text:p>8.34064570978577E-09</text:p>
          </table:table-cell>
          <table:table-cell table:formula="of:=0.5*[.JK12]*(([.JK6]-[.JJ6])/([.JK1]-[.JJ1]))^2" office:value-type="float" office:value="0.000000384452820402808" calcext:value-type="float">
            <text:p>3.84452820402808E-07</text:p>
          </table:table-cell>
          <table:table-cell table:formula="of:=0.5*[.JL12]*(([.JL6]-[.JK6])/([.JL1]-[.JK1]))^2" office:value-type="float" office:value="0.000000172628413155465" calcext:value-type="float">
            <text:p>1.72628413155465E-07</text:p>
          </table:table-cell>
          <table:table-cell table:formula="of:=0.5*[.JM12]*(([.JM6]-[.JL6])/([.JM1]-[.JL1]))^2" office:value-type="float" office:value="0.0000000293437892810514" calcext:value-type="float">
            <text:p>2.93437892810514E-08</text:p>
          </table:table-cell>
          <table:table-cell table:formula="of:=0.5*[.JN12]*(([.JN6]-[.JM6])/([.JN1]-[.JM1]))^2" office:value-type="float" office:value="0.0000000332834874522701" calcext:value-type="float">
            <text:p>3.32834874522701E-08</text:p>
          </table:table-cell>
          <table:table-cell table:formula="of:=0.5*[.JO12]*(([.JO6]-[.JN6])/([.JO1]-[.JN1]))^2" office:value-type="float" office:value="0.000000168050914281883" calcext:value-type="float">
            <text:p>1.68050914281883E-07</text:p>
          </table:table-cell>
          <table:table-cell table:formula="of:=0.5*[.JP12]*(([.JP6]-[.JO6])/([.JP1]-[.JO1]))^2" office:value-type="float" office:value="0.00000014985255106786" calcext:value-type="float">
            <text:p>1.4985255106786E-07</text:p>
          </table:table-cell>
          <table:table-cell table:formula="of:=0.5*[.JQ12]*(([.JQ6]-[.JP6])/([.JQ1]-[.JP1]))^2" office:value-type="float" office:value="0.0000000414408133046688" calcext:value-type="float">
            <text:p>4.14408133046688E-08</text:p>
          </table:table-cell>
          <table:table-cell table:formula="of:=0.5*[.JR12]*(([.JR6]-[.JQ6])/([.JR1]-[.JQ1]))^2" office:value-type="float" office:value="0.000000161671200350445" calcext:value-type="float">
            <text:p>1.61671200350445E-07</text:p>
          </table:table-cell>
          <table:table-cell table:formula="of:=0.5*[.JS12]*(([.JS6]-[.JR6])/([.JS1]-[.JR1]))^2" office:value-type="float" office:value="0.000000101549177415954" calcext:value-type="float">
            <text:p>1.01549177415954E-07</text:p>
          </table:table-cell>
          <table:table-cell table:formula="of:=0.5*[.JT12]*(([.JT6]-[.JS6])/([.JT1]-[.JS1]))^2" office:value-type="float" office:value="0.0000000460518126623874" calcext:value-type="float">
            <text:p>4.60518126623874E-08</text:p>
          </table:table-cell>
          <table:table-cell table:formula="of:=0.5*[.JU12]*(([.JU6]-[.JT6])/([.JU1]-[.JT1]))^2" office:value-type="float" office:value="0.000000559380276010663" calcext:value-type="float">
            <text:p>5.59380276010663E-07</text:p>
          </table:table-cell>
          <table:table-cell table:formula="of:=0.5*[.JV12]*(([.JV6]-[.JU6])/([.JV1]-[.JU1]))^2" office:value-type="float" office:value="0.000000094815152099763" calcext:value-type="float">
            <text:p>9.4815152099763E-08</text:p>
          </table:table-cell>
          <table:table-cell table:formula="of:=0.5*[.JW12]*(([.JW6]-[.JV6])/([.JW1]-[.JV1]))^2" office:value-type="float" office:value="0.000000014848981945125" calcext:value-type="float">
            <text:p>1.4848981945125E-08</text:p>
          </table:table-cell>
          <table:table-cell table:formula="of:=0.5*[.JX12]*(([.JX6]-[.JW6])/([.JX1]-[.JW1]))^2" office:value-type="float" office:value="0.000000235662218642163" calcext:value-type="float">
            <text:p>2.35662218642163E-07</text:p>
          </table:table-cell>
          <table:table-cell table:formula="of:=0.5*[.JY12]*(([.JY6]-[.JX6])/([.JY1]-[.JX1]))^2" office:value-type="float" office:value="0.00000000233613062280404" calcext:value-type="float">
            <text:p>2.33613062280404E-09</text:p>
          </table:table-cell>
          <table:table-cell table:formula="of:=0.5*[.JZ12]*(([.JZ6]-[.JY6])/([.JZ1]-[.JY1]))^2" office:value-type="float" office:value="0.000000393025014347681" calcext:value-type="float">
            <text:p>3.93025014347681E-07</text:p>
          </table:table-cell>
          <table:table-cell table:formula="of:=0.5*[.KA12]*(([.KA6]-[.JZ6])/([.KA1]-[.JZ1]))^2" office:value-type="float" office:value="0.0000000841736096676848" calcext:value-type="float">
            <text:p>8.41736096676848E-08</text:p>
          </table:table-cell>
          <table:table-cell table:formula="of:=0.5*[.KB12]*(([.KB6]-[.KA6])/([.KB1]-[.KA1]))^2" office:value-type="float" office:value="0.000000124224925505512" calcext:value-type="float">
            <text:p>1.24224925505512E-07</text:p>
          </table:table-cell>
          <table:table-cell table:formula="of:=0.5*[.KC12]*(([.KC6]-[.KB6])/([.KC1]-[.KB1]))^2" office:value-type="float" office:value="0.000000275794614950923" calcext:value-type="float">
            <text:p>2.75794614950923E-07</text:p>
          </table:table-cell>
          <table:table-cell table:formula="of:=0.5*[.KD12]*(([.KD6]-[.KC6])/([.KD1]-[.KC1]))^2" office:value-type="float" office:value="0.0000000867613452267308" calcext:value-type="float">
            <text:p>8.67613452267308E-08</text:p>
          </table:table-cell>
          <table:table-cell table:formula="of:=0.5*[.KE12]*(([.KE6]-[.KD6])/([.KE1]-[.KD1]))^2" office:value-type="float" office:value="0.000000708893429694309" calcext:value-type="float">
            <text:p>7.08893429694309E-07</text:p>
          </table:table-cell>
          <table:table-cell table:formula="of:=0.5*[.KF12]*(([.KF6]-[.KE6])/([.KF1]-[.KE1]))^2" office:value-type="float" office:value="0.00000181833481015996" calcext:value-type="float">
            <text:p>1.81833481015996E-06</text:p>
          </table:table-cell>
          <table:table-cell table:formula="of:=0.5*[.KG12]*(([.KG6]-[.KF6])/([.KG1]-[.KF1]))^2" office:value-type="float" office:value="0.00000106493402921431" calcext:value-type="float">
            <text:p>1.06493402921431E-06</text:p>
          </table:table-cell>
          <table:table-cell table:formula="of:=0.5*[.KH12]*(([.KH6]-[.KG6])/([.KH1]-[.KG1]))^2" office:value-type="float" office:value="0.00000207048858478636" calcext:value-type="float">
            <text:p>2.07048858478636E-06</text:p>
          </table:table-cell>
          <table:table-cell table:formula="of:=0.5*[.KI12]*(([.KI6]-[.KH6])/([.KI1]-[.KH1]))^2" office:value-type="float" office:value="0.0000000523983118538188" calcext:value-type="float">
            <text:p>5.23983118538188E-08</text:p>
          </table:table-cell>
          <table:table-cell table:formula="of:=0.5*[.KJ12]*(([.KJ6]-[.KI6])/([.KJ1]-[.KI1]))^2" office:value-type="float" office:value="0.000000739123369124662" calcext:value-type="float">
            <text:p>7.39123369124662E-07</text:p>
          </table:table-cell>
          <table:table-cell table:formula="of:=0.5*[.KK12]*(([.KK6]-[.KJ6])/([.KK1]-[.KJ1]))^2" office:value-type="float" office:value="0.0000000144470864094872" calcext:value-type="float">
            <text:p>1.44470864094872E-08</text:p>
          </table:table-cell>
          <table:table-cell table:formula="of:=0.5*[.KL12]*(([.KL6]-[.KK6])/([.KL1]-[.KK1]))^2" office:value-type="float" office:value="0.000000294329407681812" calcext:value-type="float">
            <text:p>2.94329407681812E-07</text:p>
          </table:table-cell>
          <table:table-cell table:formula="of:=0.5*[.KM12]*(([.KM6]-[.KL6])/([.KM1]-[.KL1]))^2" office:value-type="float" office:value="0.000000343834207981977" calcext:value-type="float">
            <text:p>3.43834207981977E-07</text:p>
          </table:table-cell>
          <table:table-cell table:formula="of:=0.5*[.KN12]*(([.KN6]-[.KM6])/([.KN1]-[.KM1]))^2" office:value-type="float" office:value="0.0000000283368142033961" calcext:value-type="float">
            <text:p>2.83368142033961E-08</text:p>
          </table:table-cell>
          <table:table-cell table:formula="of:=0.5*[.KO12]*(([.KO6]-[.KN6])/([.KO1]-[.KN1]))^2" office:value-type="float" office:value="0.00000000371692231066781" calcext:value-type="float">
            <text:p>3.71692231066781E-09</text:p>
          </table:table-cell>
          <table:table-cell table:formula="of:=0.5*[.KP12]*(([.KP6]-[.KO6])/([.KP1]-[.KO1]))^2" office:value-type="float" office:value="0.0000000683688066969685" calcext:value-type="float">
            <text:p>6.83688066969685E-08</text:p>
          </table:table-cell>
          <table:table-cell table:formula="of:=0.5*[.KQ12]*(([.KQ6]-[.KP6])/([.KQ1]-[.KP1]))^2" office:value-type="float" office:value="0.000000176475916591674" calcext:value-type="float">
            <text:p>1.76475916591674E-07</text:p>
          </table:table-cell>
          <table:table-cell table:formula="of:=0.5*[.KR12]*(([.KR6]-[.KQ6])/([.KR1]-[.KQ1]))^2" office:value-type="float" office:value="0.000000334680630843487" calcext:value-type="float">
            <text:p>3.34680630843487E-07</text:p>
          </table:table-cell>
          <table:table-cell table:formula="of:=0.5*[.KS12]*(([.KS6]-[.KR6])/([.KS1]-[.KR1]))^2" office:value-type="float" office:value="0.000000223946852497073" calcext:value-type="float">
            <text:p>2.23946852497073E-07</text:p>
          </table:table-cell>
          <table:table-cell table:formula="of:=0.5*[.KT12]*(([.KT6]-[.KS6])/([.KT1]-[.KS1]))^2" office:value-type="float" office:value="0.0000000276591483306871" calcext:value-type="float">
            <text:p>2.76591483306871E-08</text:p>
          </table:table-cell>
          <table:table-cell table:formula="of:=0.5*[.KU12]*(([.KU6]-[.KT6])/([.KU1]-[.KT1]))^2" office:value-type="float" office:value="0.000000359053633465142" calcext:value-type="float">
            <text:p>3.59053633465142E-07</text:p>
          </table:table-cell>
          <table:table-cell table:formula="of:=0.5*[.KV12]*(([.KV6]-[.KU6])/([.KV1]-[.KU1]))^2" office:value-type="float" office:value="0.000355738678081433" calcext:value-type="float">
            <text:p>0.000355738678081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KU13])" office:value-type="float" office:value="3.42815751588571" calcext:value-type="float">
            <text:p>3.4281575158857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KU14])" office:value-type="float" office:value="1.59677468792194" calcext:value-type="float">
            <text:p>1.5967746879219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02493220380765" calcext:value-type="float">
            <text:p>5.02493220380765</text:p>
          </table:table-cell>
          <table:table-cell table:formula="of:=[.B17]+[.C9]" office:value-type="float" office:value="13.7560159411684" calcext:value-type="float">
            <text:p>13.7560159411684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9:49:24.692576392</dc:date>
    <meta:editing-duration>PT47S</meta:editing-duration>
    <meta:editing-cycles>1</meta:editing-cycles>
    <meta:document-statistic meta:table-count="1" meta:cell-count="4996" meta:object-count="0"/>
    <meta:generator>LibreOffice/6.4.7.2$Linux_X86_64 LibreOffice_project/40$Build-2</meta:generator>
  </office:meta>
</office:document-meta>
</file>